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10000">
      <style:table-cell-properties fo:background-color="#c0c0c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0f0f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36">
      <style:table-cell-properties fo:background-color="#f0f0f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.029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-150.5</text:p>
          </table:table-cell>
          <table:table-cell table:style-name="ce3" office:value-type="string" calcext:value-type="string">
            <text:p>-27.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.000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-117.5</text:p>
          </table:table-cell>
          <table:table-cell table:style-name="ce3" office:value-type="string" calcext:value-type="string">
            <text:p>-96.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.000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-117.5</text:p>
          </table:table-cell>
          <table:table-cell table:style-name="ce3" office:value-type="string" calcext:value-type="string">
            <text:p>-96.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0.002</text:p>
          </table:table-cell>
          <table:table-cell table:style-name="ce3" office:value-type="string" calcext:value-type="string">
            <text:p>0.001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-118.0</text:p>
          </table:table-cell>
          <table:table-cell table:style-name="ce3" office:value-type="string" calcext:value-type="string">
            <text:p>-51.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0.016</text:p>
          </table:table-cell>
          <table:table-cell table:style-name="ce3" office:value-type="string" calcext:value-type="string">
            <text:p>0.006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-35.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0.025</text:p>
          </table:table-cell>
          <table:table-cell table:style-name="ce3" office:value-type="string" calcext:value-type="string">
            <text:p>0.081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-118.0</text:p>
          </table:table-cell>
          <table:table-cell table:style-name="ce3" office:value-type="string" calcext:value-type="string">
            <text:p>-21.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0.190</text:p>
          </table:table-cell>
          <table:table-cell table:style-name="ce3" office:value-type="string" calcext:value-type="string">
            <text:p>0.175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-117.5</text:p>
          </table:table-cell>
          <table:table-cell table:style-name="ce3" office:value-type="string" calcext:value-type="string">
            <text:p>-11.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0.552</text:p>
          </table:table-cell>
          <table:table-cell table:style-name="ce3" office:value-type="string" calcext:value-type="string">
            <text:p>0.290</text:p>
          </table:table-cell>
          <table:table-cell table:style-name="ce3" office:value-type="string" calcext:value-type="string">
            <text:p>32.0</text:p>
          </table:table-cell>
          <table:table-cell table:style-name="ce3" office:value-type="string" calcext:value-type="string">
            <text:p>-115.5</text:p>
          </table:table-cell>
          <table:table-cell table:style-name="ce3" office:value-type="string" calcext:value-type="string">
            <text:p>-4.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0.256</text:p>
          </table:table-cell>
          <table:table-cell table:style-name="ce3" office:value-type="string" calcext:value-type="string">
            <text:p>1.040</text:p>
          </table:table-cell>
          <table:table-cell table:style-name="ce3" office:value-type="string" calcext:value-type="string">
            <text:p>37.5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1.290</text:p>
          </table:table-cell>
          <table:table-cell table:style-name="ce3" office:value-type="string" calcext:value-type="string">
            <text:p>0.141</text:p>
          </table:table-cell>
          <table:table-cell table:style-name="ce3" office:value-type="string" calcext:value-type="string">
            <text:p>41.0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2-02" calcext:value-type="date">
            <text:p>02/02/202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0.826</text:p>
          </table:table-cell>
          <table:table-cell table:style-name="ce3" office:value-type="string" calcext:value-type="string">
            <text:p>-1.041</text:p>
          </table:table-cell>
          <table:table-cell table:style-name="ce3" office:value-type="string" calcext:value-type="string">
            <text:p>43.5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4-02" calcext:value-type="date">
            <text:p>04/02/202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0.225</text:p>
          </table:table-cell>
          <table:table-cell table:style-name="ce3" office:value-type="string" calcext:value-type="string">
            <text:p>-1.267</text:p>
          </table:table-cell>
          <table:table-cell table:style-name="ce3" office:value-type="string" calcext:value-type="string">
            <text:p>46.0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2" calcext:value-type="date">
            <text:p>02/02/202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0.981</text:p>
          </table:table-cell>
          <table:table-cell table:style-name="ce3" office:value-type="string" calcext:value-type="string">
            <text:p>0.737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7-01" calcext:value-type="date">
            <text:p>07/01/202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-1.174</text:p>
          </table:table-cell>
          <table:table-cell table:style-name="ce3" office:value-type="string" calcext:value-type="string">
            <text:p>0.041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4-01" calcext:value-type="date">
            <text:p>04/01/202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0.896</text:p>
          </table:table-cell>
          <table:table-cell table:style-name="ce3" office:value-type="string" calcext:value-type="string">
            <text:p>0.696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0.331</text:p>
          </table:table-cell>
          <table:table-cell table:style-name="ce3" office:value-type="string" calcext:value-type="string">
            <text:p>1.048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12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0.292</text:p>
          </table:table-cell>
          <table:table-cell table:style-name="ce3" office:value-type="string" calcext:value-type="string">
            <text:p>1.026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12.0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0.775</text:p>
          </table:table-cell>
          <table:table-cell table:style-name="ce3" office:value-type="string" calcext:value-type="string">
            <text:p>0.695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13.0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1.003</text:p>
          </table:table-cell>
          <table:table-cell table:style-name="ce3" office:value-type="string" calcext:value-type="string">
            <text:p>0.176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13.5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0.927</text:p>
          </table:table-cell>
          <table:table-cell table:style-name="ce3" office:value-type="string" calcext:value-type="string">
            <text:p>0.375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13.0</text:p>
          </table:table-cell>
          <table:table-cell table:style-name="ce3" office:value-type="string" calcext:value-type="string">
            <text:p>0.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0.576</text:p>
          </table:table-cell>
          <table:table-cell table:style-name="ce3" office:value-type="string" calcext:value-type="string">
            <text:p>0.790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15.5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0.069</text:p>
          </table:table-cell>
          <table:table-cell table:style-name="ce3" office:value-type="string" calcext:value-type="string">
            <text:p>0.950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13.5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0.427</text:p>
          </table:table-cell>
          <table:table-cell table:style-name="ce3" office:value-type="string" calcext:value-type="string">
            <text:p>0.817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14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0.766</text:p>
          </table:table-cell>
          <table:table-cell table:style-name="ce3" office:value-type="string" calcext:value-type="string">
            <text:p>0.446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13.5</text:p>
          </table:table-cell>
          <table:table-cell table:style-name="ce3" office:value-type="string" calcext:value-type="string">
            <text:p>-1.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0.848</text:p>
          </table:table-cell>
          <table:table-cell table:style-name="ce3" office:value-type="string" calcext:value-type="string">
            <text:p>0.032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-1.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0.671</text:p>
          </table:table-cell>
          <table:table-cell table:style-name="ce3" office:value-type="string" calcext:value-type="string">
            <text:p>0.451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13.5</text:p>
          </table:table-cell>
          <table:table-cell table:style-name="ce3" office:value-type="string" calcext:value-type="string">
            <text:p>-1.9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0.304</text:p>
          </table:table-cell>
          <table:table-cell table:style-name="ce3" office:value-type="string" calcext:value-type="string">
            <text:p>0.709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-2.3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0.124</text:p>
          </table:table-cell>
          <table:table-cell table:style-name="ce3" office:value-type="string" calcext:value-type="string">
            <text:p>0.726</text:p>
          </table:table-cell>
          <table:table-cell table:style-name="ce3" office:value-type="string" calcext:value-type="string">
            <text:p>46.0</text:p>
          </table:table-cell>
          <table:table-cell table:style-name="ce3" office:value-type="string" calcext:value-type="string">
            <text:p>-117.5</text:p>
          </table:table-cell>
          <table:table-cell table:style-name="ce3" office:value-type="string" calcext:value-type="string">
            <text:p>-2.7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0.502</text:p>
          </table:table-cell>
          <table:table-cell table:style-name="ce3" office:value-type="string" calcext:value-type="string">
            <text:p>0.515</text:p>
          </table:table-cell>
          <table:table-cell table:style-name="ce3" office:value-type="string" calcext:value-type="string">
            <text:p>43.5</text:p>
          </table:table-cell>
          <table:table-cell table:style-name="ce3" office:value-type="string" calcext:value-type="string">
            <text:p>-114.0</text:p>
          </table:table-cell>
          <table:table-cell table:style-name="ce3" office:value-type="string" calcext:value-type="string">
            <text:p>-2.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0.703</text:p>
          </table:table-cell>
          <table:table-cell table:style-name="ce3" office:value-type="string" calcext:value-type="string">
            <text:p>0.097</text:p>
          </table:table-cell>
          <table:table-cell table:style-name="ce3" office:value-type="string" calcext:value-type="string">
            <text:p>41.5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-3.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0.564</text:p>
          </table:table-cell>
          <table:table-cell table:style-name="ce3" office:value-type="string" calcext:value-type="string">
            <text:p>0.397</text:p>
          </table:table-cell>
          <table:table-cell table:style-name="ce3" office:value-type="string" calcext:value-type="string">
            <text:p>39.0</text:p>
          </table:table-cell>
          <table:table-cell table:style-name="ce3" office:value-type="string" calcext:value-type="string">
            <text:p>-118.0</text:p>
          </table:table-cell>
          <table:table-cell table:style-name="ce3" office:value-type="string" calcext:value-type="string">
            <text:p>-3.3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0.044</text:p>
          </table:table-cell>
          <table:table-cell table:style-name="ce3" office:value-type="string" calcext:value-type="string">
            <text:p>0.596</text:p>
          </table:table-cell>
          <table:table-cell table:style-name="ce3" office:value-type="string" calcext:value-type="string">
            <text:p>37.5</text:p>
          </table:table-cell>
          <table:table-cell table:style-name="ce3" office:value-type="string" calcext:value-type="string">
            <text:p>-120.0</text:p>
          </table:table-cell>
          <table:table-cell table:style-name="ce3" office:value-type="string" calcext:value-type="string">
            <text:p>-4.5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0.109</text:p>
          </table:table-cell>
          <table:table-cell table:style-name="ce3" office:value-type="string" calcext:value-type="string">
            <text:p>0.189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-125.5</text:p>
          </table:table-cell>
          <table:table-cell table:style-name="ce3" office:value-type="string" calcext:value-type="string">
            <text:p>-13.2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0.290</text:p>
          </table:table-cell>
          <table:table-cell table:style-name="ce3" office:value-type="string" calcext:value-type="string">
            <text:p>0.044</text:p>
          </table:table-cell>
          <table:table-cell table:style-name="ce3" office:value-type="string" calcext:value-type="string">
            <text:p>45.0</text:p>
          </table:table-cell>
          <table:table-cell table:style-name="ce3" office:value-type="string" calcext:value-type="string">
            <text:p>-123.0</text:p>
          </table:table-cell>
          <table:table-cell table:style-name="ce3" office:value-type="string" calcext:value-type="string">
            <text:p>-10.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0.077</text:p>
          </table:table-cell>
          <table:table-cell table:style-name="ce3" office:value-type="string" calcext:value-type="string">
            <text:p>0.374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21.0</text:p>
          </table:table-cell>
          <table:table-cell table:style-name="ce3" office:value-type="string" calcext:value-type="string">
            <text:p>-8.3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0.409</text:p>
          </table:table-cell>
          <table:table-cell table:style-name="ce3" office:value-type="string" calcext:value-type="string">
            <text:p>0.250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18.5</text:p>
          </table:table-cell>
          <table:table-cell table:style-name="ce3" office:value-type="string" calcext:value-type="string">
            <text:p>-6.4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0.447</text:p>
          </table:table-cell>
          <table:table-cell table:style-name="ce3" office:value-type="string" calcext:value-type="string">
            <text:p>0.364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12.5</text:p>
          </table:table-cell>
          <table:table-cell table:style-name="ce3" office:value-type="string" calcext:value-type="string">
            <text:p>-4.8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0.222</text:p>
          </table:table-cell>
          <table:table-cell table:style-name="ce3" office:value-type="string" calcext:value-type="string">
            <text:p>0.626</text:p>
          </table:table-cell>
          <table:table-cell table:style-name="ce3" office:value-type="string" calcext:value-type="string">
            <text:p>50.5</text:p>
          </table:table-cell>
          <table:table-cell table:style-name="ce3" office:value-type="string" calcext:value-type="string">
            <text:p>-113.5</text:p>
          </table:table-cell>
          <table:table-cell table:style-name="ce3" office:value-type="string" calcext:value-type="string">
            <text:p>-3.5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0.739</text:p>
          </table:table-cell>
          <table:table-cell table:style-name="ce3" office:value-type="string" calcext:value-type="string">
            <text:p>0.010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-2.6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0.301</text:p>
          </table:table-cell>
          <table:table-cell table:style-name="ce3" office:value-type="string" calcext:value-type="string">
            <text:p>0.740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-1.9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0.601</text:p>
          </table:table-cell>
          <table:table-cell table:style-name="ce3" office:value-type="string" calcext:value-type="string">
            <text:p>0.593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6.0</text:p>
          </table:table-cell>
          <table:table-cell table:style-name="ce3" office:value-type="string" calcext:value-type="string">
            <text:p>-1.4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0.818</text:p>
          </table:table-cell>
          <table:table-cell table:style-name="ce3" office:value-type="string" calcext:value-type="string">
            <text:p>0.326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-1.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0.045</text:p>
          </table:table-cell>
          <table:table-cell table:style-name="ce3" office:value-type="string" calcext:value-type="string">
            <text:p>0.907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-116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0.819</text:p>
          </table:table-cell>
          <table:table-cell table:style-name="ce3" office:value-type="string" calcext:value-type="string">
            <text:p>0.443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6.0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0.776</text:p>
          </table:table-cell>
          <table:table-cell table:style-name="ce3" office:value-type="string" calcext:value-type="string">
            <text:p>0.549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0.140</text:p>
          </table:table-cell>
          <table:table-cell table:style-name="ce3" office:value-type="string" calcext:value-type="string">
            <text:p>0.956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0.926</text:p>
          </table:table-cell>
          <table:table-cell table:style-name="ce3" office:value-type="string" calcext:value-type="string">
            <text:p>0.322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6.0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0.728</text:p>
          </table:table-cell>
          <table:table-cell table:style-name="ce3" office:value-type="string" calcext:value-type="string">
            <text:p>0.676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0.0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0.251</text:p>
          </table:table-cell>
          <table:table-cell table:style-name="ce3" office:value-type="string" calcext:value-type="string">
            <text:p>0.974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0.985</text:p>
          </table:table-cell>
          <table:table-cell table:style-name="ce3" office:value-type="string" calcext:value-type="string">
            <text:p>0.251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0.705</text:p>
          </table:table-cell>
          <table:table-cell table:style-name="ce3" office:value-type="string" calcext:value-type="string">
            <text:p>0.746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0.307</text:p>
          </table:table-cell>
          <table:table-cell table:style-name="ce3" office:value-type="string" calcext:value-type="string">
            <text:p>0.990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-1.020</text:p>
          </table:table-cell>
          <table:table-cell table:style-name="ce3" office:value-type="string" calcext:value-type="string">
            <text:p>0.224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0.709</text:p>
          </table:table-cell>
          <table:table-cell table:style-name="ce3" office:value-type="string" calcext:value-type="string">
            <text:p>0.779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0.321</text:p>
          </table:table-cell>
          <table:table-cell table:style-name="ce3" office:value-type="string" calcext:value-type="string">
            <text:p>1.011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1.042</text:p>
          </table:table-cell>
          <table:table-cell table:style-name="ce3" office:value-type="string" calcext:value-type="string">
            <text:p>0.235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0.735</text:p>
          </table:table-cell>
          <table:table-cell table:style-name="ce3" office:value-type="string" calcext:value-type="string">
            <text:p>0.784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0.300</text:p>
          </table:table-cell>
          <table:table-cell table:style-name="ce3" office:value-type="string" calcext:value-type="string">
            <text:p>-1.038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0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-1.051</text:p>
          </table:table-cell>
          <table:table-cell table:style-name="ce3" office:value-type="string" calcext:value-type="string">
            <text:p>0.274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0.781</text:p>
          </table:table-cell>
          <table:table-cell table:style-name="ce3" office:value-type="string" calcext:value-type="string">
            <text:p>0.763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string" calcext:value-type="string">
            <text:p>0.251</text:p>
          </table:table-cell>
          <table:table-cell table:style-name="ce3" office:value-type="string" calcext:value-type="string">
            <text:p>1.067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1.046</text:p>
          </table:table-cell>
          <table:table-cell table:style-name="ce3" office:value-type="string" calcext:value-type="string">
            <text:p>0.340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0.839</text:p>
          </table:table-cell>
          <table:table-cell table:style-name="ce3" office:value-type="string" calcext:value-type="string">
            <text:p>0.719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0.176</text:p>
          </table:table-cell>
          <table:table-cell table:style-name="ce3" office:value-type="string" calcext:value-type="string">
            <text:p>-1.095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-1.028</text:p>
          </table:table-cell>
          <table:table-cell table:style-name="ce3" office:value-type="string" calcext:value-type="string">
            <text:p>0.425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0.905</text:p>
          </table:table-cell>
          <table:table-cell table:style-name="ce3" office:value-type="string" calcext:value-type="string">
            <text:p>0.653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string" calcext:value-type="string">
            <text:p>0.078</text:p>
          </table:table-cell>
          <table:table-cell table:style-name="ce3" office:value-type="string" calcext:value-type="string">
            <text:p>1.116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0.992</text:p>
          </table:table-cell>
          <table:table-cell table:style-name="ce3" office:value-type="string" calcext:value-type="string">
            <text:p>0.524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office:value-type="string" calcext:value-type="string">
            <text:p>0.973</text:p>
          </table:table-cell>
          <table:table-cell table:style-name="ce3" office:value-type="string" calcext:value-type="string">
            <text:p>0.565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0.037</text:p>
          </table:table-cell>
          <table:table-cell table:style-name="ce3" office:value-type="string" calcext:value-type="string">
            <text:p>-1.126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string" calcext:value-type="string">
            <text:p>0.935</text:p>
          </table:table-cell>
          <table:table-cell table:style-name="ce3" office:value-type="string" calcext:value-type="string">
            <text:p>0.633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string" calcext:value-type="string">
            <text:p>-1.035</text:p>
          </table:table-cell>
          <table:table-cell table:style-name="ce3" office:value-type="string" calcext:value-type="string">
            <text:p>0.455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0.168</text:p>
          </table:table-cell>
          <table:table-cell table:style-name="ce3" office:value-type="string" calcext:value-type="string">
            <text:p>1.121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string" calcext:value-type="string">
            <text:p>0.858</text:p>
          </table:table-cell>
          <table:table-cell table:style-name="ce3" office:value-type="string" calcext:value-type="string">
            <text:p>0.743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office:value-type="string" calcext:value-type="string">
            <text:p>1.089</text:p>
          </table:table-cell>
          <table:table-cell table:style-name="ce3" office:value-type="string" calcext:value-type="string">
            <text:p>0.325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0.310</text:p>
          </table:table-cell>
          <table:table-cell table:style-name="ce3" office:value-type="string" calcext:value-type="string">
            <text:p>-1.095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office:value-type="string" calcext:value-type="string">
            <text:p>0.757</text:p>
          </table:table-cell>
          <table:table-cell table:style-name="ce3" office:value-type="string" calcext:value-type="string">
            <text:p>0.852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office:value-type="string" calcext:value-type="string">
            <text:p>-1.127</text:p>
          </table:table-cell>
          <table:table-cell table:style-name="ce3" office:value-type="string" calcext:value-type="string">
            <text:p>0.179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string" calcext:value-type="string">
            <text:p>0.457</text:p>
          </table:table-cell>
          <table:table-cell table:style-name="ce3" office:value-type="string" calcext:value-type="string">
            <text:p>1.046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0.634</text:p>
          </table:table-cell>
          <table:table-cell table:style-name="ce3" office:value-type="string" calcext:value-type="string">
            <text:p>0.951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1.145</text:p>
          </table:table-cell>
          <table:table-cell table:style-name="ce3" office:value-type="string" calcext:value-type="string">
            <text:p>0.019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7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0.604</text:p>
          </table:table-cell>
          <table:table-cell table:style-name="ce3" office:value-type="string" calcext:value-type="string">
            <text:p>0.973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0.489</text:p>
          </table:table-cell>
          <table:table-cell table:style-name="ce3" office:value-type="string" calcext:value-type="string">
            <text:p>-1.036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-1.137</text:p>
          </table:table-cell>
          <table:table-cell table:style-name="ce3" office:value-type="string" calcext:value-type="string">
            <text:p>0.151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0.746</text:p>
          </table:table-cell>
          <table:table-cell table:style-name="ce3" office:value-type="string" calcext:value-type="string">
            <text:p>0.873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0.327</text:p>
          </table:table-cell>
          <table:table-cell table:style-name="ce3" office:value-type="string" calcext:value-type="string">
            <text:p>1.101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1.103</text:p>
          </table:table-cell>
          <table:table-cell table:style-name="ce3" office:value-type="string" calcext:value-type="string">
            <text:p>0.326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0.875</text:p>
          </table:table-cell>
          <table:table-cell table:style-name="ce3" office:value-type="string" calcext:value-type="string">
            <text:p>0.747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office:value-type="string" calcext:value-type="string">
            <text:p>0.148</text:p>
          </table:table-cell>
          <table:table-cell table:style-name="ce3" office:value-type="string" calcext:value-type="string">
            <text:p>-1.143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3" office:value-type="string" calcext:value-type="string">
            <text:p>-1.039</text:p>
          </table:table-cell>
          <table:table-cell table:style-name="ce3" office:value-type="string" calcext:value-type="string">
            <text:p>0.499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office:value-type="string" calcext:value-type="string">
            <text:p>0.987</text:p>
          </table:table-cell>
          <table:table-cell table:style-name="ce3" office:value-type="string" calcext:value-type="string">
            <text:p>0.597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3" office:value-type="string" calcext:value-type="string">
            <text:p>0.040</text:p>
          </table:table-cell>
          <table:table-cell table:style-name="ce3" office:value-type="string" calcext:value-type="string">
            <text:p>1.153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office:value-type="string" calcext:value-type="string">
            <text:p>0.943</text:p>
          </table:table-cell>
          <table:table-cell table:style-name="ce3" office:value-type="string" calcext:value-type="string">
            <text:p>0.665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1.074</text:p>
          </table:table-cell>
          <table:table-cell table:style-name="ce3" office:value-type="string" calcext:value-type="string">
            <text:p>0.424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office:value-type="string" calcext:value-type="string">
            <text:p>0.234</text:p>
          </table:table-cell>
          <table:table-cell table:style-name="ce3" office:value-type="string" calcext:value-type="string">
            <text:p>-1.131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.817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6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office:value-type="string" calcext:value-type="string">
            <text:p>-1.133</text:p>
          </table:table-cell>
          <table:table-cell table:style-name="ce3" office:value-type="string" calcext:value-type="string">
            <text:p>0.235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office:value-type="string" calcext:value-type="string">
            <text:p>0.427</text:p>
          </table:table-cell>
          <table:table-cell table:style-name="ce3" office:value-type="string" calcext:value-type="string">
            <text:p>1.075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office:value-type="string" calcext:value-type="string">
            <text:p>0.664</text:p>
          </table:table-cell>
          <table:table-cell table:style-name="ce3" office:value-type="string" calcext:value-type="string">
            <text:p>0.948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office:value-type="string" calcext:value-type="string">
            <text:p>1.158</text:p>
          </table:table-cell>
          <table:table-cell table:style-name="ce3" office:value-type="string" calcext:value-type="string">
            <text:p>0.032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0.610</text:p>
          </table:table-cell>
          <table:table-cell table:style-name="ce3" office:value-type="string" calcext:value-type="string">
            <text:p>0.984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office:value-type="string" calcext:value-type="string">
            <text:p>0.485</text:p>
          </table:table-cell>
          <table:table-cell table:style-name="ce3" office:value-type="string" calcext:value-type="string">
            <text:p>-1.051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3" office:value-type="string" calcext:value-type="string">
            <text:p>-1.146</text:p>
          </table:table-cell>
          <table:table-cell table:style-name="ce3" office:value-type="string" calcext:value-type="string">
            <text:p>0.174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3" office:value-type="string" calcext:value-type="string">
            <text:p>0.778</text:p>
          </table:table-cell>
          <table:table-cell table:style-name="ce3" office:value-type="string" calcext:value-type="string">
            <text:p>0.859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3" office:value-type="string" calcext:value-type="string">
            <text:p>0.287</text:p>
          </table:table-cell>
          <table:table-cell table:style-name="ce3" office:value-type="string" calcext:value-type="string">
            <text:p>1.123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3" office:value-type="string" calcext:value-type="string">
            <text:p>1.095</text:p>
          </table:table-cell>
          <table:table-cell table:style-name="ce3" office:value-type="string" calcext:value-type="string">
            <text:p>0.380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3" office:value-type="string" calcext:value-type="string">
            <text:p>0.923</text:p>
          </table:table-cell>
          <table:table-cell table:style-name="ce3" office:value-type="string" calcext:value-type="string">
            <text:p>0.703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office:value-type="string" calcext:value-type="string">
            <text:p>0.076</text:p>
          </table:table-cell>
          <table:table-cell table:style-name="ce3" office:value-type="string" calcext:value-type="string">
            <text:p>-1.157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3" office:value-type="string" calcext:value-type="string">
            <text:p>-1.007</text:p>
          </table:table-cell>
          <table:table-cell table:style-name="ce3" office:value-type="string" calcext:value-type="string">
            <text:p>0.577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office:value-type="string" calcext:value-type="string">
            <text:p>-1.037</text:p>
          </table:table-cell>
          <table:table-cell table:style-name="ce3" office:value-type="string" calcext:value-type="string">
            <text:p>0.520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3" office:value-type="string" calcext:value-type="string">
            <text:p>0.140</text:p>
          </table:table-cell>
          <table:table-cell table:style-name="ce3" office:value-type="string" calcext:value-type="string">
            <text:p>1.151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3" office:value-type="string" calcext:value-type="string">
            <text:p>0.881</text:p>
          </table:table-cell>
          <table:table-cell table:style-name="ce3" office:value-type="string" calcext:value-type="string">
            <text:p>0.755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3" office:value-type="string" calcext:value-type="string">
            <text:p>1.117</text:p>
          </table:table-cell>
          <table:table-cell table:style-name="ce3" office:value-type="string" calcext:value-type="string">
            <text:p>0.314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3" office:value-type="string" calcext:value-type="string">
            <text:p>0.356</text:p>
          </table:table-cell>
          <table:table-cell table:style-name="ce3" office:value-type="string" calcext:value-type="string">
            <text:p>-1.105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3" office:value-type="string" calcext:value-type="string">
            <text:p>0.722</text:p>
          </table:table-cell>
          <table:table-cell table:style-name="ce3" office:value-type="string" calcext:value-type="string">
            <text:p>0.909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3" office:value-type="string" calcext:value-type="string">
            <text:p>-1.157</text:p>
          </table:table-cell>
          <table:table-cell table:style-name="ce3" office:value-type="string" calcext:value-type="string">
            <text:p>0.096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office:value-type="string" calcext:value-type="string">
            <text:p>0.561</text:p>
          </table:table-cell>
          <table:table-cell table:style-name="ce3" office:value-type="string" calcext:value-type="string">
            <text:p>1.016</text:p>
          </table:table-cell>
          <table:table-cell table:style-name="ce3" office:value-type="string" calcext:value-type="string">
            <text:p>59.5</text:p>
          </table:table-cell>
          <table:table-cell table:style-name="ce3" office:value-type="string" calcext:value-type="string">
            <text:p>-116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3" office:value-type="string" calcext:value-type="string">
            <text:p>0.533</text:p>
          </table:table-cell>
          <table:table-cell table:style-name="ce3" office:value-type="string" calcext:value-type="string">
            <text:p>1.032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3" office:value-type="string" calcext:value-type="string">
            <text:p>1.154</text:p>
          </table:table-cell>
          <table:table-cell table:style-name="ce3" office:value-type="string" calcext:value-type="string">
            <text:p>0.129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3" office:value-type="string" calcext:value-type="string">
            <text:p>0.747</text:p>
          </table:table-cell>
          <table:table-cell table:style-name="ce3" office:value-type="string" calcext:value-type="string">
            <text:p>0.889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office:value-type="string" calcext:value-type="string">
            <text:p>0.323</text:p>
          </table:table-cell>
          <table:table-cell table:style-name="ce3" office:value-type="string" calcext:value-type="string">
            <text:p>-1.116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3" office:value-type="string" calcext:value-type="string">
            <text:p>-1.108</text:p>
          </table:table-cell>
          <table:table-cell table:style-name="ce3" office:value-type="string" calcext:value-type="string">
            <text:p>0.350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3" office:value-type="string" calcext:value-type="string">
            <text:p>0.907</text:p>
          </table:table-cell>
          <table:table-cell table:style-name="ce3" office:value-type="string" calcext:value-type="string">
            <text:p>0.725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3" office:value-type="string" calcext:value-type="string">
            <text:p>0.098</text:p>
          </table:table-cell>
          <table:table-cell table:style-name="ce3" office:value-type="string" calcext:value-type="string">
            <text:p>1.158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3" office:value-type="string" calcext:value-type="string">
            <text:p>1.017</text:p>
          </table:table-cell>
          <table:table-cell table:style-name="ce3" office:value-type="string" calcext:value-type="string">
            <text:p>0.562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office:value-type="string" calcext:value-type="string">
            <text:p>1.033</text:p>
          </table:table-cell>
          <table:table-cell table:style-name="ce3" office:value-type="string" calcext:value-type="string">
            <text:p>0.533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3" office:value-type="string" calcext:value-type="string">
            <text:p>0.131</text:p>
          </table:table-cell>
          <table:table-cell table:style-name="ce3" office:value-type="string" calcext:value-type="string">
            <text:p>-1.155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0.886</text:p>
          </table:table-cell>
          <table:table-cell table:style-name="ce3" office:value-type="string" calcext:value-type="string">
            <text:p>0.753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office:value-type="string" calcext:value-type="string">
            <text:p>-1.119</text:p>
          </table:table-cell>
          <table:table-cell table:style-name="ce3" office:value-type="string" calcext:value-type="string">
            <text:p>0.317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3" office:value-type="string" calcext:value-type="string">
            <text:p>0.360</text:p>
          </table:table-cell>
          <table:table-cell table:style-name="ce3" office:value-type="string" calcext:value-type="string">
            <text:p>1.106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3" office:value-type="string" calcext:value-type="string">
            <text:p>0.717</text:p>
          </table:table-cell>
          <table:table-cell table:style-name="ce3" office:value-type="string" calcext:value-type="string">
            <text:p>0.915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3" office:value-type="string" calcext:value-type="string">
            <text:p>1.160</text:p>
          </table:table-cell>
          <table:table-cell table:style-name="ce3" office:value-type="string" calcext:value-type="string">
            <text:p>0.085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3" office:value-type="string" calcext:value-type="string">
            <text:p>0.575</text:p>
          </table:table-cell>
          <table:table-cell table:style-name="ce3" office:value-type="string" calcext:value-type="string">
            <text:p>-1.011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3" office:value-type="string" calcext:value-type="string">
            <text:p>0.519</text:p>
          </table:table-cell>
          <table:table-cell table:style-name="ce3" office:value-type="string" calcext:value-type="string">
            <text:p>-1.040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3" office:value-type="string" calcext:value-type="string">
            <text:p>-1.153</text:p>
          </table:table-cell>
          <table:table-cell table:style-name="ce3" office:value-type="string" calcext:value-type="string">
            <text:p>0.149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3" office:value-type="string" calcext:value-type="string">
            <text:p>0.767</text:p>
          </table:table-cell>
          <table:table-cell table:style-name="ce3" office:value-type="string" calcext:value-type="string">
            <text:p>0.874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09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3" office:value-type="string" calcext:value-type="string">
            <text:p>0.297</text:p>
          </table:table-cell>
          <table:table-cell table:style-name="ce3" office:value-type="string" calcext:value-type="string">
            <text:p>1.124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3" office:value-type="string" calcext:value-type="string">
            <text:p>1.099</text:p>
          </table:table-cell>
          <table:table-cell table:style-name="ce3" office:value-type="string" calcext:value-type="string">
            <text:p>0.380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3" office:value-type="string" calcext:value-type="string">
            <text:p>0.929</text:p>
          </table:table-cell>
          <table:table-cell table:style-name="ce3" office:value-type="string" calcext:value-type="string">
            <text:p>0.699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0.061</text:p>
          </table:table-cell>
          <table:table-cell table:style-name="ce3" office:value-type="string" calcext:value-type="string">
            <text:p>-1.161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 office:value-type="string" calcext:value-type="string">
            <text:p>0.998</text:p>
          </table:table-cell>
          <table:table-cell table:style-name="ce3" office:value-type="string" calcext:value-type="string">
            <text:p>0.597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3" office:value-type="string" calcext:value-type="string">
            <text:p>-1.053</text:p>
          </table:table-cell>
          <table:table-cell table:style-name="ce3" office:value-type="string" calcext:value-type="string">
            <text:p>0.494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3" office:value-type="string" calcext:value-type="string">
            <text:p>0.178</text:p>
          </table:table-cell>
          <table:table-cell table:style-name="ce3" office:value-type="string" calcext:value-type="string">
            <text:p>1.149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3" office:value-type="string" calcext:value-type="string">
            <text:p>0.853</text:p>
          </table:table-cell>
          <table:table-cell table:style-name="ce3" office:value-type="string" calcext:value-type="string">
            <text:p>0.790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3" office:value-type="string" calcext:value-type="string">
            <text:p>1.131</text:p>
          </table:table-cell>
          <table:table-cell table:style-name="ce3" office:value-type="string" calcext:value-type="string">
            <text:p>0.266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0.411</text:p>
          </table:table-cell>
          <table:table-cell table:style-name="ce3" office:value-type="string" calcext:value-type="string">
            <text:p>-1.087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3" office:value-type="string" calcext:value-type="string">
            <text:p>0.672</text:p>
          </table:table-cell>
          <table:table-cell table:style-name="ce3" office:value-type="string" calcext:value-type="string">
            <text:p>0.948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3" office:value-type="string" calcext:value-type="string">
            <text:p>-1.161</text:p>
          </table:table-cell>
          <table:table-cell table:style-name="ce3" office:value-type="string" calcext:value-type="string">
            <text:p>0.027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3" office:value-type="string" calcext:value-type="string">
            <text:p>0.626</text:p>
          </table:table-cell>
          <table:table-cell table:style-name="ce3" office:value-type="string" calcext:value-type="string">
            <text:p>0.978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3" office:value-type="string" calcext:value-type="string">
            <text:p>0.460</text:p>
          </table:table-cell>
          <table:table-cell table:style-name="ce3" office:value-type="string" calcext:value-type="string">
            <text:p>1.067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3" office:value-type="string" calcext:value-type="string">
            <text:p>1.142</text:p>
          </table:table-cell>
          <table:table-cell table:style-name="ce3" office:value-type="string" calcext:value-type="string">
            <text:p>0.214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3" office:value-type="string" calcext:value-type="string">
            <text:p>0.817</text:p>
          </table:table-cell>
          <table:table-cell table:style-name="ce3" office:value-type="string" calcext:value-type="string">
            <text:p>0.826</text:p>
          </table:table-cell>
          <table:table-cell table:style-name="ce3" office:value-type="string" calcext:value-type="string">
            <text:p>59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3" office:value-type="string" calcext:value-type="string">
            <text:p>0.227</text:p>
          </table:table-cell>
          <table:table-cell table:style-name="ce3" office:value-type="string" calcext:value-type="string">
            <text:p>-1.139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3" office:value-type="string" calcext:value-type="string">
            <text:p>-1.071</text:p>
          </table:table-cell>
          <table:table-cell table:style-name="ce3" office:value-type="string" calcext:value-type="string">
            <text:p>0.449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3" office:value-type="string" calcext:value-type="string">
            <text:p>0.972</text:p>
          </table:table-cell>
          <table:table-cell table:style-name="ce3" office:value-type="string" calcext:value-type="string">
            <text:p>0.637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3" office:value-type="string" calcext:value-type="string">
            <text:p>0.015</text:p>
          </table:table-cell>
          <table:table-cell table:style-name="ce3" office:value-type="string" calcext:value-type="string">
            <text:p>1.161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3" office:value-type="string" calcext:value-type="string">
            <text:p>0.953</text:p>
          </table:table-cell>
          <table:table-cell table:style-name="ce3" office:value-type="string" calcext:value-type="string">
            <text:p>0.663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3" office:value-type="string" calcext:value-type="string">
            <text:p>1.084</text:p>
          </table:table-cell>
          <table:table-cell table:style-name="ce3" office:value-type="string" calcext:value-type="string">
            <text:p>0.419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3" office:value-type="string" calcext:value-type="string">
            <text:p>0.259</text:p>
          </table:table-cell>
          <table:table-cell table:style-name="ce3" office:value-type="string" calcext:value-type="string">
            <text:p>-1.132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3" office:value-type="string" calcext:value-type="string">
            <text:p>0.793</text:p>
          </table:table-cell>
          <table:table-cell table:style-name="ce3" office:value-type="string" calcext:value-type="string">
            <text:p>0.849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3" office:value-type="string" calcext:value-type="string">
            <text:p>-1.148</text:p>
          </table:table-cell>
          <table:table-cell table:style-name="ce3" office:value-type="string" calcext:value-type="string">
            <text:p>0.181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0.492</text:p>
          </table:table-cell>
          <table:table-cell table:style-name="ce3" office:value-type="string" calcext:value-type="string">
            <text:p>1.052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3" office:value-type="string" calcext:value-type="string">
            <text:p>0.595</text:p>
          </table:table-cell>
          <table:table-cell table:style-name="ce3" office:value-type="string" calcext:value-type="string">
            <text:p>0.997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1.160</text:p>
          </table:table-cell>
          <table:table-cell table:style-name="ce3" office:value-type="string" calcext:value-type="string">
            <text:p>0.065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3" office:value-type="string" calcext:value-type="string">
            <text:p>0.703</text:p>
          </table:table-cell>
          <table:table-cell table:style-name="ce3" office:value-type="string" calcext:value-type="string">
            <text:p>0.924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3" office:value-type="string" calcext:value-type="string">
            <text:p>0.370</text:p>
          </table:table-cell>
          <table:table-cell table:style-name="ce3" office:value-type="string" calcext:value-type="string">
            <text:p>-1.100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3" office:value-type="string" calcext:value-type="string">
            <text:p>-1.119</text:p>
          </table:table-cell>
          <table:table-cell table:style-name="ce3" office:value-type="string" calcext:value-type="string">
            <text:p>0.310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3" office:value-type="string" calcext:value-type="string">
            <text:p>0.884</text:p>
          </table:table-cell>
          <table:table-cell table:style-name="ce3" office:value-type="string" calcext:value-type="string">
            <text:p>0.752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3" office:value-type="string" calcext:value-type="string">
            <text:p>0.127</text:p>
          </table:table-cell>
          <table:table-cell table:style-name="ce3" office:value-type="string" calcext:value-type="string">
            <text:p>1.155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3" office:value-type="string" calcext:value-type="string">
            <text:p>1.027</text:p>
          </table:table-cell>
          <table:table-cell table:style-name="ce3" office:value-type="string" calcext:value-type="string">
            <text:p>0.540</text:p>
          </table:table-cell>
          <table:table-cell table:style-name="ce3" office:value-type="string" calcext:value-type="string">
            <text:p>58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3" office:value-type="string" calcext:value-type="string">
            <text:p>1.024</text:p>
          </table:table-cell>
          <table:table-cell table:style-name="ce3" office:value-type="string" calcext:value-type="string">
            <text:p>0.547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3" office:value-type="string" calcext:value-type="string">
            <text:p>0.120</text:p>
          </table:table-cell>
          <table:table-cell table:style-name="ce3" office:value-type="string" calcext:value-type="string">
            <text:p>-1.154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3" office:value-type="string" calcext:value-type="string">
            <text:p>0.888</text:p>
          </table:table-cell>
          <table:table-cell table:style-name="ce3" office:value-type="string" calcext:value-type="string">
            <text:p>0.746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3" office:value-type="string" calcext:value-type="string">
            <text:p>-1.117</text:p>
          </table:table-cell>
          <table:table-cell table:style-name="ce3" office:value-type="string" calcext:value-type="string">
            <text:p>0.316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3" office:value-type="string" calcext:value-type="string">
            <text:p>0.364</text:p>
          </table:table-cell>
          <table:table-cell table:style-name="ce3" office:value-type="string" calcext:value-type="string">
            <text:p>1.102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3" office:value-type="string" calcext:value-type="string">
            <text:p>0.707</text:p>
          </table:table-cell>
          <table:table-cell table:style-name="ce3" office:value-type="string" calcext:value-type="string">
            <text:p>0.918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3" office:value-type="string" calcext:value-type="string">
            <text:p>1.157</text:p>
          </table:table-cell>
          <table:table-cell table:style-name="ce3" office:value-type="string" calcext:value-type="string">
            <text:p>0.069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3" office:value-type="string" calcext:value-type="string">
            <text:p>0.591</text:p>
          </table:table-cell>
          <table:table-cell table:style-name="ce3" office:value-type="string" calcext:value-type="string">
            <text:p>0.997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3" office:value-type="string" calcext:value-type="string">
            <text:p>0.493</text:p>
          </table:table-cell>
          <table:table-cell table:style-name="ce3" office:value-type="string" calcext:value-type="string">
            <text:p>-1.049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3" office:value-type="string" calcext:value-type="string">
            <text:p>-1.145</text:p>
          </table:table-cell>
          <table:table-cell table:style-name="ce3" office:value-type="string" calcext:value-type="string">
            <text:p>0.180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3" office:value-type="string" calcext:value-type="string">
            <text:p>0.792</text:p>
          </table:table-cell>
          <table:table-cell table:style-name="ce3" office:value-type="string" calcext:value-type="string">
            <text:p>0.846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0.255</text:p>
          </table:table-cell>
          <table:table-cell table:style-name="ce3" office:value-type="string" calcext:value-type="string">
            <text:p>1.130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3" office:value-type="string" calcext:value-type="string">
            <text:p>1.078</text:p>
          </table:table-cell>
          <table:table-cell table:style-name="ce3" office:value-type="string" calcext:value-type="string">
            <text:p>0.422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3" office:value-type="string" calcext:value-type="string">
            <text:p>0.954</text:p>
          </table:table-cell>
          <table:table-cell table:style-name="ce3" office:value-type="string" calcext:value-type="string">
            <text:p>0.655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3" office:value-type="string" calcext:value-type="string">
            <text:p>0.006</text:p>
          </table:table-cell>
          <table:table-cell table:style-name="ce3" office:value-type="string" calcext:value-type="string">
            <text:p>-1.158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3" office:value-type="string" calcext:value-type="string">
            <text:p>0.962</text:p>
          </table:table-cell>
          <table:table-cell table:style-name="ce3" office:value-type="string" calcext:value-type="string">
            <text:p>0.644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3" office:value-type="string" calcext:value-type="string">
            <text:p>-1.074</text:p>
          </table:table-cell>
          <table:table-cell table:style-name="ce3" office:value-type="string" calcext:value-type="string">
            <text:p>0.433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3" office:value-type="string" calcext:value-type="string">
            <text:p>0.243</text:p>
          </table:table-cell>
          <table:table-cell table:style-name="ce3" office:value-type="string" calcext:value-type="string">
            <text:p>1.131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3" office:value-type="string" calcext:value-type="string">
            <text:p>0.799</text:p>
          </table:table-cell>
          <table:table-cell table:style-name="ce3" office:value-type="string" calcext:value-type="string">
            <text:p>0.837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3" office:value-type="string" calcext:value-type="string">
            <text:p>1.142</text:p>
          </table:table-cell>
          <table:table-cell table:style-name="ce3" office:value-type="string" calcext:value-type="string">
            <text:p>0.191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3" office:value-type="string" calcext:value-type="string">
            <text:p>0.483</text:p>
          </table:table-cell>
          <table:table-cell table:style-name="ce3" office:value-type="string" calcext:value-type="string">
            <text:p>-1.051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3" office:value-type="string" calcext:value-type="string">
            <text:p>0.599</text:p>
          </table:table-cell>
          <table:table-cell table:style-name="ce3" office:value-type="string" calcext:value-type="string">
            <text:p>0.990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3" office:value-type="string" calcext:value-type="string">
            <text:p>-1.156</text:p>
          </table:table-cell>
          <table:table-cell table:style-name="ce3" office:value-type="string" calcext:value-type="string">
            <text:p>0.060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3" office:value-type="string" calcext:value-type="string">
            <text:p>0.699</text:p>
          </table:table-cell>
          <table:table-cell table:style-name="ce3" office:value-type="string" calcext:value-type="string">
            <text:p>0.921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3" office:value-type="string" calcext:value-type="string">
            <text:p>0.370</text:p>
          </table:table-cell>
          <table:table-cell table:style-name="ce3" office:value-type="string" calcext:value-type="string">
            <text:p>1.096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1.115</text:p>
          </table:table-cell>
          <table:table-cell table:style-name="ce3" office:value-type="string" calcext:value-type="string">
            <text:p>0.309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3" office:value-type="string" calcext:value-type="string">
            <text:p>0.882</text:p>
          </table:table-cell>
          <table:table-cell table:style-name="ce3" office:value-type="string" calcext:value-type="string">
            <text:p>0.748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3" office:value-type="string" calcext:value-type="string">
            <text:p>0.123</text:p>
          </table:table-cell>
          <table:table-cell table:style-name="ce3" office:value-type="string" calcext:value-type="string">
            <text:p>-1.150</text:p>
          </table:table-cell>
          <table:table-cell table:style-name="ce3" office:value-type="string" calcext:value-type="string">
            <text:p>58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3" office:value-type="string" calcext:value-type="string">
            <text:p>-1.021</text:p>
          </table:table-cell>
          <table:table-cell table:style-name="ce3" office:value-type="string" calcext:value-type="string">
            <text:p>0.545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-1.024</text:p>
          </table:table-cell>
          <table:table-cell table:style-name="ce3" office:value-type="string" calcext:value-type="string">
            <text:p>0.538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5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3" office:value-type="string" calcext:value-type="string">
            <text:p>0.130</text:p>
          </table:table-cell>
          <table:table-cell table:style-name="ce3" office:value-type="string" calcext:value-type="string">
            <text:p>1.149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3" office:value-type="string" calcext:value-type="string">
            <text:p>0.877</text:p>
          </table:table-cell>
          <table:table-cell table:style-name="ce3" office:value-type="string" calcext:value-type="string">
            <text:p>0.753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3" office:value-type="string" calcext:value-type="string">
            <text:p>1.116</text:p>
          </table:table-cell>
          <table:table-cell table:style-name="ce3" office:value-type="string" calcext:value-type="string">
            <text:p>0.301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3" office:value-type="string" calcext:value-type="string">
            <text:p>0.377</text:p>
          </table:table-cell>
          <table:table-cell table:style-name="ce3" office:value-type="string" calcext:value-type="string">
            <text:p>-1.092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3" office:value-type="string" calcext:value-type="string">
            <text:p>0.691</text:p>
          </table:table-cell>
          <table:table-cell table:style-name="ce3" office:value-type="string" calcext:value-type="string">
            <text:p>0.926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4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3" office:value-type="string" calcext:value-type="string">
            <text:p>-1.154</text:p>
          </table:table-cell>
          <table:table-cell table:style-name="ce3" office:value-type="string" calcext:value-type="string">
            <text:p>0.051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3" office:value-type="string" calcext:value-type="string">
            <text:p>0.606</text:p>
          </table:table-cell>
          <table:table-cell table:style-name="ce3" office:value-type="string" calcext:value-type="string">
            <text:p>0.983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3" office:value-type="string" calcext:value-type="string">
            <text:p>0.473</text:p>
          </table:table-cell>
          <table:table-cell table:style-name="ce3" office:value-type="string" calcext:value-type="string">
            <text:p>1.053</text:p>
          </table:table-cell>
          <table:table-cell table:style-name="ce3" office:value-type="string" calcext:value-type="string">
            <text:p>57.5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3" office:value-type="string" calcext:value-type="string">
            <text:p>1.136</text:p>
          </table:table-cell>
          <table:table-cell table:style-name="ce3" office:value-type="string" calcext:value-type="string">
            <text:p>0.201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3" office:value-type="string" calcext:value-type="string">
            <text:p>0.806</text:p>
          </table:table-cell>
          <table:table-cell table:style-name="ce3" office:value-type="string" calcext:value-type="string">
            <text:p>0.826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3" office:value-type="string" calcext:value-type="string">
            <text:p>0.229</text:p>
          </table:table-cell>
          <table:table-cell table:style-name="ce3" office:value-type="string" calcext:value-type="string">
            <text:p>-1.131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3" office:value-type="string" calcext:value-type="string">
            <text:p>-1.064</text:p>
          </table:table-cell>
          <table:table-cell table:style-name="ce3" office:value-type="string" calcext:value-type="string">
            <text:p>0.445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3" office:value-type="string" calcext:value-type="string">
            <text:p>0.967</text:p>
          </table:table-cell>
          <table:table-cell table:style-name="ce3" office:value-type="string" calcext:value-type="string">
            <text:p>0.629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3" office:value-type="string" calcext:value-type="string">
            <text:p>0.023</text:p>
          </table:table-cell>
          <table:table-cell table:style-name="ce3" office:value-type="string" calcext:value-type="string">
            <text:p>1.153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3" office:value-type="string" calcext:value-type="string">
            <text:p>0.941</text:p>
          </table:table-cell>
          <table:table-cell table:style-name="ce3" office:value-type="string" calcext:value-type="string">
            <text:p>0.667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3" office:value-type="string" calcext:value-type="string">
            <text:p>1.081</text:p>
          </table:table-cell>
          <table:table-cell table:style-name="ce3" office:value-type="string" calcext:value-type="string">
            <text:p>0.402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3" office:value-type="string" calcext:value-type="string">
            <text:p>0.275</text:p>
          </table:table-cell>
          <table:table-cell table:style-name="ce3" office:value-type="string" calcext:value-type="string">
            <text:p>-1.120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0.771</text:p>
          </table:table-cell>
          <table:table-cell table:style-name="ce3" office:value-type="string" calcext:value-type="string">
            <text:p>0.857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3" office:value-type="string" calcext:value-type="string">
            <text:p>-1.142</text:p>
          </table:table-cell>
          <table:table-cell table:style-name="ce3" office:value-type="string" calcext:value-type="string">
            <text:p>0.155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3" office:value-type="string" calcext:value-type="string">
            <text:p>0.514</text:p>
          </table:table-cell>
          <table:table-cell table:style-name="ce3" office:value-type="string" calcext:value-type="string">
            <text:p>1.031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3" office:value-type="string" calcext:value-type="string">
            <text:p>0.564</text:p>
          </table:table-cell>
          <table:table-cell table:style-name="ce3" office:value-type="string" calcext:value-type="string">
            <text:p>1.005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4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3" office:value-type="string" calcext:value-type="string">
            <text:p>1.147</text:p>
          </table:table-cell>
          <table:table-cell table:style-name="ce3" office:value-type="string" calcext:value-type="string">
            <text:p>0.100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3" office:value-type="string" calcext:value-type="string">
            <text:p>0.728</text:p>
          </table:table-cell>
          <table:table-cell table:style-name="ce3" office:value-type="string" calcext:value-type="string">
            <text:p>0.894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3" office:value-type="string" calcext:value-type="string">
            <text:p>0.329</text:p>
          </table:table-cell>
          <table:table-cell table:style-name="ce3" office:value-type="string" calcext:value-type="string">
            <text:p>-1.104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3" office:value-type="string" calcext:value-type="string">
            <text:p>-1.099</text:p>
          </table:table-cell>
          <table:table-cell table:style-name="ce3" office:value-type="string" calcext:value-type="string">
            <text:p>0.348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3" office:value-type="string" calcext:value-type="string">
            <text:p>0.907</text:p>
          </table:table-cell>
          <table:table-cell table:style-name="ce3" office:value-type="string" calcext:value-type="string">
            <text:p>0.712</text:p>
          </table:table-cell>
          <table:table-cell table:style-name="ce3" office:value-type="string" calcext:value-type="string">
            <text:p>57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3-01" calcext:value-type="date">
            <text:p>03/01/2020</text:p>
          </table:table-cell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3" office:value-type="string" calcext:value-type="string">
            <text:p>0.078</text:p>
          </table:table-cell>
          <table:table-cell table:style-name="ce3" office:value-type="string" calcext:value-type="string">
            <text:p>1.150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3" office:value-type="string" calcext:value-type="string">
            <text:p>0.994</text:p>
          </table:table-cell>
          <table:table-cell table:style-name="ce3" office:value-type="string" calcext:value-type="string">
            <text:p>0.582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3" office:value-type="string" calcext:value-type="string">
            <text:p>1.040</text:p>
          </table:table-cell>
          <table:table-cell table:style-name="ce3" office:value-type="string" calcext:value-type="string">
            <text:p>0.495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3" office:value-type="string" calcext:value-type="string">
            <text:p>0.176</text:p>
          </table:table-cell>
          <table:table-cell table:style-name="ce3" office:value-type="string" calcext:value-type="string">
            <text:p>-1.139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3" office:value-type="string" calcext:value-type="string">
            <text:p>0.841</text:p>
          </table:table-cell>
          <table:table-cell table:style-name="ce3" office:value-type="string" calcext:value-type="string">
            <text:p>0.787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3" office:value-type="string" calcext:value-type="string">
            <text:p>-1.124</text:p>
          </table:table-cell>
          <table:table-cell table:style-name="ce3" office:value-type="string" calcext:value-type="string">
            <text:p>0.253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3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3" office:value-type="string" calcext:value-type="string">
            <text:p>0.423</text:p>
          </table:table-cell>
          <table:table-cell table:style-name="ce3" office:value-type="string" calcext:value-type="string">
            <text:p>1.072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3" office:value-type="string" calcext:value-type="string">
            <text:p>0.647</text:p>
          </table:table-cell>
          <table:table-cell table:style-name="ce3" office:value-type="string" calcext:value-type="string">
            <text:p>0.952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3" office:value-type="string" calcext:value-type="string">
            <text:p>1.152</text:p>
          </table:table-cell>
          <table:table-cell table:style-name="ce3" office:value-type="string" calcext:value-type="string">
            <text:p>0.001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0.648</text:p>
          </table:table-cell>
          <table:table-cell table:style-name="ce3" office:value-type="string" calcext:value-type="string">
            <text:p>0.951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3" office:value-type="string" calcext:value-type="string">
            <text:p>0.421</text:p>
          </table:table-cell>
          <table:table-cell table:style-name="ce3" office:value-type="string" calcext:value-type="string">
            <text:p>-1.071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3" office:value-type="string" calcext:value-type="string">
            <text:p>-1.123</text:p>
          </table:table-cell>
          <table:table-cell table:style-name="ce3" office:value-type="string" calcext:value-type="string">
            <text:p>0.255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3" office:value-type="string" calcext:value-type="string">
            <text:p>0.842</text:p>
          </table:table-cell>
          <table:table-cell table:style-name="ce3" office:value-type="string" calcext:value-type="string">
            <text:p>0.784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3" office:value-type="string" calcext:value-type="string">
            <text:p>0.173</text:p>
          </table:table-cell>
          <table:table-cell table:style-name="ce3" office:value-type="string" calcext:value-type="string">
            <text:p>1.138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3" office:value-type="string" calcext:value-type="string">
            <text:p>1.039</text:p>
          </table:table-cell>
          <table:table-cell table:style-name="ce3" office:value-type="string" calcext:value-type="string">
            <text:p>0.496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3" office:value-type="string" calcext:value-type="string">
            <text:p>0.994</text:p>
          </table:table-cell>
          <table:table-cell table:style-name="ce3" office:value-type="string" calcext:value-type="string">
            <text:p>0.578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3" office:value-type="string" calcext:value-type="string">
            <text:p>0.081</text:p>
          </table:table-cell>
          <table:table-cell table:style-name="ce3" office:value-type="string" calcext:value-type="string">
            <text:p>-1.148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3" office:value-type="string" calcext:value-type="string">
            <text:p>0.903</text:p>
          </table:table-cell>
          <table:table-cell table:style-name="ce3" office:value-type="string" calcext:value-type="string">
            <text:p>0.713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3" office:value-type="string" calcext:value-type="string">
            <text:p>-1.097</text:p>
          </table:table-cell>
          <table:table-cell table:style-name="ce3" office:value-type="string" calcext:value-type="string">
            <text:p>0.345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3" office:value-type="string" calcext:value-type="string">
            <text:p>0.332</text:p>
          </table:table-cell>
          <table:table-cell table:style-name="ce3" office:value-type="string" calcext:value-type="string">
            <text:p>1.100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3" office:value-type="string" calcext:value-type="string">
            <text:p>0.722</text:p>
          </table:table-cell>
          <table:table-cell table:style-name="ce3" office:value-type="string" calcext:value-type="string">
            <text:p>0.894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3" office:value-type="string" calcext:value-type="string">
            <text:p>1.145</text:p>
          </table:table-cell>
          <table:table-cell table:style-name="ce3" office:value-type="string" calcext:value-type="string">
            <text:p>0.094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3" office:value-type="string" calcext:value-type="string">
            <text:p>0.566</text:p>
          </table:table-cell>
          <table:table-cell table:style-name="ce3" office:value-type="string" calcext:value-type="string">
            <text:p>0.999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3" office:value-type="string" calcext:value-type="string">
            <text:p>0.507</text:p>
          </table:table-cell>
          <table:table-cell table:style-name="ce3" office:value-type="string" calcext:value-type="string">
            <text:p>-1.031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3" office:value-type="string" calcext:value-type="string">
            <text:p>-1.138</text:p>
          </table:table-cell>
          <table:table-cell table:style-name="ce3" office:value-type="string" calcext:value-type="string">
            <text:p>0.161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3" office:value-type="string" calcext:value-type="string">
            <text:p>0.774</text:p>
          </table:table-cell>
          <table:table-cell table:style-name="ce3" office:value-type="string" calcext:value-type="string">
            <text:p>0.848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3" office:value-type="string" calcext:value-type="string">
            <text:p>0.266</text:p>
          </table:table-cell>
          <table:table-cell table:style-name="ce3" office:value-type="string" calcext:value-type="string">
            <text:p>1.118</text:p>
          </table:table-cell>
          <table:table-cell table:style-name="ce3" office:value-type="string" calcext:value-type="string">
            <text:p>56.0</text:p>
          </table:table-cell>
          <table:table-cell table:style-name="ce3" office:value-type="string" calcext:value-type="string">
            <text:p>-113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1.074</text:p>
          </table:table-cell>
          <table:table-cell table:style-name="ce3" office:value-type="string" calcext:value-type="string">
            <text:p>0.409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3" office:value-type="string" calcext:value-type="string">
            <text:p>0.943</text:p>
          </table:table-cell>
          <table:table-cell table:style-name="ce3" office:value-type="string" calcext:value-type="string">
            <text:p>0.657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3" office:value-type="string" calcext:value-type="string">
            <text:p>0.011</text:p>
          </table:table-cell>
          <table:table-cell table:style-name="ce3" office:value-type="string" calcext:value-type="string">
            <text:p>-1.149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3" office:value-type="string" calcext:value-type="string">
            <text:p>0.957</text:p>
          </table:table-cell>
          <table:table-cell table:style-name="ce3" office:value-type="string" calcext:value-type="string">
            <text:p>0.636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3" office:value-type="string" calcext:value-type="string">
            <text:p>-1.066</text:p>
          </table:table-cell>
          <table:table-cell table:style-name="ce3" office:value-type="string" calcext:value-type="string">
            <text:p>0.431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3" office:value-type="string" calcext:value-type="string">
            <text:p>0.243</text:p>
          </table:table-cell>
          <table:table-cell table:style-name="ce3" office:value-type="string" calcext:value-type="string">
            <text:p>1.124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3" office:value-type="string" calcext:value-type="string">
            <text:p>0.792</text:p>
          </table:table-cell>
          <table:table-cell table:style-name="ce3" office:value-type="string" calcext:value-type="string">
            <text:p>0.832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3" office:value-type="string" calcext:value-type="string">
            <text:p>1.135</text:p>
          </table:table-cell>
          <table:table-cell table:style-name="ce3" office:value-type="string" calcext:value-type="string">
            <text:p>0.184</text:p>
          </table:table-cell>
          <table:table-cell table:style-name="ce3" office:value-type="string" calcext:value-type="string">
            <text:p>55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3" office:value-type="string" calcext:value-type="string">
            <text:p>0.485</text:p>
          </table:table-cell>
          <table:table-cell table:style-name="ce3" office:value-type="string" calcext:value-type="string">
            <text:p>-1.042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-112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3" office:value-type="string" calcext:value-type="string">
            <text:p>0.588</text:p>
          </table:table-cell>
          <table:table-cell table:style-name="ce3" office:value-type="string" calcext:value-type="string">
            <text:p>0.988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3" office:value-type="string" calcext:value-type="string">
            <text:p>-1.147</text:p>
          </table:table-cell>
          <table:table-cell table:style-name="ce3" office:value-type="string" calcext:value-type="string">
            <text:p>0.070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3" office:value-type="string" calcext:value-type="string">
            <text:p>0.703</text:p>
          </table:table-cell>
          <table:table-cell table:style-name="ce3" office:value-type="string" calcext:value-type="string">
            <text:p>0.908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3" office:value-type="string" calcext:value-type="string">
            <text:p>0.354</text:p>
          </table:table-cell>
          <table:table-cell table:style-name="ce3" office:value-type="string" calcext:value-type="string">
            <text:p>1.094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3" office:value-type="string" calcext:value-type="string">
            <text:p>1.103</text:p>
          </table:table-cell>
          <table:table-cell table:style-name="ce3" office:value-type="string" calcext:value-type="string">
            <text:p>0.323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2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3" office:value-type="string" calcext:value-type="string">
            <text:p>0.888</text:p>
          </table:table-cell>
          <table:table-cell table:style-name="ce3" office:value-type="string" calcext:value-type="string">
            <text:p>0.729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3" office:value-type="string" calcext:value-type="string">
            <text:p>0.103</text:p>
          </table:table-cell>
          <table:table-cell table:style-name="ce3" office:value-type="string" calcext:value-type="string">
            <text:p>-1.144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3" office:value-type="string" calcext:value-type="string">
            <text:p>-1.004</text:p>
          </table:table-cell>
          <table:table-cell table:style-name="ce3" office:value-type="string" calcext:value-type="string">
            <text:p>0.559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3" office:value-type="string" calcext:value-type="string">
            <text:p>-1.027</text:p>
          </table:table-cell>
          <table:table-cell table:style-name="ce3" office:value-type="string" calcext:value-type="string">
            <text:p>0.514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0.154</text:p>
          </table:table-cell>
          <table:table-cell table:style-name="ce3" office:value-type="string" calcext:value-type="string">
            <text:p>1.139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8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3" office:value-type="string" calcext:value-type="string">
            <text:p>0.854</text:p>
          </table:table-cell>
          <table:table-cell table:style-name="ce3" office:value-type="string" calcext:value-type="string">
            <text:p>0.767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3" office:value-type="string" calcext:value-type="string">
            <text:p>1.115</text:p>
          </table:table-cell>
          <table:table-cell table:style-name="ce3" office:value-type="string" calcext:value-type="string">
            <text:p>0.271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3" office:value-type="string" calcext:value-type="string">
            <text:p>0.403</text:p>
          </table:table-cell>
          <table:table-cell table:style-name="ce3" office:value-type="string" calcext:value-type="string">
            <text:p>-1.075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3" office:value-type="string" calcext:value-type="string">
            <text:p>0.660</text:p>
          </table:table-cell>
          <table:table-cell table:style-name="ce3" office:value-type="string" calcext:value-type="string">
            <text:p>0.936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3" office:value-type="string" calcext:value-type="string">
            <text:p>-1.147</text:p>
          </table:table-cell>
          <table:table-cell table:style-name="ce3" office:value-type="string" calcext:value-type="string">
            <text:p>0.018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3" office:value-type="string" calcext:value-type="string">
            <text:p>0.630</text:p>
          </table:table-cell>
          <table:table-cell table:style-name="ce3" office:value-type="string" calcext:value-type="string">
            <text:p>0.959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3" office:value-type="string" calcext:value-type="string">
            <text:p>0.437</text:p>
          </table:table-cell>
          <table:table-cell table:style-name="ce3" office:value-type="string" calcext:value-type="string">
            <text:p>1.060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3" office:value-type="string" calcext:value-type="string">
            <text:p>1.121</text:p>
          </table:table-cell>
          <table:table-cell table:style-name="ce3" office:value-type="string" calcext:value-type="string">
            <text:p>0.235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3" office:value-type="string" calcext:value-type="string">
            <text:p>0.826</text:p>
          </table:table-cell>
          <table:table-cell table:style-name="ce3" office:value-type="string" calcext:value-type="string">
            <text:p>0.794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3" office:value-type="string" calcext:value-type="string">
            <text:p>0.190</text:p>
          </table:table-cell>
          <table:table-cell table:style-name="ce3" office:value-type="string" calcext:value-type="string">
            <text:p>-1.130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3" office:value-type="string" calcext:value-type="string">
            <text:p>-1.041</text:p>
          </table:table-cell>
          <table:table-cell table:style-name="ce3" office:value-type="string" calcext:value-type="string">
            <text:p>0.478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3" office:value-type="string" calcext:value-type="string">
            <text:p>0.981</text:p>
          </table:table-cell>
          <table:table-cell table:style-name="ce3" office:value-type="string" calcext:value-type="string">
            <text:p>0.590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3" office:value-type="string" calcext:value-type="string">
            <text:p>0.064</text:p>
          </table:table-cell>
          <table:table-cell table:style-name="ce3" office:value-type="string" calcext:value-type="string">
            <text:p>1.143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3" office:value-type="string" calcext:value-type="string">
            <text:p>0.907</text:p>
          </table:table-cell>
          <table:table-cell table:style-name="ce3" office:value-type="string" calcext:value-type="string">
            <text:p>0.696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3" office:value-type="string" calcext:value-type="string">
            <text:p>1.088</text:p>
          </table:table-cell>
          <table:table-cell table:style-name="ce3" office:value-type="string" calcext:value-type="string">
            <text:p>0.357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3" office:value-type="string" calcext:value-type="string">
            <text:p>0.317</text:p>
          </table:table-cell>
          <table:table-cell table:style-name="ce3" office:value-type="string" calcext:value-type="string">
            <text:p>-1.099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3" office:value-type="string" calcext:value-type="string">
            <text:p>0.730</text:p>
          </table:table-cell>
          <table:table-cell table:style-name="ce3" office:value-type="string" calcext:value-type="string">
            <text:p>0.880</text:p>
          </table:table-cell>
          <table:table-cell table:style-name="ce3" office:value-type="string" calcext:value-type="string">
            <text:p>54.5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-1.139</text:p>
          </table:table-cell>
          <table:table-cell table:style-name="ce3" office:value-type="string" calcext:value-type="string">
            <text:p>0.108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3" office:value-type="string" calcext:value-type="string">
            <text:p>0.552</text:p>
          </table:table-cell>
          <table:table-cell table:style-name="ce3" office:value-type="string" calcext:value-type="string">
            <text:p>1.001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1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3" office:value-type="string" calcext:value-type="string">
            <text:p>0.516</text:p>
          </table:table-cell>
          <table:table-cell table:style-name="ce3" office:value-type="string" calcext:value-type="string">
            <text:p>1.020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3" office:value-type="string" calcext:value-type="string">
            <text:p>1.134</text:p>
          </table:table-cell>
          <table:table-cell table:style-name="ce3" office:value-type="string" calcext:value-type="string">
            <text:p>0.148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3" office:value-type="string" calcext:value-type="string">
            <text:p>0.761</text:p>
          </table:table-cell>
          <table:table-cell table:style-name="ce3" office:value-type="string" calcext:value-type="string">
            <text:p>0.852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3" office:value-type="string" calcext:value-type="string">
            <text:p>0.276</text:p>
          </table:table-cell>
          <table:table-cell table:style-name="ce3" office:value-type="string" calcext:value-type="string">
            <text:p>-1.109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3" office:value-type="string" calcext:value-type="string">
            <text:p>-1.072</text:p>
          </table:table-cell>
          <table:table-cell table:style-name="ce3" office:value-type="string" calcext:value-type="string">
            <text:p>0.396</text:p>
          </table:table-cell>
          <table:table-cell table:style-name="ce3" office:value-type="string" calcext:value-type="string">
            <text:p>54.0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3" office:value-type="string" calcext:value-type="string">
            <text:p>0.931</text:p>
          </table:table-cell>
          <table:table-cell table:style-name="ce3" office:value-type="string" calcext:value-type="string">
            <text:p>0.663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3" office:value-type="string" calcext:value-type="string">
            <text:p>0.022</text:p>
          </table:table-cell>
          <table:table-cell table:style-name="ce3" office:value-type="string" calcext:value-type="string">
            <text:p>1.142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3" office:value-type="string" calcext:value-type="string">
            <text:p>0.957</text:p>
          </table:table-cell>
          <table:table-cell table:style-name="ce3" office:value-type="string" calcext:value-type="string">
            <text:p>0.624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3" office:value-type="string" calcext:value-type="string">
            <text:p>1.054</text:p>
          </table:table-cell>
          <table:table-cell table:style-name="ce3" office:value-type="string" calcext:value-type="string">
            <text:p>0.439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 office:value-type="string" calcext:value-type="string">
            <text:p>0.230</text:p>
          </table:table-cell>
          <table:table-cell table:style-name="ce3" office:value-type="string" calcext:value-type="string">
            <text:p>-1.117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3" office:value-type="string" calcext:value-type="string">
            <text:p>0.793</text:p>
          </table:table-cell>
          <table:table-cell table:style-name="ce3" office:value-type="string" calcext:value-type="string">
            <text:p>0.821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2-01" calcext:value-type="date">
            <text:p>02/01/2020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3" office:value-type="string" calcext:value-type="string">
            <text:p>-1.123</text:p>
          </table:table-cell>
          <table:table-cell table:style-name="ce3" office:value-type="string" calcext:value-type="string">
            <text:p>0.193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1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3" office:value-type="string" calcext:value-type="string">
            <text:p>0.472</text:p>
          </table:table-cell>
          <table:table-cell table:style-name="ce3" office:value-type="string" calcext:value-type="string">
            <text:p>1.037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3" office:value-type="string" calcext:value-type="string">
            <text:p>0.590</text:p>
          </table:table-cell>
          <table:table-cell table:style-name="ce3" office:value-type="string" calcext:value-type="string">
            <text:p>0.974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3" office:value-type="string" calcext:value-type="string">
            <text:p>1.137</text:p>
          </table:table-cell>
          <table:table-cell table:style-name="ce3" office:value-type="string" calcext:value-type="string">
            <text:p>0.060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3" office:value-type="string" calcext:value-type="string">
            <text:p>0.690</text:p>
          </table:table-cell>
          <table:table-cell table:style-name="ce3" office:value-type="string" calcext:value-type="string">
            <text:p>0.905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0.359</text:p>
          </table:table-cell>
          <table:table-cell table:style-name="ce3" office:value-type="string" calcext:value-type="string">
            <text:p>-1.079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3" office:value-type="string" calcext:value-type="string">
            <text:p>-1.094</text:p>
          </table:table-cell>
          <table:table-cell table:style-name="ce3" office:value-type="string" calcext:value-type="string">
            <text:p>0.310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3" office:value-type="string" calcext:value-type="string">
            <text:p>0.873</text:p>
          </table:table-cell>
          <table:table-cell table:style-name="ce3" office:value-type="string" calcext:value-type="string">
            <text:p>0.727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3" office:value-type="string" calcext:value-type="string">
            <text:p>0.110</text:p>
          </table:table-cell>
          <table:table-cell table:style-name="ce3" office:value-type="string" calcext:value-type="string">
            <text:p>1.130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3" office:value-type="string" calcext:value-type="string">
            <text:p>0.996</text:p>
          </table:table-cell>
          <table:table-cell table:style-name="ce3" office:value-type="string" calcext:value-type="string">
            <text:p>0.545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3" office:value-type="string" calcext:value-type="string">
            <text:p>1.011</text:p>
          </table:table-cell>
          <table:table-cell table:style-name="ce3" office:value-type="string" calcext:value-type="string">
            <text:p>0.514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3" office:value-type="string" calcext:value-type="string">
            <text:p>0.143</text:p>
          </table:table-cell>
          <table:table-cell table:style-name="ce3" office:value-type="string" calcext:value-type="string">
            <text:p>-1.124</text:p>
          </table:table-cell>
          <table:table-cell table:style-name="ce3" office:value-type="string" calcext:value-type="string">
            <text:p>53.5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3" office:value-type="string" calcext:value-type="string">
            <text:p>0.848</text:p>
          </table:table-cell>
          <table:table-cell table:style-name="ce3" office:value-type="string" calcext:value-type="string">
            <text:p>0.751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3" office:value-type="string" calcext:value-type="string">
            <text:p>-1.098</text:p>
          </table:table-cell>
          <table:table-cell table:style-name="ce3" office:value-type="string" calcext:value-type="string">
            <text:p>0.276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3" office:value-type="string" calcext:value-type="string">
            <text:p>0.389</text:p>
          </table:table-cell>
          <table:table-cell table:style-name="ce3" office:value-type="string" calcext:value-type="string">
            <text:p>1.064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09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3" office:value-type="string" calcext:value-type="string">
            <text:p>0.659</text:p>
          </table:table-cell>
          <table:table-cell table:style-name="ce3" office:value-type="string" calcext:value-type="string">
            <text:p>0.921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3" office:value-type="string" calcext:value-type="string">
            <text:p>1.131</text:p>
          </table:table-cell>
          <table:table-cell table:style-name="ce3" office:value-type="string" calcext:value-type="string">
            <text:p>0.026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3" office:value-type="string" calcext:value-type="string">
            <text:p>0.615</text:p>
          </table:table-cell>
          <table:table-cell table:style-name="ce3" office:value-type="string" calcext:value-type="string">
            <text:p>0.949</text:p>
          </table:table-cell>
          <table:table-cell table:style-name="ce3" office:value-type="string" calcext:value-type="string">
            <text:p>53.0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3" office:value-type="string" calcext:value-type="string">
            <text:p>0.437</text:p>
          </table:table-cell>
          <table:table-cell table:style-name="ce3" office:value-type="string" calcext:value-type="string">
            <text:p>-1.043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3" office:value-type="string" calcext:value-type="string">
            <text:p>-1.108</text:p>
          </table:table-cell>
          <table:table-cell table:style-name="ce3" office:value-type="string" calcext:value-type="string">
            <text:p>0.225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3" office:value-type="string" calcext:value-type="string">
            <text:p>0.809</text:p>
          </table:table-cell>
          <table:table-cell table:style-name="ce3" office:value-type="string" calcext:value-type="string">
            <text:p>0.787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3" office:value-type="string" calcext:value-type="string">
            <text:p>0.194</text:p>
          </table:table-cell>
          <table:table-cell table:style-name="ce3" office:value-type="string" calcext:value-type="string">
            <text:p>1.111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3" office:value-type="string" calcext:value-type="string">
            <text:p>1.028</text:p>
          </table:table-cell>
          <table:table-cell table:style-name="ce3" office:value-type="string" calcext:value-type="string">
            <text:p>0.465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09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0.963</text:p>
          </table:table-cell>
          <table:table-cell table:style-name="ce3" office:value-type="string" calcext:value-type="string">
            <text:p>0.587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9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3" office:value-type="string" calcext:value-type="string">
            <text:p>0.055</text:p>
          </table:table-cell>
          <table:table-cell table:style-name="ce3" office:value-type="string" calcext:value-type="string">
            <text:p>-1.126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10.0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3" office:value-type="string" calcext:value-type="string">
            <text:p>0.898</text:p>
          </table:table-cell>
          <table:table-cell table:style-name="ce3" office:value-type="string" calcext:value-type="string">
            <text:p>0.681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8.5</text:p>
          </table:table-cell>
          <table:table-cell table:style-name="ce4" office:value-type="date" office:date-value="2020-01-01" calcext:value-type="date">
            <text:p>01/01/2020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3" office:value-type="string" calcext:value-type="string">
            <text:p>-1.068</text:p>
          </table:table-cell>
          <table:table-cell table:style-name="ce3" office:value-type="string" calcext:value-type="string">
            <text:p>0.357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9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3" office:value-type="string" calcext:value-type="string">
            <text:p>0.304</text:p>
          </table:table-cell>
          <table:table-cell table:style-name="ce3" office:value-type="string" calcext:value-type="string">
            <text:p>1.084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3" office:value-type="string" calcext:value-type="string">
            <text:p>0.723</text:p>
          </table:table-cell>
          <table:table-cell table:style-name="ce3" office:value-type="string" calcext:value-type="string">
            <text:p>0.862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9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3" office:value-type="string" calcext:value-type="string">
            <text:p>1.118</text:p>
          </table:table-cell>
          <table:table-cell table:style-name="ce3" office:value-type="string" calcext:value-type="string">
            <text:p>0.112</text:p>
          </table:table-cell>
          <table:table-cell table:style-name="ce3" office:value-type="string" calcext:value-type="string">
            <text:p>52.5</text:p>
          </table:table-cell>
          <table:table-cell table:style-name="ce3" office:value-type="string" calcext:value-type="string">
            <text:p>-110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3" office:value-type="string" calcext:value-type="string">
            <text:p>0.537</text:p>
          </table:table-cell>
          <table:table-cell table:style-name="ce3" office:value-type="string" calcext:value-type="string">
            <text:p>0.987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3" office:value-type="string" calcext:value-type="string">
            <text:p>0.512</text:p>
          </table:table-cell>
          <table:table-cell table:style-name="ce3" office:value-type="string" calcext:value-type="string">
            <text:p>0.998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9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3" office:value-type="string" calcext:value-type="string">
            <text:p>-1.114</text:p>
          </table:table-cell>
          <table:table-cell table:style-name="ce3" office:value-type="string" calcext:value-type="string">
            <text:p>0.138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3" office:value-type="string" calcext:value-type="string">
            <text:p>0.741</text:p>
          </table:table-cell>
          <table:table-cell table:style-name="ce3" office:value-type="string" calcext:value-type="string">
            <text:p>0.841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3" office:value-type="string" calcext:value-type="string">
            <text:p>0.277</text:p>
          </table:table-cell>
          <table:table-cell table:style-name="ce3" office:value-type="string" calcext:value-type="string">
            <text:p>1.086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3" office:value-type="string" calcext:value-type="string">
            <text:p>1.052</text:p>
          </table:table-cell>
          <table:table-cell table:style-name="ce3" office:value-type="string" calcext:value-type="string">
            <text:p>0.382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3" office:value-type="string" calcext:value-type="string">
            <text:p>0.907</text:p>
          </table:table-cell>
          <table:table-cell table:style-name="ce3" office:value-type="string" calcext:value-type="string">
            <text:p>0.655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3" office:value-type="string" calcext:value-type="string">
            <text:p>0.029</text:p>
          </table:table-cell>
          <table:table-cell table:style-name="ce3" office:value-type="string" calcext:value-type="string">
            <text:p>-1.118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3" office:value-type="string" calcext:value-type="string">
            <text:p>0.941</text:p>
          </table:table-cell>
          <table:table-cell table:style-name="ce3" office:value-type="string" calcext:value-type="string">
            <text:p>0.604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3" office:value-type="string" calcext:value-type="string">
            <text:p>-1.028</text:p>
          </table:table-cell>
          <table:table-cell table:style-name="ce3" office:value-type="string" calcext:value-type="string">
            <text:p>0.435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3" office:value-type="string" calcext:value-type="string">
            <text:p>0.218</text:p>
          </table:table-cell>
          <table:table-cell table:style-name="ce3" office:value-type="string" calcext:value-type="string">
            <text:p>1.095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0.781</text:p>
          </table:table-cell>
          <table:table-cell table:style-name="ce3" office:value-type="string" calcext:value-type="string">
            <text:p>0.795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3" office:value-type="string" calcext:value-type="string">
            <text:p>1.096</text:p>
          </table:table-cell>
          <table:table-cell table:style-name="ce3" office:value-type="string" calcext:value-type="string">
            <text:p>0.196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1.0</text:p>
          </table:table-cell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3" office:value-type="string" calcext:value-type="string">
            <text:p>0.455</text:p>
          </table:table-cell>
          <table:table-cell table:style-name="ce3" office:value-type="string" calcext:value-type="string">
            <text:p>-1.015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3" office:value-type="string" calcext:value-type="string">
            <text:p>0.582</text:p>
          </table:table-cell>
          <table:table-cell table:style-name="ce3" office:value-type="string" calcext:value-type="string">
            <text:p>0.947</text:p>
          </table:table-cell>
          <table:table-cell table:style-name="ce3" office:value-type="string" calcext:value-type="string">
            <text:p>52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3" office:value-type="string" calcext:value-type="string">
            <text:p>-1.111</text:p>
          </table:table-cell>
          <table:table-cell table:style-name="ce3" office:value-type="string" calcext:value-type="string">
            <text:p>0.051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3" office:value-type="string" calcext:value-type="string">
            <text:p>0.667</text:p>
          </table:table-cell>
          <table:table-cell table:style-name="ce3" office:value-type="string" calcext:value-type="string">
            <text:p>0.888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3" office:value-type="string" calcext:value-type="string">
            <text:p>0.358</text:p>
          </table:table-cell>
          <table:table-cell table:style-name="ce3" office:value-type="string" calcext:value-type="string">
            <text:p>1.052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3" office:value-type="string" calcext:value-type="string">
            <text:p>1.070</text:p>
          </table:table-cell>
          <table:table-cell table:style-name="ce3" office:value-type="string" calcext:value-type="string">
            <text:p>0.296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3" office:value-type="string" calcext:value-type="string">
            <text:p>0.846</text:p>
          </table:table-cell>
          <table:table-cell table:style-name="ce3" office:value-type="string" calcext:value-type="string">
            <text:p>0.716</text:p>
          </table:table-cell>
          <table:table-cell table:style-name="ce3" office:value-type="string" calcext:value-type="string">
            <text:p>51.5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3" office:value-type="string" calcext:value-type="string">
            <text:p>0.115</text:p>
          </table:table-cell>
          <table:table-cell table:style-name="ce3" office:value-type="string" calcext:value-type="string">
            <text:p>-1.101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3" office:value-type="string" calcext:value-type="string">
            <text:p>0.975</text:p>
          </table:table-cell>
          <table:table-cell table:style-name="ce3" office:value-type="string" calcext:value-type="string">
            <text:p>0.525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3" office:value-type="string" calcext:value-type="string">
            <text:p>0.982</text:p>
          </table:table-cell>
          <table:table-cell table:style-name="ce3" office:value-type="string" calcext:value-type="string">
            <text:p>0.509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3" office:value-type="string" calcext:value-type="string">
            <text:p>0.131</text:p>
          </table:table-cell>
          <table:table-cell table:style-name="ce3" office:value-type="string" calcext:value-type="string">
            <text:p>1.098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3" office:value-type="string" calcext:value-type="string">
            <text:p>0.832</text:p>
          </table:table-cell>
          <table:table-cell table:style-name="ce3" office:value-type="string" calcext:value-type="string">
            <text:p>0.726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3" office:value-type="string" calcext:value-type="string">
            <text:p>1.068</text:p>
          </table:table-cell>
          <table:table-cell table:style-name="ce3" office:value-type="string" calcext:value-type="string">
            <text:p>0.278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3" office:value-type="string" calcext:value-type="string">
            <text:p>0.371</text:p>
          </table:table-cell>
          <table:table-cell table:style-name="ce3" office:value-type="string" calcext:value-type="string">
            <text:p>-1.039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3" office:value-type="string" calcext:value-type="string">
            <text:p>0.649</text:p>
          </table:table-cell>
          <table:table-cell table:style-name="ce3" office:value-type="string" calcext:value-type="string">
            <text:p>0.890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3" office:value-type="string" calcext:value-type="string">
            <text:p>-1.101</text:p>
          </table:table-cell>
          <table:table-cell table:style-name="ce3" office:value-type="string" calcext:value-type="string">
            <text:p>0.035</text:p>
          </table:table-cell>
          <table:table-cell table:style-name="ce3" office:value-type="string" calcext:value-type="string">
            <text:p>50.5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0.591</text:p>
          </table:table-cell>
          <table:table-cell table:style-name="ce3" office:value-type="string" calcext:value-type="string">
            <text:p>0.929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3" office:value-type="string" calcext:value-type="string">
            <text:p>0.435</text:p>
          </table:table-cell>
          <table:table-cell table:style-name="ce3" office:value-type="string" calcext:value-type="string">
            <text:p>1.011</text:p>
          </table:table-cell>
          <table:table-cell table:style-name="ce3" office:value-type="string" calcext:value-type="string">
            <text:p>50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3" office:value-type="string" calcext:value-type="string">
            <text:p>1.079</text:p>
          </table:table-cell>
          <table:table-cell table:style-name="ce3" office:value-type="string" calcext:value-type="string">
            <text:p>0.209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3" office:value-type="string" calcext:value-type="string">
            <text:p>0.780</text:p>
          </table:table-cell>
          <table:table-cell table:style-name="ce3" office:value-type="string" calcext:value-type="string">
            <text:p>0.773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3" office:value-type="string" calcext:value-type="string">
            <text:p>0.200</text:p>
          </table:table-cell>
          <table:table-cell table:style-name="ce3" office:value-type="string" calcext:value-type="string">
            <text:p>-1.080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3" office:value-type="string" calcext:value-type="string">
            <text:p>-1.003</text:p>
          </table:table-cell>
          <table:table-cell table:style-name="ce3" office:value-type="string" calcext:value-type="string">
            <text:p>0.442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3" office:value-type="string" calcext:value-type="string">
            <text:p>0.929</text:p>
          </table:table-cell>
          <table:table-cell table:style-name="ce3" office:value-type="string" calcext:value-type="string">
            <text:p>0.580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3" office:value-type="string" calcext:value-type="string">
            <text:p>0.044</text:p>
          </table:table-cell>
          <table:table-cell table:style-name="ce3" office:value-type="string" calcext:value-type="string">
            <text:p>1.094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3" office:value-type="string" calcext:value-type="string">
            <text:p>0.878</text:p>
          </table:table-cell>
          <table:table-cell table:style-name="ce3" office:value-type="string" calcext:value-type="string">
            <text:p>0.650</text:p>
          </table:table-cell>
          <table:table-cell table:style-name="ce3" office:value-type="string" calcext:value-type="string">
            <text:p>50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3" office:value-type="string" calcext:value-type="string">
            <text:p>1.032</text:p>
          </table:table-cell>
          <table:table-cell table:style-name="ce3" office:value-type="string" calcext:value-type="string">
            <text:p>0.358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3" office:value-type="string" calcext:value-type="string">
            <text:p>0.284</text:p>
          </table:table-cell>
          <table:table-cell table:style-name="ce3" office:value-type="string" calcext:value-type="string">
            <text:p>-1.054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3" office:value-type="string" calcext:value-type="string">
            <text:p>0.709</text:p>
          </table:table-cell>
          <table:table-cell table:style-name="ce3" office:value-type="string" calcext:value-type="string">
            <text:p>0.828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3" office:value-type="string" calcext:value-type="string">
            <text:p>-1.082</text:p>
          </table:table-cell>
          <table:table-cell table:style-name="ce3" office:value-type="string" calcext:value-type="string">
            <text:p>0.120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3" office:value-type="string" calcext:value-type="string">
            <text:p>0.510</text:p>
          </table:table-cell>
          <table:table-cell table:style-name="ce3" office:value-type="string" calcext:value-type="string">
            <text:p>0.961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3" office:value-type="string" calcext:value-type="string">
            <text:p>0.507</text:p>
          </table:table-cell>
          <table:table-cell table:style-name="ce3" office:value-type="string" calcext:value-type="string">
            <text:p>0.961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3" office:value-type="string" calcext:value-type="string">
            <text:p>1.078</text:p>
          </table:table-cell>
          <table:table-cell table:style-name="ce3" office:value-type="string" calcext:value-type="string">
            <text:p>0.121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3" office:value-type="string" calcext:value-type="string">
            <text:p>0.707</text:p>
          </table:table-cell>
          <table:table-cell table:style-name="ce3" office:value-type="string" calcext:value-type="string">
            <text:p>0.822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3" office:value-type="string" calcext:value-type="string">
            <text:p>0.280</text:p>
          </table:table-cell>
          <table:table-cell table:style-name="ce3" office:value-type="string" calcext:value-type="string">
            <text:p>-1.045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-1.021</text:p>
          </table:table-cell>
          <table:table-cell table:style-name="ce3" office:value-type="string" calcext:value-type="string">
            <text:p>0.356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3" office:value-type="string" calcext:value-type="string">
            <text:p>0.869</text:p>
          </table:table-cell>
          <table:table-cell table:style-name="ce3" office:value-type="string" calcext:value-type="string">
            <text:p>0.642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3" office:value-type="string" calcext:value-type="string">
            <text:p>0.042</text:p>
          </table:table-cell>
          <table:table-cell table:style-name="ce3" office:value-type="string" calcext:value-type="string">
            <text:p>1.078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3" office:value-type="string" calcext:value-type="string">
            <text:p>0.915</text:p>
          </table:table-cell>
          <table:table-cell table:style-name="ce3" office:value-type="string" calcext:value-type="string">
            <text:p>0.571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3" office:value-type="string" calcext:value-type="string">
            <text:p>0.986</text:p>
          </table:table-cell>
          <table:table-cell table:style-name="ce3" office:value-type="string" calcext:value-type="string">
            <text:p>0.432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3" office:value-type="string" calcext:value-type="string">
            <text:p>0.197</text:p>
          </table:table-cell>
          <table:table-cell table:style-name="ce3" office:value-type="string" calcext:value-type="string">
            <text:p>-1.057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3" office:value-type="string" calcext:value-type="string">
            <text:p>0.761</text:p>
          </table:table-cell>
          <table:table-cell table:style-name="ce3" office:value-type="string" calcext:value-type="string">
            <text:p>0.758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3" office:value-type="string" calcext:value-type="string">
            <text:p>-1.054</text:p>
          </table:table-cell>
          <table:table-cell table:style-name="ce3" office:value-type="string" calcext:value-type="string">
            <text:p>0.203</text:p>
          </table:table-cell>
          <table:table-cell table:style-name="ce3" office:value-type="string" calcext:value-type="string">
            <text:p>50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3" office:value-type="string" calcext:value-type="string">
            <text:p>0.425</text:p>
          </table:table-cell>
          <table:table-cell table:style-name="ce3" office:value-type="string" calcext:value-type="string">
            <text:p>0.984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3" office:value-type="string" calcext:value-type="string">
            <text:p>0.574</text:p>
          </table:table-cell>
          <table:table-cell table:style-name="ce3" office:value-type="string" calcext:value-type="string">
            <text:p>0.904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3" office:value-type="string" calcext:value-type="string">
            <text:p>1.069</text:p>
          </table:table-cell>
          <table:table-cell table:style-name="ce3" office:value-type="string" calcext:value-type="string">
            <text:p>0.035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3" office:value-type="string" calcext:value-type="string">
            <text:p>0.630</text:p>
          </table:table-cell>
          <table:table-cell table:style-name="ce3" office:value-type="string" calcext:value-type="string">
            <text:p>0.862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3" office:value-type="string" calcext:value-type="string">
            <text:p>0.357</text:p>
          </table:table-cell>
          <table:table-cell table:style-name="ce3" office:value-type="string" calcext:value-type="string">
            <text:p>-1.004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3" office:value-type="string" calcext:value-type="string">
            <text:p>-1.031</text:p>
          </table:table-cell>
          <table:table-cell table:style-name="ce3" office:value-type="string" calcext:value-type="string">
            <text:p>0.269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3" office:value-type="string" calcext:value-type="string">
            <text:p>0.801</text:p>
          </table:table-cell>
          <table:table-cell table:style-name="ce3" office:value-type="string" calcext:value-type="string">
            <text:p>0.699</text:p>
          </table:table-cell>
          <table:table-cell table:style-name="ce3" office:value-type="string" calcext:value-type="string">
            <text:p>49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3" office:value-type="string" calcext:value-type="string">
            <text:p>0.126</text:p>
          </table:table-cell>
          <table:table-cell table:style-name="ce3" office:value-type="string" calcext:value-type="string">
            <text:p>1.055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3" office:value-type="string" calcext:value-type="string">
            <text:p>0.942</text:p>
          </table:table-cell>
          <table:table-cell table:style-name="ce3" office:value-type="string" calcext:value-type="string">
            <text:p>0.488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3" office:value-type="string" calcext:value-type="string">
            <text:p>0.931</text:p>
          </table:table-cell>
          <table:table-cell table:style-name="ce3" office:value-type="string" calcext:value-type="string">
            <text:p>0.502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3" office:value-type="string" calcext:value-type="string">
            <text:p>0.107</text:p>
          </table:table-cell>
          <table:table-cell table:style-name="ce3" office:value-type="string" calcext:value-type="string">
            <text:p>-1.052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3" office:value-type="string" calcext:value-type="string">
            <text:p>0.806</text:p>
          </table:table-cell>
          <table:table-cell table:style-name="ce3" office:value-type="string" calcext:value-type="string">
            <text:p>0.681</text:p>
          </table:table-cell>
          <table:table-cell table:style-name="ce3" office:value-type="string" calcext:value-type="string">
            <text:p>49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3" office:value-type="string" calcext:value-type="string">
            <text:p>-1.015</text:p>
          </table:table-cell>
          <table:table-cell table:style-name="ce3" office:value-type="string" calcext:value-type="string">
            <text:p>0.282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3" office:value-type="string" calcext:value-type="string">
            <text:p>0.336</text:p>
          </table:table-cell>
          <table:table-cell table:style-name="ce3" office:value-type="string" calcext:value-type="string">
            <text:p>0.996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3" office:value-type="string" calcext:value-type="string">
            <text:p>0.633</text:p>
          </table:table-cell>
          <table:table-cell table:style-name="ce3" office:value-type="string" calcext:value-type="string">
            <text:p>0.838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3" office:value-type="string" calcext:value-type="string">
            <text:p>1.047</text:p>
          </table:table-cell>
          <table:table-cell table:style-name="ce3" office:value-type="string" calcext:value-type="string">
            <text:p>0.051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3" office:value-type="string" calcext:value-type="string">
            <text:p>0.546</text:p>
          </table:table-cell>
          <table:table-cell table:style-name="ce3" office:value-type="string" calcext:value-type="string">
            <text:p>0.892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3" office:value-type="string" calcext:value-type="string">
            <text:p>0.429</text:p>
          </table:table-cell>
          <table:table-cell table:style-name="ce3" office:value-type="string" calcext:value-type="string">
            <text:p>0.951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3" office:value-type="string" calcext:value-type="string">
            <text:p>-1.026</text:p>
          </table:table-cell>
          <table:table-cell table:style-name="ce3" office:value-type="string" calcext:value-type="string">
            <text:p>0.180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3" office:value-type="string" calcext:value-type="string">
            <text:p>0.725</text:p>
          </table:table-cell>
          <table:table-cell table:style-name="ce3" office:value-type="string" calcext:value-type="string">
            <text:p>0.745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3" office:value-type="string" calcext:value-type="string">
            <text:p>0.206</text:p>
          </table:table-cell>
          <table:table-cell table:style-name="ce3" office:value-type="string" calcext:value-type="string">
            <text:p>1.016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3" office:value-type="string" calcext:value-type="string">
            <text:p>0.955</text:p>
          </table:table-cell>
          <table:table-cell table:style-name="ce3" office:value-type="string" calcext:value-type="string">
            <text:p>0.400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3" office:value-type="string" calcext:value-type="string">
            <text:p>0.865</text:p>
          </table:table-cell>
          <table:table-cell table:style-name="ce3" office:value-type="string" calcext:value-type="string">
            <text:p>0.562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3" office:value-type="string" calcext:value-type="string">
            <text:p>0.022</text:p>
          </table:table-cell>
          <table:table-cell table:style-name="ce3" office:value-type="string" calcext:value-type="string">
            <text:p>-1.028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3" office:value-type="string" calcext:value-type="string">
            <text:p>0.838</text:p>
          </table:table-cell>
          <table:table-cell table:style-name="ce3" office:value-type="string" calcext:value-type="string">
            <text:p>0.597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3" office:value-type="string" calcext:value-type="string">
            <text:p>0.961</text:p>
          </table:table-cell>
          <table:table-cell table:style-name="ce3" office:value-type="string" calcext:value-type="string">
            <text:p>0.355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3" office:value-type="string" calcext:value-type="string">
            <text:p>0.246</text:p>
          </table:table-cell>
          <table:table-cell table:style-name="ce3" office:value-type="string" calcext:value-type="string">
            <text:p>0.992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3" office:value-type="string" calcext:value-type="string">
            <text:p>0.678</text:p>
          </table:table-cell>
          <table:table-cell table:style-name="ce3" office:value-type="string" calcext:value-type="string">
            <text:p>0.761</text:p>
          </table:table-cell>
          <table:table-cell table:style-name="ce3" office:value-type="string" calcext:value-type="string">
            <text:p>48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3" office:value-type="string" calcext:value-type="string">
            <text:p>1.008</text:p>
          </table:table-cell>
          <table:table-cell table:style-name="ce3" office:value-type="string" calcext:value-type="string">
            <text:p>0.133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3" office:value-type="string" calcext:value-type="string">
            <text:p>0.457</text:p>
          </table:table-cell>
          <table:table-cell table:style-name="ce3" office:value-type="string" calcext:value-type="string">
            <text:p>0.906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3" office:value-type="string" calcext:value-type="string">
            <text:p>0.490</text:p>
          </table:table-cell>
          <table:table-cell table:style-name="ce3" office:value-type="string" calcext:value-type="string">
            <text:p>0.885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3" office:value-type="string" calcext:value-type="string">
            <text:p>-1.004</text:p>
          </table:table-cell>
          <table:table-cell table:style-name="ce3" office:value-type="string" calcext:value-type="string">
            <text:p>0.092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3" office:value-type="string" calcext:value-type="string">
            <text:p>0.639</text:p>
          </table:table-cell>
          <table:table-cell table:style-name="ce3" office:value-type="string" calcext:value-type="string">
            <text:p>0.776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3" office:value-type="string" calcext:value-type="string">
            <text:p>0.281</text:p>
          </table:table-cell>
          <table:table-cell table:style-name="ce3" office:value-type="string" calcext:value-type="string">
            <text:p>0.963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0</text:p>
          </table:table-cell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3" office:value-type="string" calcext:value-type="string">
            <text:p>0.951</text:p>
          </table:table-cell>
          <table:table-cell table:style-name="ce3" office:value-type="string" calcext:value-type="string">
            <text:p>0.308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0</text:p>
          </table:table-cell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3" office:value-type="string" calcext:value-type="string">
            <text:p>0.788</text:p>
          </table:table-cell>
          <table:table-cell table:style-name="ce3" office:value-type="string" calcext:value-type="string">
            <text:p>0.610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0</text:p>
          </table:table-cell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3" office:value-type="string" calcext:value-type="string">
            <text:p>0.061</text:p>
          </table:table-cell>
          <table:table-cell table:style-name="ce3" office:value-type="string" calcext:value-type="string">
            <text:p>0.992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0</text:p>
          </table:table-cell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3" office:value-type="string" calcext:value-type="string">
            <text:p>0.851</text:p>
          </table:table-cell>
          <table:table-cell table:style-name="ce3" office:value-type="string" calcext:value-type="string">
            <text:p>0.506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3" office:value-type="string" calcext:value-type="string">
            <text:p>0.894</text:p>
          </table:table-cell>
          <table:table-cell table:style-name="ce3" office:value-type="string" calcext:value-type="string">
            <text:p>0.417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3" office:value-type="string" calcext:value-type="string">
            <text:p>0.157</text:p>
          </table:table-cell>
          <table:table-cell table:style-name="ce3" office:value-type="string" calcext:value-type="string">
            <text:p>0.971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1</text:p>
          </table:table-cell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3" office:value-type="string" calcext:value-type="string">
            <text:p>0.710</text:p>
          </table:table-cell>
          <table:table-cell table:style-name="ce3" office:value-type="string" calcext:value-type="string">
            <text:p>0.674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3" office:value-type="string" calcext:value-type="string">
            <text:p>0.953</text:p>
          </table:table-cell>
          <table:table-cell table:style-name="ce3" office:value-type="string" calcext:value-type="string">
            <text:p>0.207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3" office:value-type="string" calcext:value-type="string">
            <text:p>0.364</text:p>
          </table:table-cell>
          <table:table-cell table:style-name="ce3" office:value-type="string" calcext:value-type="string">
            <text:p>0.900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3" office:value-type="string" calcext:value-type="string">
            <text:p>0.537</text:p>
          </table:table-cell>
          <table:table-cell table:style-name="ce3" office:value-type="string" calcext:value-type="string">
            <text:p>0.805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3" office:value-type="string" calcext:value-type="string">
            <text:p>0.963</text:p>
          </table:table-cell>
          <table:table-cell table:style-name="ce3" office:value-type="string" calcext:value-type="string">
            <text:p>0.007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5.0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3" office:value-type="string" calcext:value-type="string">
            <text:p>0.546</text:p>
          </table:table-cell>
          <table:table-cell table:style-name="ce3" office:value-type="string" calcext:value-type="string">
            <text:p>0.788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3</text:p>
          </table:table-cell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3" office:value-type="string" calcext:value-type="string">
            <text:p>0.343</text:p>
          </table:table-cell>
          <table:table-cell table:style-name="ce3" office:value-type="string" calcext:value-type="string">
            <text:p>0.891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3" office:value-type="string" calcext:value-type="string">
            <text:p>0.926</text:p>
          </table:table-cell>
          <table:table-cell table:style-name="ce3" office:value-type="string" calcext:value-type="string">
            <text:p>0.216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4</text:p>
          </table:table-cell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3" office:value-type="string" calcext:value-type="string">
            <text:p>0.698</text:p>
          </table:table-cell>
          <table:table-cell table:style-name="ce3" office:value-type="string" calcext:value-type="string">
            <text:p>0.641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3" office:value-type="string" calcext:value-type="string">
            <text:p>0.134</text:p>
          </table:table-cell>
          <table:table-cell table:style-name="ce3" office:value-type="string" calcext:value-type="string">
            <text:p>0.933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5</text:p>
          </table:table-cell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3" office:value-type="string" calcext:value-type="string">
            <text:p>0.843</text:p>
          </table:table-cell>
          <table:table-cell table:style-name="ce3" office:value-type="string" calcext:value-type="string">
            <text:p>0.409</text:p>
          </table:table-cell>
          <table:table-cell table:style-name="ce3" office:value-type="string" calcext:value-type="string">
            <text:p>48.0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3" office:value-type="string" calcext:value-type="string">
            <text:p>0.809</text:p>
          </table:table-cell>
          <table:table-cell table:style-name="ce3" office:value-type="string" calcext:value-type="string">
            <text:p>0.463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3" office:value-type="string" calcext:value-type="string">
            <text:p>0.071</text:p>
          </table:table-cell>
          <table:table-cell table:style-name="ce3" office:value-type="string" calcext:value-type="string">
            <text:p>0.924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6</text:p>
          </table:table-cell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3" office:value-type="string" calcext:value-type="string">
            <text:p>0.721</text:p>
          </table:table-cell>
          <table:table-cell table:style-name="ce3" office:value-type="string" calcext:value-type="string">
            <text:p>0.576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3" office:value-type="string" calcext:value-type="string">
            <text:p>0.877</text:p>
          </table:table-cell>
          <table:table-cell table:style-name="ce3" office:value-type="string" calcext:value-type="string">
            <text:p>0.269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7</text:p>
          </table:table-cell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3" office:value-type="string" calcext:value-type="string">
            <text:p>0.268</text:p>
          </table:table-cell>
          <table:table-cell table:style-name="ce3" office:value-type="string" calcext:value-type="string">
            <text:p>0.873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5.5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3" office:value-type="string" calcext:value-type="string">
            <text:p>0.566</text:p>
          </table:table-cell>
          <table:table-cell table:style-name="ce3" office:value-type="string" calcext:value-type="string">
            <text:p>0.710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0.8</text:p>
          </table:table-cell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3" office:value-type="string" calcext:value-type="string">
            <text:p>0.899</text:p>
          </table:table-cell>
          <table:table-cell table:style-name="ce3" office:value-type="string" calcext:value-type="string">
            <text:p>0.068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3" office:value-type="string" calcext:value-type="string">
            <text:p>0.447</text:p>
          </table:table-cell>
          <table:table-cell table:style-name="ce3" office:value-type="string" calcext:value-type="string">
            <text:p>0.777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3" office:value-type="string" calcext:value-type="string">
            <text:p>0.388</text:p>
          </table:table-cell>
          <table:table-cell table:style-name="ce3" office:value-type="string" calcext:value-type="string">
            <text:p>0.802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-1.0</text:p>
          </table:table-cell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3" office:value-type="string" calcext:value-type="string">
            <text:p>0.877</text:p>
          </table:table-cell>
          <table:table-cell table:style-name="ce3" office:value-type="string" calcext:value-type="string">
            <text:p>0.128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0</text:p>
          </table:table-cell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3" office:value-type="string" calcext:value-type="string">
            <text:p>0.595</text:p>
          </table:table-cell>
          <table:table-cell table:style-name="ce3" office:value-type="string" calcext:value-type="string">
            <text:p>0.648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1</text:p>
          </table:table-cell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3" office:value-type="string" calcext:value-type="string">
            <text:p>0.199</text:p>
          </table:table-cell>
          <table:table-cell table:style-name="ce3" office:value-type="string" calcext:value-type="string">
            <text:p>0.852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1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3" office:value-type="string" calcext:value-type="string">
            <text:p>0.811</text:p>
          </table:table-cell>
          <table:table-cell table:style-name="ce3" office:value-type="string" calcext:value-type="string">
            <text:p>0.313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-1.2</text:p>
          </table:table-cell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3" office:value-type="string" calcext:value-type="string">
            <text:p>0.709</text:p>
          </table:table-cell>
          <table:table-cell table:style-name="ce3" office:value-type="string" calcext:value-type="string">
            <text:p>0.492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3</text:p>
          </table:table-cell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3" office:value-type="string" calcext:value-type="string">
            <text:p>0.005</text:p>
          </table:table-cell>
          <table:table-cell table:style-name="ce3" office:value-type="string" calcext:value-type="string">
            <text:p>0.857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3</text:p>
          </table:table-cell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3" office:value-type="string" calcext:value-type="string">
            <text:p>0.707</text:p>
          </table:table-cell>
          <table:table-cell table:style-name="ce3" office:value-type="string" calcext:value-type="string">
            <text:p>0.473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-1.4</text:p>
          </table:table-cell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3" office:value-type="string" calcext:value-type="string">
            <text:p>0.783</text:p>
          </table:table-cell>
          <table:table-cell table:style-name="ce3" office:value-type="string" calcext:value-type="string">
            <text:p>0.316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4</text:p>
          </table:table-cell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3" office:value-type="string" calcext:value-type="string">
            <text:p>0.178</text:p>
          </table:table-cell>
          <table:table-cell table:style-name="ce3" office:value-type="string" calcext:value-type="string">
            <text:p>0.820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5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3" office:value-type="string" calcext:value-type="string">
            <text:p>0.573</text:p>
          </table:table-cell>
          <table:table-cell table:style-name="ce3" office:value-type="string" calcext:value-type="string">
            <text:p>0.603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-1.6</text:p>
          </table:table-cell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3" office:value-type="string" calcext:value-type="string">
            <text:p>0.815</text:p>
          </table:table-cell>
          <table:table-cell table:style-name="ce3" office:value-type="string" calcext:value-type="string">
            <text:p>0.132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0</text:p>
          </table:table-cell>
          <table:table-cell table:style-name="ce3" office:value-type="string" calcext:value-type="string">
            <text:p>-1.6</text:p>
          </table:table-cell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3" office:value-type="string" calcext:value-type="string">
            <text:p>0.346</text:p>
          </table:table-cell>
          <table:table-cell table:style-name="ce3" office:value-type="string" calcext:value-type="string">
            <text:p>0.742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7</text:p>
          </table:table-cell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3" office:value-type="string" calcext:value-type="string">
            <text:p>0.415</text:p>
          </table:table-cell>
          <table:table-cell table:style-name="ce3" office:value-type="string" calcext:value-type="string">
            <text:p>0.698</text:p>
          </table:table-cell>
          <table:table-cell table:style-name="ce3" office:value-type="string" calcext:value-type="string">
            <text:p>47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1.8</text:p>
          </table:table-cell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3" office:value-type="string" calcext:value-type="string">
            <text:p>0.804</text:p>
          </table:table-cell>
          <table:table-cell table:style-name="ce3" office:value-type="string" calcext:value-type="string">
            <text:p>0.049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-1.9</text:p>
          </table:table-cell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3" office:value-type="string" calcext:value-type="string">
            <text:p>0.488</text:p>
          </table:table-cell>
          <table:table-cell table:style-name="ce3" office:value-type="string" calcext:value-type="string">
            <text:p>0.632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-1.9</text:p>
          </table:table-cell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3" office:value-type="string" calcext:value-type="string">
            <text:p>0.245</text:p>
          </table:table-cell>
          <table:table-cell table:style-name="ce3" office:value-type="string" calcext:value-type="string">
            <text:p>0.753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2.0</text:p>
          </table:table-cell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3" office:value-type="string" calcext:value-type="string">
            <text:p>0.755</text:p>
          </table:table-cell>
          <table:table-cell table:style-name="ce3" office:value-type="string" calcext:value-type="string">
            <text:p>0.218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2.1</text:p>
          </table:table-cell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3" office:value-type="string" calcext:value-type="string">
            <text:p>0.600</text:p>
          </table:table-cell>
          <table:table-cell table:style-name="ce3" office:value-type="string" calcext:value-type="string">
            <text:p>0.496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-2.2</text:p>
          </table:table-cell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3" office:value-type="string" calcext:value-type="string">
            <text:p>0.072</text:p>
          </table:table-cell>
          <table:table-cell table:style-name="ce3" office:value-type="string" calcext:value-type="string">
            <text:p>0.768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2.2</text:p>
          </table:table-cell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3" office:value-type="string" calcext:value-type="string">
            <text:p>0.668</text:p>
          </table:table-cell>
          <table:table-cell table:style-name="ce3" office:value-type="string" calcext:value-type="string">
            <text:p>0.368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-2.3</text:p>
          </table:table-cell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3" office:value-type="string" calcext:value-type="string">
            <text:p>0.674</text:p>
          </table:table-cell>
          <table:table-cell table:style-name="ce3" office:value-type="string" calcext:value-type="string">
            <text:p>0.341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-2.4</text:p>
          </table:table-cell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3" office:value-type="string" calcext:value-type="string">
            <text:p>0.095</text:p>
          </table:table-cell>
          <table:table-cell table:style-name="ce3" office:value-type="string" calcext:value-type="string">
            <text:p>0.742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-2.5</text:p>
          </table:table-cell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3" office:value-type="string" calcext:value-type="string">
            <text:p>0.554</text:p>
          </table:table-cell>
          <table:table-cell table:style-name="ce3" office:value-type="string" calcext:value-type="string">
            <text:p>0.492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7.0</text:p>
          </table:table-cell>
          <table:table-cell table:style-name="ce3" office:value-type="string" calcext:value-type="string">
            <text:p>-2.6</text:p>
          </table:table-cell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3" office:value-type="string" calcext:value-type="string">
            <text:p>0.712</text:p>
          </table:table-cell>
          <table:table-cell table:style-name="ce3" office:value-type="string" calcext:value-type="string">
            <text:p>0.179</text:p>
          </table:table-cell>
          <table:table-cell table:style-name="ce3" office:value-type="string" calcext:value-type="string">
            <text:p>46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-2.7</text:p>
          </table:table-cell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3" office:value-type="string" calcext:value-type="string">
            <text:p>0.249</text:p>
          </table:table-cell>
          <table:table-cell table:style-name="ce3" office:value-type="string" calcext:value-type="string">
            <text:p>0.682</text:p>
          </table:table-cell>
          <table:table-cell table:style-name="ce3" office:value-type="string" calcext:value-type="string">
            <text:p>47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-2.8</text:p>
          </table:table-cell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3" office:value-type="string" calcext:value-type="string">
            <text:p>0.418</text:p>
          </table:table-cell>
          <table:table-cell table:style-name="ce3" office:value-type="string" calcext:value-type="string">
            <text:p>0.584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-2.9</text:p>
          </table:table-cell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3" office:value-type="string" calcext:value-type="string">
            <text:p>0.711</text:p>
          </table:table-cell>
          <table:table-cell table:style-name="ce3" office:value-type="string" calcext:value-type="string">
            <text:p>0.018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-2.9</text:p>
          </table:table-cell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3" office:value-type="string" calcext:value-type="string">
            <text:p>0.381</text:p>
          </table:table-cell>
          <table:table-cell table:style-name="ce3" office:value-type="string" calcext:value-type="string">
            <text:p>0.591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7.5</text:p>
          </table:table-cell>
          <table:table-cell table:style-name="ce3" office:value-type="string" calcext:value-type="string">
            <text:p>-3.0</text:p>
          </table:table-cell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3" office:value-type="string" calcext:value-type="string">
            <text:p>0.271</text:p>
          </table:table-cell>
          <table:table-cell table:style-name="ce3" office:value-type="string" calcext:value-type="string">
            <text:p>0.641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-3.1</text:p>
          </table:table-cell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3" office:value-type="string" calcext:value-type="string">
            <text:p>0.675</text:p>
          </table:table-cell>
          <table:table-cell table:style-name="ce3" office:value-type="string" calcext:value-type="string">
            <text:p>0.134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6.5</text:p>
          </table:table-cell>
          <table:table-cell table:style-name="ce3" office:value-type="string" calcext:value-type="string">
            <text:p>-3.2</text:p>
          </table:table-cell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3" office:value-type="string" calcext:value-type="string">
            <text:p>0.485</text:p>
          </table:table-cell>
          <table:table-cell table:style-name="ce3" office:value-type="string" calcext:value-type="string">
            <text:p>0.477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-3.3</text:p>
          </table:table-cell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3" office:value-type="string" calcext:value-type="string">
            <text:p>0.119</text:p>
          </table:table-cell>
          <table:table-cell table:style-name="ce3" office:value-type="string" calcext:value-type="string">
            <text:p>0.662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-3.4</text:p>
          </table:table-cell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3" office:value-type="string" calcext:value-type="string">
            <text:p>0.607</text:p>
          </table:table-cell>
          <table:table-cell table:style-name="ce3" office:value-type="string" calcext:value-type="string">
            <text:p>0.270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-3.5</text:p>
          </table:table-cell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3" office:value-type="string" calcext:value-type="string">
            <text:p>0.558</text:p>
          </table:table-cell>
          <table:table-cell table:style-name="ce3" office:value-type="string" calcext:value-type="string">
            <text:p>0.345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-3.6</text:p>
          </table:table-cell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3" office:value-type="string" calcext:value-type="string">
            <text:p>0.027</text:p>
          </table:table-cell>
          <table:table-cell table:style-name="ce3" office:value-type="string" calcext:value-type="string">
            <text:p>0.646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-3.8</text:p>
          </table:table-cell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3" office:value-type="string" calcext:value-type="string">
            <text:p>0.512</text:p>
          </table:table-cell>
          <table:table-cell table:style-name="ce3" office:value-type="string" calcext:value-type="string">
            <text:p>0.382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-3.9</text:p>
          </table:table-cell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3" office:value-type="string" calcext:value-type="string">
            <text:p>0.596</text:p>
          </table:table-cell>
          <table:table-cell table:style-name="ce3" office:value-type="string" calcext:value-type="string">
            <text:p>0.206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-4.0</text:p>
          </table:table-cell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3" office:value-type="string" calcext:value-type="string">
            <text:p>0.162</text:p>
          </table:table-cell>
          <table:table-cell table:style-name="ce3" office:value-type="string" calcext:value-type="string">
            <text:p>0.599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-108.0</text:p>
          </table:table-cell>
          <table:table-cell table:style-name="ce3" office:value-type="string" calcext:value-type="string">
            <text:p>-4.1</text:p>
          </table:table-cell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3" office:value-type="string" calcext:value-type="string">
            <text:p>0.398</text:p>
          </table:table-cell>
          <table:table-cell table:style-name="ce3" office:value-type="string" calcext:value-type="string">
            <text:p>0.464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-4.3</text:p>
          </table:table-cell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3" office:value-type="string" calcext:value-type="string">
            <text:p>0.599</text:p>
          </table:table-cell>
          <table:table-cell table:style-name="ce3" office:value-type="string" calcext:value-type="string">
            <text:p>0.066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-4.4</text:p>
          </table:table-cell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3" office:value-type="string" calcext:value-type="string">
            <text:p>0.278</text:p>
          </table:table-cell>
          <table:table-cell table:style-name="ce3" office:value-type="string" calcext:value-type="string">
            <text:p>0.524</text:p>
          </table:table-cell>
          <table:table-cell table:style-name="ce3" office:value-type="string" calcext:value-type="string">
            <text:p>42.5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-4.5</text:p>
          </table:table-cell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3" office:value-type="string" calcext:value-type="string">
            <text:p>0.271</text:p>
          </table:table-cell>
          <table:table-cell table:style-name="ce3" office:value-type="string" calcext:value-type="string">
            <text:p>0.515</text:p>
          </table:table-cell>
          <table:table-cell table:style-name="ce3" office:value-type="string" calcext:value-type="string">
            <text:p>41.5</text:p>
          </table:table-cell>
          <table:table-cell table:style-name="ce3" office:value-type="string" calcext:value-type="string">
            <text:p>-109.0</text:p>
          </table:table-cell>
          <table:table-cell table:style-name="ce3" office:value-type="string" calcext:value-type="string">
            <text:p>-4.7</text:p>
          </table:table-cell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3" office:value-type="string" calcext:value-type="string">
            <text:p>0.569</text:p>
          </table:table-cell>
          <table:table-cell table:style-name="ce3" office:value-type="string" calcext:value-type="string">
            <text:p>0.065</text:p>
          </table:table-cell>
          <table:table-cell table:style-name="ce3" office:value-type="string" calcext:value-type="string">
            <text:p>41.5</text:p>
          </table:table-cell>
          <table:table-cell table:style-name="ce3" office:value-type="string" calcext:value-type="string">
            <text:p>-108.5</text:p>
          </table:table-cell>
          <table:table-cell table:style-name="ce3" office:value-type="string" calcext:value-type="string">
            <text:p>-4.8</text:p>
          </table:table-cell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3" office:value-type="string" calcext:value-type="string">
            <text:p>0.367</text:p>
          </table:table-cell>
          <table:table-cell table:style-name="ce3" office:value-type="string" calcext:value-type="string">
            <text:p>0.425</text:p>
          </table:table-cell>
          <table:table-cell table:style-name="ce3" office:value-type="string" calcext:value-type="string">
            <text:p>41.5</text:p>
          </table:table-cell>
          <table:table-cell table:style-name="ce3" office:value-type="string" calcext:value-type="string">
            <text:p>-110.0</text:p>
          </table:table-cell>
          <table:table-cell table:style-name="ce3" office:value-type="string" calcext:value-type="string">
            <text:p>-5.0</text:p>
          </table:table-cell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3" office:value-type="string" calcext:value-type="string">
            <text:p>0.141</text:p>
          </table:table-cell>
          <table:table-cell table:style-name="ce3" office:value-type="string" calcext:value-type="string">
            <text:p>0.533</text:p>
          </table:table-cell>
          <table:table-cell table:style-name="ce3" office:value-type="string" calcext:value-type="string">
            <text:p>41.0</text:p>
          </table:table-cell>
          <table:table-cell table:style-name="ce3" office:value-type="string" calcext:value-type="string">
            <text:p>-109.5</text:p>
          </table:table-cell>
          <table:table-cell table:style-name="ce3" office:value-type="string" calcext:value-type="string">
            <text:p>-5.2</text:p>
          </table:table-cell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3" office:value-type="string" calcext:value-type="string">
            <text:p>0.509</text:p>
          </table:table-cell>
          <table:table-cell table:style-name="ce3" office:value-type="string" calcext:value-type="string">
            <text:p>0.181</text:p>
          </table:table-cell>
          <table:table-cell table:style-name="ce3" office:value-type="string" calcext:value-type="string">
            <text:p>41.0</text:p>
          </table:table-cell>
          <table:table-cell table:style-name="ce3" office:value-type="string" calcext:value-type="string">
            <text:p>-110.5</text:p>
          </table:table-cell>
          <table:table-cell table:style-name="ce3" office:value-type="string" calcext:value-type="string">
            <text:p>-5.3</text:p>
          </table:table-cell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3" office:value-type="string" calcext:value-type="string">
            <text:p>0.427</text:p>
          </table:table-cell>
          <table:table-cell table:style-name="ce3" office:value-type="string" calcext:value-type="string">
            <text:p>0.311</text:p>
          </table:table-cell>
          <table:table-cell table:style-name="ce3" office:value-type="string" calcext:value-type="string">
            <text:p>41.0</text:p>
          </table:table-cell>
          <table:table-cell table:style-name="ce3" office:value-type="string" calcext:value-type="string">
            <text:p>-109.5</text:p>
          </table:table-cell>
          <table:table-cell table:style-name="ce3" office:value-type="string" calcext:value-type="string">
            <text:p>-5.5</text:p>
          </table:table-cell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3" office:value-type="string" calcext:value-type="string">
            <text:p>0.014</text:p>
          </table:table-cell>
          <table:table-cell table:style-name="ce3" office:value-type="string" calcext:value-type="string">
            <text:p>0.517</text:p>
          </table:table-cell>
          <table:table-cell table:style-name="ce3" office:value-type="string" calcext:value-type="string">
            <text:p>40.5</text:p>
          </table:table-cell>
          <table:table-cell table:style-name="ce3" office:value-type="string" calcext:value-type="string">
            <text:p>-110.0</text:p>
          </table:table-cell>
          <table:table-cell table:style-name="ce3" office:value-type="string" calcext:value-type="string">
            <text:p>-5.7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3" office:value-type="string" calcext:value-type="string">
            <text:p>0.425</text:p>
          </table:table-cell>
          <table:table-cell table:style-name="ce3" office:value-type="string" calcext:value-type="string">
            <text:p>0.274</text:p>
          </table:table-cell>
          <table:table-cell table:style-name="ce3" office:value-type="string" calcext:value-type="string">
            <text:p>40.0</text:p>
          </table:table-cell>
          <table:table-cell table:style-name="ce3" office:value-type="string" calcext:value-type="string">
            <text:p>-111.0</text:p>
          </table:table-cell>
          <table:table-cell table:style-name="ce3" office:value-type="string" calcext:value-type="string">
            <text:p>-5.9</text:p>
          </table:table-cell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3" office:value-type="string" calcext:value-type="string">
            <text:p>0.457</text:p>
          </table:table-cell>
          <table:table-cell table:style-name="ce3" office:value-type="string" calcext:value-type="string">
            <text:p>0.189</text:p>
          </table:table-cell>
          <table:table-cell table:style-name="ce3" office:value-type="string" calcext:value-type="string">
            <text:p>39.5</text:p>
          </table:table-cell>
          <table:table-cell table:style-name="ce3" office:value-type="string" calcext:value-type="string">
            <text:p>-111.0</text:p>
          </table:table-cell>
          <table:table-cell table:style-name="ce3" office:value-type="string" calcext:value-type="string">
            <text:p>-6.1</text:p>
          </table:table-cell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3" office:value-type="string" calcext:value-type="string">
            <text:p>0.100</text:p>
          </table:table-cell>
          <table:table-cell table:style-name="ce3" office:value-type="string" calcext:value-type="string">
            <text:p>0.472</text:p>
          </table:table-cell>
          <table:table-cell table:style-name="ce3" office:value-type="string" calcext:value-type="string">
            <text:p>38.5</text:p>
          </table:table-cell>
          <table:table-cell table:style-name="ce3" office:value-type="string" calcext:value-type="string">
            <text:p>-111.5</text:p>
          </table:table-cell>
          <table:table-cell table:style-name="ce3" office:value-type="string" calcext:value-type="string">
            <text:p>-6.3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3" office:value-type="string" calcext:value-type="string">
            <text:p>0.324</text:p>
          </table:table-cell>
          <table:table-cell table:style-name="ce3" office:value-type="string" calcext:value-type="string">
            <text:p>0.343</text:p>
          </table:table-cell>
          <table:table-cell table:style-name="ce3" office:value-type="string" calcext:value-type="string">
            <text:p>37.5</text:p>
          </table:table-cell>
          <table:table-cell table:style-name="ce3" office:value-type="string" calcext:value-type="string">
            <text:p>-112.0</text:p>
          </table:table-cell>
          <table:table-cell table:style-name="ce3" office:value-type="string" calcext:value-type="string">
            <text:p>-6.5</text:p>
          </table:table-cell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3" office:value-type="string" calcext:value-type="string">
            <text:p>0.455</text:p>
          </table:table-cell>
          <table:table-cell table:style-name="ce3" office:value-type="string" calcext:value-type="string">
            <text:p>0.069</text:p>
          </table:table-cell>
          <table:table-cell table:style-name="ce3" office:value-type="string" calcext:value-type="string">
            <text:p>36.5</text:p>
          </table:table-cell>
          <table:table-cell table:style-name="ce3" office:value-type="string" calcext:value-type="string">
            <text:p>-112.0</text:p>
          </table:table-cell>
          <table:table-cell table:style-name="ce3" office:value-type="string" calcext:value-type="string">
            <text:p>-6.7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3" office:value-type="string" calcext:value-type="string">
            <text:p>0.198</text:p>
          </table:table-cell>
          <table:table-cell table:style-name="ce3" office:value-type="string" calcext:value-type="string">
            <text:p>0.403</text:p>
          </table:table-cell>
          <table:table-cell table:style-name="ce3" office:value-type="string" calcext:value-type="string">
            <text:p>35.0</text:p>
          </table:table-cell>
          <table:table-cell table:style-name="ce3" office:value-type="string" calcext:value-type="string">
            <text:p>-112.0</text:p>
          </table:table-cell>
          <table:table-cell table:style-name="ce3" office:value-type="string" calcext:value-type="string">
            <text:p>-6.9</text:p>
          </table:table-cell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3" office:value-type="string" calcext:value-type="string">
            <text:p>0.213</text:p>
          </table:table-cell>
          <table:table-cell table:style-name="ce3" office:value-type="string" calcext:value-type="string">
            <text:p>0.384</text:p>
          </table:table-cell>
          <table:table-cell table:style-name="ce3" office:value-type="string" calcext:value-type="string">
            <text:p>34.0</text:p>
          </table:table-cell>
          <table:table-cell table:style-name="ce3" office:value-type="string" calcext:value-type="string">
            <text:p>-112.0</text:p>
          </table:table-cell>
          <table:table-cell table:style-name="ce3" office:value-type="string" calcext:value-type="string">
            <text:p>-7.1</text:p>
          </table:table-cell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3" office:value-type="string" calcext:value-type="string">
            <text:p>0.427</text:p>
          </table:table-cell>
          <table:table-cell table:style-name="ce3" office:value-type="string" calcext:value-type="string">
            <text:p>0.044</text:p>
          </table:table-cell>
          <table:table-cell table:style-name="ce3" office:value-type="string" calcext:value-type="string">
            <text:p>32.0</text:p>
          </table:table-cell>
          <table:table-cell table:style-name="ce3" office:value-type="string" calcext:value-type="string">
            <text:p>-113.0</text:p>
          </table:table-cell>
          <table:table-cell table:style-name="ce3" office:value-type="string" calcext:value-type="string">
            <text:p>-7.3</text:p>
          </table:table-cell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3" office:value-type="string" calcext:value-type="string">
            <text:p>0.275</text:p>
          </table:table-cell>
          <table:table-cell table:style-name="ce3" office:value-type="string" calcext:value-type="string">
            <text:p>0.317</text:p>
          </table:table-cell>
          <table:table-cell table:style-name="ce4" office:value-type="date" office:date-value="2020-05-29" calcext:value-type="date">
            <text:p>05/29/2020</text:p>
          </table:table-cell>
          <table:table-cell table:style-name="ce3" office:value-type="string" calcext:value-type="string">
            <text:p>-114.0</text:p>
          </table:table-cell>
          <table:table-cell table:style-name="ce3" office:value-type="string" calcext:value-type="string">
            <text:p>-7.5</text:p>
          </table:table-cell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3" office:value-type="string" calcext:value-type="string">
            <text:p>0.098</text:p>
          </table:table-cell>
          <table:table-cell table:style-name="ce3" office:value-type="string" calcext:value-type="string">
            <text:p>0.399</text:p>
          </table:table-cell>
          <table:table-cell table:style-name="ce3" office:value-type="string" calcext:value-type="string">
            <text:p>27.0</text:p>
          </table:table-cell>
          <table:table-cell table:style-name="ce3" office:value-type="string" calcext:value-type="string">
            <text:p>-114.5</text:p>
          </table:table-cell>
          <table:table-cell table:style-name="ce3" office:value-type="string" calcext:value-type="string">
            <text:p>-7.7</text:p>
          </table:table-cell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3" office:value-type="string" calcext:value-type="string">
            <text:p>0.375</text:p>
          </table:table-cell>
          <table:table-cell table:style-name="ce3" office:value-type="string" calcext:value-type="string">
            <text:p>0.146</text:p>
          </table:table-cell>
          <table:table-cell table:style-name="ce4" office:value-type="date" office:date-value="2020-05-24" calcext:value-type="date">
            <text:p>05/24/2020</text:p>
          </table:table-cell>
          <table:table-cell table:style-name="ce3" office:value-type="string" calcext:value-type="string">
            <text:p>-114.5</text:p>
          </table:table-cell>
          <table:table-cell table:style-name="ce3" office:value-type="string" calcext:value-type="string">
            <text:p>-7.9</text:p>
          </table:table-cell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3" office:value-type="string" calcext:value-type="string">
            <text:p>0.330</text:p>
          </table:table-cell>
          <table:table-cell table:style-name="ce3" office:value-type="string" calcext:value-type="string">
            <text:p>0.217</text:p>
          </table:table-cell>
          <table:table-cell table:style-name="ce4" office:value-type="date" office:date-value="2020-05-21" calcext:value-type="date">
            <text:p>05/21/2020</text:p>
          </table:table-cell>
          <table:table-cell table:style-name="ce3" office:value-type="string" calcext:value-type="string">
            <text:p>-115.5</text:p>
          </table:table-cell>
          <table:table-cell table:style-name="ce3" office:value-type="string" calcext:value-type="string">
            <text:p>-8.0</text:p>
          </table:table-cell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3" office:value-type="string" calcext:value-type="string">
            <text:p>0.012</text:p>
          </table:table-cell>
          <table:table-cell table:style-name="ce3" office:value-type="string" calcext:value-type="string">
            <text:p>0.388</text:p>
          </table:table-cell>
          <table:table-cell table:style-name="ce4" office:value-type="date" office:date-value="2020-05-18" calcext:value-type="date">
            <text:p>05/18/2020</text:p>
          </table:table-cell>
          <table:table-cell table:style-name="ce3" office:value-type="string" calcext:value-type="string">
            <text:p>-116.0</text:p>
          </table:table-cell>
          <table:table-cell table:style-name="ce3" office:value-type="string" calcext:value-type="string">
            <text:p>-8.2</text:p>
          </table:table-cell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3" office:value-type="string" calcext:value-type="string">
            <text:p>0.304</text:p>
          </table:table-cell>
          <table:table-cell table:style-name="ce3" office:value-type="string" calcext:value-type="string">
            <text:p>0.233</text:p>
          </table:table-cell>
          <table:table-cell table:style-name="ce3" office:value-type="string" calcext:value-type="string">
            <text:p>15.0</text:p>
          </table:table-cell>
          <table:table-cell table:style-name="ce3" office:value-type="string" calcext:value-type="string">
            <text:p>-116.5</text:p>
          </table:table-cell>
          <table:table-cell table:style-name="ce3" office:value-type="string" calcext:value-type="string">
            <text:p>-8.3</text:p>
          </table:table-cell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3" office:value-type="string" calcext:value-type="string">
            <text:p>0.362</text:p>
          </table:table-cell>
          <table:table-cell table:style-name="ce3" office:value-type="string" calcext:value-type="string">
            <text:p>0.111</text:p>
          </table:table-cell>
          <table:table-cell table:style-name="ce3" office:value-type="string" calcext:value-type="string">
            <text:p>12.0</text:p>
          </table:table-cell>
          <table:table-cell table:style-name="ce3" office:value-type="string" calcext:value-type="string">
            <text:p>-117.0</text:p>
          </table:table-cell>
          <table:table-cell table:style-name="ce3" office:value-type="string" calcext:value-type="string">
            <text:p>-8.4</text:p>
          </table:table-cell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3" office:value-type="string" calcext:value-type="string">
            <text:p>0.119</text:p>
          </table:table-cell>
          <table:table-cell table:style-name="ce3" office:value-type="string" calcext:value-type="string">
            <text:p>0.357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-117.5</text:p>
          </table:table-cell>
          <table:table-cell table:style-name="ce3" office:value-type="string" calcext:value-type="string">
            <text:p>-8.5</text:p>
          </table:table-cell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3" office:value-type="string" calcext:value-type="string">
            <text:p>0.220</text:p>
          </table:table-cell>
          <table:table-cell table:style-name="ce3" office:value-type="string" calcext:value-type="string">
            <text:p>0.303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-117.5</text:p>
          </table:table-cell>
          <table:table-cell table:style-name="ce3" office:value-type="string" calcext:value-type="string">
            <text:p>-8.5</text:p>
          </table:table-cell>
        </table:table-row>
        <table:table-row table:style-name="ro1" table:number-rows-repeated="10480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rkusz2" table:style-name="ta1">
        <table:shapes>
          <draw:frame draw:z-index="0" draw:style-name="gr1" draw:text-style-name="P1" svg:width="404.06mm" svg:height="180.09mm" svg:x="293.71mm" svg:y="0mm">
            <loext:p draw:notify-on-update-of-ranges="Arkusz2.B1:Arkusz2.B1 Arkusz2.B2:Arkusz2.B513 Arkusz2.C1:Arkusz2.C1 Arkusz2.C2:Arkusz2.C513 Arkusz2.D1:Arkusz2.D1 Arkusz2.D2:Arkusz2.D513 Arkusz2.E1:Arkusz2.E1 Arkusz2.E2:Arkusz2.E513 Arkusz2.F1:Arkusz2.F1 Arkusz2.F2:Arkusz2.F5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7.45mm" svg:height="90.05mm" svg:x="253.5mm" svg:y="327.35mm">
            <loext:p draw:notify-on-update-of-ranges="Arkusz2.H1:Arkusz2.H1 Arkusz2.H2:Arkusz2.H5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84.82mm" svg:height="90.05mm" svg:x="292.79mm" svg:y="201.62mm">
            <loext:p draw:notify-on-update-of-ranges="Arkusz2.G1:Arkusz2.G1 Arkusz2.G2:Arkusz2.G5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3.18mm" svg:height="149.9mm" svg:x="368.5mm" svg:y="412.08mm">
            <loext:p draw:notify-on-update-of-ranges="Arkusz2.B1:Arkusz2.B1 Arkusz2.B2:Arkusz2.B513 Arkusz2.C1:Arkusz2.C1 Arkusz2.C2:Arkusz2.C5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one Number</text:p>
          </table:table-cell>
          <table:table-cell office:value-type="string" calcext:value-type="string">
            <text:p>Transmitancja rzecz.</text:p>
          </table:table-cell>
          <table:table-cell office:value-type="string" calcext:value-type="string">
            <text:p>Transmitancja uroj.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Hlog</text:p>
          </table:table-cell>
          <table:table-cell office:value-type="string" calcext:value-type="string">
            <text:p>moduł</text:p>
          </table:table-cell>
          <table:table-cell office:value-type="string" calcext:value-type="string">
            <text:p>ką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-150.5" calcext:value-type="float">
            <text:p>-150,5</text:p>
          </table:table-cell>
          <table:table-cell office:value-type="float" office:value="-27.8" calcext:value-type="float">
            <text:p>-27,8</text:p>
          </table:table-cell>
          <table:table-cell table:formula="of:=SQRT([.B2]^2+[.C2]^2)" office:value-type="float" office:value="0.0410121933088198" calcext:value-type="float">
            <text:p>0,04101219330882</text:p>
          </table:table-cell>
          <table:table-cell table:formula="of:=ATAN([.C2]/[.B2])/3.14*180" office:value-type="float" office:value="45.0228246533569" calcext:value-type="float">
            <text:p>45,0228246533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5" calcext:value-type="float">
            <text:p>-117,5</text:p>
          </table:table-cell>
          <table:table-cell office:value-type="float" office:value="-96.3" calcext:value-type="float">
            <text:p>-96,3</text:p>
          </table:table-cell>
          <table:table-cell table:formula="of:=SQRT([.B3]^2+[.C3]^2)" office:value-type="float" office:value="0" calcext:value-type="float">
            <text:p>0</text:p>
          </table:table-cell>
          <table:table-cell table:formula="of:=ATAN([.C3]/[.B3])/3.14*180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5" calcext:value-type="float">
            <text:p>-117,5</text:p>
          </table:table-cell>
          <table:table-cell office:value-type="float" office:value="-96.3" calcext:value-type="float">
            <text:p>-96,3</text:p>
          </table:table-cell>
          <table:table-cell table:formula="of:=SQRT([.B4]^2+[.C4]^2)" office:value-type="float" office:value="0" calcext:value-type="float">
            <text:p>0</text:p>
          </table:table-cell>
          <table:table-cell table:formula="of:=ATAN([.C4]/[.B4])/3.14*180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-51.2" calcext:value-type="float">
            <text:p>-51,2</text:p>
          </table:table-cell>
          <table:table-cell table:formula="of:=SQRT([.B5]^2+[.C5]^2)" office:value-type="float" office:value="0.00223606797749979" calcext:value-type="float">
            <text:p>0,0022360679775</text:p>
          </table:table-cell>
          <table:table-cell table:formula="of:=ATAN([.C5]/[.B5])/3.14*180" office:value-type="float" office:value="26.5785253567341" calcext:value-type="float">
            <text:p>26,5785253567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office:value-type="float" office:value="-35.1" calcext:value-type="float">
            <text:p>-35,1</text:p>
          </table:table-cell>
          <table:table-cell table:formula="of:=SQRT([.B6]^2+[.C6]^2)" office:value-type="float" office:value="0.0170880074906351" calcext:value-type="float">
            <text:p>0,017088007490635</text:p>
          </table:table-cell>
          <table:table-cell table:formula="of:=ATAN([.C6]/[.B6])/3.14*180" office:value-type="float" office:value="20.5664715441729" calcext:value-type="float">
            <text:p>20,56647154417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-21.4" calcext:value-type="float">
            <text:p>-21,4</text:p>
          </table:table-cell>
          <table:table-cell table:formula="of:=SQRT([.B7]^2+[.C7]^2)" office:value-type="float" office:value="0.084770277810091" calcext:value-type="float">
            <text:p>0,084770277810091</text:p>
          </table:table-cell>
          <table:table-cell table:formula="of:=ATAN([.C7]/[.B7])/3.14*180" office:value-type="float" office:value="72.8845276091586" calcext:value-type="float">
            <text:p>72,88452760915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,19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-117.5" calcext:value-type="float">
            <text:p>-117,5</text:p>
          </table:table-cell>
          <table:table-cell office:value-type="float" office:value="-11.8" calcext:value-type="float">
            <text:p>-11,8</text:p>
          </table:table-cell>
          <table:table-cell table:formula="of:=SQRT([.B8]^2+[.C8]^2)" office:value-type="float" office:value="0.25831182706179" calcext:value-type="float">
            <text:p>0,25831182706179</text:p>
          </table:table-cell>
          <table:table-cell table:formula="of:=ATAN([.C8]/[.B8])/3.14*180" office:value-type="float" office:value="42.6683341609105" calcext:value-type="float">
            <text:p>42,6683341609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2" calcext:value-type="float">
            <text:p>0,552</text:p>
          </table:table-cell>
          <table:table-cell office:value-type="float" office:value="0.29" calcext:value-type="float">
            <text:p>0,29</text:p>
          </table:table-cell>
          <table:table-cell office:value-type="float" office:value="32" calcext:value-type="float">
            <text:p>32</text:p>
          </table:table-cell>
          <table:table-cell office:value-type="float" office:value="-115.5" calcext:value-type="float">
            <text:p>-115,5</text:p>
          </table:table-cell>
          <table:table-cell office:value-type="float" office:value="-4.1" calcext:value-type="float">
            <text:p>-4,1</text:p>
          </table:table-cell>
          <table:table-cell table:formula="of:=SQRT([.B9]^2+[.C9]^2)" office:value-type="float" office:value="0.623541498218042" calcext:value-type="float">
            <text:p>0,623541498218042</text:p>
          </table:table-cell>
          <table:table-cell table:formula="of:=ATAN([.C9]/[.B9])/3.14*180" office:value-type="float" office:value="27.7298020673835" calcext:value-type="float">
            <text:p>27,72980206738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6" calcext:value-type="float">
            <text:p>0,256</text:p>
          </table:table-cell>
          <table:table-cell office:value-type="float" office:value="1.04" calcext:value-type="float">
            <text:p>1,04</text:p>
          </table:table-cell>
          <table:table-cell office:value-type="float" office:value="37.5" calcext:value-type="float">
            <text:p>37,5</text:p>
          </table:table-cell>
          <table:table-cell office:value-type="float" office:value="-109" calcext:value-type="float">
            <text:p>-109</text:p>
          </table:table-cell>
          <table:table-cell office:value-type="float" office:value="0.6" calcext:value-type="float">
            <text:p>0,6</text:p>
          </table:table-cell>
          <table:table-cell table:formula="of:=SQRT([.B10]^2+[.C10]^2)" office:value-type="float" office:value="1.07104435015549" calcext:value-type="float">
            <text:p>1,07104435015549</text:p>
          </table:table-cell>
          <table:table-cell table:formula="of:=ATAN([.C10]/[.B10])/3.14*180" office:value-type="float" office:value="76.2099842418817" calcext:value-type="float">
            <text:p>76,20998424188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9" calcext:value-type="float">
            <text:p>1,29</text:p>
          </table:table-cell>
          <table:table-cell office:value-type="float" office:value="0.141" calcext:value-type="float">
            <text:p>0,141</text:p>
          </table:table-cell>
          <table:table-cell office:value-type="float" office:value="41" calcext:value-type="float">
            <text:p>41</text:p>
          </table:table-cell>
          <table:table-cell office:value-type="float" office:value="-110" calcext:value-type="float">
            <text:p>-110</text:p>
          </table:table-cell>
          <table:table-cell office:value-type="float" office:value="2.2" calcext:value-type="float">
            <text:p>2,2</text:p>
          </table:table-cell>
          <table:table-cell table:formula="of:=SQRT([.B11]^2+[.C11]^2)" office:value-type="float" office:value="1.29768293508083" calcext:value-type="float">
            <text:p>1,29768293508083</text:p>
          </table:table-cell>
          <table:table-cell table:formula="of:=ATAN([.C11]/[.B11])/3.14*180" office:value-type="float" office:value="6.24096350403047" calcext:value-type="float">
            <text:p>6,24096350403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6" calcext:value-type="float">
            <text:p>0,826</text:p>
          </table:table-cell>
          <table:table-cell office:value-type="float" office:value="-1.041" calcext:value-type="float">
            <text:p>-1,041</text:p>
          </table:table-cell>
          <table:table-cell office:value-type="float" office:value="43.5" calcext:value-type="float">
            <text:p>43,5</text:p>
          </table:table-cell>
          <table:table-cell office:value-type="float" office:value="-111" calcext:value-type="float">
            <text:p>-111</text:p>
          </table:table-cell>
          <table:table-cell office:value-type="float" office:value="2.4" calcext:value-type="float">
            <text:p>2,4</text:p>
          </table:table-cell>
          <table:table-cell table:formula="of:=SQRT([.B12]^2+[.C12]^2)" office:value-type="float" office:value="1.328893148451" calcext:value-type="float">
            <text:p>1,328893148451</text:p>
          </table:table-cell>
          <table:table-cell table:formula="of:=ATAN([.C12]/[.B12])/3.14*180" office:value-type="float" office:value="-51.5952878498257" calcext:value-type="float">
            <text:p>-51,59528784982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5" calcext:value-type="float">
            <text:p>0,225</text:p>
          </table:table-cell>
          <table:table-cell office:value-type="float" office:value="-1.267" calcext:value-type="float">
            <text:p>-1,267</text:p>
          </table:table-cell>
          <table:table-cell office:value-type="float" office:value="46" calcext:value-type="float">
            <text:p>46</text:p>
          </table:table-cell>
          <table:table-cell office:value-type="float" office:value="-111.5" calcext:value-type="float">
            <text:p>-111,5</text:p>
          </table:table-cell>
          <table:table-cell office:value-type="float" office:value="2.2" calcext:value-type="float">
            <text:p>2,2</text:p>
          </table:table-cell>
          <table:table-cell table:formula="of:=SQRT([.B13]^2+[.C13]^2)" office:value-type="float" office:value="1.28682322018217" calcext:value-type="float">
            <text:p>1,28682322018217</text:p>
          </table:table-cell>
          <table:table-cell table:formula="of:=ATAN([.C13]/[.B13])/3.14*180" office:value-type="float" office:value="-79.970659593198" calcext:value-type="float">
            <text:p>-79,970659593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81" calcext:value-type="float">
            <text:p>0,981</text:p>
          </table:table-cell>
          <table:table-cell office:value-type="float" office:value="0.737" calcext:value-type="float">
            <text:p>0,737</text:p>
          </table:table-cell>
          <table:table-cell office:value-type="float" office:value="48" calcext:value-type="float">
            <text:p>48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7" calcext:value-type="float">
            <text:p>1,7</text:p>
          </table:table-cell>
          <table:table-cell table:formula="of:=SQRT([.B14]^2+[.C14]^2)" office:value-type="float" office:value="1.22700040749789" calcext:value-type="float">
            <text:p>1,22700040749789</text:p>
          </table:table-cell>
          <table:table-cell table:formula="of:=ATAN([.C14]/[.B14])/3.14*180" office:value-type="float" office:value="36.935318094527" calcext:value-type="float">
            <text:p>36,935318094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174" calcext:value-type="float">
            <text:p>-1,174</text:p>
          </table:table-cell>
          <table:table-cell office:value-type="float" office:value="0.041" calcext:value-type="float">
            <text:p>0,041</text:p>
          </table:table-cell>
          <table:table-cell office:value-type="float" office:value="48" calcext:value-type="float">
            <text:p>48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4" calcext:value-type="float">
            <text:p>1,4</text:p>
          </table:table-cell>
          <table:table-cell table:formula="of:=SQRT([.B15]^2+[.C15]^2)" office:value-type="float" office:value="1.17471571028909" calcext:value-type="float">
            <text:p>1,17471571028909</text:p>
          </table:table-cell>
          <table:table-cell table:formula="of:=ATAN([.C15]/[.B15])/3.14*180" office:value-type="float" office:value="-2.00116154695545" calcext:value-type="float">
            <text:p>-2,00116154695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696" calcext:value-type="float">
            <text:p>0,696</text:p>
          </table:table-cell>
          <table:table-cell office:value-type="float" office:value="48.5" calcext:value-type="float">
            <text:p>48,5</text:p>
          </table:table-cell>
          <table:table-cell office:value-type="float" office:value="-114" calcext:value-type="float">
            <text:p>-114</text:p>
          </table:table-cell>
          <table:table-cell office:value-type="float" office:value="1.1" calcext:value-type="float">
            <text:p>1,1</text:p>
          </table:table-cell>
          <table:table-cell table:formula="of:=SQRT([.B16]^2+[.C16]^2)" office:value-type="float" office:value="1.13456247073486" calcext:value-type="float">
            <text:p>1,13456247073486</text:p>
          </table:table-cell>
          <table:table-cell table:formula="of:=ATAN([.C16]/[.B16])/3.14*180" office:value-type="float" office:value="37.8587430424014" calcext:value-type="float">
            <text:p>37,8587430424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1" calcext:value-type="float">
            <text:p>0,331</text:p>
          </table:table-cell>
          <table:table-cell office:value-type="float" office:value="1.048" calcext:value-type="float">
            <text:p>1,048</text:p>
          </table:table-cell>
          <table:table-cell office:value-type="float" office:value="48.5" calcext:value-type="float">
            <text:p>48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0.8" calcext:value-type="float">
            <text:p>0,8</text:p>
          </table:table-cell>
          <table:table-cell table:formula="of:=SQRT([.B17]^2+[.C17]^2)" office:value-type="float" office:value="1.09902911699372" calcext:value-type="float">
            <text:p>1,09902911699372</text:p>
          </table:table-cell>
          <table:table-cell table:formula="of:=ATAN([.C17]/[.B17])/3.14*180" office:value-type="float" office:value="72.5085738985519" calcext:value-type="float">
            <text:p>72,50857389855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2" calcext:value-type="float">
            <text:p>0,292</text:p>
          </table:table-cell>
          <table:table-cell office:value-type="float" office:value="1.026" calcext:value-type="float">
            <text:p>1,026</text:p>
          </table:table-cell>
          <table:table-cell office:value-type="float" office:value="48" calcext:value-type="float">
            <text:p>48</text:p>
          </table:table-cell>
          <table:table-cell office:value-type="float" office:value="-112" calcext:value-type="float">
            <text:p>-112</text:p>
          </table:table-cell>
          <table:table-cell office:value-type="float" office:value="0.5" calcext:value-type="float">
            <text:p>0,5</text:p>
          </table:table-cell>
          <table:table-cell table:formula="of:=SQRT([.B18]^2+[.C18]^2)" office:value-type="float" office:value="1.06674270562306" calcext:value-type="float">
            <text:p>1,06674270562306</text:p>
          </table:table-cell>
          <table:table-cell table:formula="of:=ATAN([.C18]/[.B18])/3.14*180" office:value-type="float" office:value="74.151217763722" calcext:value-type="float">
            <text:p>74,1512177637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5" calcext:value-type="float">
            <text:p>0,775</text:p>
          </table:table-cell>
          <table:table-cell office:value-type="float" office:value="0.695" calcext:value-type="float">
            <text:p>0,695</text:p>
          </table:table-cell>
          <table:table-cell office:value-type="float" office:value="48.5" calcext:value-type="float">
            <text:p>48,5</text:p>
          </table:table-cell>
          <table:table-cell office:value-type="float" office:value="-113" calcext:value-type="float">
            <text:p>-113</text:p>
          </table:table-cell>
          <table:table-cell office:value-type="float" office:value="0.3" calcext:value-type="float">
            <text:p>0,3</text:p>
          </table:table-cell>
          <table:table-cell table:formula="of:=SQRT([.B19]^2+[.C19]^2)" office:value-type="float" office:value="1.04098511036422" calcext:value-type="float">
            <text:p>1,04098511036422</text:p>
          </table:table-cell>
          <table:table-cell table:formula="of:=ATAN([.C19]/[.B19])/3.14*180" office:value-type="float" office:value="41.9061798873774" calcext:value-type="float">
            <text:p>41,90617988737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03" calcext:value-type="float">
            <text:p>1,003</text:p>
          </table:table-cell>
          <table:table-cell office:value-type="float" office:value="0.176" calcext:value-type="float">
            <text:p>0,176</text:p>
          </table:table-cell>
          <table:table-cell office:value-type="float" office:value="49" calcext:value-type="float">
            <text:p>49</text:p>
          </table:table-cell>
          <table:table-cell office:value-type="float" office:value="-113.5" calcext:value-type="float">
            <text:p>-113,5</text:p>
          </table:table-cell>
          <table:table-cell office:value-type="float" office:value="0.1" calcext:value-type="float">
            <text:p>0,1</text:p>
          </table:table-cell>
          <table:table-cell table:formula="of:=SQRT([.B20]^2+[.C20]^2)" office:value-type="float" office:value="1.01832460443613" calcext:value-type="float">
            <text:p>1,01832460443613</text:p>
          </table:table-cell>
          <table:table-cell table:formula="of:=ATAN([.C20]/[.B20])/3.14*180" office:value-type="float" office:value="9.95761928045599" calcext:value-type="float">
            <text:p>9,957619280455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27" calcext:value-type="float">
            <text:p>0,927</text:p>
          </table:table-cell>
          <table:table-cell office:value-type="float" office:value="0.375" calcext:value-type="float">
            <text:p>0,375</text:p>
          </table:table-cell>
          <table:table-cell office:value-type="float" office:value="50" calcext:value-type="float">
            <text:p>50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formula="of:=SQRT([.B21]^2+[.C21]^2)" office:value-type="float" office:value="0.999976999735494" calcext:value-type="float">
            <text:p>0,999976999735494</text:p>
          </table:table-cell>
          <table:table-cell table:formula="of:=ATAN([.C21]/[.B21])/3.14*180" office:value-type="float" office:value="22.0360172556067" calcext:value-type="float">
            <text:p>22,03601725560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6" calcext:value-type="float">
            <text:p>0,576</text:p>
          </table:table-cell>
          <table:table-cell office:value-type="float" office:value="0.79" calcext:value-type="float">
            <text:p>0,79</text:p>
          </table:table-cell>
          <table:table-cell office:value-type="float" office:value="51" calcext:value-type="float">
            <text:p>51</text:p>
          </table:table-cell>
          <table:table-cell office:value-type="float" office:value="-115.5" calcext:value-type="float">
            <text:p>-115,5</text:p>
          </table:table-cell>
          <table:table-cell office:value-type="float" office:value="0.3" calcext:value-type="float">
            <text:p>0,3</text:p>
          </table:table-cell>
          <table:table-cell table:formula="of:=SQRT([.B22]^2+[.C22]^2)" office:value-type="float" office:value="0.977689112141482" calcext:value-type="float">
            <text:p>0,977689112141482</text:p>
          </table:table-cell>
          <table:table-cell table:formula="of:=ATAN([.C22]/[.B22])/3.14*180" office:value-type="float" office:value="53.9310297617585" calcext:value-type="float">
            <text:p>53,93102976175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9" calcext:value-type="float">
            <text:p>0,069</text:p>
          </table:table-cell>
          <table:table-cell office:value-type="float" office:value="0.95" calcext:value-type="float">
            <text:p>0,95</text:p>
          </table:table-cell>
          <table:table-cell office:value-type="float" office:value="49.5" calcext:value-type="float">
            <text:p>49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0.5" calcext:value-type="float">
            <text:p>0,5</text:p>
          </table:table-cell>
          <table:table-cell table:formula="of:=SQRT([.B23]^2+[.C23]^2)" office:value-type="float" office:value="0.952502493435057" calcext:value-type="float">
            <text:p>0,952502493435057</text:p>
          </table:table-cell>
          <table:table-cell table:formula="of:=ATAN([.C23]/[.B23])/3.14*180" office:value-type="float" office:value="85.8893539882452" calcext:value-type="float">
            <text:p>85,8893539882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7" calcext:value-type="float">
            <text:p>0,427</text:p>
          </table:table-cell>
          <table:table-cell office:value-type="float" office:value="0.817" calcext:value-type="float">
            <text:p>0,817</text:p>
          </table:table-cell>
          <table:table-cell office:value-type="float" office:value="48.5" calcext:value-type="float">
            <text:p>48,5</text:p>
          </table:table-cell>
          <table:table-cell office:value-type="float" office:value="-114" calcext:value-type="float">
            <text:p>-114</text:p>
          </table:table-cell>
          <table:table-cell office:value-type="float" office:value="0.8" calcext:value-type="float">
            <text:p>0,8</text:p>
          </table:table-cell>
          <table:table-cell table:formula="of:=SQRT([.B24]^2+[.C24]^2)" office:value-type="float" office:value="0.921855737086883" calcext:value-type="float">
            <text:p>0,921855737086883</text:p>
          </table:table-cell>
          <table:table-cell table:formula="of:=ATAN([.C24]/[.B24])/3.14*180" office:value-type="float" office:value="62.4381131343964" calcext:value-type="float">
            <text:p>62,43811313439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66" calcext:value-type="float">
            <text:p>0,766</text:p>
          </table:table-cell>
          <table:table-cell office:value-type="float" office:value="0.446" calcext:value-type="float">
            <text:p>0,446</text:p>
          </table:table-cell>
          <table:table-cell office:value-type="float" office:value="47.5" calcext:value-type="float">
            <text:p>47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-1.1" calcext:value-type="float">
            <text:p>-1,1</text:p>
          </table:table-cell>
          <table:table-cell table:formula="of:=SQRT([.B25]^2+[.C25]^2)" office:value-type="float" office:value="0.886381407747252" calcext:value-type="float">
            <text:p>0,886381407747252</text:p>
          </table:table-cell>
          <table:table-cell table:formula="of:=ATAN([.C25]/[.B25])/3.14*180" office:value-type="float" office:value="30.2252311030602" calcext:value-type="float">
            <text:p>30,22523110306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8" calcext:value-type="float">
            <text:p>0,848</text:p>
          </table:table-cell>
          <table:table-cell office:value-type="float" office:value="0.032" calcext:value-type="float">
            <text:p>0,032</text:p>
          </table:table-cell>
          <table:table-cell office:value-type="float" office:value="47.5" calcext:value-type="float">
            <text:p>47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-1.5" calcext:value-type="float">
            <text:p>-1,5</text:p>
          </table:table-cell>
          <table:table-cell table:formula="of:=SQRT([.B26]^2+[.C26]^2)" office:value-type="float" office:value="0.848603558795272" calcext:value-type="float">
            <text:p>0,848603558795272</text:p>
          </table:table-cell>
          <table:table-cell table:formula="of:=ATAN([.C26]/[.B26])/3.14*180" office:value-type="float" office:value="2.1621756191196" calcext:value-type="float">
            <text:p>2,16217561911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1" calcext:value-type="float">
            <text:p>0,671</text:p>
          </table:table-cell>
          <table:table-cell office:value-type="float" office:value="0.451" calcext:value-type="float">
            <text:p>0,451</text:p>
          </table:table-cell>
          <table:table-cell office:value-type="float" office:value="47" calcext:value-type="float">
            <text:p>47</text:p>
          </table:table-cell>
          <table:table-cell office:value-type="float" office:value="-113.5" calcext:value-type="float">
            <text:p>-113,5</text:p>
          </table:table-cell>
          <table:table-cell office:value-type="float" office:value="-1.9" calcext:value-type="float">
            <text:p>-1,9</text:p>
          </table:table-cell>
          <table:table-cell table:formula="of:=SQRT([.B27]^2+[.C27]^2)" office:value-type="float" office:value="0.80848129230057" calcext:value-type="float">
            <text:p>0,80848129230057</text:p>
          </table:table-cell>
          <table:table-cell table:formula="of:=ATAN([.C27]/[.B27])/3.14*180" office:value-type="float" office:value="33.9234747444174" calcext:value-type="float">
            <text:p>33,92347474441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04" calcext:value-type="float">
            <text:p>0,304</text:p>
          </table:table-cell>
          <table:table-cell office:value-type="float" office:value="0.709" calcext:value-type="float">
            <text:p>0,709</text:p>
          </table:table-cell>
          <table:table-cell office:value-type="float" office:value="47" calcext:value-type="float">
            <text:p>47</text:p>
          </table:table-cell>
          <table:table-cell office:value-type="float" office:value="-116.5" calcext:value-type="float">
            <text:p>-116,5</text:p>
          </table:table-cell>
          <table:table-cell office:value-type="float" office:value="-2.3" calcext:value-type="float">
            <text:p>-2,3</text:p>
          </table:table-cell>
          <table:table-cell table:formula="of:=SQRT([.B28]^2+[.C28]^2)" office:value-type="float" office:value="0.771425304225885" calcext:value-type="float">
            <text:p>0,771425304225885</text:p>
          </table:table-cell>
          <table:table-cell table:formula="of:=ATAN([.C28]/[.B28])/3.14*180" office:value-type="float" office:value="66.8255347115255" calcext:value-type="float">
            <text:p>66,82553471152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726" calcext:value-type="float">
            <text:p>0,726</text:p>
          </table:table-cell>
          <table:table-cell office:value-type="float" office:value="46" calcext:value-type="float">
            <text:p>46</text:p>
          </table:table-cell>
          <table:table-cell office:value-type="float" office:value="-117.5" calcext:value-type="float">
            <text:p>-117,5</text:p>
          </table:table-cell>
          <table:table-cell office:value-type="float" office:value="-2.7" calcext:value-type="float">
            <text:p>-2,7</text:p>
          </table:table-cell>
          <table:table-cell table:formula="of:=SQRT([.B29]^2+[.C29]^2)" office:value-type="float" office:value="0.736513407888818" calcext:value-type="float">
            <text:p>0,736513407888818</text:p>
          </table:table-cell>
          <table:table-cell table:formula="of:=ATAN([.C29]/[.B29])/3.14*180" office:value-type="float" office:value="80.348205889922" calcext:value-type="float">
            <text:p>80,3482058899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02" calcext:value-type="float">
            <text:p>0,502</text:p>
          </table:table-cell>
          <table:table-cell office:value-type="float" office:value="0.515" calcext:value-type="float">
            <text:p>0,515</text:p>
          </table:table-cell>
          <table:table-cell office:value-type="float" office:value="43.5" calcext:value-type="float">
            <text:p>43,5</text:p>
          </table:table-cell>
          <table:table-cell office:value-type="float" office:value="-114" calcext:value-type="float">
            <text:p>-114</text:p>
          </table:table-cell>
          <table:table-cell office:value-type="float" office:value="-2.9" calcext:value-type="float">
            <text:p>-2,9</text:p>
          </table:table-cell>
          <table:table-cell table:formula="of:=SQRT([.B30]^2+[.C30]^2)" office:value-type="float" office:value="0.719186345810319" calcext:value-type="float">
            <text:p>0,719186345810319</text:p>
          </table:table-cell>
          <table:table-cell table:formula="of:=ATAN([.C30]/[.B30])/3.14*180" office:value-type="float" office:value="45.7555506560945" calcext:value-type="float">
            <text:p>45,75555065609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3" calcext:value-type="float">
            <text:p>0,703</text:p>
          </table:table-cell>
          <table:table-cell office:value-type="float" office:value="0.097" calcext:value-type="float">
            <text:p>0,097</text:p>
          </table:table-cell>
          <table:table-cell office:value-type="float" office:value="41.5" calcext:value-type="float">
            <text:p>41,5</text:p>
          </table:table-cell>
          <table:table-cell office:value-type="float" office:value="-117" calcext:value-type="float">
            <text:p>-117</text:p>
          </table:table-cell>
          <table:table-cell office:value-type="float" office:value="-3" calcext:value-type="float">
            <text:p>-3</text:p>
          </table:table-cell>
          <table:table-cell table:formula="of:=SQRT([.B31]^2+[.C31]^2)" office:value-type="float" office:value="0.709660482202581" calcext:value-type="float">
            <text:p>0,709660482202581</text:p>
          </table:table-cell>
          <table:table-cell table:formula="of:=ATAN([.C31]/[.B31])/3.14*180" office:value-type="float" office:value="7.86005593495378" calcext:value-type="float">
            <text:p>7,860055934953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4" calcext:value-type="float">
            <text:p>0,564</text:p>
          </table:table-cell>
          <table:table-cell office:value-type="float" office:value="0.397" calcext:value-type="float">
            <text:p>0,397</text:p>
          </table:table-cell>
          <table:table-cell office:value-type="float" office:value="39" calcext:value-type="float">
            <text:p>39</text:p>
          </table:table-cell>
          <table:table-cell office:value-type="float" office:value="-118" calcext:value-type="float">
            <text:p>-118</text:p>
          </table:table-cell>
          <table:table-cell office:value-type="float" office:value="-3.3" calcext:value-type="float">
            <text:p>-3,3</text:p>
          </table:table-cell>
          <table:table-cell table:formula="of:=SQRT([.B32]^2+[.C32]^2)" office:value-type="float" office:value="0.689713708722684" calcext:value-type="float">
            <text:p>0,689713708722684</text:p>
          </table:table-cell>
          <table:table-cell table:formula="of:=ATAN([.C32]/[.B32])/3.14*180" office:value-type="float" office:value="35.1595659779681" calcext:value-type="float">
            <text:p>35,15956597796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44" calcext:value-type="float">
            <text:p>0,044</text:p>
          </table:table-cell>
          <table:table-cell office:value-type="float" office:value="0.596" calcext:value-type="float">
            <text:p>0,596</text:p>
          </table:table-cell>
          <table:table-cell office:value-type="float" office:value="37.5" calcext:value-type="float">
            <text:p>37,5</text:p>
          </table:table-cell>
          <table:table-cell office:value-type="float" office:value="-120" calcext:value-type="float">
            <text:p>-120</text:p>
          </table:table-cell>
          <table:table-cell office:value-type="float" office:value="-4.5" calcext:value-type="float">
            <text:p>-4,5</text:p>
          </table:table-cell>
          <table:table-cell table:formula="of:=SQRT([.B33]^2+[.C33]^2)" office:value-type="float" office:value="0.597621954081341" calcext:value-type="float">
            <text:p>0,597621954081341</text:p>
          </table:table-cell>
          <table:table-cell table:formula="of:=ATAN([.C33]/[.B33])/3.14*180" office:value-type="float" office:value="85.8212775241078" calcext:value-type="float">
            <text:p>85,8212775241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89" calcext:value-type="float">
            <text:p>0,189</text:p>
          </table:table-cell>
          <table:table-cell office:value-type="float" office:value="0" calcext:value-type="float">
            <text:p>0</text:p>
          </table:table-cell>
          <table:table-cell office:value-type="float" office:value="-125.5" calcext:value-type="float">
            <text:p>-125,5</text:p>
          </table:table-cell>
          <table:table-cell office:value-type="float" office:value="-13.2" calcext:value-type="float">
            <text:p>-13,2</text:p>
          </table:table-cell>
          <table:table-cell table:formula="of:=SQRT([.B34]^2+[.C34]^2)" office:value-type="float" office:value="0.218178825737054" calcext:value-type="float">
            <text:p>0,218178825737054</text:p>
          </table:table-cell>
          <table:table-cell table:formula="of:=ATAN([.C34]/[.B34])/3.14*180" office:value-type="float" office:value="60.0575560354596" calcext:value-type="float">
            <text:p>60,05755603545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" calcext:value-type="float">
            <text:p>0,29</text:p>
          </table:table-cell>
          <table:table-cell office:value-type="float" office:value="0.044" calcext:value-type="float">
            <text:p>0,044</text:p>
          </table:table-cell>
          <table:table-cell office:value-type="float" office:value="45" calcext:value-type="float">
            <text:p>45</text:p>
          </table:table-cell>
          <table:table-cell office:value-type="float" office:value="-123" calcext:value-type="float">
            <text:p>-123</text:p>
          </table:table-cell>
          <table:table-cell office:value-type="float" office:value="-10.6" calcext:value-type="float">
            <text:p>-10,6</text:p>
          </table:table-cell>
          <table:table-cell table:formula="of:=SQRT([.B35]^2+[.C35]^2)" office:value-type="float" office:value="0.293318939040765" calcext:value-type="float">
            <text:p>0,293318939040765</text:p>
          </table:table-cell>
          <table:table-cell table:formula="of:=ATAN([.C35]/[.B35])/3.14*180" office:value-type="float" office:value="8.63172906284082" calcext:value-type="float">
            <text:p>8,631729062840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77" calcext:value-type="float">
            <text:p>0,077</text:p>
          </table:table-cell>
          <table:table-cell office:value-type="float" office:value="0.374" calcext:value-type="float">
            <text:p>0,374</text:p>
          </table:table-cell>
          <table:table-cell office:value-type="float" office:value="47" calcext:value-type="float">
            <text:p>47</text:p>
          </table:table-cell>
          <table:table-cell office:value-type="float" office:value="-121" calcext:value-type="float">
            <text:p>-121</text:p>
          </table:table-cell>
          <table:table-cell office:value-type="float" office:value="-8.3" calcext:value-type="float">
            <text:p>-8,3</text:p>
          </table:table-cell>
          <table:table-cell table:formula="of:=SQRT([.B36]^2+[.C36]^2)" office:value-type="float" office:value="0.381844209069615" calcext:value-type="float">
            <text:p>0,381844209069615</text:p>
          </table:table-cell>
          <table:table-cell table:formula="of:=ATAN([.C36]/[.B36])/3.14*180" office:value-type="float" office:value="78.4061145596999" calcext:value-type="float">
            <text:p>78,40611455969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09" calcext:value-type="float">
            <text:p>0,409</text:p>
          </table:table-cell>
          <table:table-cell office:value-type="float" office:value="0.25" calcext:value-type="float">
            <text:p>0,25</text:p>
          </table:table-cell>
          <table:table-cell office:value-type="float" office:value="49" calcext:value-type="float">
            <text:p>49</text:p>
          </table:table-cell>
          <table:table-cell office:value-type="float" office:value="-118.5" calcext:value-type="float">
            <text:p>-118,5</text:p>
          </table:table-cell>
          <table:table-cell office:value-type="float" office:value="-6.4" calcext:value-type="float">
            <text:p>-6,4</text:p>
          </table:table-cell>
          <table:table-cell table:formula="of:=SQRT([.B37]^2+[.C37]^2)" office:value-type="float" office:value="0.47935477467112" calcext:value-type="float">
            <text:p>0,47935477467112</text:p>
          </table:table-cell>
          <table:table-cell table:formula="of:=ATAN([.C37]/[.B37])/3.14*180" office:value-type="float" office:value="31.4511761382001" calcext:value-type="float">
            <text:p>31,4511761382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47" calcext:value-type="float">
            <text:p>0,447</text:p>
          </table:table-cell>
          <table:table-cell office:value-type="float" office:value="0.364" calcext:value-type="float">
            <text:p>0,364</text:p>
          </table:table-cell>
          <table:table-cell office:value-type="float" office:value="48" calcext:value-type="float">
            <text:p>48</text:p>
          </table:table-cell>
          <table:table-cell office:value-type="float" office:value="-112.5" calcext:value-type="float">
            <text:p>-112,5</text:p>
          </table:table-cell>
          <table:table-cell office:value-type="float" office:value="-4.8" calcext:value-type="float">
            <text:p>-4,8</text:p>
          </table:table-cell>
          <table:table-cell table:formula="of:=SQRT([.B38]^2+[.C38]^2)" office:value-type="float" office:value="0.576459018491341" calcext:value-type="float">
            <text:p>0,576459018491341</text:p>
          </table:table-cell>
          <table:table-cell table:formula="of:=ATAN([.C38]/[.B38])/3.14*180" office:value-type="float" office:value="39.176395923071" calcext:value-type="float">
            <text:p>39,1763959230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22" calcext:value-type="float">
            <text:p>0,222</text:p>
          </table:table-cell>
          <table:table-cell office:value-type="float" office:value="0.626" calcext:value-type="float">
            <text:p>0,626</text:p>
          </table:table-cell>
          <table:table-cell office:value-type="float" office:value="50.5" calcext:value-type="float">
            <text:p>50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-3.5" calcext:value-type="float">
            <text:p>-3,5</text:p>
          </table:table-cell>
          <table:table-cell table:formula="of:=SQRT([.B39]^2+[.C39]^2)" office:value-type="float" office:value="0.664198765430951" calcext:value-type="float">
            <text:p>0,664198765430951</text:p>
          </table:table-cell>
          <table:table-cell table:formula="of:=ATAN([.C39]/[.B39])/3.14*180" office:value-type="float" office:value="70.5095803041155" calcext:value-type="float">
            <text:p>70,50958030411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39" calcext:value-type="float">
            <text:p>0,739</text:p>
          </table:table-cell>
          <table:table-cell office:value-type="float" office:value="0.01" calcext:value-type="float">
            <text:p>0,01</text:p>
          </table:table-cell>
          <table:table-cell office:value-type="float" office:value="52.5" calcext:value-type="float">
            <text:p>52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-2.6" calcext:value-type="float">
            <text:p>-2,6</text:p>
          </table:table-cell>
          <table:table-cell table:formula="of:=SQRT([.B40]^2+[.C40]^2)" office:value-type="float" office:value="0.739067655901677" calcext:value-type="float">
            <text:p>0,739067655901677</text:p>
          </table:table-cell>
          <table:table-cell table:formula="of:=ATAN([.C40]/[.B40])/3.14*180" office:value-type="float" office:value="0.775660923397326" calcext:value-type="float">
            <text:p>0,7756609233973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01" calcext:value-type="float">
            <text:p>0,301</text:p>
          </table:table-cell>
          <table:table-cell office:value-type="float" office:value="0.74" calcext:value-type="float">
            <text:p>0,74</text:p>
          </table:table-cell>
          <table:table-cell office:value-type="float" office:value="53.5" calcext:value-type="float">
            <text:p>53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-1.9" calcext:value-type="float">
            <text:p>-1,9</text:p>
          </table:table-cell>
          <table:table-cell table:formula="of:=SQRT([.B41]^2+[.C41]^2)" office:value-type="float" office:value="0.798874833750569" calcext:value-type="float">
            <text:p>0,798874833750569</text:p>
          </table:table-cell>
          <table:table-cell table:formula="of:=ATAN([.C41]/[.B41])/3.14*180" office:value-type="float" office:value="67.900056564647" calcext:value-type="float">
            <text:p>67,9000565646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01" calcext:value-type="float">
            <text:p>0,601</text:p>
          </table:table-cell>
          <table:table-cell office:value-type="float" office:value="0.593" calcext:value-type="float">
            <text:p>0,593</text:p>
          </table:table-cell>
          <table:table-cell office:value-type="float" office:value="54" calcext:value-type="float">
            <text:p>54</text:p>
          </table:table-cell>
          <table:table-cell office:value-type="float" office:value="-116" calcext:value-type="float">
            <text:p>-116</text:p>
          </table:table-cell>
          <table:table-cell office:value-type="float" office:value="-1.4" calcext:value-type="float">
            <text:p>-1,4</text:p>
          </table:table-cell>
          <table:table-cell table:formula="of:=SQRT([.B42]^2+[.C42]^2)" office:value-type="float" office:value="0.844304447459564" calcext:value-type="float">
            <text:p>0,844304447459564</text:p>
          </table:table-cell>
          <table:table-cell table:formula="of:=ATAN([.C42]/[.B42])/3.14*180" office:value-type="float" office:value="44.638744365425" calcext:value-type="float">
            <text:p>44,638744365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18" calcext:value-type="float">
            <text:p>0,818</text:p>
          </table:table-cell>
          <table:table-cell office:value-type="float" office:value="0.326" calcext:value-type="float">
            <text:p>0,326</text:p>
          </table:table-cell>
          <table:table-cell office:value-type="float" office:value="55" calcext:value-type="float">
            <text:p>55</text:p>
          </table:table-cell>
          <table:table-cell office:value-type="float" office:value="-116.5" calcext:value-type="float">
            <text:p>-116,5</text:p>
          </table:table-cell>
          <table:table-cell office:value-type="float" office:value="-1.1" calcext:value-type="float">
            <text:p>-1,1</text:p>
          </table:table-cell>
          <table:table-cell table:formula="of:=SQRT([.B43]^2+[.C43]^2)" office:value-type="float" office:value="0.880567998510053" calcext:value-type="float">
            <text:p>0,880567998510053</text:p>
          </table:table-cell>
          <table:table-cell table:formula="of:=ATAN([.C43]/[.B43])/3.14*180" office:value-type="float" office:value="21.739935031335" calcext:value-type="float">
            <text:p>21,7399350313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5" calcext:value-type="float">
            <text:p>0,045</text:p>
          </table:table-cell>
          <table:table-cell office:value-type="float" office:value="0.907" calcext:value-type="float">
            <text:p>0,907</text:p>
          </table:table-cell>
          <table:table-cell office:value-type="float" office:value="55" calcext:value-type="float">
            <text:p>55</text:p>
          </table:table-cell>
          <table:table-cell office:value-type="float" office:value="-116" calcext:value-type="float">
            <text:p>-116</text:p>
          </table:table-cell>
          <table:table-cell office:value-type="float" office:value="0.8" calcext:value-type="float">
            <text:p>0,8</text:p>
          </table:table-cell>
          <table:table-cell table:formula="of:=SQRT([.B44]^2+[.C44]^2)" office:value-type="float" office:value="0.908115631403843" calcext:value-type="float">
            <text:p>0,908115631403843</text:p>
          </table:table-cell>
          <table:table-cell table:formula="of:=ATAN([.C44]/[.B44])/3.14*180" office:value-type="float" office:value="87.203858428131" calcext:value-type="float">
            <text:p>87,2038584281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19" calcext:value-type="float">
            <text:p>0,819</text:p>
          </table:table-cell>
          <table:table-cell office:value-type="float" office:value="0.443" calcext:value-type="float">
            <text:p>0,443</text:p>
          </table:table-cell>
          <table:table-cell office:value-type="float" office:value="56.5" calcext:value-type="float">
            <text:p>56,5</text:p>
          </table:table-cell>
          <table:table-cell office:value-type="float" office:value="-116" calcext:value-type="float">
            <text:p>-116</text:p>
          </table:table-cell>
          <table:table-cell office:value-type="float" office:value="0.6" calcext:value-type="float">
            <text:p>0,6</text:p>
          </table:table-cell>
          <table:table-cell table:formula="of:=SQRT([.B45]^2+[.C45]^2)" office:value-type="float" office:value="0.931133717572294" calcext:value-type="float">
            <text:p>0,931133717572294</text:p>
          </table:table-cell>
          <table:table-cell table:formula="of:=ATAN([.C45]/[.B45])/3.14*180" office:value-type="float" office:value="28.4235220225131" calcext:value-type="float">
            <text:p>28,42352202251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76" calcext:value-type="float">
            <text:p>0,776</text:p>
          </table:table-cell>
          <table:table-cell office:value-type="float" office:value="0.549" calcext:value-type="float">
            <text:p>0,549</text:p>
          </table:table-cell>
          <table:table-cell office:value-type="float" office:value="56.5" calcext:value-type="float">
            <text:p>56,5</text:p>
          </table:table-cell>
          <table:table-cell office:value-type="float" office:value="-117" calcext:value-type="float">
            <text:p>-117</text:p>
          </table:table-cell>
          <table:table-cell office:value-type="float" office:value="0.4" calcext:value-type="float">
            <text:p>0,4</text:p>
          </table:table-cell>
          <table:table-cell table:formula="of:=SQRT([.B46]^2+[.C46]^2)" office:value-type="float" office:value="0.95056667309558" calcext:value-type="float">
            <text:p>0,95056667309558</text:p>
          </table:table-cell>
          <table:table-cell table:formula="of:=ATAN([.C46]/[.B46])/3.14*180" office:value-type="float" office:value="35.2963163686452" calcext:value-type="float">
            <text:p>35,29631636864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" calcext:value-type="float">
            <text:p>0,14</text:p>
          </table:table-cell>
          <table:table-cell office:value-type="float" office:value="0.956" calcext:value-type="float">
            <text:p>0,956</text:p>
          </table:table-cell>
          <table:table-cell office:value-type="float" office:value="57" calcext:value-type="float">
            <text:p>57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3" calcext:value-type="float">
            <text:p>0,3</text:p>
          </table:table-cell>
          <table:table-cell table:formula="of:=SQRT([.B47]^2+[.C47]^2)" office:value-type="float" office:value="0.966196667350907" calcext:value-type="float">
            <text:p>0,966196667350907</text:p>
          </table:table-cell>
          <table:table-cell table:formula="of:=ATAN([.C47]/[.B47])/3.14*180" office:value-type="float" office:value="81.7100487560981" calcext:value-type="float">
            <text:p>81,71004875609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6" calcext:value-type="float">
            <text:p>0,926</text:p>
          </table:table-cell>
          <table:table-cell office:value-type="float" office:value="0.322" calcext:value-type="float">
            <text:p>0,322</text:p>
          </table:table-cell>
          <table:table-cell office:value-type="float" office:value="57.5" calcext:value-type="float">
            <text:p>57,5</text:p>
          </table:table-cell>
          <table:table-cell office:value-type="float" office:value="-116" calcext:value-type="float">
            <text:p>-116</text:p>
          </table:table-cell>
          <table:table-cell office:value-type="float" office:value="0.2" calcext:value-type="float">
            <text:p>0,2</text:p>
          </table:table-cell>
          <table:table-cell table:formula="of:=SQRT([.B48]^2+[.C48]^2)" office:value-type="float" office:value="0.980387678421144" calcext:value-type="float">
            <text:p>0,980387678421144</text:p>
          </table:table-cell>
          <table:table-cell table:formula="of:=ATAN([.C48]/[.B48])/3.14*180" office:value-type="float" office:value="19.183933615109" calcext:value-type="float">
            <text:p>19,1839336151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28" calcext:value-type="float">
            <text:p>0,728</text:p>
          </table:table-cell>
          <table:table-cell office:value-type="float" office:value="0.676" calcext:value-type="float">
            <text:p>0,676</text:p>
          </table:table-cell>
          <table:table-cell office:value-type="float" office:value="57" calcext:value-type="float">
            <text:p>57</text:p>
          </table:table-cell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  <table:table-cell table:formula="of:=SQRT([.B49]^2+[.C49]^2)" office:value-type="float" office:value="0.993458605076226" calcext:value-type="float">
            <text:p>0,993458605076226</text:p>
          </table:table-cell>
          <table:table-cell table:formula="of:=ATAN([.C49]/[.B49])/3.14*180" office:value-type="float" office:value="42.9006524058068" calcext:value-type="float">
            <text:p>42,90065240580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51" calcext:value-type="float">
            <text:p>0,251</text:p>
          </table:table-cell>
          <table:table-cell office:value-type="float" office:value="0.974" calcext:value-type="float">
            <text:p>0,974</text:p>
          </table:table-cell>
          <table:table-cell office:value-type="float" office:value="57.5" calcext:value-type="float">
            <text:p>57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1" calcext:value-type="float">
            <text:p>0,1</text:p>
          </table:table-cell>
          <table:table-cell table:formula="of:=SQRT([.B50]^2+[.C50]^2)" office:value-type="float" office:value="1.00582155475015" calcext:value-type="float">
            <text:p>1,00582155475015</text:p>
          </table:table-cell>
          <table:table-cell table:formula="of:=ATAN([.C50]/[.B50])/3.14*180" office:value-type="float" office:value="75.5875974664997" calcext:value-type="float">
            <text:p>75,58759746649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85" calcext:value-type="float">
            <text:p>0,985</text:p>
          </table:table-cell>
          <table:table-cell office:value-type="float" office:value="0.251" calcext:value-type="float">
            <text:p>0,251</text:p>
          </table:table-cell>
          <table:table-cell office:value-type="float" office:value="58" calcext:value-type="float">
            <text:p>58</text:p>
          </table:table-cell>
          <table:table-cell office:value-type="float" office:value="-117" calcext:value-type="float">
            <text:p>-117</text:p>
          </table:table-cell>
          <table:table-cell office:value-type="float" office:value="0.2" calcext:value-type="float">
            <text:p>0,2</text:p>
          </table:table-cell>
          <table:table-cell table:formula="of:=SQRT([.B51]^2+[.C51]^2)" office:value-type="float" office:value="1.01647725011433" calcext:value-type="float">
            <text:p>1,01647725011433</text:p>
          </table:table-cell>
          <table:table-cell table:formula="of:=ATAN([.C51]/[.B51])/3.14*180" office:value-type="float" office:value="14.3032446279101" calcext:value-type="float">
            <text:p>14,3032446279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05" calcext:value-type="float">
            <text:p>0,705</text:p>
          </table:table-cell>
          <table:table-cell office:value-type="float" office:value="0.746" calcext:value-type="float">
            <text:p>0,746</text:p>
          </table:table-cell>
          <table:table-cell office:value-type="float" office:value="58" calcext:value-type="float">
            <text:p>58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2" calcext:value-type="float">
            <text:p>0,2</text:p>
          </table:table-cell>
          <table:table-cell table:formula="of:=SQRT([.B52]^2+[.C52]^2)" office:value-type="float" office:value="1.02642145340011" calcext:value-type="float">
            <text:p>1,02642145340011</text:p>
          </table:table-cell>
          <table:table-cell table:formula="of:=ATAN([.C52]/[.B52])/3.14*180" office:value-type="float" office:value="46.6421859593052" calcext:value-type="float">
            <text:p>46,6421859593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07" calcext:value-type="float">
            <text:p>0,307</text:p>
          </table:table-cell>
          <table:table-cell office:value-type="float" office:value="0.99" calcext:value-type="float">
            <text:p>0,99</text:p>
          </table:table-cell>
          <table:table-cell office:value-type="float" office:value="58.5" calcext:value-type="float">
            <text:p>58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3" calcext:value-type="float">
            <text:p>0,3</text:p>
          </table:table-cell>
          <table:table-cell table:formula="of:=SQRT([.B53]^2+[.C53]^2)" office:value-type="float" office:value="1.03650808004569" calcext:value-type="float">
            <text:p>1,03650808004569</text:p>
          </table:table-cell>
          <table:table-cell table:formula="of:=ATAN([.C53]/[.B53])/3.14*180" office:value-type="float" office:value="72.8081945709146" calcext:value-type="float">
            <text:p>72,80819457091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.02" calcext:value-type="float">
            <text:p>-1,02</text:p>
          </table:table-cell>
          <table:table-cell office:value-type="float" office:value="0.224" calcext:value-type="float">
            <text:p>0,224</text:p>
          </table:table-cell>
          <table:table-cell office:value-type="float" office:value="58.5" calcext:value-type="float">
            <text:p>58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4" calcext:value-type="float">
            <text:p>0,4</text:p>
          </table:table-cell>
          <table:table-cell table:formula="of:=SQRT([.B54]^2+[.C54]^2)" office:value-type="float" office:value="1.04430646842773" calcext:value-type="float">
            <text:p>1,04430646842773</text:p>
          </table:table-cell>
          <table:table-cell table:formula="of:=ATAN([.C54]/[.B54])/3.14*180" office:value-type="float" office:value="-12.3922674744135" calcext:value-type="float">
            <text:p>-12,39226747441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09" calcext:value-type="float">
            <text:p>0,709</text:p>
          </table:table-cell>
          <table:table-cell office:value-type="float" office:value="0.779" calcext:value-type="float">
            <text:p>0,779</text:p>
          </table:table-cell>
          <table:table-cell office:value-type="float" office:value="58.5" calcext:value-type="float">
            <text:p>58,5</text:p>
          </table:table-cell>
          <table:table-cell office:value-type="float" office:value="-117" calcext:value-type="float">
            <text:p>-117</text:p>
          </table:table-cell>
          <table:table-cell office:value-type="float" office:value="0.5" calcext:value-type="float">
            <text:p>0,5</text:p>
          </table:table-cell>
          <table:table-cell table:formula="of:=SQRT([.B55]^2+[.C55]^2)" office:value-type="float" office:value="1.05333850209702" calcext:value-type="float">
            <text:p>1,05333850209702</text:p>
          </table:table-cell>
          <table:table-cell table:formula="of:=ATAN([.C55]/[.B55])/3.14*180" office:value-type="float" office:value="47.7175710607048" calcext:value-type="float">
            <text:p>47,71757106070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21" calcext:value-type="float">
            <text:p>0,321</text:p>
          </table:table-cell>
          <table:table-cell office:value-type="float" office:value="1.011" calcext:value-type="float">
            <text:p>1,011</text:p>
          </table:table-cell>
          <table:table-cell office:value-type="float" office:value="59" calcext:value-type="float">
            <text:p>59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5" calcext:value-type="float">
            <text:p>0,5</text:p>
          </table:table-cell>
          <table:table-cell table:formula="of:=SQRT([.B56]^2+[.C56]^2)" office:value-type="float" office:value="1.06073653656316" calcext:value-type="float">
            <text:p>1,06073653656316</text:p>
          </table:table-cell>
          <table:table-cell table:formula="of:=ATAN([.C56]/[.B56])/3.14*180" office:value-type="float" office:value="72.4216852892531" calcext:value-type="float">
            <text:p>72,42168528925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42" calcext:value-type="float">
            <text:p>1,042</text:p>
          </table:table-cell>
          <table:table-cell office:value-type="float" office:value="0.235" calcext:value-type="float">
            <text:p>0,235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6" calcext:value-type="float">
            <text:p>0,6</text:p>
          </table:table-cell>
          <table:table-cell table:formula="of:=SQRT([.B57]^2+[.C57]^2)" office:value-type="float" office:value="1.06817086648158" calcext:value-type="float">
            <text:p>1,06817086648158</text:p>
          </table:table-cell>
          <table:table-cell table:formula="of:=ATAN([.C57]/[.B57])/3.14*180" office:value-type="float" office:value="12.7156117503073" calcext:value-type="float">
            <text:p>12,71561175030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5" calcext:value-type="float">
            <text:p>0,735</text:p>
          </table:table-cell>
          <table:table-cell office:value-type="float" office:value="0.784" calcext:value-type="float">
            <text:p>0,784</text:p>
          </table:table-cell>
          <table:table-cell office:value-type="float" office:value="58.5" calcext:value-type="float">
            <text:p>58,5</text:p>
          </table:table-cell>
          <table:table-cell office:value-type="float" office:value="-117" calcext:value-type="float">
            <text:p>-117</text:p>
          </table:table-cell>
          <table:table-cell office:value-type="float" office:value="0.6" calcext:value-type="float">
            <text:p>0,6</text:p>
          </table:table-cell>
          <table:table-cell table:formula="of:=SQRT([.B58]^2+[.C58]^2)" office:value-type="float" office:value="1.0746538977736" calcext:value-type="float">
            <text:p>1,0746538977736</text:p>
          </table:table-cell>
          <table:table-cell table:formula="of:=ATAN([.C58]/[.B58])/3.14*180" office:value-type="float" office:value="46.871372054104" calcext:value-type="float">
            <text:p>46,8713720541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-1.038" calcext:value-type="float">
            <text:p>-1,038</text:p>
          </table:table-cell>
          <table:table-cell office:value-type="float" office:value="59" calcext:value-type="float">
            <text:p>59</text:p>
          </table:table-cell>
          <table:table-cell office:value-type="float" office:value="-116" calcext:value-type="float">
            <text:p>-116</text:p>
          </table:table-cell>
          <table:table-cell office:value-type="float" office:value="0.7" calcext:value-type="float">
            <text:p>0,7</text:p>
          </table:table-cell>
          <table:table-cell table:formula="of:=SQRT([.B59]^2+[.C59]^2)" office:value-type="float" office:value="1.08048322522842" calcext:value-type="float">
            <text:p>1,08048322522842</text:p>
          </table:table-cell>
          <table:table-cell table:formula="of:=ATAN([.C59]/[.B59])/3.14*180" office:value-type="float" office:value="-73.9172620451254" calcext:value-type="float">
            <text:p>-73,91726204512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051" calcext:value-type="float">
            <text:p>-1,051</text:p>
          </table:table-cell>
          <table:table-cell office:value-type="float" office:value="0.274" calcext:value-type="float">
            <text:p>0,274</text:p>
          </table:table-cell>
          <table:table-cell office:value-type="float" office:value="59.5" calcext:value-type="float">
            <text:p>59,5</text:p>
          </table:table-cell>
          <table:table-cell office:value-type="float" office:value="-117" calcext:value-type="float">
            <text:p>-117</text:p>
          </table:table-cell>
          <table:table-cell office:value-type="float" office:value="0.7" calcext:value-type="float">
            <text:p>0,7</text:p>
          </table:table-cell>
          <table:table-cell table:formula="of:=SQRT([.B60]^2+[.C60]^2)" office:value-type="float" office:value="1.08612936614383" calcext:value-type="float">
            <text:p>1,08612936614383</text:p>
          </table:table-cell>
          <table:table-cell table:formula="of:=ATAN([.C60]/[.B60])/3.14*180" office:value-type="float" office:value="-14.6194081883554" calcext:value-type="float">
            <text:p>-14,61940818835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81" calcext:value-type="float">
            <text:p>0,781</text:p>
          </table:table-cell>
          <table:table-cell office:value-type="float" office:value="0.763" calcext:value-type="float">
            <text:p>0,763</text:p>
          </table:table-cell>
          <table:table-cell office:value-type="float" office:value="59" calcext:value-type="float">
            <text:p>59</text:p>
          </table:table-cell>
          <table:table-cell office:value-type="float" office:value="-117" calcext:value-type="float">
            <text:p>-117</text:p>
          </table:table-cell>
          <table:table-cell office:value-type="float" office:value="0.8" calcext:value-type="float">
            <text:p>0,8</text:p>
          </table:table-cell>
          <table:table-cell table:formula="of:=SQRT([.B61]^2+[.C61]^2)" office:value-type="float" office:value="1.09184705888691" calcext:value-type="float">
            <text:p>1,09184705888691</text:p>
          </table:table-cell>
          <table:table-cell table:formula="of:=ATAN([.C61]/[.B61])/3.14*180" office:value-type="float" office:value="44.35456015105" calcext:value-type="float">
            <text:p>44,354560151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1" calcext:value-type="float">
            <text:p>0,251</text:p>
          </table:table-cell>
          <table:table-cell office:value-type="float" office:value="1.067" calcext:value-type="float">
            <text:p>1,067</text:p>
          </table:table-cell>
          <table:table-cell office:value-type="float" office:value="59" calcext:value-type="float">
            <text:p>59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8" calcext:value-type="float">
            <text:p>0,8</text:p>
          </table:table-cell>
          <table:table-cell table:formula="of:=SQRT([.B62]^2+[.C62]^2)" office:value-type="float" office:value="1.09612499287262" calcext:value-type="float">
            <text:p>1,09612499287262</text:p>
          </table:table-cell>
          <table:table-cell table:formula="of:=ATAN([.C62]/[.B62])/3.14*180" office:value-type="float" office:value="76.8014081664697" calcext:value-type="float">
            <text:p>76,8014081664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46" calcext:value-type="float">
            <text:p>1,046</text:p>
          </table:table-cell>
          <table:table-cell office:value-type="float" office:value="0.34" calcext:value-type="float">
            <text:p>0,34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8" calcext:value-type="float">
            <text:p>0,8</text:p>
          </table:table-cell>
          <table:table-cell table:formula="of:=SQRT([.B63]^2+[.C63]^2)" office:value-type="float" office:value="1.09987090151526" calcext:value-type="float">
            <text:p>1,09987090151526</text:p>
          </table:table-cell>
          <table:table-cell table:formula="of:=ATAN([.C63]/[.B63])/3.14*180" office:value-type="float" office:value="18.0157719542495" calcext:value-type="float">
            <text:p>18,01577195424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9" calcext:value-type="float">
            <text:p>0,839</text:p>
          </table:table-cell>
          <table:table-cell office:value-type="float" office:value="0.719" calcext:value-type="float">
            <text:p>0,719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9" calcext:value-type="float">
            <text:p>0,9</text:p>
          </table:table-cell>
          <table:table-cell table:formula="of:=SQRT([.B64]^2+[.C64]^2)" office:value-type="float" office:value="1.10493529222303" calcext:value-type="float">
            <text:p>1,10493529222303</text:p>
          </table:table-cell>
          <table:table-cell table:formula="of:=ATAN([.C64]/[.B64])/3.14*180" office:value-type="float" office:value="40.6162609567396" calcext:value-type="float">
            <text:p>40,61626095673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76" calcext:value-type="float">
            <text:p>0,176</text:p>
          </table:table-cell>
          <table:table-cell office:value-type="float" office:value="-1.095" calcext:value-type="float">
            <text:p>-1,095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9" calcext:value-type="float">
            <text:p>0,9</text:p>
          </table:table-cell>
          <table:table-cell table:formula="of:=SQRT([.B65]^2+[.C65]^2)" office:value-type="float" office:value="1.10905410147567" calcext:value-type="float">
            <text:p>1,10905410147567</text:p>
          </table:table-cell>
          <table:table-cell table:formula="of:=ATAN([.C65]/[.B65])/3.14*180" office:value-type="float" office:value="-80.9099305595967" calcext:value-type="float">
            <text:p>-80,90993055959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.028" calcext:value-type="float">
            <text:p>-1,028</text:p>
          </table:table-cell>
          <table:table-cell office:value-type="float" office:value="0.425" calcext:value-type="float">
            <text:p>0,425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0.9" calcext:value-type="float">
            <text:p>0,9</text:p>
          </table:table-cell>
          <table:table-cell table:formula="of:=SQRT([.B66]^2+[.C66]^2)" office:value-type="float" office:value="1.11238887085407" calcext:value-type="float">
            <text:p>1,11238887085407</text:p>
          </table:table-cell>
          <table:table-cell table:formula="of:=ATAN([.C66]/[.B66])/3.14*180" office:value-type="float" office:value="-22.4727745021778" calcext:value-type="float">
            <text:p>-22,47277450217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05" calcext:value-type="float">
            <text:p>0,905</text:p>
          </table:table-cell>
          <table:table-cell office:value-type="float" office:value="0.653" calcext:value-type="float">
            <text:p>0,653</text:p>
          </table:table-cell>
          <table:table-cell office:value-type="float" office:value="59" calcext:value-type="float">
            <text:p>59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  <table:table-cell table:formula="of:=SQRT([.B67]^2+[.C67]^2)" office:value-type="float" office:value="1.11599014332565" calcext:value-type="float">
            <text:p>1,11599014332565</text:p>
          </table:table-cell>
          <table:table-cell table:formula="of:=ATAN([.C67]/[.B67])/3.14*180" office:value-type="float" office:value="35.8303824445793" calcext:value-type="float">
            <text:p>35,83038244457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8" calcext:value-type="float">
            <text:p>0,078</text:p>
          </table:table-cell>
          <table:table-cell office:value-type="float" office:value="1.116" calcext:value-type="float">
            <text:p>1,116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1" calcext:value-type="float">
            <text:p>1</text:p>
          </table:table-cell>
          <table:table-cell table:formula="of:=SQRT([.B68]^2+[.C68]^2)" office:value-type="float" office:value="1.11872248569518" calcext:value-type="float">
            <text:p>1,11872248569518</text:p>
          </table:table-cell>
          <table:table-cell table:formula="of:=ATAN([.C68]/[.B68])/3.14*180" office:value-type="float" office:value="86.04557934251" calcext:value-type="float">
            <text:p>86,045579342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2" calcext:value-type="float">
            <text:p>0,992</text:p>
          </table:table-cell>
          <table:table-cell office:value-type="float" office:value="0.524" calcext:value-type="float">
            <text:p>0,524</text:p>
          </table:table-cell>
          <table:table-cell office:value-type="float" office:value="59" calcext:value-type="float">
            <text:p>59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  <table:table-cell table:formula="of:=SQRT([.B69]^2+[.C69]^2)" office:value-type="float" office:value="1.12189126032784" calcext:value-type="float">
            <text:p>1,12189126032784</text:p>
          </table:table-cell>
          <table:table-cell table:formula="of:=ATAN([.C69]/[.B69])/3.14*180" office:value-type="float" office:value="27.8582931984441" calcext:value-type="float">
            <text:p>27,85829319844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3" calcext:value-type="float">
            <text:p>0,973</text:p>
          </table:table-cell>
          <table:table-cell office:value-type="float" office:value="0.565" calcext:value-type="float">
            <text:p>0,565</text:p>
          </table:table-cell>
          <table:table-cell office:value-type="float" office:value="59" calcext:value-type="float">
            <text:p>59</text:p>
          </table:table-cell>
          <table:table-cell office:value-type="float" office:value="-116.5" calcext:value-type="float">
            <text:p>-116,5</text:p>
          </table:table-cell>
          <table:table-cell office:value-type="float" office:value="1" calcext:value-type="float">
            <text:p>1</text:p>
          </table:table-cell>
          <table:table-cell table:formula="of:=SQRT([.B70]^2+[.C70]^2)" office:value-type="float" office:value="1.12514621272082" calcext:value-type="float">
            <text:p>1,12514621272082</text:p>
          </table:table-cell>
          <table:table-cell table:formula="of:=ATAN([.C70]/[.B70])/3.14*180" office:value-type="float" office:value="30.1580949892411" calcext:value-type="float">
            <text:p>30,15809498924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7" calcext:value-type="float">
            <text:p>0,037</text:p>
          </table:table-cell>
          <table:table-cell office:value-type="float" office:value="-1.126" calcext:value-type="float">
            <text:p>-1,126</text:p>
          </table:table-cell>
          <table:table-cell office:value-type="float" office:value="59.5" calcext:value-type="float">
            <text:p>59,5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  <table:table-cell table:formula="of:=SQRT([.B71]^2+[.C71]^2)" office:value-type="float" office:value="1.12660774007638" calcext:value-type="float">
            <text:p>1,12660774007638</text:p>
          </table:table-cell>
          <table:table-cell table:formula="of:=ATAN([.C71]/[.B71])/3.14*180" office:value-type="float" office:value="-88.1626508997246" calcext:value-type="float">
            <text:p>-88,16265089972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5" calcext:value-type="float">
            <text:p>0,935</text:p>
          </table:table-cell>
          <table:table-cell office:value-type="float" office:value="0.633" calcext:value-type="float">
            <text:p>0,633</text:p>
          </table:table-cell>
          <table:table-cell office:value-type="float" office:value="59" calcext:value-type="float">
            <text:p>59</text:p>
          </table:table-cell>
          <table:table-cell office:value-type="float" office:value="-116.5" calcext:value-type="float">
            <text:p>-116,5</text:p>
          </table:table-cell>
          <table:table-cell office:value-type="float" office:value="1.1" calcext:value-type="float">
            <text:p>1,1</text:p>
          </table:table-cell>
          <table:table-cell table:formula="of:=SQRT([.B72]^2+[.C72]^2)" office:value-type="float" office:value="1.12912089698136" calcext:value-type="float">
            <text:p>1,12912089698136</text:p>
          </table:table-cell>
          <table:table-cell table:formula="of:=ATAN([.C72]/[.B72])/3.14*180" office:value-type="float" office:value="34.1155054732218" calcext:value-type="float">
            <text:p>34,11550547322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.035" calcext:value-type="float">
            <text:p>-1,035</text:p>
          </table:table-cell>
          <table:table-cell office:value-type="float" office:value="0.455" calcext:value-type="float">
            <text:p>0,455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1.1" calcext:value-type="float">
            <text:p>1,1</text:p>
          </table:table-cell>
          <table:table-cell table:formula="of:=SQRT([.B73]^2+[.C73]^2)" office:value-type="float" office:value="1.13059718733066" calcext:value-type="float">
            <text:p>1,13059718733066</text:p>
          </table:table-cell>
          <table:table-cell table:formula="of:=ATAN([.C73]/[.B73])/3.14*180" office:value-type="float" office:value="-23.7429768381716" calcext:value-type="float">
            <text:p>-23,74297683817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68" calcext:value-type="float">
            <text:p>0,168</text:p>
          </table:table-cell>
          <table:table-cell office:value-type="float" office:value="1.121" calcext:value-type="float">
            <text:p>1,121</text:p>
          </table:table-cell>
          <table:table-cell office:value-type="float" office:value="58.5" calcext:value-type="float">
            <text:p>58,5</text:p>
          </table:table-cell>
          <table:table-cell office:value-type="float" office:value="-116" calcext:value-type="float">
            <text:p>-116</text:p>
          </table:table-cell>
          <table:table-cell office:value-type="float" office:value="1.1" calcext:value-type="float">
            <text:p>1,1</text:p>
          </table:table-cell>
          <table:table-cell table:formula="of:=SQRT([.B74]^2+[.C74]^2)" office:value-type="float" office:value="1.13351885736409" calcext:value-type="float">
            <text:p>1,13351885736409</text:p>
          </table:table-cell>
          <table:table-cell table:formula="of:=ATAN([.C74]/[.B74])/3.14*180" office:value-type="float" office:value="81.5180587107164" calcext:value-type="float">
            <text:p>81,51805871071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58" calcext:value-type="float">
            <text:p>0,858</text:p>
          </table:table-cell>
          <table:table-cell office:value-type="float" office:value="0.743" calcext:value-type="float">
            <text:p>0,743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1" calcext:value-type="float">
            <text:p>1,1</text:p>
          </table:table-cell>
          <table:table-cell table:formula="of:=SQRT([.B75]^2+[.C75]^2)" office:value-type="float" office:value="1.13499471364408" calcext:value-type="float">
            <text:p>1,13499471364408</text:p>
          </table:table-cell>
          <table:table-cell table:formula="of:=ATAN([.C75]/[.B75])/3.14*180" office:value-type="float" office:value="40.9122351702416" calcext:value-type="float">
            <text:p>40,912235170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89" calcext:value-type="float">
            <text:p>1,089</text:p>
          </table:table-cell>
          <table:table-cell office:value-type="float" office:value="0.325" calcext:value-type="float">
            <text:p>0,325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1" calcext:value-type="float">
            <text:p>1,1</text:p>
          </table:table-cell>
          <table:table-cell table:formula="of:=SQRT([.B76]^2+[.C76]^2)" office:value-type="float" office:value="1.13646205391997" calcext:value-type="float">
            <text:p>1,13646205391997</text:p>
          </table:table-cell>
          <table:table-cell table:formula="of:=ATAN([.C76]/[.B76])/3.14*180" office:value-type="float" office:value="16.6255801884875" calcext:value-type="float">
            <text:p>16,6255801884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1" calcext:value-type="float">
            <text:p>0,31</text:p>
          </table:table-cell>
          <table:table-cell office:value-type="float" office:value="-1.095" calcext:value-type="float">
            <text:p>-1,095</text:p>
          </table:table-cell>
          <table:table-cell office:value-type="float" office:value="59" calcext:value-type="float">
            <text:p>59</text:p>
          </table:table-cell>
          <table:table-cell office:value-type="float" office:value="-116" calcext:value-type="float">
            <text:p>-116</text:p>
          </table:table-cell>
          <table:table-cell office:value-type="float" office:value="1.1" calcext:value-type="float">
            <text:p>1,1</text:p>
          </table:table-cell>
          <table:table-cell table:formula="of:=SQRT([.B77]^2+[.C77]^2)" office:value-type="float" office:value="1.13803558819573" calcext:value-type="float">
            <text:p>1,13803558819573</text:p>
          </table:table-cell>
          <table:table-cell table:formula="of:=ATAN([.C77]/[.B77])/3.14*180" office:value-type="float" office:value="-74.2305476354723" calcext:value-type="float">
            <text:p>-74,23054763547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7" calcext:value-type="float">
            <text:p>0,757</text:p>
          </table:table-cell>
          <table:table-cell office:value-type="float" office:value="0.852" calcext:value-type="float">
            <text:p>0,852</text:p>
          </table:table-cell>
          <table:table-cell office:value-type="float" office:value="59.5" calcext:value-type="float">
            <text:p>59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2" calcext:value-type="float">
            <text:p>1,2</text:p>
          </table:table-cell>
          <table:table-cell table:formula="of:=SQRT([.B78]^2+[.C78]^2)" office:value-type="float" office:value="1.13971619274274" calcext:value-type="float">
            <text:p>1,13971619274274</text:p>
          </table:table-cell>
          <table:table-cell table:formula="of:=ATAN([.C78]/[.B78])/3.14*180" office:value-type="float" office:value="48.4035237671532" calcext:value-type="float">
            <text:p>48,40352376715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127" calcext:value-type="float">
            <text:p>-1,127</text:p>
          </table:table-cell>
          <table:table-cell office:value-type="float" office:value="0.179" calcext:value-type="float">
            <text:p>0,179</text:p>
          </table:table-cell>
          <table:table-cell office:value-type="float" office:value="59" calcext:value-type="float">
            <text:p>59</text:p>
          </table:table-cell>
          <table:table-cell office:value-type="float" office:value="-116.5" calcext:value-type="float">
            <text:p>-116,5</text:p>
          </table:table-cell>
          <table:table-cell office:value-type="float" office:value="1.2" calcext:value-type="float">
            <text:p>1,2</text:p>
          </table:table-cell>
          <table:table-cell table:formula="of:=SQRT([.B79]^2+[.C79]^2)" office:value-type="float" office:value="1.14112663626786" calcext:value-type="float">
            <text:p>1,14112663626786</text:p>
          </table:table-cell>
          <table:table-cell table:formula="of:=ATAN([.C79]/[.B79])/3.14*180" office:value-type="float" office:value="-9.02940984808677" calcext:value-type="float">
            <text:p>-9,029409848086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57" calcext:value-type="float">
            <text:p>0,457</text:p>
          </table:table-cell>
          <table:table-cell office:value-type="float" office:value="1.046" calcext:value-type="float">
            <text:p>1,046</text:p>
          </table:table-cell>
          <table:table-cell office:value-type="float" office:value="59" calcext:value-type="float">
            <text:p>59</text:p>
          </table:table-cell>
          <table:table-cell office:value-type="float" office:value="-116.5" calcext:value-type="float">
            <text:p>-116,5</text:p>
          </table:table-cell>
          <table:table-cell office:value-type="float" office:value="1.2" calcext:value-type="float">
            <text:p>1,2</text:p>
          </table:table-cell>
          <table:table-cell table:formula="of:=SQRT([.B80]^2+[.C80]^2)" office:value-type="float" office:value="1.14147492307102" calcext:value-type="float">
            <text:p>1,14147492307102</text:p>
          </table:table-cell>
          <table:table-cell table:formula="of:=ATAN([.C80]/[.B80])/3.14*180" office:value-type="float" office:value="66.4330422871665" calcext:value-type="float">
            <text:p>66,43304228716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34" calcext:value-type="float">
            <text:p>0,634</text:p>
          </table:table-cell>
          <table:table-cell office:value-type="float" office:value="0.951" calcext:value-type="float">
            <text:p>0,951</text:p>
          </table:table-cell>
          <table:table-cell office:value-type="float" office:value="59" calcext:value-type="float">
            <text:p>59</text:p>
          </table:table-cell>
          <table:table-cell office:value-type="float" office:value="-116" calcext:value-type="float">
            <text:p>-116</text:p>
          </table:table-cell>
          <table:table-cell office:value-type="float" office:value="1.2" calcext:value-type="float">
            <text:p>1,2</text:p>
          </table:table-cell>
          <table:table-cell table:formula="of:=SQRT([.B81]^2+[.C81]^2)" office:value-type="float" office:value="1.14295975432208" calcext:value-type="float">
            <text:p>1,14295975432208</text:p>
          </table:table-cell>
          <table:table-cell table:formula="of:=ATAN([.C81]/[.B81])/3.14*180" office:value-type="float" office:value="56.3384936893373" calcext:value-type="float">
            <text:p>56,33849368933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45" calcext:value-type="float">
            <text:p>1,145</text:p>
          </table:table-cell>
          <table:table-cell office:value-type="float" office:value="0.019" calcext:value-type="float">
            <text:p>0,019</text:p>
          </table:table-cell>
          <table:table-cell office:value-type="float" office:value="59.5" calcext:value-type="float">
            <text:p>59,5</text:p>
          </table:table-cell>
          <table:table-cell office:value-type="float" office:value="-117" calcext:value-type="float">
            <text:p>-117</text:p>
          </table:table-cell>
          <table:table-cell office:value-type="float" office:value="1.2" calcext:value-type="float">
            <text:p>1,2</text:p>
          </table:table-cell>
          <table:table-cell table:formula="of:=SQRT([.B82]^2+[.C82]^2)" office:value-type="float" office:value="1.14515763107094" calcext:value-type="float">
            <text:p>1,14515763107094</text:p>
          </table:table-cell>
          <table:table-cell table:formula="of:=ATAN([.C82]/[.B82])/3.14*180" office:value-type="float" office:value="0.951154603174773" calcext:value-type="float">
            <text:p>0,9511546031747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04" calcext:value-type="float">
            <text:p>0,604</text:p>
          </table:table-cell>
          <table:table-cell office:value-type="float" office:value="0.973" calcext:value-type="float">
            <text:p>0,973</text:p>
          </table:table-cell>
          <table:table-cell office:value-type="float" office:value="59" calcext:value-type="float">
            <text:p>59</text:p>
          </table:table-cell>
          <table:table-cell office:value-type="float" office:value="-116" calcext:value-type="float">
            <text:p>-116</text:p>
          </table:table-cell>
          <table:table-cell office:value-type="float" office:value="1.2" calcext:value-type="float">
            <text:p>1,2</text:p>
          </table:table-cell>
          <table:table-cell table:formula="of:=SQRT([.B83]^2+[.C83]^2)" office:value-type="float" office:value="1.14522705172381" calcext:value-type="float">
            <text:p>1,14522705172381</text:p>
          </table:table-cell>
          <table:table-cell table:formula="of:=ATAN([.C83]/[.B83])/3.14*180" office:value-type="float" office:value="58.1991263449641" calcext:value-type="float">
            <text:p>58,19912634496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89" calcext:value-type="float">
            <text:p>0,489</text:p>
          </table:table-cell>
          <table:table-cell office:value-type="float" office:value="-1.036" calcext:value-type="float">
            <text:p>-1,036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1.2" calcext:value-type="float">
            <text:p>1,2</text:p>
          </table:table-cell>
          <table:table-cell table:formula="of:=SQRT([.B84]^2+[.C84]^2)" office:value-type="float" office:value="1.14560769899648" calcext:value-type="float">
            <text:p>1,14560769899648</text:p>
          </table:table-cell>
          <table:table-cell table:formula="of:=ATAN([.C84]/[.B84])/3.14*180" office:value-type="float" office:value="-64.7651608483989" calcext:value-type="float">
            <text:p>-64,76516084839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.137" calcext:value-type="float">
            <text:p>-1,137</text:p>
          </table:table-cell>
          <table:table-cell office:value-type="float" office:value="0.151" calcext:value-type="float">
            <text:p>0,151</text:p>
          </table:table-cell>
          <table:table-cell office:value-type="float" office:value="59.5" calcext:value-type="float">
            <text:p>59,5</text:p>
          </table:table-cell>
          <table:table-cell office:value-type="float" office:value="-116" calcext:value-type="float">
            <text:p>-116</text:p>
          </table:table-cell>
          <table:table-cell office:value-type="float" office:value="1.2" calcext:value-type="float">
            <text:p>1,2</text:p>
          </table:table-cell>
          <table:table-cell table:formula="of:=SQRT([.B85]^2+[.C85]^2)" office:value-type="float" office:value="1.14698299900217" calcext:value-type="float">
            <text:p>1,14698299900217</text:p>
          </table:table-cell>
          <table:table-cell table:formula="of:=ATAN([.C85]/[.B85])/3.14*180" office:value-type="float" office:value="-7.56877124848754" calcext:value-type="float">
            <text:p>-7,568771248487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46" calcext:value-type="float">
            <text:p>0,746</text:p>
          </table:table-cell>
          <table:table-cell office:value-type="float" office:value="0.873" calcext:value-type="float">
            <text:p>0,873</text:p>
          </table:table-cell>
          <table:table-cell office:value-type="float" office:value="59.5" calcext:value-type="float">
            <text:p>59,5</text:p>
          </table:table-cell>
          <table:table-cell office:value-type="float" office:value="-116" calcext:value-type="float">
            <text:p>-116</text:p>
          </table:table-cell>
          <table:table-cell office:value-type="float" office:value="1.2" calcext:value-type="float">
            <text:p>1,2</text:p>
          </table:table-cell>
          <table:table-cell table:formula="of:=SQRT([.B86]^2+[.C86]^2)" office:value-type="float" office:value="1.1483226898394" calcext:value-type="float">
            <text:p>1,1483226898394</text:p>
          </table:table-cell>
          <table:table-cell table:formula="of:=ATAN([.C86]/[.B86])/3.14*180" office:value-type="float" office:value="49.5103953407742" calcext:value-type="float">
            <text:p>49,51039534077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7" calcext:value-type="float">
            <text:p>0,327</text:p>
          </table:table-cell>
          <table:table-cell office:value-type="float" office:value="1.101" calcext:value-type="float">
            <text:p>1,101</text:p>
          </table:table-cell>
          <table:table-cell office:value-type="float" office:value="59.5" calcext:value-type="float">
            <text:p>59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2" calcext:value-type="float">
            <text:p>1,2</text:p>
          </table:table-cell>
          <table:table-cell table:formula="of:=SQRT([.B87]^2+[.C87]^2)" office:value-type="float" office:value="1.14853384799927" calcext:value-type="float">
            <text:p>1,14853384799927</text:p>
          </table:table-cell>
          <table:table-cell table:formula="of:=ATAN([.C87]/[.B87])/3.14*180" office:value-type="float" office:value="73.4956962086284" calcext:value-type="float">
            <text:p>73,49569620862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103" calcext:value-type="float">
            <text:p>1,103</text:p>
          </table:table-cell>
          <table:table-cell office:value-type="float" office:value="0.326" calcext:value-type="float">
            <text:p>0,326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2" calcext:value-type="float">
            <text:p>1,2</text:p>
          </table:table-cell>
          <table:table-cell table:formula="of:=SQRT([.B88]^2+[.C88]^2)" office:value-type="float" office:value="1.15016737912358" calcext:value-type="float">
            <text:p>1,15016737912358</text:p>
          </table:table-cell>
          <table:table-cell table:formula="of:=ATAN([.C88]/[.B88])/3.14*180" office:value-type="float" office:value="16.4737951453509" calcext:value-type="float">
            <text:p>16,47379514535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75" calcext:value-type="float">
            <text:p>0,875</text:p>
          </table:table-cell>
          <table:table-cell office:value-type="float" office:value="0.747" calcext:value-type="float">
            <text:p>0,747</text:p>
          </table:table-cell>
          <table:table-cell office:value-type="float" office:value="59.5" calcext:value-type="float">
            <text:p>59,5</text:p>
          </table:table-cell>
          <table:table-cell office:value-type="float" office:value="-116" calcext:value-type="float">
            <text:p>-116</text:p>
          </table:table-cell>
          <table:table-cell office:value-type="float" office:value="1.2" calcext:value-type="float">
            <text:p>1,2</text:p>
          </table:table-cell>
          <table:table-cell table:formula="of:=SQRT([.B89]^2+[.C89]^2)" office:value-type="float" office:value="1.15049293783143" calcext:value-type="float">
            <text:p>1,15049293783143</text:p>
          </table:table-cell>
          <table:table-cell table:formula="of:=ATAN([.C89]/[.B89])/3.14*180" office:value-type="float" office:value="40.508395226962" calcext:value-type="float">
            <text:p>40,5083952269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48" calcext:value-type="float">
            <text:p>0,148</text:p>
          </table:table-cell>
          <table:table-cell office:value-type="float" office:value="-1.143" calcext:value-type="float">
            <text:p>-1,143</text:p>
          </table:table-cell>
          <table:table-cell office:value-type="float" office:value="59.5" calcext:value-type="float">
            <text:p>59,5</text:p>
          </table:table-cell>
          <table:table-cell office:value-type="float" office:value="-116" calcext:value-type="float">
            <text:p>-116</text:p>
          </table:table-cell>
          <table:table-cell office:value-type="float" office:value="1.2" calcext:value-type="float">
            <text:p>1,2</text:p>
          </table:table-cell>
          <table:table-cell table:formula="of:=SQRT([.B90]^2+[.C90]^2)" office:value-type="float" office:value="1.15254197320531" calcext:value-type="float">
            <text:p>1,15254197320531</text:p>
          </table:table-cell>
          <table:table-cell table:formula="of:=ATAN([.C90]/[.B90])/3.14*180" office:value-type="float" office:value="-82.6640806885022" calcext:value-type="float">
            <text:p>-82,66408068850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.039" calcext:value-type="float">
            <text:p>-1,039</text:p>
          </table:table-cell>
          <table:table-cell office:value-type="float" office:value="0.499" calcext:value-type="float">
            <text:p>0,499</text:p>
          </table:table-cell>
          <table:table-cell office:value-type="float" office:value="59" calcext:value-type="float">
            <text:p>59</text:p>
          </table:table-cell>
          <table:table-cell office:value-type="float" office:value="-116" calcext:value-type="float">
            <text:p>-116</text:p>
          </table:table-cell>
          <table:table-cell office:value-type="float" office:value="1.2" calcext:value-type="float">
            <text:p>1,2</text:p>
          </table:table-cell>
          <table:table-cell table:formula="of:=SQRT([.B91]^2+[.C91]^2)" office:value-type="float" office:value="1.15261528707544" calcext:value-type="float">
            <text:p>1,15261528707544</text:p>
          </table:table-cell>
          <table:table-cell table:formula="of:=ATAN([.C91]/[.B91])/3.14*180" office:value-type="float" office:value="-25.6665656393968" calcext:value-type="float">
            <text:p>-25,66656563939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87" calcext:value-type="float">
            <text:p>0,987</text:p>
          </table:table-cell>
          <table:table-cell office:value-type="float" office:value="0.597" calcext:value-type="float">
            <text:p>0,597</text:p>
          </table:table-cell>
          <table:table-cell office:value-type="float" office:value="59.5" calcext:value-type="float">
            <text:p>59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92]^2+[.C92]^2)" office:value-type="float" office:value="1.15350682702791" calcext:value-type="float">
            <text:p>1,15350682702791</text:p>
          </table:table-cell>
          <table:table-cell table:formula="of:=ATAN([.C92]/[.B92])/3.14*180" office:value-type="float" office:value="31.1840098720025" calcext:value-type="float">
            <text:p>31,18400987200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" calcext:value-type="float">
            <text:p>0,04</text:p>
          </table:table-cell>
          <table:table-cell office:value-type="float" office:value="1.153" calcext:value-type="float">
            <text:p>1,153</text:p>
          </table:table-cell>
          <table:table-cell office:value-type="float" office:value="59.5" calcext:value-type="float">
            <text:p>59,5</text:p>
          </table:table-cell>
          <table:table-cell office:value-type="float" office:value="-116" calcext:value-type="float">
            <text:p>-116</text:p>
          </table:table-cell>
          <table:table-cell office:value-type="float" office:value="1.3" calcext:value-type="float">
            <text:p>1,3</text:p>
          </table:table-cell>
          <table:table-cell table:formula="of:=SQRT([.B93]^2+[.C93]^2)" office:value-type="float" office:value="1.15369363350935" calcext:value-type="float">
            <text:p>1,15369363350935</text:p>
          </table:table-cell>
          <table:table-cell table:formula="of:=ATAN([.C93]/[.B93])/3.14*180" office:value-type="float" office:value="88.0577270262915" calcext:value-type="float">
            <text:p>88,05772702629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43" calcext:value-type="float">
            <text:p>0,943</text:p>
          </table:table-cell>
          <table:table-cell office:value-type="float" office:value="0.665" calcext:value-type="float">
            <text:p>0,665</text:p>
          </table:table-cell>
          <table:table-cell office:value-type="float" office:value="59.5" calcext:value-type="float">
            <text:p>59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94]^2+[.C94]^2)" office:value-type="float" office:value="1.15389514254979" calcext:value-type="float">
            <text:p>1,15389514254979</text:p>
          </table:table-cell>
          <table:table-cell table:formula="of:=ATAN([.C94]/[.B94])/3.14*180" office:value-type="float" office:value="35.2091939958395" calcext:value-type="float">
            <text:p>35,20919399583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74" calcext:value-type="float">
            <text:p>1,074</text:p>
          </table:table-cell>
          <table:table-cell office:value-type="float" office:value="0.424" calcext:value-type="float">
            <text:p>0,424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95]^2+[.C95]^2)" office:value-type="float" office:value="1.15466531947573" calcext:value-type="float">
            <text:p>1,15466531947573</text:p>
          </table:table-cell>
          <table:table-cell table:formula="of:=ATAN([.C95]/[.B95])/3.14*180" office:value-type="float" office:value="21.5543322747523" calcext:value-type="float">
            <text:p>21,55433227475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34" calcext:value-type="float">
            <text:p>0,234</text:p>
          </table:table-cell>
          <table:table-cell office:value-type="float" office:value="-1.131" calcext:value-type="float">
            <text:p>-1,131</text:p>
          </table:table-cell>
          <table:table-cell office:value-type="float" office:value="59.5" calcext:value-type="float">
            <text:p>59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96]^2+[.C96]^2)" office:value-type="float" office:value="1.15495324580695" calcext:value-type="float">
            <text:p>1,15495324580695</text:p>
          </table:table-cell>
          <table:table-cell table:formula="of:=ATAN([.C96]/[.B96])/3.14*180" office:value-type="float" office:value="-78.3503511135104" calcext:value-type="float">
            <text:p>-78,35035111351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.817" calcext:value-type="float">
            <text:p>0,817</text:p>
          </table:table-cell>
          <table:table-cell office:value-type="float" office:value="59" calcext:value-type="float">
            <text:p>59</text:p>
          </table:table-cell>
          <table:table-cell office:value-type="float" office:value="-116" calcext:value-type="float">
            <text:p>-116</text:p>
          </table:table-cell>
          <table:table-cell office:value-type="float" office:value="1.3" calcext:value-type="float">
            <text:p>1,3</text:p>
          </table:table-cell>
          <table:table-cell table:formula="of:=SQRT([.B97]^2+[.C97]^2)" office:value-type="float" office:value="1.15541248045882" calcext:value-type="float">
            <text:p>1,15541248045882</text:p>
          </table:table-cell>
          <table:table-cell table:formula="of:=ATAN([.C97]/[.B97])/3.14*180" office:value-type="float" office:value="45.0228246533569" calcext:value-type="float">
            <text:p>45,02282465335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133" calcext:value-type="float">
            <text:p>-1,133</text:p>
          </table:table-cell>
          <table:table-cell office:value-type="float" office:value="0.235" calcext:value-type="float">
            <text:p>0,235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98]^2+[.C98]^2)" office:value-type="float" office:value="1.15711451464408" calcext:value-type="float">
            <text:p>1,15711451464408</text:p>
          </table:table-cell>
          <table:table-cell table:formula="of:=ATAN([.C98]/[.B98])/3.14*180" office:value-type="float" office:value="-11.7237372807525" calcext:value-type="float">
            <text:p>-11,72373728075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27" calcext:value-type="float">
            <text:p>0,427</text:p>
          </table:table-cell>
          <table:table-cell office:value-type="float" office:value="1.075" calcext:value-type="float">
            <text:p>1,075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99]^2+[.C99]^2)" office:value-type="float" office:value="1.1566996152848" calcext:value-type="float">
            <text:p>1,1566996152848</text:p>
          </table:table-cell>
          <table:table-cell table:formula="of:=ATAN([.C99]/[.B99])/3.14*180" office:value-type="float" office:value="68.3712250059079" calcext:value-type="float">
            <text:p>68,37122500590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64" calcext:value-type="float">
            <text:p>0,664</text:p>
          </table:table-cell>
          <table:table-cell office:value-type="float" office:value="0.948" calcext:value-type="float">
            <text:p>0,948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00]^2+[.C100]^2)" office:value-type="float" office:value="1.15741090369842" calcext:value-type="float">
            <text:p>1,15741090369842</text:p>
          </table:table-cell>
          <table:table-cell table:formula="of:=ATAN([.C100]/[.B100])/3.14*180" office:value-type="float" office:value="55.0196505117768" calcext:value-type="float">
            <text:p>55,01965051177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158" calcext:value-type="float">
            <text:p>1,158</text:p>
          </table:table-cell>
          <table:table-cell office:value-type="float" office:value="0.032" calcext:value-type="float">
            <text:p>0,032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01]^2+[.C101]^2)" office:value-type="float" office:value="1.15844205724758" calcext:value-type="float">
            <text:p>1,15844205724758</text:p>
          </table:table-cell>
          <table:table-cell table:formula="of:=ATAN([.C101]/[.B101])/3.14*180" office:value-type="float" office:value="1.58370309623606" calcext:value-type="float">
            <text:p>1,583703096236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,61</text:p>
          </table:table-cell>
          <table:table-cell office:value-type="float" office:value="0.984" calcext:value-type="float">
            <text:p>0,984</text:p>
          </table:table-cell>
          <table:table-cell office:value-type="float" office:value="59.5" calcext:value-type="float">
            <text:p>59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02]^2+[.C102]^2)" office:value-type="float" office:value="1.15773744864714" calcext:value-type="float">
            <text:p>1,15773744864714</text:p>
          </table:table-cell>
          <table:table-cell table:formula="of:=ATAN([.C102]/[.B102])/3.14*180" office:value-type="float" office:value="58.2339742156218" calcext:value-type="float">
            <text:p>58,23397421562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85" calcext:value-type="float">
            <text:p>0,485</text:p>
          </table:table-cell>
          <table:table-cell office:value-type="float" office:value="-1.051" calcext:value-type="float">
            <text:p>-1,051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03]^2+[.C103]^2)" office:value-type="float" office:value="1.15750853128606" calcext:value-type="float">
            <text:p>1,15750853128606</text:p>
          </table:table-cell>
          <table:table-cell table:formula="of:=ATAN([.C103]/[.B103])/3.14*180" office:value-type="float" office:value="-65.2614013565003" calcext:value-type="float">
            <text:p>-65,26140135650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.146" calcext:value-type="float">
            <text:p>-1,146</text:p>
          </table:table-cell>
          <table:table-cell office:value-type="float" office:value="0.174" calcext:value-type="float">
            <text:p>0,174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04]^2+[.C104]^2)" office:value-type="float" office:value="1.15913415962088" calcext:value-type="float">
            <text:p>1,15913415962088</text:p>
          </table:table-cell>
          <table:table-cell table:formula="of:=ATAN([.C104]/[.B104])/3.14*180" office:value-type="float" office:value="-8.63779882324918" calcext:value-type="float">
            <text:p>-8,637798823249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78" calcext:value-type="float">
            <text:p>0,778</text:p>
          </table:table-cell>
          <table:table-cell office:value-type="float" office:value="0.859" calcext:value-type="float">
            <text:p>0,859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05]^2+[.C105]^2)" office:value-type="float" office:value="1.15894995577894" calcext:value-type="float">
            <text:p>1,15894995577894</text:p>
          </table:table-cell>
          <table:table-cell table:formula="of:=ATAN([.C105]/[.B105])/3.14*180" office:value-type="float" office:value="47.8569897002405" calcext:value-type="float">
            <text:p>47,85698970024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87" calcext:value-type="float">
            <text:p>0,287</text:p>
          </table:table-cell>
          <table:table-cell office:value-type="float" office:value="1.123" calcext:value-type="float">
            <text:p>1,123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06]^2+[.C106]^2)" office:value-type="float" office:value="1.15909361140505" calcext:value-type="float">
            <text:p>1,15909361140505</text:p>
          </table:table-cell>
          <table:table-cell table:formula="of:=ATAN([.C106]/[.B106])/3.14*180" office:value-type="float" office:value="75.7024103387787" calcext:value-type="float">
            <text:p>75,70241033877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95" calcext:value-type="float">
            <text:p>1,095</text:p>
          </table:table-cell>
          <table:table-cell office:value-type="float" office:value="0.38" calcext:value-type="float">
            <text:p>0,38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07]^2+[.C107]^2)" office:value-type="float" office:value="1.15906212085462" calcext:value-type="float">
            <text:p>1,15906212085462</text:p>
          </table:table-cell>
          <table:table-cell table:formula="of:=ATAN([.C107]/[.B107])/3.14*180" office:value-type="float" office:value="19.148115999059" calcext:value-type="float">
            <text:p>19,1481159990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23" calcext:value-type="float">
            <text:p>0,923</text:p>
          </table:table-cell>
          <table:table-cell office:value-type="float" office:value="0.703" calcext:value-type="float">
            <text:p>0,703</text:p>
          </table:table-cell>
          <table:table-cell office:value-type="float" office:value="58.5" calcext:value-type="float">
            <text:p>58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08]^2+[.C108]^2)" office:value-type="float" office:value="1.16023187337704" calcext:value-type="float">
            <text:p>1,16023187337704</text:p>
          </table:table-cell>
          <table:table-cell table:formula="of:=ATAN([.C108]/[.B108])/3.14*180" office:value-type="float" office:value="37.3135120578466" calcext:value-type="float">
            <text:p>37,31351205784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76" calcext:value-type="float">
            <text:p>0,076</text:p>
          </table:table-cell>
          <table:table-cell office:value-type="float" office:value="-1.157" calcext:value-type="float">
            <text:p>-1,157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09]^2+[.C109]^2)" office:value-type="float" office:value="1.15949342387096" calcext:value-type="float">
            <text:p>1,15949342387096</text:p>
          </table:table-cell>
          <table:table-cell table:formula="of:=ATAN([.C109]/[.B109])/3.14*180" office:value-type="float" office:value="-86.285547323719" calcext:value-type="float">
            <text:p>-86,2855473237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.007" calcext:value-type="float">
            <text:p>-1,007</text:p>
          </table:table-cell>
          <table:table-cell office:value-type="float" office:value="0.577" calcext:value-type="float">
            <text:p>0,577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10]^2+[.C110]^2)" office:value-type="float" office:value="1.16059381352823" calcext:value-type="float">
            <text:p>1,16059381352823</text:p>
          </table:table-cell>
          <table:table-cell table:formula="of:=ATAN([.C110]/[.B110])/3.14*180" office:value-type="float" office:value="-29.827358837885" calcext:value-type="float">
            <text:p>-29,8273588378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.037" calcext:value-type="float">
            <text:p>-1,037</text:p>
          </table:table-cell>
          <table:table-cell office:value-type="float" office:value="0.52" calcext:value-type="float">
            <text:p>0,52</text:p>
          </table:table-cell>
          <table:table-cell office:value-type="float" office:value="54.5" calcext:value-type="float">
            <text:p>54,5</text:p>
          </table:table-cell>
          <table:table-cell office:value-type="float" office:value="-111" calcext:value-type="float">
            <text:p>-111</text:p>
          </table:table-cell>
          <table:table-cell office:value-type="float" office:value="1.3" calcext:value-type="float">
            <text:p>1,3</text:p>
          </table:table-cell>
          <table:table-cell table:formula="of:=SQRT([.B111]^2+[.C111]^2)" office:value-type="float" office:value="1.1600728425405" calcext:value-type="float">
            <text:p>1,1600728425405</text:p>
          </table:table-cell>
          <table:table-cell table:formula="of:=ATAN([.C111]/[.B111])/3.14*180" office:value-type="float" office:value="-26.6448223673816" calcext:value-type="float">
            <text:p>-26,64482236738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" calcext:value-type="float">
            <text:p>0,14</text:p>
          </table:table-cell>
          <table:table-cell office:value-type="float" office:value="1.151" calcext:value-type="float">
            <text:p>1,151</text:p>
          </table:table-cell>
          <table:table-cell office:value-type="float" office:value="58" calcext:value-type="float">
            <text:p>58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12]^2+[.C112]^2)" office:value-type="float" office:value="1.15948307447759" calcext:value-type="float">
            <text:p>1,15948307447759</text:p>
          </table:table-cell>
          <table:table-cell table:formula="of:=ATAN([.C112]/[.B112])/3.14*180" office:value-type="float" office:value="83.1071199820379" calcext:value-type="float">
            <text:p>83,10711998203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81" calcext:value-type="float">
            <text:p>0,881</text:p>
          </table:table-cell>
          <table:table-cell office:value-type="float" office:value="0.755" calcext:value-type="float">
            <text:p>0,755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13]^2+[.C113]^2)" office:value-type="float" office:value="1.16025255871297" calcext:value-type="float">
            <text:p>1,16025255871297</text:p>
          </table:table-cell>
          <table:table-cell table:formula="of:=ATAN([.C113]/[.B113])/3.14*180" office:value-type="float" office:value="40.6165292468889" calcext:value-type="float">
            <text:p>40,61652924688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7" calcext:value-type="float">
            <text:p>1,117</text:p>
          </table:table-cell>
          <table:table-cell office:value-type="float" office:value="0.314" calcext:value-type="float">
            <text:p>0,314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14]^2+[.C114]^2)" office:value-type="float" office:value="1.16029522105368" calcext:value-type="float">
            <text:p>1,16029522105368</text:p>
          </table:table-cell>
          <table:table-cell table:formula="of:=ATAN([.C114]/[.B114])/3.14*180" office:value-type="float" office:value="15.7091742051294" calcext:value-type="float">
            <text:p>15,70917420512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56" calcext:value-type="float">
            <text:p>0,356</text:p>
          </table:table-cell>
          <table:table-cell office:value-type="float" office:value="-1.105" calcext:value-type="float">
            <text:p>-1,105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15]^2+[.C115]^2)" office:value-type="float" office:value="1.16093109183965" calcext:value-type="float">
            <text:p>1,16093109183965</text:p>
          </table:table-cell>
          <table:table-cell table:formula="of:=ATAN([.C115]/[.B115])/3.14*180" office:value-type="float" office:value="-72.1791073760875" calcext:value-type="float">
            <text:p>-72,17910737608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22" calcext:value-type="float">
            <text:p>0,722</text:p>
          </table:table-cell>
          <table:table-cell office:value-type="float" office:value="0.909" calcext:value-type="float">
            <text:p>0,909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16]^2+[.C116]^2)" office:value-type="float" office:value="1.16084667376876" calcext:value-type="float">
            <text:p>1,16084667376876</text:p>
          </table:table-cell>
          <table:table-cell table:formula="of:=ATAN([.C116]/[.B116])/3.14*180" office:value-type="float" office:value="51.5667488222297" calcext:value-type="float">
            <text:p>51,56674882222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.157" calcext:value-type="float">
            <text:p>-1,157</text:p>
          </table:table-cell>
          <table:table-cell office:value-type="float" office:value="0.096" calcext:value-type="float">
            <text:p>0,096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17]^2+[.C117]^2)" office:value-type="float" office:value="1.16097588260911" calcext:value-type="float">
            <text:p>1,16097588260911</text:p>
          </table:table-cell>
          <table:table-cell table:formula="of:=ATAN([.C117]/[.B117])/3.14*180" office:value-type="float" office:value="-4.74555543320413" calcext:value-type="float">
            <text:p>-4,745555433204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61" calcext:value-type="float">
            <text:p>0,561</text:p>
          </table:table-cell>
          <table:table-cell office:value-type="float" office:value="1.016" calcext:value-type="float">
            <text:p>1,016</text:p>
          </table:table-cell>
          <table:table-cell office:value-type="float" office:value="59.5" calcext:value-type="float">
            <text:p>59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1.3" calcext:value-type="float">
            <text:p>1,3</text:p>
          </table:table-cell>
          <table:table-cell table:formula="of:=SQRT([.B118]^2+[.C118]^2)" office:value-type="float" office:value="1.1605933827142" calcext:value-type="float">
            <text:p>1,1605933827142</text:p>
          </table:table-cell>
          <table:table-cell table:formula="of:=ATAN([.C118]/[.B118])/3.14*180" office:value-type="float" office:value="61.1250291941607" calcext:value-type="float">
            <text:p>61,12502919416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33" calcext:value-type="float">
            <text:p>0,533</text:p>
          </table:table-cell>
          <table:table-cell office:value-type="float" office:value="1.032" calcext:value-type="float">
            <text:p>1,032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19]^2+[.C119]^2)" office:value-type="float" office:value="1.16151323711786" calcext:value-type="float">
            <text:p>1,16151323711786</text:p>
          </table:table-cell>
          <table:table-cell table:formula="of:=ATAN([.C119]/[.B119])/3.14*180" office:value-type="float" office:value="62.7166683314874" calcext:value-type="float">
            <text:p>62,71666833148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54" calcext:value-type="float">
            <text:p>1,154</text:p>
          </table:table-cell>
          <table:table-cell office:value-type="float" office:value="0.129" calcext:value-type="float">
            <text:p>0,129</text:p>
          </table:table-cell>
          <table:table-cell office:value-type="float" office:value="59" calcext:value-type="float">
            <text:p>59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20]^2+[.C120]^2)" office:value-type="float" office:value="1.16118775398296" calcext:value-type="float">
            <text:p>1,16118775398296</text:p>
          </table:table-cell>
          <table:table-cell table:formula="of:=ATAN([.C120]/[.B120])/3.14*180" office:value-type="float" office:value="6.38156962088427" calcext:value-type="float">
            <text:p>6,381569620884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47" calcext:value-type="float">
            <text:p>0,747</text:p>
          </table:table-cell>
          <table:table-cell office:value-type="float" office:value="0.889" calcext:value-type="float">
            <text:p>0,889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21]^2+[.C121]^2)" office:value-type="float" office:value="1.16117612789792" calcext:value-type="float">
            <text:p>1,16117612789792</text:p>
          </table:table-cell>
          <table:table-cell table:formula="of:=ATAN([.C121]/[.B121])/3.14*180" office:value-type="float" office:value="49.9860138060119" calcext:value-type="float">
            <text:p>49,9860138060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3" calcext:value-type="float">
            <text:p>0,323</text:p>
          </table:table-cell>
          <table:table-cell office:value-type="float" office:value="-1.116" calcext:value-type="float">
            <text:p>-1,116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22]^2+[.C122]^2)" office:value-type="float" office:value="1.16180247890939" calcext:value-type="float">
            <text:p>1,16180247890939</text:p>
          </table:table-cell>
          <table:table-cell table:formula="of:=ATAN([.C122]/[.B122])/3.14*180" office:value-type="float" office:value="-73.8956163826817" calcext:value-type="float">
            <text:p>-73,89561638268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.108" calcext:value-type="float">
            <text:p>-1,108</text:p>
          </table:table-cell>
          <table:table-cell office:value-type="float" office:value="0.35" calcext:value-type="float">
            <text:p>0,35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23]^2+[.C123]^2)" office:value-type="float" office:value="1.16196557608218" calcext:value-type="float">
            <text:p>1,16196557608218</text:p>
          </table:table-cell>
          <table:table-cell table:formula="of:=ATAN([.C123]/[.B123])/3.14*180" office:value-type="float" office:value="-17.5394096386664" calcext:value-type="float">
            <text:p>-17,53940963866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07" calcext:value-type="float">
            <text:p>0,907</text:p>
          </table:table-cell>
          <table:table-cell office:value-type="float" office:value="0.725" calcext:value-type="float">
            <text:p>0,725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24]^2+[.C124]^2)" office:value-type="float" office:value="1.16115201416524" calcext:value-type="float">
            <text:p>1,16115201416524</text:p>
          </table:table-cell>
          <table:table-cell table:formula="of:=ATAN([.C124]/[.B124])/3.14*180" office:value-type="float" office:value="38.6562866716248" calcext:value-type="float">
            <text:p>38,65628667162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98" calcext:value-type="float">
            <text:p>0,098</text:p>
          </table:table-cell>
          <table:table-cell office:value-type="float" office:value="1.158" calcext:value-type="float">
            <text:p>1,158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25]^2+[.C125]^2)" office:value-type="float" office:value="1.16213940643969" calcext:value-type="float">
            <text:p>1,16213940643969</text:p>
          </table:table-cell>
          <table:table-cell table:formula="of:=ATAN([.C125]/[.B125])/3.14*180" office:value-type="float" office:value="85.2058565010256" calcext:value-type="float">
            <text:p>85,20585650102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17" calcext:value-type="float">
            <text:p>1,017</text:p>
          </table:table-cell>
          <table:table-cell office:value-type="float" office:value="0.562" calcext:value-type="float">
            <text:p>0,562</text:p>
          </table:table-cell>
          <table:table-cell office:value-type="float" office:value="58.5" calcext:value-type="float">
            <text:p>58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26]^2+[.C126]^2)" office:value-type="float" office:value="1.16195223653987" calcext:value-type="float">
            <text:p>1,16195223653987</text:p>
          </table:table-cell>
          <table:table-cell table:formula="of:=ATAN([.C126]/[.B126])/3.14*180" office:value-type="float" office:value="28.9399614229924" calcext:value-type="float">
            <text:p>28,93996142299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33" calcext:value-type="float">
            <text:p>1,033</text:p>
          </table:table-cell>
          <table:table-cell office:value-type="float" office:value="0.533" calcext:value-type="float">
            <text:p>0,533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27]^2+[.C127]^2)" office:value-type="float" office:value="1.16240182381137" calcext:value-type="float">
            <text:p>1,16240182381137</text:p>
          </table:table-cell>
          <table:table-cell table:formula="of:=ATAN([.C127]/[.B127])/3.14*180" office:value-type="float" office:value="27.3063507106695" calcext:value-type="float">
            <text:p>27,30635071066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31" calcext:value-type="float">
            <text:p>0,131</text:p>
          </table:table-cell>
          <table:table-cell office:value-type="float" office:value="-1.155" calcext:value-type="float">
            <text:p>-1,155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28]^2+[.C128]^2)" office:value-type="float" office:value="1.16240526495711" calcext:value-type="float">
            <text:p>1,16240526495711</text:p>
          </table:table-cell>
          <table:table-cell table:formula="of:=ATAN([.C128]/[.B128])/3.14*180" office:value-type="float" office:value="-83.5715373919152" calcext:value-type="float">
            <text:p>-83,57153739191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886" calcext:value-type="float">
            <text:p>0,886</text:p>
          </table:table-cell>
          <table:table-cell office:value-type="float" office:value="0.753" calcext:value-type="float">
            <text:p>0,753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29]^2+[.C129]^2)" office:value-type="float" office:value="1.16275749836327" calcext:value-type="float">
            <text:p>1,16275749836327</text:p>
          </table:table-cell>
          <table:table-cell table:formula="of:=ATAN([.C129]/[.B129])/3.14*180" office:value-type="float" office:value="40.3812536325425" calcext:value-type="float">
            <text:p>40,3812536325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.119" calcext:value-type="float">
            <text:p>-1,119</text:p>
          </table:table-cell>
          <table:table-cell office:value-type="float" office:value="0.317" calcext:value-type="float">
            <text:p>0,317</text:p>
          </table:table-cell>
          <table:table-cell office:value-type="float" office:value="58.5" calcext:value-type="float">
            <text:p>58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30]^2+[.C130]^2)" office:value-type="float" office:value="1.16303482321038" calcext:value-type="float">
            <text:p>1,16303482321038</text:p>
          </table:table-cell>
          <table:table-cell table:formula="of:=ATAN([.C130]/[.B130])/3.14*180" office:value-type="float" office:value="-15.8248465584203" calcext:value-type="float">
            <text:p>-15,82484655842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6" calcext:value-type="float">
            <text:p>0,36</text:p>
          </table:table-cell>
          <table:table-cell office:value-type="float" office:value="1.106" calcext:value-type="float">
            <text:p>1,106</text:p>
          </table:table-cell>
          <table:table-cell office:value-type="float" office:value="58.5" calcext:value-type="float">
            <text:p>58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31]^2+[.C131]^2)" office:value-type="float" office:value="1.16311478367356" calcext:value-type="float">
            <text:p>1,16311478367356</text:p>
          </table:table-cell>
          <table:table-cell table:formula="of:=ATAN([.C131]/[.B131])/3.14*180" office:value-type="float" office:value="72.0065759573348" calcext:value-type="float">
            <text:p>72,00657595733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717" calcext:value-type="float">
            <text:p>0,717</text:p>
          </table:table-cell>
          <table:table-cell office:value-type="float" office:value="0.915" calcext:value-type="float">
            <text:p>0,915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32]^2+[.C132]^2)" office:value-type="float" office:value="1.1624603219035" calcext:value-type="float">
            <text:p>1,1624603219035</text:p>
          </table:table-cell>
          <table:table-cell table:formula="of:=ATAN([.C132]/[.B132])/3.14*180" office:value-type="float" office:value="51.9438511470476" calcext:value-type="float">
            <text:p>51,94385114704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16" calcext:value-type="float">
            <text:p>1,16</text:p>
          </table:table-cell>
          <table:table-cell office:value-type="float" office:value="0.085" calcext:value-type="float">
            <text:p>0,085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33]^2+[.C133]^2)" office:value-type="float" office:value="1.1631100549819" calcext:value-type="float">
            <text:p>1,1631100549819</text:p>
          </table:table-cell>
          <table:table-cell table:formula="of:=ATAN([.C133]/[.B133])/3.14*180" office:value-type="float" office:value="4.1930332164711" calcext:value-type="float">
            <text:p>4,19303321647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75" calcext:value-type="float">
            <text:p>0,575</text:p>
          </table:table-cell>
          <table:table-cell office:value-type="float" office:value="-1.011" calcext:value-type="float">
            <text:p>-1,011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34]^2+[.C134]^2)" office:value-type="float" office:value="1.1630760938133" calcext:value-type="float">
            <text:p>1,1630760938133</text:p>
          </table:table-cell>
          <table:table-cell table:formula="of:=ATAN([.C134]/[.B134])/3.14*180" office:value-type="float" office:value="-60.4018343796719" calcext:value-type="float">
            <text:p>-60,40183437967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19" calcext:value-type="float">
            <text:p>0,519</text:p>
          </table:table-cell>
          <table:table-cell office:value-type="float" office:value="-1.04" calcext:value-type="float">
            <text:p>-1,04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35]^2+[.C135]^2)" office:value-type="float" office:value="1.16230847884716" calcext:value-type="float">
            <text:p>1,16230847884716</text:p>
          </table:table-cell>
          <table:table-cell table:formula="of:=ATAN([.C135]/[.B135])/3.14*180" office:value-type="float" office:value="-63.5112369391671" calcext:value-type="float">
            <text:p>-63,51123693916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53" calcext:value-type="float">
            <text:p>-1,153</text:p>
          </table:table-cell>
          <table:table-cell office:value-type="float" office:value="0.149" calcext:value-type="float">
            <text:p>0,149</text:p>
          </table:table-cell>
          <table:table-cell office:value-type="float" office:value="58" calcext:value-type="float">
            <text:p>58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36]^2+[.C136]^2)" office:value-type="float" office:value="1.16258763110572" calcext:value-type="float">
            <text:p>1,16258763110572</text:p>
          </table:table-cell>
          <table:table-cell table:formula="of:=ATAN([.C136]/[.B136])/3.14*180" office:value-type="float" office:value="-7.36715110646641" calcext:value-type="float">
            <text:p>-7,367151106466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67" calcext:value-type="float">
            <text:p>0,767</text:p>
          </table:table-cell>
          <table:table-cell office:value-type="float" office:value="0.874" calcext:value-type="float">
            <text:p>0,874</text:p>
          </table:table-cell>
          <table:table-cell office:value-type="float" office:value="53" calcext:value-type="float">
            <text:p>53</text:p>
          </table:table-cell>
          <table:table-cell office:value-type="float" office:value="-109" calcext:value-type="float">
            <text:p>-109</text:p>
          </table:table-cell>
          <table:table-cell office:value-type="float" office:value="1.3" calcext:value-type="float">
            <text:p>1,3</text:p>
          </table:table-cell>
          <table:table-cell table:formula="of:=SQRT([.B137]^2+[.C137]^2)" office:value-type="float" office:value="1.16282629829223" calcext:value-type="float">
            <text:p>1,16282629829223</text:p>
          </table:table-cell>
          <table:table-cell table:formula="of:=ATAN([.C137]/[.B137])/3.14*180" office:value-type="float" office:value="48.7553580766949" calcext:value-type="float">
            <text:p>48,75535807669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7" calcext:value-type="float">
            <text:p>0,297</text:p>
          </table:table-cell>
          <table:table-cell office:value-type="float" office:value="1.124" calcext:value-type="float">
            <text:p>1,124</text:p>
          </table:table-cell>
          <table:table-cell office:value-type="float" office:value="55.5" calcext:value-type="float">
            <text:p>55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3" calcext:value-type="float">
            <text:p>1,3</text:p>
          </table:table-cell>
          <table:table-cell table:formula="of:=SQRT([.B138]^2+[.C138]^2)" office:value-type="float" office:value="1.16257687917832" calcext:value-type="float">
            <text:p>1,16257687917832</text:p>
          </table:table-cell>
          <table:table-cell table:formula="of:=ATAN([.C138]/[.B138])/3.14*180" office:value-type="float" office:value="75.2368844521047" calcext:value-type="float">
            <text:p>75,23688445210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099" calcext:value-type="float">
            <text:p>1,099</text:p>
          </table:table-cell>
          <table:table-cell office:value-type="float" office:value="0.38" calcext:value-type="float">
            <text:p>0,38</text:p>
          </table:table-cell>
          <table:table-cell office:value-type="float" office:value="58" calcext:value-type="float">
            <text:p>58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39]^2+[.C139]^2)" office:value-type="float" office:value="1.16284177771527" calcext:value-type="float">
            <text:p>1,16284177771527</text:p>
          </table:table-cell>
          <table:table-cell table:formula="of:=ATAN([.C139]/[.B139])/3.14*180" office:value-type="float" office:value="19.0834673881533" calcext:value-type="float">
            <text:p>19,08346738815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29" calcext:value-type="float">
            <text:p>0,929</text:p>
          </table:table-cell>
          <table:table-cell office:value-type="float" office:value="0.699" calcext:value-type="float">
            <text:p>0,699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40]^2+[.C140]^2)" office:value-type="float" office:value="1.16260139342769" calcext:value-type="float">
            <text:p>1,16260139342769</text:p>
          </table:table-cell>
          <table:table-cell table:formula="of:=ATAN([.C140]/[.B140])/3.14*180" office:value-type="float" office:value="36.9773519313913" calcext:value-type="float">
            <text:p>36,9773519313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61" calcext:value-type="float">
            <text:p>0,061</text:p>
          </table:table-cell>
          <table:table-cell office:value-type="float" office:value="-1.161" calcext:value-type="float">
            <text:p>-1,161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41]^2+[.C141]^2)" office:value-type="float" office:value="1.16260139342769" calcext:value-type="float">
            <text:p>1,16260139342769</text:p>
          </table:table-cell>
          <table:table-cell table:formula="of:=ATAN([.C141]/[.B141])/3.14*180" office:value-type="float" office:value="-87.0365167507782" calcext:value-type="float">
            <text:p>-87,03651675077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8" calcext:value-type="float">
            <text:p>0,998</text:p>
          </table:table-cell>
          <table:table-cell office:value-type="float" office:value="0.597" calcext:value-type="float">
            <text:p>0,597</text:p>
          </table:table-cell>
          <table:table-cell office:value-type="float" office:value="58" calcext:value-type="float">
            <text:p>58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42]^2+[.C142]^2)" office:value-type="float" office:value="1.16293293013828" calcext:value-type="float">
            <text:p>1,16293293013828</text:p>
          </table:table-cell>
          <table:table-cell table:formula="of:=ATAN([.C142]/[.B142])/3.14*180" office:value-type="float" office:value="30.903378144042" calcext:value-type="float">
            <text:p>30,9033781440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.053" calcext:value-type="float">
            <text:p>-1,053</text:p>
          </table:table-cell>
          <table:table-cell office:value-type="float" office:value="0.494" calcext:value-type="float">
            <text:p>0,494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43]^2+[.C143]^2)" office:value-type="float" office:value="1.16311865258881" calcext:value-type="float">
            <text:p>1,16311865258881</text:p>
          </table:table-cell>
          <table:table-cell table:formula="of:=ATAN([.C143]/[.B143])/3.14*180" office:value-type="float" office:value="-25.1457027925922" calcext:value-type="float">
            <text:p>-25,14570279259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78" calcext:value-type="float">
            <text:p>0,178</text:p>
          </table:table-cell>
          <table:table-cell office:value-type="float" office:value="1.149" calcext:value-type="float">
            <text:p>1,149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44]^2+[.C144]^2)" office:value-type="float" office:value="1.16270589574492" calcext:value-type="float">
            <text:p>1,16270589574492</text:p>
          </table:table-cell>
          <table:table-cell table:formula="of:=ATAN([.C144]/[.B144])/3.14*180" office:value-type="float" office:value="81.2350759001228" calcext:value-type="float">
            <text:p>81,23507590012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53" calcext:value-type="float">
            <text:p>0,853</text:p>
          </table:table-cell>
          <table:table-cell office:value-type="float" office:value="0.79" calcext:value-type="float">
            <text:p>0,79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45]^2+[.C145]^2)" office:value-type="float" office:value="1.16263020776169" calcext:value-type="float">
            <text:p>1,16263020776169</text:p>
          </table:table-cell>
          <table:table-cell table:formula="of:=ATAN([.C145]/[.B145])/3.14*180" office:value-type="float" office:value="42.8258091031963" calcext:value-type="float">
            <text:p>42,82580910319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131" calcext:value-type="float">
            <text:p>1,131</text:p>
          </table:table-cell>
          <table:table-cell office:value-type="float" office:value="0.266" calcext:value-type="float">
            <text:p>0,266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46]^2+[.C146]^2)" office:value-type="float" office:value="1.16185928580014" calcext:value-type="float">
            <text:p>1,16185928580014</text:p>
          </table:table-cell>
          <table:table-cell table:formula="of:=ATAN([.C146]/[.B146])/3.14*180" office:value-type="float" office:value="13.2415854265362" calcext:value-type="float">
            <text:p>13,24158542653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11" calcext:value-type="float">
            <text:p>0,411</text:p>
          </table:table-cell>
          <table:table-cell office:value-type="float" office:value="-1.087" calcext:value-type="float">
            <text:p>-1,087</text:p>
          </table:table-cell>
          <table:table-cell office:value-type="float" office:value="57.5" calcext:value-type="float">
            <text:p>57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147]^2+[.C147]^2)" office:value-type="float" office:value="1.16210584715851" calcext:value-type="float">
            <text:p>1,16210584715851</text:p>
          </table:table-cell>
          <table:table-cell table:formula="of:=ATAN([.C147]/[.B147])/3.14*180" office:value-type="float" office:value="-69.3232943014079" calcext:value-type="float">
            <text:p>-69,32329430140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72" calcext:value-type="float">
            <text:p>0,672</text:p>
          </table:table-cell>
          <table:table-cell office:value-type="float" office:value="0.948" calcext:value-type="float">
            <text:p>0,948</text:p>
          </table:table-cell>
          <table:table-cell office:value-type="float" office:value="56.5" calcext:value-type="float">
            <text:p>56,5</text:p>
          </table:table-cell>
          <table:table-cell office:value-type="float" office:value="-112" calcext:value-type="float">
            <text:p>-112</text:p>
          </table:table-cell>
          <table:table-cell office:value-type="float" office:value="1.3" calcext:value-type="float">
            <text:p>1,3</text:p>
          </table:table-cell>
          <table:table-cell table:formula="of:=SQRT([.B148]^2+[.C148]^2)" office:value-type="float" office:value="1.16201893272012" calcext:value-type="float">
            <text:p>1,16201893272012</text:p>
          </table:table-cell>
          <table:table-cell table:formula="of:=ATAN([.C148]/[.B148])/3.14*180" office:value-type="float" office:value="54.6963974035653" calcext:value-type="float">
            <text:p>54,69639740356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.161" calcext:value-type="float">
            <text:p>-1,161</text:p>
          </table:table-cell>
          <table:table-cell office:value-type="float" office:value="0.027" calcext:value-type="float">
            <text:p>0,027</text:p>
          </table:table-cell>
          <table:table-cell office:value-type="float" office:value="58.5" calcext:value-type="float">
            <text:p>58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49]^2+[.C149]^2)" office:value-type="float" office:value="1.16131391105075" calcext:value-type="float">
            <text:p>1,16131391105075</text:p>
          </table:table-cell>
          <table:table-cell table:formula="of:=ATAN([.C149]/[.B149])/3.14*180" office:value-type="float" office:value="-1.33289557512208" calcext:value-type="float">
            <text:p>-1,332895575122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26" calcext:value-type="float">
            <text:p>0,626</text:p>
          </table:table-cell>
          <table:table-cell office:value-type="float" office:value="0.978" calcext:value-type="float">
            <text:p>0,978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50]^2+[.C150]^2)" office:value-type="float" office:value="1.16118904576301" calcext:value-type="float">
            <text:p>1,16118904576301</text:p>
          </table:table-cell>
          <table:table-cell table:formula="of:=ATAN([.C150]/[.B150])/3.14*180" office:value-type="float" office:value="57.4065348244162" calcext:value-type="float">
            <text:p>57,40653482441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6" calcext:value-type="float">
            <text:p>0,46</text:p>
          </table:table-cell>
          <table:table-cell office:value-type="float" office:value="1.067" calcext:value-type="float">
            <text:p>1,067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51]^2+[.C151]^2)" office:value-type="float" office:value="1.16193330273299" calcext:value-type="float">
            <text:p>1,16193330273299</text:p>
          </table:table-cell>
          <table:table-cell table:formula="of:=ATAN([.C151]/[.B151])/3.14*180" office:value-type="float" office:value="66.7122081328576" calcext:value-type="float">
            <text:p>66,7122081328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42" calcext:value-type="float">
            <text:p>1,142</text:p>
          </table:table-cell>
          <table:table-cell office:value-type="float" office:value="0.214" calcext:value-type="float">
            <text:p>0,214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52]^2+[.C152]^2)" office:value-type="float" office:value="1.1618777904754" calcext:value-type="float">
            <text:p>1,1618777904754</text:p>
          </table:table-cell>
          <table:table-cell table:formula="of:=ATAN([.C152]/[.B152])/3.14*180" office:value-type="float" office:value="10.618980088902" calcext:value-type="float">
            <text:p>10,6189800889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17" calcext:value-type="float">
            <text:p>0,817</text:p>
          </table:table-cell>
          <table:table-cell office:value-type="float" office:value="0.826" calcext:value-type="float">
            <text:p>0,826</text:p>
          </table:table-cell>
          <table:table-cell office:value-type="float" office:value="59" calcext:value-type="float">
            <text:p>59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53]^2+[.C153]^2)" office:value-type="float" office:value="1.16179387156242" calcext:value-type="float">
            <text:p>1,16179387156242</text:p>
          </table:table-cell>
          <table:table-cell table:formula="of:=ATAN([.C153]/[.B153])/3.14*180" office:value-type="float" office:value="45.3368346391653" calcext:value-type="float">
            <text:p>45,33683463916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27" calcext:value-type="float">
            <text:p>0,227</text:p>
          </table:table-cell>
          <table:table-cell office:value-type="float" office:value="-1.139" calcext:value-type="float">
            <text:p>-1,139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54]^2+[.C154]^2)" office:value-type="float" office:value="1.1614000172206" calcext:value-type="float">
            <text:p>1,1614000172206</text:p>
          </table:table-cell>
          <table:table-cell table:formula="of:=ATAN([.C154]/[.B154])/3.14*180" office:value-type="float" office:value="-78.7687001843076" calcext:value-type="float">
            <text:p>-78,76870018430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.071" calcext:value-type="float">
            <text:p>-1,071</text:p>
          </table:table-cell>
          <table:table-cell office:value-type="float" office:value="0.449" calcext:value-type="float">
            <text:p>0,449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55]^2+[.C155]^2)" office:value-type="float" office:value="1.16131046667117" calcext:value-type="float">
            <text:p>1,16131046667117</text:p>
          </table:table-cell>
          <table:table-cell table:formula="of:=ATAN([.C155]/[.B155])/3.14*180" office:value-type="float" office:value="-22.7566422206228" calcext:value-type="float">
            <text:p>-22,75664222062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2" calcext:value-type="float">
            <text:p>0,972</text:p>
          </table:table-cell>
          <table:table-cell office:value-type="float" office:value="0.637" calcext:value-type="float">
            <text:p>0,637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56]^2+[.C156]^2)" office:value-type="float" office:value="1.16213295280704" calcext:value-type="float">
            <text:p>1,16213295280704</text:p>
          </table:table-cell>
          <table:table-cell table:formula="of:=ATAN([.C156]/[.B156])/3.14*180" office:value-type="float" office:value="33.2556805261127" calcext:value-type="float">
            <text:p>33,25568052611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5" calcext:value-type="float">
            <text:p>0,015</text:p>
          </table:table-cell>
          <table:table-cell office:value-type="float" office:value="1.161" calcext:value-type="float">
            <text:p>1,161</text:p>
          </table:table-cell>
          <table:table-cell office:value-type="float" office:value="58" calcext:value-type="float">
            <text:p>58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57]^2+[.C157]^2)" office:value-type="float" office:value="1.16109689518145" calcext:value-type="float">
            <text:p>1,16109689518145</text:p>
          </table:table-cell>
          <table:table-cell table:formula="of:=ATAN([.C157]/[.B157])/3.14*180" office:value-type="float" office:value="89.3050594945905" calcext:value-type="float">
            <text:p>89,30505949459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53" calcext:value-type="float">
            <text:p>0,953</text:p>
          </table:table-cell>
          <table:table-cell office:value-type="float" office:value="0.663" calcext:value-type="float">
            <text:p>0,663</text:p>
          </table:table-cell>
          <table:table-cell office:value-type="float" office:value="58.5" calcext:value-type="float">
            <text:p>58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58]^2+[.C158]^2)" office:value-type="float" office:value="1.16093841352589" calcext:value-type="float">
            <text:p>1,16093841352589</text:p>
          </table:table-cell>
          <table:table-cell table:formula="of:=ATAN([.C158]/[.B158])/3.14*180" office:value-type="float" office:value="34.8439150206005" calcext:value-type="float">
            <text:p>34,84391502060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084" calcext:value-type="float">
            <text:p>1,084</text:p>
          </table:table-cell>
          <table:table-cell office:value-type="float" office:value="0.419" calcext:value-type="float">
            <text:p>0,419</text:p>
          </table:table-cell>
          <table:table-cell office:value-type="float" office:value="58" calcext:value-type="float">
            <text:p>58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59]^2+[.C159]^2)" office:value-type="float" office:value="1.16216048805662" calcext:value-type="float">
            <text:p>1,16216048805662</text:p>
          </table:table-cell>
          <table:table-cell table:formula="of:=ATAN([.C159]/[.B159])/3.14*180" office:value-type="float" office:value="21.1437995996545" calcext:value-type="float">
            <text:p>21,14379959965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59" calcext:value-type="float">
            <text:p>0,259</text:p>
          </table:table-cell>
          <table:table-cell office:value-type="float" office:value="-1.132" calcext:value-type="float">
            <text:p>-1,132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60]^2+[.C160]^2)" office:value-type="float" office:value="1.16125148008517" calcext:value-type="float">
            <text:p>1,16125148008517</text:p>
          </table:table-cell>
          <table:table-cell table:formula="of:=ATAN([.C160]/[.B160])/3.14*180" office:value-type="float" office:value="-77.151742717747" calcext:value-type="float">
            <text:p>-77,1517427177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793" calcext:value-type="float">
            <text:p>0,793</text:p>
          </table:table-cell>
          <table:table-cell office:value-type="float" office:value="0.849" calcext:value-type="float">
            <text:p>0,849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61]^2+[.C161]^2)" office:value-type="float" office:value="1.16174437807979" calcext:value-type="float">
            <text:p>1,16174437807979</text:p>
          </table:table-cell>
          <table:table-cell table:formula="of:=ATAN([.C161]/[.B161])/3.14*180" office:value-type="float" office:value="46.9771165676229" calcext:value-type="float">
            <text:p>46,97711656762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.148" calcext:value-type="float">
            <text:p>-1,148</text:p>
          </table:table-cell>
          <table:table-cell office:value-type="float" office:value="0.181" calcext:value-type="float">
            <text:p>0,181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62]^2+[.C162]^2)" office:value-type="float" office:value="1.16218113906568" calcext:value-type="float">
            <text:p>1,16218113906568</text:p>
          </table:table-cell>
          <table:table-cell table:formula="of:=ATAN([.C162]/[.B162])/3.14*180" office:value-type="float" office:value="-8.96435618077916" calcext:value-type="float">
            <text:p>-8,964356180779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92" calcext:value-type="float">
            <text:p>0,492</text:p>
          </table:table-cell>
          <table:table-cell office:value-type="float" office:value="1.052" calcext:value-type="float">
            <text:p>1,052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63]^2+[.C163]^2)" office:value-type="float" office:value="1.16136471446312" calcext:value-type="float">
            <text:p>1,16136471446312</text:p>
          </table:table-cell>
          <table:table-cell table:formula="of:=ATAN([.C163]/[.B163])/3.14*180" office:value-type="float" office:value="64.9683558462274" calcext:value-type="float">
            <text:p>64,96835584622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95" calcext:value-type="float">
            <text:p>0,595</text:p>
          </table:table-cell>
          <table:table-cell office:value-type="float" office:value="0.997" calcext:value-type="float">
            <text:p>0,997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64]^2+[.C164]^2)" office:value-type="float" office:value="1.16104866392413" calcext:value-type="float">
            <text:p>1,16104866392413</text:p>
          </table:table-cell>
          <table:table-cell table:formula="of:=ATAN([.C164]/[.B164])/3.14*180" office:value-type="float" office:value="59.2016669382748" calcext:value-type="float">
            <text:p>59,20166693827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16" calcext:value-type="float">
            <text:p>1,16</text:p>
          </table:table-cell>
          <table:table-cell office:value-type="float" office:value="0.065" calcext:value-type="float">
            <text:p>0,065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65]^2+[.C165]^2)" office:value-type="float" office:value="1.16181969341202" calcext:value-type="float">
            <text:p>1,16181969341202</text:p>
          </table:table-cell>
          <table:table-cell table:formula="of:=ATAN([.C165]/[.B165])/3.14*180" office:value-type="float" office:value="3.20881219831295" calcext:value-type="float">
            <text:p>3,2088121983129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703" calcext:value-type="float">
            <text:p>0,703</text:p>
          </table:table-cell>
          <table:table-cell office:value-type="float" office:value="0.924" calcext:value-type="float">
            <text:p>0,924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66]^2+[.C166]^2)" office:value-type="float" office:value="1.16102756211901" calcext:value-type="float">
            <text:p>1,16102756211901</text:p>
          </table:table-cell>
          <table:table-cell table:formula="of:=ATAN([.C166]/[.B166])/3.14*180" office:value-type="float" office:value="52.7620537555426" calcext:value-type="float">
            <text:p>52,76205375554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7" calcext:value-type="float">
            <text:p>0,37</text:p>
          </table:table-cell>
          <table:table-cell office:value-type="float" office:value="-1.1" calcext:value-type="float">
            <text:p>-1,1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67]^2+[.C167]^2)" office:value-type="float" office:value="1.16056020955399" calcext:value-type="float">
            <text:p>1,16056020955399</text:p>
          </table:table-cell>
          <table:table-cell table:formula="of:=ATAN([.C167]/[.B167])/3.14*180" office:value-type="float" office:value="-71.445151920458" calcext:value-type="float">
            <text:p>-71,4451519204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.119" calcext:value-type="float">
            <text:p>-1,119</text:p>
          </table:table-cell>
          <table:table-cell office:value-type="float" office:value="0.31" calcext:value-type="float">
            <text:p>0,31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68]^2+[.C168]^2)" office:value-type="float" office:value="1.16114641626282" calcext:value-type="float">
            <text:p>1,16114641626282</text:p>
          </table:table-cell>
          <table:table-cell table:formula="of:=ATAN([.C168]/[.B168])/3.14*180" office:value-type="float" office:value="-15.4923449777448" calcext:value-type="float">
            <text:p>-15,49234497774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884" calcext:value-type="float">
            <text:p>0,884</text:p>
          </table:table-cell>
          <table:table-cell office:value-type="float" office:value="0.752" calcext:value-type="float">
            <text:p>0,752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69]^2+[.C169]^2)" office:value-type="float" office:value="1.1605860588513" calcext:value-type="float">
            <text:p>1,1605860588513</text:p>
          </table:table-cell>
          <table:table-cell table:formula="of:=ATAN([.C169]/[.B169])/3.14*180" office:value-type="float" office:value="40.40759073926" calcext:value-type="float">
            <text:p>40,407590739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27" calcext:value-type="float">
            <text:p>0,127</text:p>
          </table:table-cell>
          <table:table-cell office:value-type="float" office:value="1.155" calcext:value-type="float">
            <text:p>1,155</text:p>
          </table:table-cell>
          <table:table-cell office:value-type="float" office:value="58.5" calcext:value-type="float">
            <text:p>58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70]^2+[.C170]^2)" office:value-type="float" office:value="1.16196127302075" calcext:value-type="float">
            <text:p>1,16196127302075</text:p>
          </table:table-cell>
          <table:table-cell table:formula="of:=ATAN([.C170]/[.B170])/3.14*180" office:value-type="float" office:value="83.7676188182441" calcext:value-type="float">
            <text:p>83,76761881824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027" calcext:value-type="float">
            <text:p>1,027</text:p>
          </table:table-cell>
          <table:table-cell office:value-type="float" office:value="0.54" calcext:value-type="float">
            <text:p>0,54</text:p>
          </table:table-cell>
          <table:table-cell office:value-type="float" office:value="58.5" calcext:value-type="float">
            <text:p>58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71]^2+[.C171]^2)" office:value-type="float" office:value="1.16031418159049" calcext:value-type="float">
            <text:p>1,16031418159049</text:p>
          </table:table-cell>
          <table:table-cell table:formula="of:=ATAN([.C171]/[.B171])/3.14*180" office:value-type="float" office:value="27.7496101259716" calcext:value-type="float">
            <text:p>27,74961012597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24" calcext:value-type="float">
            <text:p>1,024</text:p>
          </table:table-cell>
          <table:table-cell office:value-type="float" office:value="0.547" calcext:value-type="float">
            <text:p>0,547</text:p>
          </table:table-cell>
          <table:table-cell office:value-type="float" office:value="58" calcext:value-type="float">
            <text:p>58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72]^2+[.C172]^2)" office:value-type="float" office:value="1.16094142832444" calcext:value-type="float">
            <text:p>1,16094142832444</text:p>
          </table:table-cell>
          <table:table-cell table:formula="of:=ATAN([.C172]/[.B172])/3.14*180" office:value-type="float" office:value="28.12448527621" calcext:value-type="float">
            <text:p>28,124485276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2" calcext:value-type="float">
            <text:p>0,12</text:p>
          </table:table-cell>
          <table:table-cell office:value-type="float" office:value="-1.154" calcext:value-type="float">
            <text:p>-1,154</text:p>
          </table:table-cell>
          <table:table-cell office:value-type="float" office:value="58" calcext:value-type="float">
            <text:p>58</text:p>
          </table:table-cell>
          <table:table-cell office:value-type="float" office:value="-115.5" calcext:value-type="float">
            <text:p>-115,5</text:p>
          </table:table-cell>
          <table:table-cell office:value-type="float" office:value="1.3" calcext:value-type="float">
            <text:p>1,3</text:p>
          </table:table-cell>
          <table:table-cell table:formula="of:=SQRT([.B173]^2+[.C173]^2)" office:value-type="float" office:value="1.16022239247482" calcext:value-type="float">
            <text:p>1,16022239247482</text:p>
          </table:table-cell>
          <table:table-cell table:formula="of:=ATAN([.C173]/[.B173])/3.14*180" office:value-type="float" office:value="-84.106007958633" calcext:value-type="float">
            <text:p>-84,1060079586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888" calcext:value-type="float">
            <text:p>0,888</text:p>
          </table:table-cell>
          <table:table-cell office:value-type="float" office:value="0.746" calcext:value-type="float">
            <text:p>0,746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74]^2+[.C174]^2)" office:value-type="float" office:value="1.15976721802265" calcext:value-type="float">
            <text:p>1,15976721802265</text:p>
          </table:table-cell>
          <table:table-cell table:formula="of:=ATAN([.C174]/[.B174])/3.14*180" office:value-type="float" office:value="40.0535909743594" calcext:value-type="float">
            <text:p>40,05359097435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.117" calcext:value-type="float">
            <text:p>-1,117</text:p>
          </table:table-cell>
          <table:table-cell office:value-type="float" office:value="0.316" calcext:value-type="float">
            <text:p>0,316</text:p>
          </table:table-cell>
          <table:table-cell office:value-type="float" office:value="58" calcext:value-type="float">
            <text:p>58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75]^2+[.C175]^2)" office:value-type="float" office:value="1.16083805933472" calcext:value-type="float">
            <text:p>1,16083805933472</text:p>
          </table:table-cell>
          <table:table-cell table:formula="of:=ATAN([.C175]/[.B175])/3.14*180" office:value-type="float" office:value="-15.8042535286152" calcext:value-type="float">
            <text:p>-15,80425352861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64" calcext:value-type="float">
            <text:p>0,364</text:p>
          </table:table-cell>
          <table:table-cell office:value-type="float" office:value="1.102" calcext:value-type="float">
            <text:p>1,102</text:p>
          </table:table-cell>
          <table:table-cell office:value-type="float" office:value="58" calcext:value-type="float">
            <text:p>58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76]^2+[.C176]^2)" office:value-type="float" office:value="1.16056020955399" calcext:value-type="float">
            <text:p>1,16056020955399</text:p>
          </table:table-cell>
          <table:table-cell table:formula="of:=ATAN([.C176]/[.B176])/3.14*180" office:value-type="float" office:value="71.7575480997241" calcext:value-type="float">
            <text:p>71,75754809972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07" calcext:value-type="float">
            <text:p>0,707</text:p>
          </table:table-cell>
          <table:table-cell office:value-type="float" office:value="0.918" calcext:value-type="float">
            <text:p>0,918</text:p>
          </table:table-cell>
          <table:table-cell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77]^2+[.C177]^2)" office:value-type="float" office:value="1.15869452402262" calcext:value-type="float">
            <text:p>1,15869452402262</text:p>
          </table:table-cell>
          <table:table-cell table:formula="of:=ATAN([.C177]/[.B177])/3.14*180" office:value-type="float" office:value="52.4248208660399" calcext:value-type="float">
            <text:p>52,42482086603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157" calcext:value-type="float">
            <text:p>1,157</text:p>
          </table:table-cell>
          <table:table-cell office:value-type="float" office:value="0.069" calcext:value-type="float">
            <text:p>0,069</text:p>
          </table:table-cell>
          <table:table-cell office:value-type="float" office:value="58" calcext:value-type="float">
            <text:p>58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78]^2+[.C178]^2)" office:value-type="float" office:value="1.1590556500876" calcext:value-type="float">
            <text:p>1,1590556500876</text:p>
          </table:table-cell>
          <table:table-cell table:formula="of:=ATAN([.C178]/[.B178])/3.14*180" office:value-type="float" office:value="3.41463678239894" calcext:value-type="float">
            <text:p>3,414636782398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91" calcext:value-type="float">
            <text:p>0,591</text:p>
          </table:table-cell>
          <table:table-cell office:value-type="float" office:value="0.997" calcext:value-type="float">
            <text:p>0,997</text:p>
          </table:table-cell>
          <table:table-cell office:value-type="float" office:value="57.5" calcext:value-type="float">
            <text:p>57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179]^2+[.C179]^2)" office:value-type="float" office:value="1.15900388265096" calcext:value-type="float">
            <text:p>1,15900388265096</text:p>
          </table:table-cell>
          <table:table-cell table:formula="of:=ATAN([.C179]/[.B179])/3.14*180" office:value-type="float" office:value="59.3715551827066" calcext:value-type="float">
            <text:p>59,37155518270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93" calcext:value-type="float">
            <text:p>0,493</text:p>
          </table:table-cell>
          <table:table-cell office:value-type="float" office:value="-1.049" calcext:value-type="float">
            <text:p>-1,049</text:p>
          </table:table-cell>
          <table:table-cell office:value-type="float" office:value="58" calcext:value-type="float">
            <text:p>58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80]^2+[.C180]^2)" office:value-type="float" office:value="1.15907290538602" calcext:value-type="float">
            <text:p>1,15907290538602</text:p>
          </table:table-cell>
          <table:table-cell table:formula="of:=ATAN([.C180]/[.B180])/3.14*180" office:value-type="float" office:value="-64.8606992111667" calcext:value-type="float">
            <text:p>-64,86069921116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.145" calcext:value-type="float">
            <text:p>-1,145</text:p>
          </table:table-cell>
          <table:table-cell office:value-type="float" office:value="0.18" calcext:value-type="float">
            <text:p>0,18</text:p>
          </table:table-cell>
          <table:table-cell office:value-type="float" office:value="58" calcext:value-type="float">
            <text:p>58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81]^2+[.C181]^2)" office:value-type="float" office:value="1.15906212085462" calcext:value-type="float">
            <text:p>1,15906212085462</text:p>
          </table:table-cell>
          <table:table-cell table:formula="of:=ATAN([.C181]/[.B181])/3.14*180" office:value-type="float" office:value="-8.93860970975348" calcext:value-type="float">
            <text:p>-8,938609709753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92" calcext:value-type="float">
            <text:p>0,792</text:p>
          </table:table-cell>
          <table:table-cell office:value-type="float" office:value="0.846" calcext:value-type="float">
            <text:p>0,846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82]^2+[.C182]^2)" office:value-type="float" office:value="1.15887013940303" calcext:value-type="float">
            <text:p>1,15887013940303</text:p>
          </table:table-cell>
          <table:table-cell table:formula="of:=ATAN([.C182]/[.B182])/3.14*180" office:value-type="float" office:value="46.9119703764695" calcext:value-type="float">
            <text:p>46,91197037646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55" calcext:value-type="float">
            <text:p>0,255</text:p>
          </table:table-cell>
          <table:table-cell office:value-type="float" office:value="1.13" calcext:value-type="float">
            <text:p>1,13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83]^2+[.C183]^2)" office:value-type="float" office:value="1.15841486523611" calcext:value-type="float">
            <text:p>1,15841486523611</text:p>
          </table:table-cell>
          <table:table-cell table:formula="of:=ATAN([.C183]/[.B183])/3.14*180" office:value-type="float" office:value="77.3226251710365" calcext:value-type="float">
            <text:p>77,32262517103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078" calcext:value-type="float">
            <text:p>1,078</text:p>
          </table:table-cell>
          <table:table-cell office:value-type="float" office:value="0.422" calcext:value-type="float">
            <text:p>0,422</text:p>
          </table:table-cell>
          <table:table-cell office:value-type="float" office:value="56" calcext:value-type="float">
            <text:p>56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3" calcext:value-type="float">
            <text:p>1,3</text:p>
          </table:table-cell>
          <table:table-cell table:formula="of:=SQRT([.B184]^2+[.C184]^2)" office:value-type="float" office:value="1.15765625295249" calcext:value-type="float">
            <text:p>1,15765625295249</text:p>
          </table:table-cell>
          <table:table-cell table:formula="of:=ATAN([.C184]/[.B184])/3.14*180" office:value-type="float" office:value="21.3894814627073" calcext:value-type="float">
            <text:p>21,38948146270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54" calcext:value-type="float">
            <text:p>0,954</text:p>
          </table:table-cell>
          <table:table-cell office:value-type="float" office:value="0.655" calcext:value-type="float">
            <text:p>0,655</text:p>
          </table:table-cell>
          <table:table-cell office:value-type="float" office:value="57" calcext:value-type="float">
            <text:p>5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185]^2+[.C185]^2)" office:value-type="float" office:value="1.15721259930922" calcext:value-type="float">
            <text:p>1,15721259930922</text:p>
          </table:table-cell>
          <table:table-cell table:formula="of:=ATAN([.C185]/[.B185])/3.14*180" office:value-type="float" office:value="34.4903082149034" calcext:value-type="float">
            <text:p>34,49030821490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6" calcext:value-type="float">
            <text:p>0,006</text:p>
          </table:table-cell>
          <table:table-cell office:value-type="float" office:value="-1.158" calcext:value-type="float">
            <text:p>-1,158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86]^2+[.C186]^2)" office:value-type="float" office:value="1.15801554393713" calcext:value-type="float">
            <text:p>1,15801554393713</text:p>
          </table:table-cell>
          <table:table-cell table:formula="of:=ATAN([.C186]/[.B186])/3.14*180" office:value-type="float" office:value="-89.7486320643052" calcext:value-type="float">
            <text:p>-89,74863206430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2" calcext:value-type="float">
            <text:p>0,962</text:p>
          </table:table-cell>
          <table:table-cell office:value-type="float" office:value="0.644" calcext:value-type="float">
            <text:p>0,644</text:p>
          </table:table-cell>
          <table:table-cell office:value-type="float" office:value="57.5" calcext:value-type="float">
            <text:p>57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87]^2+[.C187]^2)" office:value-type="float" office:value="1.15766143582655" calcext:value-type="float">
            <text:p>1,15766143582655</text:p>
          </table:table-cell>
          <table:table-cell table:formula="of:=ATAN([.C187]/[.B187])/3.14*180" office:value-type="float" office:value="33.817025805342" calcext:value-type="float">
            <text:p>33,8170258053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.074" calcext:value-type="float">
            <text:p>-1,074</text:p>
          </table:table-cell>
          <table:table-cell office:value-type="float" office:value="0.433" calcext:value-type="float">
            <text:p>0,433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88]^2+[.C188]^2)" office:value-type="float" office:value="1.15800043177885" calcext:value-type="float">
            <text:p>1,15800043177885</text:p>
          </table:table-cell>
          <table:table-cell table:formula="of:=ATAN([.C188]/[.B188])/3.14*180" office:value-type="float" office:value="-21.968740710444" calcext:value-type="float">
            <text:p>-21,9687407104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43" calcext:value-type="float">
            <text:p>0,243</text:p>
          </table:table-cell>
          <table:table-cell office:value-type="float" office:value="1.131" calcext:value-type="float">
            <text:p>1,131</text:p>
          </table:table-cell>
          <table:table-cell office:value-type="float" office:value="58" calcext:value-type="float">
            <text:p>58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89]^2+[.C189]^2)" office:value-type="float" office:value="1.15681026966396" calcext:value-type="float">
            <text:p>1,15681026966396</text:p>
          </table:table-cell>
          <table:table-cell table:formula="of:=ATAN([.C189]/[.B189])/3.14*180" office:value-type="float" office:value="77.9136084345746" calcext:value-type="float">
            <text:p>77,91360843457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799" calcext:value-type="float">
            <text:p>0,799</text:p>
          </table:table-cell>
          <table:table-cell office:value-type="float" office:value="0.837" calcext:value-type="float">
            <text:p>0,837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90]^2+[.C190]^2)" office:value-type="float" office:value="1.15713871251462" calcext:value-type="float">
            <text:p>1,15713871251462</text:p>
          </table:table-cell>
          <table:table-cell table:formula="of:=ATAN([.C190]/[.B190])/3.14*180" office:value-type="float" office:value="46.3540913579437" calcext:value-type="float">
            <text:p>46,35409135794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142" calcext:value-type="float">
            <text:p>1,142</text:p>
          </table:table-cell>
          <table:table-cell office:value-type="float" office:value="0.191" calcext:value-type="float">
            <text:p>0,191</text:p>
          </table:table-cell>
          <table:table-cell office:value-type="float" office:value="57.5" calcext:value-type="float">
            <text:p>57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91]^2+[.C191]^2)" office:value-type="float" office:value="1.15786225432907" calcext:value-type="float">
            <text:p>1,15786225432907</text:p>
          </table:table-cell>
          <table:table-cell table:formula="of:=ATAN([.C191]/[.B191])/3.14*180" office:value-type="float" office:value="9.49967869023884" calcext:value-type="float">
            <text:p>9,499678690238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83" calcext:value-type="float">
            <text:p>0,483</text:p>
          </table:table-cell>
          <table:table-cell office:value-type="float" office:value="-1.051" calcext:value-type="float">
            <text:p>-1,051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92]^2+[.C192]^2)" office:value-type="float" office:value="1.15667195003596" calcext:value-type="float">
            <text:p>1,15667195003596</text:p>
          </table:table-cell>
          <table:table-cell table:formula="of:=ATAN([.C192]/[.B192])/3.14*180" office:value-type="float" office:value="-65.3514011147139" calcext:value-type="float">
            <text:p>-65,35140111471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99" calcext:value-type="float">
            <text:p>0,599</text:p>
          </table:table-cell>
          <table:table-cell office:value-type="float" office:value="0.99" calcext:value-type="float">
            <text:p>0,99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93]^2+[.C193]^2)" office:value-type="float" office:value="1.1571088972089" calcext:value-type="float">
            <text:p>1,1571088972089</text:p>
          </table:table-cell>
          <table:table-cell table:formula="of:=ATAN([.C193]/[.B193])/3.14*180" office:value-type="float" office:value="58.8537798509638" calcext:value-type="float">
            <text:p>58,85377985096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.156" calcext:value-type="float">
            <text:p>-1,156</text:p>
          </table:table-cell>
          <table:table-cell office:value-type="float" office:value="0.06" calcext:value-type="float">
            <text:p>0,06</text:p>
          </table:table-cell>
          <table:table-cell office:value-type="float" office:value="57.5" calcext:value-type="float">
            <text:p>57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94]^2+[.C194]^2)" office:value-type="float" office:value="1.15755604615932" calcext:value-type="float">
            <text:p>1,15755604615932</text:p>
          </table:table-cell>
          <table:table-cell table:formula="of:=ATAN([.C194]/[.B194])/3.14*180" office:value-type="float" office:value="-2.97267027909552" calcext:value-type="float">
            <text:p>-2,972670279095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99" calcext:value-type="float">
            <text:p>0,699</text:p>
          </table:table-cell>
          <table:table-cell office:value-type="float" office:value="0.921" calcext:value-type="float">
            <text:p>0,921</text:p>
          </table:table-cell>
          <table:table-cell office:value-type="float" office:value="58" calcext:value-type="float">
            <text:p>58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195]^2+[.C195]^2)" office:value-type="float" office:value="1.1562188374179" calcext:value-type="float">
            <text:p>1,1562188374179</text:p>
          </table:table-cell>
          <table:table-cell table:formula="of:=ATAN([.C195]/[.B195])/3.14*180" office:value-type="float" office:value="52.8298237288296" calcext:value-type="float">
            <text:p>52,82982372882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7" calcext:value-type="float">
            <text:p>0,37</text:p>
          </table:table-cell>
          <table:table-cell office:value-type="float" office:value="1.096" calcext:value-type="float">
            <text:p>1,096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96]^2+[.C196]^2)" office:value-type="float" office:value="1.15676963998888" calcext:value-type="float">
            <text:p>1,15676963998888</text:p>
          </table:table-cell>
          <table:table-cell table:formula="of:=ATAN([.C196]/[.B196])/3.14*180" office:value-type="float" office:value="71.3819558459989" calcext:value-type="float">
            <text:p>71,38195584599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115" calcext:value-type="float">
            <text:p>1,115</text:p>
          </table:table-cell>
          <table:table-cell office:value-type="float" office:value="0.309" calcext:value-type="float">
            <text:p>0,309</text:p>
          </table:table-cell>
          <table:table-cell office:value-type="float" office:value="57.5" calcext:value-type="float">
            <text:p>57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197]^2+[.C197]^2)" office:value-type="float" office:value="1.15702463240849" calcext:value-type="float">
            <text:p>1,15702463240849</text:p>
          </table:table-cell>
          <table:table-cell table:formula="of:=ATAN([.C197]/[.B197])/3.14*180" office:value-type="float" office:value="15.4975079362768" calcext:value-type="float">
            <text:p>15,49750793627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882" calcext:value-type="float">
            <text:p>0,882</text:p>
          </table:table-cell>
          <table:table-cell office:value-type="float" office:value="0.748" calcext:value-type="float">
            <text:p>0,748</text:p>
          </table:table-cell>
          <table:table-cell office:value-type="float" office:value="57.5" calcext:value-type="float">
            <text:p>57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198]^2+[.C198]^2)" office:value-type="float" office:value="1.15647222188862" calcext:value-type="float">
            <text:p>1,15647222188862</text:p>
          </table:table-cell>
          <table:table-cell table:formula="of:=ATAN([.C198]/[.B198])/3.14*180" office:value-type="float" office:value="40.3208038401183" calcext:value-type="float">
            <text:p>40,32080384011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23" calcext:value-type="float">
            <text:p>0,123</text:p>
          </table:table-cell>
          <table:table-cell office:value-type="float" office:value="-1.15" calcext:value-type="float">
            <text:p>-1,15</text:p>
          </table:table-cell>
          <table:table-cell office:value-type="float" office:value="58" calcext:value-type="float">
            <text:p>58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199]^2+[.C199]^2)" office:value-type="float" office:value="1.15655912084078" calcext:value-type="float">
            <text:p>1,15655912084078</text:p>
          </table:table-cell>
          <table:table-cell table:formula="of:=ATAN([.C199]/[.B199])/3.14*180" office:value-type="float" office:value="-83.9376044946122" calcext:value-type="float">
            <text:p>-83,93760449461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.021" calcext:value-type="float">
            <text:p>-1,021</text:p>
          </table:table-cell>
          <table:table-cell office:value-type="float" office:value="0.545" calcext:value-type="float">
            <text:p>0,545</text:p>
          </table:table-cell>
          <table:table-cell office:value-type="float" office:value="57.5" calcext:value-type="float">
            <text:p>57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200]^2+[.C200]^2)" office:value-type="float" office:value="1.15735301442559" calcext:value-type="float">
            <text:p>1,15735301442559</text:p>
          </table:table-cell>
          <table:table-cell table:formula="of:=ATAN([.C200]/[.B200])/3.14*180" office:value-type="float" office:value="-28.1071208228363" calcext:value-type="float">
            <text:p>-28,10712082283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.024" calcext:value-type="float">
            <text:p>-1,024</text:p>
          </table:table-cell>
          <table:table-cell office:value-type="float" office:value="0.538" calcext:value-type="float">
            <text:p>0,538</text:p>
          </table:table-cell>
          <table:table-cell office:value-type="float" office:value="57.5" calcext:value-type="float">
            <text:p>57,5</text:p>
          </table:table-cell>
          <table:table-cell office:value-type="float" office:value="-115" calcext:value-type="float">
            <text:p>-115</text:p>
          </table:table-cell>
          <table:table-cell office:value-type="float" office:value="1.3" calcext:value-type="float">
            <text:p>1,3</text:p>
          </table:table-cell>
          <table:table-cell table:formula="of:=SQRT([.B201]^2+[.C201]^2)" office:value-type="float" office:value="1.15672814437966" calcext:value-type="float">
            <text:p>1,15672814437966</text:p>
          </table:table-cell>
          <table:table-cell table:formula="of:=ATAN([.C201]/[.B201])/3.14*180" office:value-type="float" office:value="-27.731073713224" calcext:value-type="float">
            <text:p>-27,7310737132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3" calcext:value-type="float">
            <text:p>0,13</text:p>
          </table:table-cell>
          <table:table-cell office:value-type="float" office:value="1.149" calcext:value-type="float">
            <text:p>1,149</text:p>
          </table:table-cell>
          <table:table-cell office:value-type="float" office:value="57.5" calcext:value-type="float">
            <text:p>57,5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202]^2+[.C202]^2)" office:value-type="float" office:value="1.15633083501219" calcext:value-type="float">
            <text:p>1,15633083501219</text:p>
          </table:table-cell>
          <table:table-cell table:formula="of:=ATAN([.C202]/[.B202])/3.14*180" office:value-type="float" office:value="83.5872746676229" calcext:value-type="float">
            <text:p>83,587274667622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77" calcext:value-type="float">
            <text:p>0,877</text:p>
          </table:table-cell>
          <table:table-cell office:value-type="float" office:value="0.753" calcext:value-type="float">
            <text:p>0,753</text:p>
          </table:table-cell>
          <table:table-cell office:value-type="float" office:value="57.5" calcext:value-type="float">
            <text:p>57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203]^2+[.C203]^2)" office:value-type="float" office:value="1.15591435668911" calcext:value-type="float">
            <text:p>1,15591435668911</text:p>
          </table:table-cell>
          <table:table-cell table:formula="of:=ATAN([.C203]/[.B203])/3.14*180" office:value-type="float" office:value="40.670299907136" calcext:value-type="float">
            <text:p>40,6702999071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116" calcext:value-type="float">
            <text:p>1,116</text:p>
          </table:table-cell>
          <table:table-cell office:value-type="float" office:value="0.301" calcext:value-type="float">
            <text:p>0,301</text:p>
          </table:table-cell>
          <table:table-cell office:value-type="float" office:value="57.5" calcext:value-type="float">
            <text:p>57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204]^2+[.C204]^2)" office:value-type="float" office:value="1.15587931896025" calcext:value-type="float">
            <text:p>1,15587931896025</text:p>
          </table:table-cell>
          <table:table-cell table:formula="of:=ATAN([.C204]/[.B204])/3.14*180" office:value-type="float" office:value="15.1019174380118" calcext:value-type="float">
            <text:p>15,10191743801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77" calcext:value-type="float">
            <text:p>0,377</text:p>
          </table:table-cell>
          <table:table-cell office:value-type="float" office:value="-1.092" calcext:value-type="float">
            <text:p>-1,092</text:p>
          </table:table-cell>
          <table:table-cell office:value-type="float" office:value="57.5" calcext:value-type="float">
            <text:p>57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205]^2+[.C205]^2)" office:value-type="float" office:value="1.15524586127802" calcext:value-type="float">
            <text:p>1,15524586127802</text:p>
          </table:table-cell>
          <table:table-cell table:formula="of:=ATAN([.C205]/[.B205])/3.14*180" office:value-type="float" office:value="-70.9893642846955" calcext:value-type="float">
            <text:p>-70,98936428469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91" calcext:value-type="float">
            <text:p>0,691</text:p>
          </table:table-cell>
          <table:table-cell office:value-type="float" office:value="0.926" calcext:value-type="float">
            <text:p>0,926</text:p>
          </table:table-cell>
          <table:table-cell office:value-type="float" office:value="57" calcext:value-type="float">
            <text:p>57</text:p>
          </table:table-cell>
          <table:table-cell office:value-type="float" office:value="-114.5" calcext:value-type="float">
            <text:p>-114,5</text:p>
          </table:table-cell>
          <table:table-cell office:value-type="float" office:value="1.3" calcext:value-type="float">
            <text:p>1,3</text:p>
          </table:table-cell>
          <table:table-cell table:formula="of:=SQRT([.B206]^2+[.C206]^2)" office:value-type="float" office:value="1.15540339275943" calcext:value-type="float">
            <text:p>1,15540339275943</text:p>
          </table:table-cell>
          <table:table-cell table:formula="of:=ATAN([.C206]/[.B206])/3.14*180" office:value-type="float" office:value="53.295971641219" calcext:value-type="float">
            <text:p>53,2959716412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.154" calcext:value-type="float">
            <text:p>-1,154</text:p>
          </table:table-cell>
          <table:table-cell office:value-type="float" office:value="0.051" calcext:value-type="float">
            <text:p>0,051</text:p>
          </table:table-cell>
          <table:table-cell office:value-type="float" office:value="57" calcext:value-type="float">
            <text:p>57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207]^2+[.C207]^2)" office:value-type="float" office:value="1.15512640000997" calcext:value-type="float">
            <text:p>1,15512640000997</text:p>
          </table:table-cell>
          <table:table-cell table:formula="of:=ATAN([.C207]/[.B207])/3.14*180" office:value-type="float" office:value="-2.531772745432" calcext:value-type="float">
            <text:p>-2,5317727454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06" calcext:value-type="float">
            <text:p>0,606</text:p>
          </table:table-cell>
          <table:table-cell office:value-type="float" office:value="0.983" calcext:value-type="float">
            <text:p>0,983</text:p>
          </table:table-cell>
          <table:table-cell office:value-type="float" office:value="57" calcext:value-type="float">
            <text:p>57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208]^2+[.C208]^2)" office:value-type="float" office:value="1.15478352949806" calcext:value-type="float">
            <text:p>1,15478352949806</text:p>
          </table:table-cell>
          <table:table-cell table:formula="of:=ATAN([.C208]/[.B208])/3.14*180" office:value-type="float" office:value="58.3765858271639" calcext:value-type="float">
            <text:p>58,37658582716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73" calcext:value-type="float">
            <text:p>0,473</text:p>
          </table:table-cell>
          <table:table-cell office:value-type="float" office:value="1.053" calcext:value-type="float">
            <text:p>1,053</text:p>
          </table:table-cell>
          <table:table-cell office:value-type="float" office:value="57.5" calcext:value-type="float">
            <text:p>57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209]^2+[.C209]^2)" office:value-type="float" office:value="1.15435609757128" calcext:value-type="float">
            <text:p>1,15435609757128</text:p>
          </table:table-cell>
          <table:table-cell table:formula="of:=ATAN([.C209]/[.B209])/3.14*180" office:value-type="float" office:value="65.8441081217633" calcext:value-type="float">
            <text:p>65,84410812176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136" calcext:value-type="float">
            <text:p>1,136</text:p>
          </table:table-cell>
          <table:table-cell office:value-type="float" office:value="0.201" calcext:value-type="float">
            <text:p>0,201</text:p>
          </table:table-cell>
          <table:table-cell office:value-type="float" office:value="57" calcext:value-type="float">
            <text:p>57</text:p>
          </table:table-cell>
          <table:table-cell office:value-type="float" office:value="-113" calcext:value-type="float">
            <text:p>-113</text:p>
          </table:table-cell>
          <table:table-cell office:value-type="float" office:value="1.3" calcext:value-type="float">
            <text:p>1,3</text:p>
          </table:table-cell>
          <table:table-cell table:formula="of:=SQRT([.B210]^2+[.C210]^2)" office:value-type="float" office:value="1.15364509273866" calcext:value-type="float">
            <text:p>1,15364509273866</text:p>
          </table:table-cell>
          <table:table-cell table:formula="of:=ATAN([.C210]/[.B210])/3.14*180" office:value-type="float" office:value="10.0389622723734" calcext:value-type="float">
            <text:p>10,038962272373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806" calcext:value-type="float">
            <text:p>0,806</text:p>
          </table:table-cell>
          <table:table-cell office:value-type="float" office:value="0.826" calcext:value-type="float">
            <text:p>0,826</text:p>
          </table:table-cell>
          <table:table-cell office:value-type="float" office:value="57" calcext:value-type="float">
            <text:p>57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211]^2+[.C211]^2)" office:value-type="float" office:value="1.15408491888595" calcext:value-type="float">
            <text:p>1,15408491888595</text:p>
          </table:table-cell>
          <table:table-cell table:formula="of:=ATAN([.C211]/[.B211])/3.14*180" office:value-type="float" office:value="45.7252997917302" calcext:value-type="float">
            <text:p>45,72529979173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29" calcext:value-type="float">
            <text:p>0,229</text:p>
          </table:table-cell>
          <table:table-cell office:value-type="float" office:value="-1.131" calcext:value-type="float">
            <text:p>-1,131</text:p>
          </table:table-cell>
          <table:table-cell office:value-type="float" office:value="57" calcext:value-type="float">
            <text:p>5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212]^2+[.C212]^2)" office:value-type="float" office:value="1.15395060552868" calcext:value-type="float">
            <text:p>1,15395060552868</text:p>
          </table:table-cell>
          <table:table-cell table:formula="of:=ATAN([.C212]/[.B212])/3.14*180" office:value-type="float" office:value="-78.5935855976816" calcext:value-type="float">
            <text:p>-78,59358559768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.064" calcext:value-type="float">
            <text:p>-1,064</text:p>
          </table:table-cell>
          <table:table-cell office:value-type="float" office:value="0.445" calcext:value-type="float">
            <text:p>0,445</text:p>
          </table:table-cell>
          <table:table-cell office:value-type="float" office:value="57" calcext:value-type="float">
            <text:p>5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213]^2+[.C213]^2)" office:value-type="float" office:value="1.15330871842712" calcext:value-type="float">
            <text:p>1,15330871842712</text:p>
          </table:table-cell>
          <table:table-cell table:formula="of:=ATAN([.C213]/[.B213])/3.14*180" office:value-type="float" office:value="-22.7078068330658" calcext:value-type="float">
            <text:p>-22,70780683306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67" calcext:value-type="float">
            <text:p>0,967</text:p>
          </table:table-cell>
          <table:table-cell office:value-type="float" office:value="0.629" calcext:value-type="float">
            <text:p>0,629</text:p>
          </table:table-cell>
          <table:table-cell office:value-type="float" office:value="57" calcext:value-type="float">
            <text:p>57</text:p>
          </table:table-cell>
          <table:table-cell office:value-type="float" office:value="-114" calcext:value-type="float">
            <text:p>-114</text:p>
          </table:table-cell>
          <table:table-cell office:value-type="float" office:value="1.3" calcext:value-type="float">
            <text:p>1,3</text:p>
          </table:table-cell>
          <table:table-cell table:formula="of:=SQRT([.B214]^2+[.C214]^2)" office:value-type="float" office:value="1.15357271118903" calcext:value-type="float">
            <text:p>1,15357271118903</text:p>
          </table:table-cell>
          <table:table-cell table:formula="of:=ATAN([.C214]/[.B214])/3.14*180" office:value-type="float" office:value="33.0593670067491" calcext:value-type="float">
            <text:p>33,059367006749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23" calcext:value-type="float">
            <text:p>0,023</text:p>
          </table:table-cell>
          <table:table-cell office:value-type="float" office:value="1.153" calcext:value-type="float">
            <text:p>1,153</text:p>
          </table:table-cell>
          <table:table-cell office:value-type="float" office:value="56.5" calcext:value-type="float">
            <text:p>56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215]^2+[.C215]^2)" office:value-type="float" office:value="1.15322937874475" calcext:value-type="float">
            <text:p>1,15322937874475</text:p>
          </table:table-cell>
          <table:table-cell table:formula="of:=ATAN([.C215]/[.B215])/3.14*180" office:value-type="float" office:value="88.9022872106479" calcext:value-type="float">
            <text:p>88,90228721064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41" calcext:value-type="float">
            <text:p>0,941</text:p>
          </table:table-cell>
          <table:table-cell office:value-type="float" office:value="0.667" calcext:value-type="float">
            <text:p>0,667</text:p>
          </table:table-cell>
          <table:table-cell office:value-type="float" office:value="57" calcext:value-type="float">
            <text:p>57</text:p>
          </table:table-cell>
          <table:table-cell office:value-type="float" office:value="-113" calcext:value-type="float">
            <text:p>-113</text:p>
          </table:table-cell>
          <table:table-cell office:value-type="float" office:value="1.3" calcext:value-type="float">
            <text:p>1,3</text:p>
          </table:table-cell>
          <table:table-cell table:formula="of:=SQRT([.B216]^2+[.C216]^2)" office:value-type="float" office:value="1.15341666365629" calcext:value-type="float">
            <text:p>1,15341666365629</text:p>
          </table:table-cell>
          <table:table-cell table:formula="of:=ATAN([.C216]/[.B216])/3.14*180" office:value-type="float" office:value="35.3477121683243" calcext:value-type="float">
            <text:p>35,34771216832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081" calcext:value-type="float">
            <text:p>1,081</text:p>
          </table:table-cell>
          <table:table-cell office:value-type="float" office:value="0.402" calcext:value-type="float">
            <text:p>0,402</text:p>
          </table:table-cell>
          <table:table-cell office:value-type="float" office:value="57" calcext:value-type="float">
            <text:p>5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217]^2+[.C217]^2)" office:value-type="float" office:value="1.15332779382099" calcext:value-type="float">
            <text:p>1,15332779382099</text:p>
          </table:table-cell>
          <table:table-cell table:formula="of:=ATAN([.C217]/[.B217])/3.14*180" office:value-type="float" office:value="20.409401640855" calcext:value-type="float">
            <text:p>20,4094016408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75" calcext:value-type="float">
            <text:p>0,275</text:p>
          </table:table-cell>
          <table:table-cell office:value-type="float" office:value="-1.12" calcext:value-type="float">
            <text:p>-1,12</text:p>
          </table:table-cell>
          <table:table-cell office:value-type="float" office:value="57" calcext:value-type="float">
            <text:p>57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18]^2+[.C218]^2)" office:value-type="float" office:value="1.15326709829076" calcext:value-type="float">
            <text:p>1,15326709829076</text:p>
          </table:table-cell>
          <table:table-cell table:formula="of:=ATAN([.C218]/[.B218])/3.14*180" office:value-type="float" office:value="-76.2433989768848" calcext:value-type="float">
            <text:p>-76,24339897688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771" calcext:value-type="float">
            <text:p>0,771</text:p>
          </table:table-cell>
          <table:table-cell office:value-type="float" office:value="0.857" calcext:value-type="float">
            <text:p>0,857</text:p>
          </table:table-cell>
          <table:table-cell office:value-type="float" office:value="57" calcext:value-type="float">
            <text:p>5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219]^2+[.C219]^2)" office:value-type="float" office:value="1.15277491298171" calcext:value-type="float">
            <text:p>1,15277491298171</text:p>
          </table:table-cell>
          <table:table-cell table:formula="of:=ATAN([.C219]/[.B219])/3.14*180" office:value-type="float" office:value="48.0482289788421" calcext:value-type="float">
            <text:p>48,04822897884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.142" calcext:value-type="float">
            <text:p>-1,142</text:p>
          </table:table-cell>
          <table:table-cell office:value-type="float" office:value="0.155" calcext:value-type="float">
            <text:p>0,155</text:p>
          </table:table-cell>
          <table:table-cell office:value-type="float" office:value="56" calcext:value-type="float">
            <text:p>56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20]^2+[.C220]^2)" office:value-type="float" office:value="1.15247082392571" calcext:value-type="float">
            <text:p>1,15247082392571</text:p>
          </table:table-cell>
          <table:table-cell table:formula="of:=ATAN([.C220]/[.B220])/3.14*180" office:value-type="float" office:value="-7.73326120109355" calcext:value-type="float">
            <text:p>-7,733261201093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14" calcext:value-type="float">
            <text:p>0,514</text:p>
          </table:table-cell>
          <table:table-cell office:value-type="float" office:value="1.031" calcext:value-type="float">
            <text:p>1,031</text:p>
          </table:table-cell>
          <table:table-cell office:value-type="float" office:value="56" calcext:value-type="float">
            <text:p>56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21]^2+[.C221]^2)" office:value-type="float" office:value="1.15202300324256" calcext:value-type="float">
            <text:p>1,15202300324256</text:p>
          </table:table-cell>
          <table:table-cell table:formula="of:=ATAN([.C221]/[.B221])/3.14*180" office:value-type="float" office:value="63.5338842157189" calcext:value-type="float">
            <text:p>63,53388421571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64" calcext:value-type="float">
            <text:p>0,564</text:p>
          </table:table-cell>
          <table:table-cell office:value-type="float" office:value="1.005" calcext:value-type="float">
            <text:p>1,005</text:p>
          </table:table-cell>
          <table:table-cell office:value-type="float" office:value="57" calcext:value-type="float">
            <text:p>57</text:p>
          </table:table-cell>
          <table:table-cell office:value-type="float" office:value="-114" calcext:value-type="float">
            <text:p>-114</text:p>
          </table:table-cell>
          <table:table-cell office:value-type="float" office:value="1.2" calcext:value-type="float">
            <text:p>1,2</text:p>
          </table:table-cell>
          <table:table-cell table:formula="of:=SQRT([.B222]^2+[.C222]^2)" office:value-type="float" office:value="1.15244132171664" calcext:value-type="float">
            <text:p>1,15244132171664</text:p>
          </table:table-cell>
          <table:table-cell table:formula="of:=ATAN([.C222]/[.B222])/3.14*180" office:value-type="float" office:value="60.7299072055496" calcext:value-type="float">
            <text:p>60,72990720554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147" calcext:value-type="float">
            <text:p>1,147</text:p>
          </table:table-cell>
          <table:table-cell office:value-type="float" office:value="0.1" calcext:value-type="float">
            <text:p>0,1</text:p>
          </table:table-cell>
          <table:table-cell office:value-type="float" office:value="57" calcext:value-type="float">
            <text:p>5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2" calcext:value-type="float">
            <text:p>1,2</text:p>
          </table:table-cell>
          <table:table-cell table:formula="of:=SQRT([.B223]^2+[.C223]^2)" office:value-type="float" office:value="1.15135094562866" calcext:value-type="float">
            <text:p>1,15135094562866</text:p>
          </table:table-cell>
          <table:table-cell table:formula="of:=ATAN([.C223]/[.B223])/3.14*180" office:value-type="float" office:value="4.98520111036644" calcext:value-type="float">
            <text:p>4,985201110366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28" calcext:value-type="float">
            <text:p>0,728</text:p>
          </table:table-cell>
          <table:table-cell office:value-type="float" office:value="0.894" calcext:value-type="float">
            <text:p>0,894</text:p>
          </table:table-cell>
          <table:table-cell office:value-type="float" office:value="56.5" calcext:value-type="float">
            <text:p>56,5</text:p>
          </table:table-cell>
          <table:table-cell office:value-type="float" office:value="-113" calcext:value-type="float">
            <text:p>-113</text:p>
          </table:table-cell>
          <table:table-cell office:value-type="float" office:value="1.3" calcext:value-type="float">
            <text:p>1,3</text:p>
          </table:table-cell>
          <table:table-cell table:formula="of:=SQRT([.B224]^2+[.C224]^2)" office:value-type="float" office:value="1.15291803698268" calcext:value-type="float">
            <text:p>1,15291803698268</text:p>
          </table:table-cell>
          <table:table-cell table:formula="of:=ATAN([.C224]/[.B224])/3.14*180" office:value-type="float" office:value="50.8692533836428" calcext:value-type="float">
            <text:p>50,86925338364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29" calcext:value-type="float">
            <text:p>0,329</text:p>
          </table:table-cell>
          <table:table-cell office:value-type="float" office:value="-1.104" calcext:value-type="float">
            <text:p>-1,104</text:p>
          </table:table-cell>
          <table:table-cell office:value-type="float" office:value="56.5" calcext:value-type="float">
            <text:p>56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25]^2+[.C225]^2)" office:value-type="float" office:value="1.15197960051383" calcext:value-type="float">
            <text:p>1,15197960051383</text:p>
          </table:table-cell>
          <table:table-cell table:formula="of:=ATAN([.C225]/[.B225])/3.14*180" office:value-type="float" office:value="-73.4427944639181" calcext:value-type="float">
            <text:p>-73,442794463918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.099" calcext:value-type="float">
            <text:p>-1,099</text:p>
          </table:table-cell>
          <table:table-cell office:value-type="float" office:value="0.348" calcext:value-type="float">
            <text:p>0,348</text:p>
          </table:table-cell>
          <table:table-cell office:value-type="float" office:value="56.5" calcext:value-type="float">
            <text:p>56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2" calcext:value-type="float">
            <text:p>1,2</text:p>
          </table:table-cell>
          <table:table-cell table:formula="of:=SQRT([.B226]^2+[.C226]^2)" office:value-type="float" office:value="1.15278141900362" calcext:value-type="float">
            <text:p>1,15278141900362</text:p>
          </table:table-cell>
          <table:table-cell table:formula="of:=ATAN([.C226]/[.B226])/3.14*180" office:value-type="float" office:value="-17.5793810551412" calcext:value-type="float">
            <text:p>-17,57938105514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07" calcext:value-type="float">
            <text:p>0,907</text:p>
          </table:table-cell>
          <table:table-cell office:value-type="float" office:value="0.712" calcext:value-type="float">
            <text:p>0,712</text:p>
          </table:table-cell>
          <table:table-cell office:value-type="float" office:value="57" calcext:value-type="float">
            <text:p>5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3" calcext:value-type="float">
            <text:p>1,3</text:p>
          </table:table-cell>
          <table:table-cell table:formula="of:=SQRT([.B227]^2+[.C227]^2)" office:value-type="float" office:value="1.1530797890866" calcext:value-type="float">
            <text:p>1,1530797890866</text:p>
          </table:table-cell>
          <table:table-cell table:formula="of:=ATAN([.C227]/[.B227])/3.14*180" office:value-type="float" office:value="38.1514502609904" calcext:value-type="float">
            <text:p>38,15145026099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78" calcext:value-type="float">
            <text:p>0,078</text:p>
          </table:table-cell>
          <table:table-cell office:value-type="float" office:value="1.15" calcext:value-type="float">
            <text:p>1,15</text:p>
          </table:table-cell>
          <table:table-cell office:value-type="float" office:value="56.5" calcext:value-type="float">
            <text:p>56,5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28]^2+[.C228]^2)" office:value-type="float" office:value="1.15264218211898" calcext:value-type="float">
            <text:p>1,15264218211898</text:p>
          </table:table-cell>
          <table:table-cell table:formula="of:=ATAN([.C228]/[.B228])/3.14*180" office:value-type="float" office:value="86.1634755423574" calcext:value-type="float">
            <text:p>86,16347554235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4" calcext:value-type="float">
            <text:p>0,994</text:p>
          </table:table-cell>
          <table:table-cell office:value-type="float" office:value="0.582" calcext:value-type="float">
            <text:p>0,582</text:p>
          </table:table-cell>
          <table:table-cell office:value-type="float" office:value="56.5" calcext:value-type="float">
            <text:p>56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29]^2+[.C229]^2)" office:value-type="float" office:value="1.15185068476778" calcext:value-type="float">
            <text:p>1,15185068476778</text:p>
          </table:table-cell>
          <table:table-cell table:formula="of:=ATAN([.C229]/[.B229])/3.14*180" office:value-type="float" office:value="30.3649248093791" calcext:value-type="float">
            <text:p>30,36492480937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04" calcext:value-type="float">
            <text:p>1,04</text:p>
          </table:table-cell>
          <table:table-cell office:value-type="float" office:value="0.495" calcext:value-type="float">
            <text:p>0,495</text:p>
          </table:table-cell>
          <table:table-cell office:value-type="float" office:value="56.5" calcext:value-type="float">
            <text:p>56,5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30]^2+[.C230]^2)" office:value-type="float" office:value="1.15179208193146" calcext:value-type="float">
            <text:p>1,15179208193146</text:p>
          </table:table-cell>
          <table:table-cell table:formula="of:=ATAN([.C230]/[.B230])/3.14*180" office:value-type="float" office:value="25.4655615151999" calcext:value-type="float">
            <text:p>25,465561515199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76" calcext:value-type="float">
            <text:p>0,176</text:p>
          </table:table-cell>
          <table:table-cell office:value-type="float" office:value="-1.139" calcext:value-type="float">
            <text:p>-1,139</text:p>
          </table:table-cell>
          <table:table-cell office:value-type="float" office:value="56.5" calcext:value-type="float">
            <text:p>56,5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31]^2+[.C231]^2)" office:value-type="float" office:value="1.15251767882319" calcext:value-type="float">
            <text:p>1,15251767882319</text:p>
          </table:table-cell>
          <table:table-cell table:formula="of:=ATAN([.C231]/[.B231])/3.14*180" office:value-type="float" office:value="-81.2572351552168" calcext:value-type="float">
            <text:p>-81,25723515521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841" calcext:value-type="float">
            <text:p>0,841</text:p>
          </table:table-cell>
          <table:table-cell office:value-type="float" office:value="0.787" calcext:value-type="float">
            <text:p>0,787</text:p>
          </table:table-cell>
          <table:table-cell office:value-type="float" office:value="56" calcext:value-type="float">
            <text:p>56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2" calcext:value-type="float">
            <text:p>1,2</text:p>
          </table:table-cell>
          <table:table-cell table:formula="of:=SQRT([.B232]^2+[.C232]^2)" office:value-type="float" office:value="1.15180293453351" calcext:value-type="float">
            <text:p>1,15180293453351</text:p>
          </table:table-cell>
          <table:table-cell table:formula="of:=ATAN([.C232]/[.B232])/3.14*180" office:value-type="float" office:value="43.1220833183538" calcext:value-type="float">
            <text:p>43,12208331835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.124" calcext:value-type="float">
            <text:p>-1,124</text:p>
          </table:table-cell>
          <table:table-cell office:value-type="float" office:value="0.253" calcext:value-type="float">
            <text:p>0,253</text:p>
          </table:table-cell>
          <table:table-cell office:value-type="float" office:value="56" calcext:value-type="float">
            <text:p>56</text:p>
          </table:table-cell>
          <table:table-cell office:value-type="float" office:value="-113.5" calcext:value-type="float">
            <text:p>-113,5</text:p>
          </table:table-cell>
          <table:table-cell office:value-type="float" office:value="1.2" calcext:value-type="float">
            <text:p>1,2</text:p>
          </table:table-cell>
          <table:table-cell table:formula="of:=SQRT([.B233]^2+[.C233]^2)" office:value-type="float" office:value="1.15212195535021" calcext:value-type="float">
            <text:p>1,15212195535021</text:p>
          </table:table-cell>
          <table:table-cell table:formula="of:=ATAN([.C233]/[.B233])/3.14*180" office:value-type="float" office:value="-12.6916693985509" calcext:value-type="float">
            <text:p>-12,691669398550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23" calcext:value-type="float">
            <text:p>0,423</text:p>
          </table:table-cell>
          <table:table-cell office:value-type="float" office:value="1.072" calcext:value-type="float">
            <text:p>1,072</text:p>
          </table:table-cell>
          <table:table-cell office:value-type="float" office:value="56.5" calcext:value-type="float">
            <text:p>56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34]^2+[.C234]^2)" office:value-type="float" office:value="1.15243785081886" calcext:value-type="float">
            <text:p>1,15243785081886</text:p>
          </table:table-cell>
          <table:table-cell table:formula="of:=ATAN([.C234]/[.B234])/3.14*180" office:value-type="float" office:value="68.5010529668882" calcext:value-type="float">
            <text:p>68,501052966888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47" calcext:value-type="float">
            <text:p>0,647</text:p>
          </table:table-cell>
          <table:table-cell office:value-type="float" office:value="0.952" calcext:value-type="float">
            <text:p>0,952</text:p>
          </table:table-cell>
          <table:table-cell office:value-type="float" office:value="56" calcext:value-type="float">
            <text:p>56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35]^2+[.C235]^2)" office:value-type="float" office:value="1.15104865231666" calcext:value-type="float">
            <text:p>1,15104865231666</text:p>
          </table:table-cell>
          <table:table-cell table:formula="of:=ATAN([.C235]/[.B235])/3.14*180" office:value-type="float" office:value="55.8274182889271" calcext:value-type="float">
            <text:p>55,82741828892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152" calcext:value-type="float">
            <text:p>1,152</text:p>
          </table:table-cell>
          <table:table-cell office:value-type="float" office:value="0.001" calcext:value-type="float">
            <text:p>0,001</text:p>
          </table:table-cell>
          <table:table-cell office:value-type="float" office:value="56" calcext:value-type="float">
            <text:p>56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36]^2+[.C236]^2)" office:value-type="float" office:value="1.1520004340277" calcext:value-type="float">
            <text:p>1,1520004340277</text:p>
          </table:table-cell>
          <table:table-cell table:formula="of:=ATAN([.C236]/[.B236])/3.14*180" office:value-type="float" office:value="0.0497611339981405" calcext:value-type="float">
            <text:p>0,04976113399814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48" calcext:value-type="float">
            <text:p>0,648</text:p>
          </table:table-cell>
          <table:table-cell office:value-type="float" office:value="0.951" calcext:value-type="float">
            <text:p>0,951</text:p>
          </table:table-cell>
          <table:table-cell office:value-type="float" office:value="55.5" calcext:value-type="float">
            <text:p>55,5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37]^2+[.C237]^2)" office:value-type="float" office:value="1.15078451501573" calcext:value-type="float">
            <text:p>1,15078451501573</text:p>
          </table:table-cell>
          <table:table-cell table:formula="of:=ATAN([.C237]/[.B237])/3.14*180" office:value-type="float" office:value="55.7582186646923" calcext:value-type="float">
            <text:p>55,758218664692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21" calcext:value-type="float">
            <text:p>0,421</text:p>
          </table:table-cell>
          <table:table-cell office:value-type="float" office:value="-1.071" calcext:value-type="float">
            <text:p>-1,071</text:p>
          </table:table-cell>
          <table:table-cell office:value-type="float" office:value="56" calcext:value-type="float">
            <text:p>56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38]^2+[.C238]^2)" office:value-type="float" office:value="1.15077452178956" calcext:value-type="float">
            <text:p>1,15077452178956</text:p>
          </table:table-cell>
          <table:table-cell table:formula="of:=ATAN([.C238]/[.B238])/3.14*180" office:value-type="float" office:value="-68.5754432304436" calcext:value-type="float">
            <text:p>-68,57544323044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.123" calcext:value-type="float">
            <text:p>-1,123</text:p>
          </table:table-cell>
          <table:table-cell office:value-type="float" office:value="0.255" calcext:value-type="float">
            <text:p>0,255</text:p>
          </table:table-cell>
          <table:table-cell office:value-type="float" office:value="56" calcext:value-type="float">
            <text:p>56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39]^2+[.C239]^2)" office:value-type="float" office:value="1.1515875997943" calcext:value-type="float">
            <text:p>1,1515875997943</text:p>
          </table:table-cell>
          <table:table-cell table:formula="of:=ATAN([.C239]/[.B239])/3.14*180" office:value-type="float" office:value="-12.7997285053405" calcext:value-type="float">
            <text:p>-12,79972850534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842" calcext:value-type="float">
            <text:p>0,842</text:p>
          </table:table-cell>
          <table:table-cell office:value-type="float" office:value="0.784" calcext:value-type="float">
            <text:p>0,784</text:p>
          </table:table-cell>
          <table:table-cell office:value-type="float" office:value="55.5" calcext:value-type="float">
            <text:p>55,5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40]^2+[.C240]^2)" office:value-type="float" office:value="1.15048685346683" calcext:value-type="float">
            <text:p>1,15048685346683</text:p>
          </table:table-cell>
          <table:table-cell table:formula="of:=ATAN([.C240]/[.B240])/3.14*180" office:value-type="float" office:value="42.9788937231422" calcext:value-type="float">
            <text:p>42,97889372314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73" calcext:value-type="float">
            <text:p>0,173</text:p>
          </table:table-cell>
          <table:table-cell office:value-type="float" office:value="1.138" calcext:value-type="float">
            <text:p>1,138</text:p>
          </table:table-cell>
          <table:table-cell office:value-type="float" office:value="55.5" calcext:value-type="float">
            <text:p>55,5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41]^2+[.C241]^2)" office:value-type="float" office:value="1.15107471521183" calcext:value-type="float">
            <text:p>1,15107471521183</text:p>
          </table:table-cell>
          <table:table-cell table:formula="of:=ATAN([.C241]/[.B241])/3.14*180" office:value-type="float" office:value="81.3972813167656" calcext:value-type="float">
            <text:p>81,39728131676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039" calcext:value-type="float">
            <text:p>1,039</text:p>
          </table:table-cell>
          <table:table-cell office:value-type="float" office:value="0.496" calcext:value-type="float">
            <text:p>0,496</text:p>
          </table:table-cell>
          <table:table-cell office:value-type="float" office:value="56" calcext:value-type="float">
            <text:p>56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42]^2+[.C242]^2)" office:value-type="float" office:value="1.15131967758742" calcext:value-type="float">
            <text:p>1,15131967758742</text:p>
          </table:table-cell>
          <table:table-cell table:formula="of:=ATAN([.C242]/[.B242])/3.14*180" office:value-type="float" office:value="25.5319176862243" calcext:value-type="float">
            <text:p>25,53191768622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94" calcext:value-type="float">
            <text:p>0,994</text:p>
          </table:table-cell>
          <table:table-cell office:value-type="float" office:value="0.578" calcext:value-type="float">
            <text:p>0,578</text:p>
          </table:table-cell>
          <table:table-cell office:value-type="float" office:value="55.5" calcext:value-type="float">
            <text:p>55,5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43]^2+[.C243]^2)" office:value-type="float" office:value="1.14983477073882" calcext:value-type="float">
            <text:p>1,14983477073882</text:p>
          </table:table-cell>
          <table:table-cell table:formula="of:=ATAN([.C243]/[.B243])/3.14*180" office:value-type="float" office:value="30.1928337679508" calcext:value-type="float">
            <text:p>30,19283376795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81" calcext:value-type="float">
            <text:p>0,081</text:p>
          </table:table-cell>
          <table:table-cell office:value-type="float" office:value="-1.148" calcext:value-type="float">
            <text:p>-1,148</text:p>
          </table:table-cell>
          <table:table-cell office:value-type="float" office:value="55.5" calcext:value-type="float">
            <text:p>55,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44]^2+[.C244]^2)" office:value-type="float" office:value="1.15085403070937" calcext:value-type="float">
            <text:p>1,15085403070937</text:p>
          </table:table-cell>
          <table:table-cell table:formula="of:=ATAN([.C244]/[.B244])/3.14*180" office:value-type="float" office:value="-86.0076443613127" calcext:value-type="float">
            <text:p>-86,007644361312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03" calcext:value-type="float">
            <text:p>0,903</text:p>
          </table:table-cell>
          <table:table-cell office:value-type="float" office:value="0.713" calcext:value-type="float">
            <text:p>0,713</text:p>
          </table:table-cell>
          <table:table-cell office:value-type="float" office:value="56" calcext:value-type="float">
            <text:p>56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45]^2+[.C245]^2)" office:value-type="float" office:value="1.15055551799989" calcext:value-type="float">
            <text:p>1,15055551799989</text:p>
          </table:table-cell>
          <table:table-cell table:formula="of:=ATAN([.C245]/[.B245])/3.14*180" office:value-type="float" office:value="38.3137009084858" calcext:value-type="float">
            <text:p>38,313700908485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.097" calcext:value-type="float">
            <text:p>-1,097</text:p>
          </table:table-cell>
          <table:table-cell office:value-type="float" office:value="0.345" calcext:value-type="float">
            <text:p>0,345</text:p>
          </table:table-cell>
          <table:table-cell office:value-type="float" office:value="54.5" calcext:value-type="float">
            <text:p>54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46]^2+[.C246]^2)" office:value-type="float" office:value="1.1499713039898" calcext:value-type="float">
            <text:p>1,1499713039898</text:p>
          </table:table-cell>
          <table:table-cell table:formula="of:=ATAN([.C246]/[.B246])/3.14*180" office:value-type="float" office:value="-17.4669077346205" calcext:value-type="float">
            <text:p>-17,46690773462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32" calcext:value-type="float">
            <text:p>0,332</text:p>
          </table:table-cell>
          <table:table-cell office:value-type="float" office:value="1.1" calcext:value-type="float">
            <text:p>1,1</text:p>
          </table:table-cell>
          <table:table-cell office:value-type="float" office:value="55.5" calcext:value-type="float">
            <text:p>55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47]^2+[.C247]^2)" office:value-type="float" office:value="1.14901000865963" calcext:value-type="float">
            <text:p>1,14901000865963</text:p>
          </table:table-cell>
          <table:table-cell table:formula="of:=ATAN([.C247]/[.B247])/3.14*180" office:value-type="float" office:value="73.2423618031134" calcext:value-type="float">
            <text:p>73,242361803113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722" calcext:value-type="float">
            <text:p>0,722</text:p>
          </table:table-cell>
          <table:table-cell office:value-type="float" office:value="0.894" calcext:value-type="float">
            <text:p>0,894</text:p>
          </table:table-cell>
          <table:table-cell office:value-type="float" office:value="55" calcext:value-type="float">
            <text:p>5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48]^2+[.C248]^2)" office:value-type="float" office:value="1.14913880797752" calcext:value-type="float">
            <text:p>1,14913880797752</text:p>
          </table:table-cell>
          <table:table-cell table:formula="of:=ATAN([.C248]/[.B248])/3.14*180" office:value-type="float" office:value="51.1013463009699" calcext:value-type="float">
            <text:p>51,10134630096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145" calcext:value-type="float">
            <text:p>1,145</text:p>
          </table:table-cell>
          <table:table-cell office:value-type="float" office:value="0.094" calcext:value-type="float">
            <text:p>0,094</text:p>
          </table:table-cell>
          <table:table-cell office:value-type="float" office:value="55.5" calcext:value-type="float">
            <text:p>55,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49]^2+[.C249]^2)" office:value-type="float" office:value="1.14885203572958" calcext:value-type="float">
            <text:p>1,14885203572958</text:p>
          </table:table-cell>
          <table:table-cell table:formula="of:=ATAN([.C249]/[.B249])/3.14*180" office:value-type="float" office:value="4.6956139146314" calcext:value-type="float">
            <text:p>4,69561391463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66" calcext:value-type="float">
            <text:p>0,566</text:p>
          </table:table-cell>
          <table:table-cell office:value-type="float" office:value="0.999" calcext:value-type="float">
            <text:p>0,999</text:p>
          </table:table-cell>
          <table:table-cell office:value-type="float" office:value="55.5" calcext:value-type="float">
            <text:p>55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50]^2+[.C250]^2)" office:value-type="float" office:value="1.14819728270015" calcext:value-type="float">
            <text:p>1,14819728270015</text:p>
          </table:table-cell>
          <table:table-cell table:formula="of:=ATAN([.C250]/[.B250])/3.14*180" office:value-type="float" office:value="60.4962282163863" calcext:value-type="float">
            <text:p>60,49622821638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07" calcext:value-type="float">
            <text:p>0,507</text:p>
          </table:table-cell>
          <table:table-cell office:value-type="float" office:value="-1.031" calcext:value-type="float">
            <text:p>-1,031</text:p>
          </table:table-cell>
          <table:table-cell office:value-type="float" office:value="56.5" calcext:value-type="float">
            <text:p>56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51]^2+[.C251]^2)" office:value-type="float" office:value="1.14891688124076" calcext:value-type="float">
            <text:p>1,14891688124076</text:p>
          </table:table-cell>
          <table:table-cell table:formula="of:=ATAN([.C251]/[.B251])/3.14*180" office:value-type="float" office:value="-63.8464575695843" calcext:value-type="float">
            <text:p>-63,84645756958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.138" calcext:value-type="float">
            <text:p>-1,138</text:p>
          </table:table-cell>
          <table:table-cell office:value-type="float" office:value="0.161" calcext:value-type="float">
            <text:p>0,161</text:p>
          </table:table-cell>
          <table:table-cell office:value-type="float" office:value="55.5" calcext:value-type="float">
            <text:p>55,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52]^2+[.C252]^2)" office:value-type="float" office:value="1.14933241492616" calcext:value-type="float">
            <text:p>1,14933241492616</text:p>
          </table:table-cell>
          <table:table-cell table:formula="of:=ATAN([.C252]/[.B252])/3.14*180" office:value-type="float" office:value="-8.05663619136041" calcext:value-type="float">
            <text:p>-8,056636191360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74" calcext:value-type="float">
            <text:p>0,774</text:p>
          </table:table-cell>
          <table:table-cell office:value-type="float" office:value="0.848" calcext:value-type="float">
            <text:p>0,848</text:p>
          </table:table-cell>
          <table:table-cell office:value-type="float" office:value="56" calcext:value-type="float">
            <text:p>56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53]^2+[.C253]^2)" office:value-type="float" office:value="1.14812020276624" calcext:value-type="float">
            <text:p>1,14812020276624</text:p>
          </table:table-cell>
          <table:table-cell table:formula="of:=ATAN([.C253]/[.B253])/3.14*180" office:value-type="float" office:value="47.6363257129397" calcext:value-type="float">
            <text:p>47,636325712939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66" calcext:value-type="float">
            <text:p>0,266</text:p>
          </table:table-cell>
          <table:table-cell office:value-type="float" office:value="1.118" calcext:value-type="float">
            <text:p>1,118</text:p>
          </table:table-cell>
          <table:table-cell office:value-type="float" office:value="56" calcext:value-type="float">
            <text:p>56</text:p>
          </table:table-cell>
          <table:table-cell office:value-type="float" office:value="-113" calcext:value-type="float">
            <text:p>-113</text:p>
          </table:table-cell>
          <table:table-cell office:value-type="float" office:value="1.2" calcext:value-type="float">
            <text:p>1,2</text:p>
          </table:table-cell>
          <table:table-cell table:formula="of:=SQRT([.B254]^2+[.C254]^2)" office:value-type="float" office:value="1.14920842322009" calcext:value-type="float">
            <text:p>1,14920842322009</text:p>
          </table:table-cell>
          <table:table-cell table:formula="of:=ATAN([.C254]/[.B254])/3.14*180" office:value-type="float" office:value="76.6556016440343" calcext:value-type="float">
            <text:p>76,65560164403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074" calcext:value-type="float">
            <text:p>1,074</text:p>
          </table:table-cell>
          <table:table-cell office:value-type="float" office:value="0.409" calcext:value-type="float">
            <text:p>0,409</text:p>
          </table:table-cell>
          <table:table-cell office:value-type="float" office:value="55.5" calcext:value-type="float">
            <text:p>55,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55]^2+[.C255]^2)" office:value-type="float" office:value="1.14924192405255" calcext:value-type="float">
            <text:p>1,14924192405255</text:p>
          </table:table-cell>
          <table:table-cell table:formula="of:=ATAN([.C255]/[.B255])/3.14*180" office:value-type="float" office:value="20.8583767549426" calcext:value-type="float">
            <text:p>20,85837675494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43" calcext:value-type="float">
            <text:p>0,943</text:p>
          </table:table-cell>
          <table:table-cell office:value-type="float" office:value="0.657" calcext:value-type="float">
            <text:p>0,657</text:p>
          </table:table-cell>
          <table:table-cell office:value-type="float" office:value="54.5" calcext:value-type="float">
            <text:p>54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56]^2+[.C256]^2)" office:value-type="float" office:value="1.14930326720148" calcext:value-type="float">
            <text:p>1,14930326720148</text:p>
          </table:table-cell>
          <table:table-cell table:formula="of:=ATAN([.C256]/[.B256])/3.14*180" office:value-type="float" office:value="34.8830976797589" calcext:value-type="float">
            <text:p>34,88309767975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11" calcext:value-type="float">
            <text:p>0,011</text:p>
          </table:table-cell>
          <table:table-cell office:value-type="float" office:value="-1.149" calcext:value-type="float">
            <text:p>-1,149</text:p>
          </table:table-cell>
          <table:table-cell office:value-type="float" office:value="52.5" calcext:value-type="float">
            <text:p>52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2" calcext:value-type="float">
            <text:p>1,2</text:p>
          </table:table-cell>
          <table:table-cell table:formula="of:=SQRT([.B257]^2+[.C257]^2)" office:value-type="float" office:value="1.14905265327573" calcext:value-type="float">
            <text:p>1,14905265327573</text:p>
          </table:table-cell>
          <table:table-cell table:formula="of:=ATAN([.C257]/[.B257])/3.14*180" office:value-type="float" office:value="-89.4968642894079" calcext:value-type="float">
            <text:p>-89,49686428940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57" calcext:value-type="float">
            <text:p>0,957</text:p>
          </table:table-cell>
          <table:table-cell office:value-type="float" office:value="0.636" calcext:value-type="float">
            <text:p>0,636</text:p>
          </table:table-cell>
          <table:table-cell office:value-type="float" office:value="53" calcext:value-type="float">
            <text:p>53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58]^2+[.C258]^2)" office:value-type="float" office:value="1.14906266147674" calcext:value-type="float">
            <text:p>1,14906266147674</text:p>
          </table:table-cell>
          <table:table-cell table:formula="of:=ATAN([.C258]/[.B258])/3.14*180" office:value-type="float" office:value="33.6241363549761" calcext:value-type="float">
            <text:p>33,62413635497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.066" calcext:value-type="float">
            <text:p>-1,066</text:p>
          </table:table-cell>
          <table:table-cell office:value-type="float" office:value="0.431" calcext:value-type="float">
            <text:p>0,431</text:p>
          </table:table-cell>
          <table:table-cell office:value-type="float" office:value="55" calcext:value-type="float">
            <text:p>5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59]^2+[.C259]^2)" office:value-type="float" office:value="1.14983346620282" calcext:value-type="float">
            <text:p>1,14983346620282</text:p>
          </table:table-cell>
          <table:table-cell table:formula="of:=ATAN([.C259]/[.B259])/3.14*180" office:value-type="float" office:value="-22.0253979160626" calcext:value-type="float">
            <text:p>-22,02539791606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43" calcext:value-type="float">
            <text:p>0,243</text:p>
          </table:table-cell>
          <table:table-cell office:value-type="float" office:value="1.124" calcext:value-type="float">
            <text:p>1,124</text:p>
          </table:table-cell>
          <table:table-cell office:value-type="float" office:value="55" calcext:value-type="float">
            <text:p>55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60]^2+[.C260]^2)" office:value-type="float" office:value="1.14996739084202" calcext:value-type="float">
            <text:p>1,14996739084202</text:p>
          </table:table-cell>
          <table:table-cell table:formula="of:=ATAN([.C260]/[.B260])/3.14*180" office:value-type="float" office:value="77.8403091681739" calcext:value-type="float">
            <text:p>77,840309168173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792" calcext:value-type="float">
            <text:p>0,792</text:p>
          </table:table-cell>
          <table:table-cell office:value-type="float" office:value="0.832" calcext:value-type="float">
            <text:p>0,832</text:p>
          </table:table-cell>
          <table:table-cell office:value-type="float" office:value="54.5" calcext:value-type="float">
            <text:p>54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61]^2+[.C261]^2)" office:value-type="float" office:value="1.14868968829706" calcext:value-type="float">
            <text:p>1,14868968829706</text:p>
          </table:table-cell>
          <table:table-cell table:formula="of:=ATAN([.C261]/[.B261])/3.14*180" office:value-type="float" office:value="46.4344811234092" calcext:value-type="float">
            <text:p>46,43448112340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135" calcext:value-type="float">
            <text:p>1,135</text:p>
          </table:table-cell>
          <table:table-cell office:value-type="float" office:value="0.184" calcext:value-type="float">
            <text:p>0,184</text:p>
          </table:table-cell>
          <table:table-cell office:value-type="float" office:value="55.5" calcext:value-type="float">
            <text:p>55,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62]^2+[.C262]^2)" office:value-type="float" office:value="1.14981781165539" calcext:value-type="float">
            <text:p>1,14981781165539</text:p>
          </table:table-cell>
          <table:table-cell table:formula="of:=ATAN([.C262]/[.B262])/3.14*180" office:value-type="float" office:value="9.21303836007671" calcext:value-type="float">
            <text:p>9,2130383600767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85" calcext:value-type="float">
            <text:p>0,485</text:p>
          </table:table-cell>
          <table:table-cell office:value-type="float" office:value="-1.042" calcext:value-type="float">
            <text:p>-1,042</text:p>
          </table:table-cell>
          <table:table-cell office:value-type="float" office:value="55" calcext:value-type="float">
            <text:p>5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.2" calcext:value-type="float">
            <text:p>1,2</text:p>
          </table:table-cell>
          <table:table-cell table:formula="of:=SQRT([.B263]^2+[.C263]^2)" office:value-type="float" office:value="1.14934285572235" calcext:value-type="float">
            <text:p>1,14934285572235</text:p>
          </table:table-cell>
          <table:table-cell table:formula="of:=ATAN([.C263]/[.B263])/3.14*180" office:value-type="float" office:value="-65.0733163904458" calcext:value-type="float">
            <text:p>-65,07331639044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88" calcext:value-type="float">
            <text:p>0,588</text:p>
          </table:table-cell>
          <table:table-cell office:value-type="float" office:value="0.988" calcext:value-type="float">
            <text:p>0,988</text:p>
          </table:table-cell>
          <table:table-cell office:value-type="float" office:value="54.5" calcext:value-type="float">
            <text:p>54,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64]^2+[.C264]^2)" office:value-type="float" office:value="1.14973388225276" calcext:value-type="float">
            <text:p>1,14973388225276</text:p>
          </table:table-cell>
          <table:table-cell table:formula="of:=ATAN([.C264]/[.B264])/3.14*180" office:value-type="float" office:value="59.2714068247323" calcext:value-type="float">
            <text:p>59,27140682473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.147" calcext:value-type="float">
            <text:p>-1,147</text:p>
          </table:table-cell>
          <table:table-cell office:value-type="float" office:value="0.07" calcext:value-type="float">
            <text:p>0,07</text:p>
          </table:table-cell>
          <table:table-cell office:value-type="float" office:value="54.5" calcext:value-type="float">
            <text:p>54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65]^2+[.C265]^2)" office:value-type="float" office:value="1.14913402177466" calcext:value-type="float">
            <text:p>1,14913402177466</text:p>
          </table:table-cell>
          <table:table-cell table:formula="of:=ATAN([.C265]/[.B265])/3.14*180" office:value-type="float" office:value="-3.4941308867428" calcext:value-type="float">
            <text:p>-3,49413088674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03" calcext:value-type="float">
            <text:p>0,703</text:p>
          </table:table-cell>
          <table:table-cell office:value-type="float" office:value="0.908" calcext:value-type="float">
            <text:p>0,908</text:p>
          </table:table-cell>
          <table:table-cell office:value-type="float" office:value="54.5" calcext:value-type="float">
            <text:p>54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66]^2+[.C266]^2)" office:value-type="float" office:value="1.14833488146969" calcext:value-type="float">
            <text:p>1,14833488146969</text:p>
          </table:table-cell>
          <table:table-cell table:formula="of:=ATAN([.C266]/[.B266])/3.14*180" office:value-type="float" office:value="52.2784248722689" calcext:value-type="float">
            <text:p>52,27842487226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54" calcext:value-type="float">
            <text:p>0,354</text:p>
          </table:table-cell>
          <table:table-cell office:value-type="float" office:value="1.094" calcext:value-type="float">
            <text:p>1,094</text:p>
          </table:table-cell>
          <table:table-cell office:value-type="float" office:value="54.5" calcext:value-type="float">
            <text:p>54,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67]^2+[.C267]^2)" office:value-type="float" office:value="1.14984868569738" calcext:value-type="float">
            <text:p>1,14984868569738</text:p>
          </table:table-cell>
          <table:table-cell table:formula="of:=ATAN([.C267]/[.B267])/3.14*180" office:value-type="float" office:value="72.1058460346621" calcext:value-type="float">
            <text:p>72,10584603466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103" calcext:value-type="float">
            <text:p>1,103</text:p>
          </table:table-cell>
          <table:table-cell office:value-type="float" office:value="0.323" calcext:value-type="float">
            <text:p>0,323</text:p>
          </table:table-cell>
          <table:table-cell office:value-type="float" office:value="54.5" calcext:value-type="float">
            <text:p>54,5</text:p>
          </table:table-cell>
          <table:table-cell office:value-type="float" office:value="-112" calcext:value-type="float">
            <text:p>-112</text:p>
          </table:table-cell>
          <table:table-cell office:value-type="float" office:value="1.2" calcext:value-type="float">
            <text:p>1,2</text:p>
          </table:table-cell>
          <table:table-cell table:formula="of:=SQRT([.B268]^2+[.C268]^2)" office:value-type="float" office:value="1.14932066891708" calcext:value-type="float">
            <text:p>1,14932066891708</text:p>
          </table:table-cell>
          <table:table-cell table:formula="of:=ATAN([.C268]/[.B268])/3.14*180" office:value-type="float" office:value="16.3302997996915" calcext:value-type="float">
            <text:p>16,33029979969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888" calcext:value-type="float">
            <text:p>0,888</text:p>
          </table:table-cell>
          <table:table-cell office:value-type="float" office:value="0.729" calcext:value-type="float">
            <text:p>0,729</text:p>
          </table:table-cell>
          <table:table-cell office:value-type="float" office:value="54" calcext:value-type="float">
            <text:p>54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69]^2+[.C269]^2)" office:value-type="float" office:value="1.14890600137696" calcext:value-type="float">
            <text:p>1,14890600137696</text:p>
          </table:table-cell>
          <table:table-cell table:formula="of:=ATAN([.C269]/[.B269])/3.14*180" office:value-type="float" office:value="39.4041215526595" calcext:value-type="float">
            <text:p>39,40412155265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03" calcext:value-type="float">
            <text:p>0,103</text:p>
          </table:table-cell>
          <table:table-cell office:value-type="float" office:value="-1.144" calcext:value-type="float">
            <text:p>-1,144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70]^2+[.C270]^2)" office:value-type="float" office:value="1.14862744177562" calcext:value-type="float">
            <text:p>1,14862744177562</text:p>
          </table:table-cell>
          <table:table-cell table:formula="of:=ATAN([.C270]/[.B270])/3.14*180" office:value-type="float" office:value="-84.8982880100306" calcext:value-type="float">
            <text:p>-84,89828801003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.004" calcext:value-type="float">
            <text:p>-1,004</text:p>
          </table:table-cell>
          <table:table-cell office:value-type="float" office:value="0.559" calcext:value-type="float">
            <text:p>0,559</text:p>
          </table:table-cell>
          <table:table-cell office:value-type="float" office:value="55" calcext:value-type="float">
            <text:p>5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71]^2+[.C271]^2)" office:value-type="float" office:value="1.14912880043971" calcext:value-type="float">
            <text:p>1,14912880043971</text:p>
          </table:table-cell>
          <table:table-cell table:formula="of:=ATAN([.C271]/[.B271])/3.14*180" office:value-type="float" office:value="-29.122639390452" calcext:value-type="float">
            <text:p>-29,12263939045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.027" calcext:value-type="float">
            <text:p>-1,027</text:p>
          </table:table-cell>
          <table:table-cell office:value-type="float" office:value="0.514" calcext:value-type="float">
            <text:p>0,514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72]^2+[.C272]^2)" office:value-type="float" office:value="1.14844460031819" calcext:value-type="float">
            <text:p>1,14844460031819</text:p>
          </table:table-cell>
          <table:table-cell table:formula="of:=ATAN([.C272]/[.B272])/3.14*180" office:value-type="float" office:value="-26.6008481129128" calcext:value-type="float">
            <text:p>-26,60084811291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54" calcext:value-type="float">
            <text:p>0,154</text:p>
          </table:table-cell>
          <table:table-cell office:value-type="float" office:value="1.139" calcext:value-type="float">
            <text:p>1,139</text:p>
          </table:table-cell>
          <table:table-cell office:value-type="float" office:value="51.5" calcext:value-type="float">
            <text:p>51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1.2" calcext:value-type="float">
            <text:p>1,2</text:p>
          </table:table-cell>
          <table:table-cell table:formula="of:=SQRT([.B273]^2+[.C273]^2)" office:value-type="float" office:value="1.14936373703019" calcext:value-type="float">
            <text:p>1,14936373703019</text:p>
          </table:table-cell>
          <table:table-cell table:formula="of:=ATAN([.C273]/[.B273])/3.14*180" office:value-type="float" office:value="82.3416865198064" calcext:value-type="float">
            <text:p>82,34168651980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854" calcext:value-type="float">
            <text:p>0,854</text:p>
          </table:table-cell>
          <table:table-cell office:value-type="float" office:value="0.767" calcext:value-type="float">
            <text:p>0,767</text:p>
          </table:table-cell>
          <table:table-cell office:value-type="float" office:value="54" calcext:value-type="float">
            <text:p>54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74]^2+[.C274]^2)" office:value-type="float" office:value="1.14786976613203" calcext:value-type="float">
            <text:p>1,14786976613203</text:p>
          </table:table-cell>
          <table:table-cell table:formula="of:=ATAN([.C274]/[.B274])/3.14*180" office:value-type="float" office:value="41.9491166007752" calcext:value-type="float">
            <text:p>41,949116600775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115" calcext:value-type="float">
            <text:p>1,115</text:p>
          </table:table-cell>
          <table:table-cell office:value-type="float" office:value="0.271" calcext:value-type="float">
            <text:p>0,271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75]^2+[.C275]^2)" office:value-type="float" office:value="1.14746067470742" calcext:value-type="float">
            <text:p>1,14746067470742</text:p>
          </table:table-cell>
          <table:table-cell table:formula="of:=ATAN([.C275]/[.B275])/3.14*180" office:value-type="float" office:value="13.6677457267034" calcext:value-type="float">
            <text:p>13,667745726703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03" calcext:value-type="float">
            <text:p>0,403</text:p>
          </table:table-cell>
          <table:table-cell office:value-type="float" office:value="-1.075" calcext:value-type="float">
            <text:p>-1,075</text:p>
          </table:table-cell>
          <table:table-cell office:value-type="float" office:value="54" calcext:value-type="float">
            <text:p>54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76]^2+[.C276]^2)" office:value-type="float" office:value="1.14805661881285" calcext:value-type="float">
            <text:p>1,14805661881285</text:p>
          </table:table-cell>
          <table:table-cell table:formula="of:=ATAN([.C276]/[.B276])/3.14*180" office:value-type="float" office:value="-69.4850218690314" calcext:value-type="float">
            <text:p>-69,48502186903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6" calcext:value-type="float">
            <text:p>0,66</text:p>
          </table:table-cell>
          <table:table-cell office:value-type="float" office:value="0.936" calcext:value-type="float">
            <text:p>0,936</text:p>
          </table:table-cell>
          <table:table-cell office:value-type="float" office:value="54.5" calcext:value-type="float">
            <text:p>54,5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77]^2+[.C277]^2)" office:value-type="float" office:value="1.14529297561803" calcext:value-type="float">
            <text:p>1,14529297561803</text:p>
          </table:table-cell>
          <table:table-cell table:formula="of:=ATAN([.C277]/[.B277])/3.14*180" office:value-type="float" office:value="54.8390579332865" calcext:value-type="float">
            <text:p>54,839057933286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.147" calcext:value-type="float">
            <text:p>-1,147</text:p>
          </table:table-cell>
          <table:table-cell office:value-type="float" office:value="0.018" calcext:value-type="float">
            <text:p>0,018</text:p>
          </table:table-cell>
          <table:table-cell office:value-type="float" office:value="54" calcext:value-type="float">
            <text:p>54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78]^2+[.C278]^2)" office:value-type="float" office:value="1.14714122931747" calcext:value-type="float">
            <text:p>1,14714122931747</text:p>
          </table:table-cell>
          <table:table-cell table:formula="of:=ATAN([.C278]/[.B278])/3.14*180" office:value-type="float" office:value="-0.899531334473638" calcext:value-type="float">
            <text:p>-0,89953133447363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3" calcext:value-type="float">
            <text:p>0,63</text:p>
          </table:table-cell>
          <table:table-cell office:value-type="float" office:value="0.959" calcext:value-type="float">
            <text:p>0,959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79]^2+[.C279]^2)" office:value-type="float" office:value="1.14742363580327" calcext:value-type="float">
            <text:p>1,14742363580327</text:p>
          </table:table-cell>
          <table:table-cell table:formula="of:=ATAN([.C279]/[.B279])/3.14*180" office:value-type="float" office:value="56.7264731510554" calcext:value-type="float">
            <text:p>56,726473151055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37" calcext:value-type="float">
            <text:p>0,437</text:p>
          </table:table-cell>
          <table:table-cell office:value-type="float" office:value="1.06" calcext:value-type="float">
            <text:p>1,06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80]^2+[.C280]^2)" office:value-type="float" office:value="1.14654655378663" calcext:value-type="float">
            <text:p>1,14654655378663</text:p>
          </table:table-cell>
          <table:table-cell table:formula="of:=ATAN([.C280]/[.B280])/3.14*180" office:value-type="float" office:value="67.6296870132096" calcext:value-type="float">
            <text:p>67,629687013209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121" calcext:value-type="float">
            <text:p>1,121</text:p>
          </table:table-cell>
          <table:table-cell office:value-type="float" office:value="0.235" calcext:value-type="float">
            <text:p>0,235</text:p>
          </table:table-cell>
          <table:table-cell office:value-type="float" office:value="54" calcext:value-type="float">
            <text:p>54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81]^2+[.C281]^2)" office:value-type="float" office:value="1.14536719003121" calcext:value-type="float">
            <text:p>1,14536719003121</text:p>
          </table:table-cell>
          <table:table-cell table:formula="of:=ATAN([.C281]/[.B281])/3.14*180" office:value-type="float" office:value="11.8457123893607" calcext:value-type="float">
            <text:p>11,84571238936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826" calcext:value-type="float">
            <text:p>0,826</text:p>
          </table:table-cell>
          <table:table-cell office:value-type="float" office:value="0.794" calcext:value-type="float">
            <text:p>0,794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82]^2+[.C282]^2)" office:value-type="float" office:value="1.1457364443885" calcext:value-type="float">
            <text:p>1,1457364443885</text:p>
          </table:table-cell>
          <table:table-cell table:formula="of:=ATAN([.C282]/[.B282])/3.14*180" office:value-type="float" office:value="43.8906293594111" calcext:value-type="float">
            <text:p>43,89062935941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9" calcext:value-type="float">
            <text:p>0,19</text:p>
          </table:table-cell>
          <table:table-cell office:value-type="float" office:value="-1.13" calcext:value-type="float">
            <text:p>-1,13</text:p>
          </table:table-cell>
          <table:table-cell office:value-type="float" office:value="53.5" calcext:value-type="float">
            <text:p>53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83]^2+[.C283]^2)" office:value-type="float" office:value="1.1458621208505" calcext:value-type="float">
            <text:p>1,1458621208505</text:p>
          </table:table-cell>
          <table:table-cell table:formula="of:=ATAN([.C283]/[.B283])/3.14*180" office:value-type="float" office:value="-80.4962826192115" calcext:value-type="float">
            <text:p>-80,49628261921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.041" calcext:value-type="float">
            <text:p>-1,041</text:p>
          </table:table-cell>
          <table:table-cell office:value-type="float" office:value="0.478" calcext:value-type="float">
            <text:p>0,478</text:p>
          </table:table-cell>
          <table:table-cell office:value-type="float" office:value="54" calcext:value-type="float">
            <text:p>54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84]^2+[.C284]^2)" office:value-type="float" office:value="1.14549770842198" calcext:value-type="float">
            <text:p>1,14549770842198</text:p>
          </table:table-cell>
          <table:table-cell table:formula="of:=ATAN([.C284]/[.B284])/3.14*180" office:value-type="float" office:value="-24.6758604938424" calcext:value-type="float">
            <text:p>-24,67586049384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81" calcext:value-type="float">
            <text:p>0,981</text:p>
          </table:table-cell>
          <table:table-cell office:value-type="float" office:value="0.59" calcext:value-type="float">
            <text:p>0,59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85]^2+[.C285]^2)" office:value-type="float" office:value="1.14475368529654" calcext:value-type="float">
            <text:p>1,14475368529654</text:p>
          </table:table-cell>
          <table:table-cell table:formula="of:=ATAN([.C285]/[.B285])/3.14*180" office:value-type="float" office:value="31.0395777147934" calcext:value-type="float">
            <text:p>31,039577714793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4" calcext:value-type="float">
            <text:p>0,064</text:p>
          </table:table-cell>
          <table:table-cell office:value-type="float" office:value="1.143" calcext:value-type="float">
            <text:p>1,143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86]^2+[.C286]^2)" office:value-type="float" office:value="1.14479037382396" calcext:value-type="float">
            <text:p>1,14479037382396</text:p>
          </table:table-cell>
          <table:table-cell table:formula="of:=ATAN([.C286]/[.B286])/3.14*180" office:value-type="float" office:value="86.839207613228" calcext:value-type="float">
            <text:p>86,83920761322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07" calcext:value-type="float">
            <text:p>0,907</text:p>
          </table:table-cell>
          <table:table-cell office:value-type="float" office:value="0.696" calcext:value-type="float">
            <text:p>0,696</text:p>
          </table:table-cell>
          <table:table-cell office:value-type="float" office:value="53.5" calcext:value-type="float">
            <text:p>53,5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87]^2+[.C287]^2)" office:value-type="float" office:value="1.14326943456038" calcext:value-type="float">
            <text:p>1,14326943456038</text:p>
          </table:table-cell>
          <table:table-cell table:formula="of:=ATAN([.C287]/[.B287])/3.14*180" office:value-type="float" office:value="37.5203898355989" calcext:value-type="float">
            <text:p>37,520389835598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088" calcext:value-type="float">
            <text:p>1,088</text:p>
          </table:table-cell>
          <table:table-cell office:value-type="float" office:value="0.357" calcext:value-type="float">
            <text:p>0,357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88]^2+[.C288]^2)" office:value-type="float" office:value="1.14507336009533" calcext:value-type="float">
            <text:p>1,14507336009533</text:p>
          </table:table-cell>
          <table:table-cell table:formula="of:=ATAN([.C288]/[.B288])/3.14*180" office:value-type="float" office:value="18.1751705661294" calcext:value-type="float">
            <text:p>18,175170566129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17" calcext:value-type="float">
            <text:p>0,317</text:p>
          </table:table-cell>
          <table:table-cell office:value-type="float" office:value="-1.099" calcext:value-type="float">
            <text:p>-1,099</text:p>
          </table:table-cell>
          <table:table-cell office:value-type="float" office:value="53.5" calcext:value-type="float">
            <text:p>53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89]^2+[.C289]^2)" office:value-type="float" office:value="1.14380505331984" calcext:value-type="float">
            <text:p>1,14380505331984</text:p>
          </table:table-cell>
          <table:table-cell table:formula="of:=ATAN([.C289]/[.B289])/3.14*180" office:value-type="float" office:value="-73.9475975052013" calcext:value-type="float">
            <text:p>-73,94759750520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3" calcext:value-type="float">
            <text:p>0,73</text:p>
          </table:table-cell>
          <table:table-cell office:value-type="float" office:value="0.88" calcext:value-type="float">
            <text:p>0,88</text:p>
          </table:table-cell>
          <table:table-cell office:value-type="float" office:value="54.5" calcext:value-type="float">
            <text:p>54,5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90]^2+[.C290]^2)" office:value-type="float" office:value="1.14337220536446" calcext:value-type="float">
            <text:p>1,14337220536446</text:p>
          </table:table-cell>
          <table:table-cell table:formula="of:=ATAN([.C290]/[.B290])/3.14*180" office:value-type="float" office:value="50.3482751375654" calcext:value-type="float">
            <text:p>50,34827513756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.139" calcext:value-type="float">
            <text:p>-1,139</text:p>
          </table:table-cell>
          <table:table-cell office:value-type="float" office:value="0.108" calcext:value-type="float">
            <text:p>0,108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91]^2+[.C291]^2)" office:value-type="float" office:value="1.14410882349539" calcext:value-type="float">
            <text:p>1,14410882349539</text:p>
          </table:table-cell>
          <table:table-cell table:formula="of:=ATAN([.C291]/[.B291])/3.14*180" office:value-type="float" office:value="-5.41933970101619" calcext:value-type="float">
            <text:p>-5,419339701016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2" calcext:value-type="float">
            <text:p>0,552</text:p>
          </table:table-cell>
          <table:table-cell office:value-type="float" office:value="1.001" calcext:value-type="float">
            <text:p>1,001</text:p>
          </table:table-cell>
          <table:table-cell office:value-type="float" office:value="53.5" calcext:value-type="float">
            <text:p>53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.2" calcext:value-type="float">
            <text:p>1,2</text:p>
          </table:table-cell>
          <table:table-cell table:formula="of:=SQRT([.B292]^2+[.C292]^2)" office:value-type="float" office:value="1.14311198051634" calcext:value-type="float">
            <text:p>1,14311198051634</text:p>
          </table:table-cell>
          <table:table-cell table:formula="of:=ATAN([.C292]/[.B292])/3.14*180" office:value-type="float" office:value="61.1565285404359" calcext:value-type="float">
            <text:p>61,15652854043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16" calcext:value-type="float">
            <text:p>0,516</text:p>
          </table:table-cell>
          <table:table-cell office:value-type="float" office:value="1.02" calcext:value-type="float">
            <text:p>1,02</text:p>
          </table:table-cell>
          <table:table-cell office:value-type="float" office:value="53" calcext:value-type="float">
            <text:p>53</text:p>
          </table:table-cell>
          <table:table-cell office:value-type="float" office:value="-110" calcext:value-type="float">
            <text:p>-110</text:p>
          </table:table-cell>
          <table:table-cell office:value-type="float" office:value="1.2" calcext:value-type="float">
            <text:p>1,2</text:p>
          </table:table-cell>
          <table:table-cell table:formula="of:=SQRT([.B293]^2+[.C293]^2)" office:value-type="float" office:value="1.14309054759455" calcext:value-type="float">
            <text:p>1,14309054759455</text:p>
          </table:table-cell>
          <table:table-cell table:formula="of:=ATAN([.C293]/[.B293])/3.14*180" office:value-type="float" office:value="63.1979952194864" calcext:value-type="float">
            <text:p>63,197995219486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134" calcext:value-type="float">
            <text:p>1,134</text:p>
          </table:table-cell>
          <table:table-cell office:value-type="float" office:value="0.148" calcext:value-type="float">
            <text:p>0,148</text:p>
          </table:table-cell>
          <table:table-cell office:value-type="float" office:value="54" calcext:value-type="float">
            <text:p>54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94]^2+[.C294]^2)" office:value-type="float" office:value="1.14361706877783" calcext:value-type="float">
            <text:p>1,14361706877783</text:p>
          </table:table-cell>
          <table:table-cell table:formula="of:=ATAN([.C294]/[.B294])/3.14*180" office:value-type="float" office:value="7.43949945164855" calcext:value-type="float">
            <text:p>7,4394994516485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61" calcext:value-type="float">
            <text:p>0,761</text:p>
          </table:table-cell>
          <table:table-cell office:value-type="float" office:value="0.852" calcext:value-type="float">
            <text:p>0,852</text:p>
          </table:table-cell>
          <table:table-cell office:value-type="float" office:value="54" calcext:value-type="float">
            <text:p>54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95]^2+[.C295]^2)" office:value-type="float" office:value="1.14237690802992" calcext:value-type="float">
            <text:p>1,14237690802992</text:p>
          </table:table-cell>
          <table:table-cell table:formula="of:=ATAN([.C295]/[.B295])/3.14*180" office:value-type="float" office:value="48.2534734890418" calcext:value-type="float">
            <text:p>48,25347348904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76" calcext:value-type="float">
            <text:p>0,276</text:p>
          </table:table-cell>
          <table:table-cell office:value-type="float" office:value="-1.109" calcext:value-type="float">
            <text:p>-1,109</text:p>
          </table:table-cell>
          <table:table-cell office:value-type="float" office:value="53.5" calcext:value-type="float">
            <text:p>53,5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96]^2+[.C296]^2)" office:value-type="float" office:value="1.14282850856986" calcext:value-type="float">
            <text:p>1,14282850856986</text:p>
          </table:table-cell>
          <table:table-cell table:formula="of:=ATAN([.C296]/[.B296])/3.14*180" office:value-type="float" office:value="-76.0631149956532" calcext:value-type="float">
            <text:p>-76,06311499565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.072" calcext:value-type="float">
            <text:p>-1,072</text:p>
          </table:table-cell>
          <table:table-cell office:value-type="float" office:value="0.396" calcext:value-type="float">
            <text:p>0,396</text:p>
          </table:table-cell>
          <table:table-cell office:value-type="float" office:value="54" calcext:value-type="float">
            <text:p>54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297]^2+[.C297]^2)" office:value-type="float" office:value="1.14280357017293" calcext:value-type="float">
            <text:p>1,14280357017293</text:p>
          </table:table-cell>
          <table:table-cell table:formula="of:=ATAN([.C297]/[.B297])/3.14*180" office:value-type="float" office:value="-20.2846638638283" calcext:value-type="float">
            <text:p>-20,284663863828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931" calcext:value-type="float">
            <text:p>0,931</text:p>
          </table:table-cell>
          <table:table-cell office:value-type="float" office:value="0.663" calcext:value-type="float">
            <text:p>0,663</text:p>
          </table:table-cell>
          <table:table-cell office:value-type="float" office:value="53.5" calcext:value-type="float">
            <text:p>53,5</text:p>
          </table:table-cell>
          <table:table-cell office:value-type="float" office:value="-110" calcext:value-type="float">
            <text:p>-110</text:p>
          </table:table-cell>
          <table:table-cell office:value-type="float" office:value="1.2" calcext:value-type="float">
            <text:p>1,2</text:p>
          </table:table-cell>
          <table:table-cell table:formula="of:=SQRT([.B298]^2+[.C298]^2)" office:value-type="float" office:value="1.14294794282154" calcext:value-type="float">
            <text:p>1,14294794282154</text:p>
          </table:table-cell>
          <table:table-cell table:formula="of:=ATAN([.C298]/[.B298])/3.14*180" office:value-type="float" office:value="35.4740769778165" calcext:value-type="float">
            <text:p>35,474076977816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22" calcext:value-type="float">
            <text:p>0,022</text:p>
          </table:table-cell>
          <table:table-cell office:value-type="float" office:value="1.142" calcext:value-type="float">
            <text:p>1,142</text:p>
          </table:table-cell>
          <table:table-cell office:value-type="float" office:value="53.5" calcext:value-type="float">
            <text:p>53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299]^2+[.C299]^2)" office:value-type="float" office:value="1.14221188927449" calcext:value-type="float">
            <text:p>1,14221188927449</text:p>
          </table:table-cell>
          <table:table-cell table:formula="of:=ATAN([.C299]/[.B299])/3.14*180" office:value-type="float" office:value="88.941454455795" calcext:value-type="float">
            <text:p>88,9414544557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57" calcext:value-type="float">
            <text:p>0,957</text:p>
          </table:table-cell>
          <table:table-cell office:value-type="float" office:value="0.624" calcext:value-type="float">
            <text:p>0,624</text:p>
          </table:table-cell>
          <table:table-cell office:value-type="float" office:value="53.5" calcext:value-type="float">
            <text:p>53,5</text:p>
          </table:table-cell>
          <table:table-cell office:value-type="float" office:value="-111" calcext:value-type="float">
            <text:p>-111</text:p>
          </table:table-cell>
          <table:table-cell office:value-type="float" office:value="1.2" calcext:value-type="float">
            <text:p>1,2</text:p>
          </table:table-cell>
          <table:table-cell table:formula="of:=SQRT([.B300]^2+[.C300]^2)" office:value-type="float" office:value="1.14246444145978" calcext:value-type="float">
            <text:p>1,14246444145978</text:p>
          </table:table-cell>
          <table:table-cell table:formula="of:=ATAN([.C300]/[.B300])/3.14*180" office:value-type="float" office:value="33.1226545552062" calcext:value-type="float">
            <text:p>33,122654555206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054" calcext:value-type="float">
            <text:p>1,054</text:p>
          </table:table-cell>
          <table:table-cell office:value-type="float" office:value="0.439" calcext:value-type="float">
            <text:p>0,439</text:p>
          </table:table-cell>
          <table:table-cell office:value-type="float" office:value="53" calcext:value-type="float">
            <text:p>53</text:p>
          </table:table-cell>
          <table:table-cell office:value-type="float" office:value="-110" calcext:value-type="float">
            <text:p>-110</text:p>
          </table:table-cell>
          <table:table-cell office:value-type="float" office:value="1.2" calcext:value-type="float">
            <text:p>1,2</text:p>
          </table:table-cell>
          <table:table-cell table:formula="of:=SQRT([.B301]^2+[.C301]^2)" office:value-type="float" office:value="1.14176924113413" calcext:value-type="float">
            <text:p>1,14176924113413</text:p>
          </table:table-cell>
          <table:table-cell table:formula="of:=ATAN([.C301]/[.B301])/3.14*180" office:value-type="float" office:value="22.6236139137156" calcext:value-type="float">
            <text:p>22,62361391371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3" calcext:value-type="float">
            <text:p>0,23</text:p>
          </table:table-cell>
          <table:table-cell office:value-type="float" office:value="-1.117" calcext:value-type="float">
            <text:p>-1,117</text:p>
          </table:table-cell>
          <table:table-cell office:value-type="float" office:value="53.5" calcext:value-type="float">
            <text:p>53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2" calcext:value-type="float">
            <text:p>1,2</text:p>
          </table:table-cell>
          <table:table-cell table:formula="of:=SQRT([.B302]^2+[.C302]^2)" office:value-type="float" office:value="1.14043368943573" calcext:value-type="float">
            <text:p>1,14043368943573</text:p>
          </table:table-cell>
          <table:table-cell table:formula="of:=ATAN([.C302]/[.B302])/3.14*180" office:value-type="float" office:value="-78.4046665239125" calcext:value-type="float">
            <text:p>-78,40466652391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3" calcext:value-type="float">
            <text:p>0,793</text:p>
          </table:table-cell>
          <table:table-cell office:value-type="float" office:value="0.821" calcext:value-type="float">
            <text:p>0,821</text:p>
          </table:table-cell>
          <table:table-cell office:value-type="float" office:value="53.5" calcext:value-type="float">
            <text:p>53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2" calcext:value-type="float">
            <text:p>1,2</text:p>
          </table:table-cell>
          <table:table-cell table:formula="of:=SQRT([.B303]^2+[.C303]^2)" office:value-type="float" office:value="1.14144207036538" calcext:value-type="float">
            <text:p>1,14144207036538</text:p>
          </table:table-cell>
          <table:table-cell table:formula="of:=ATAN([.C303]/[.B303])/3.14*180" office:value-type="float" office:value="46.0172078920213" calcext:value-type="float">
            <text:p>46,01720789202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.123" calcext:value-type="float">
            <text:p>-1,123</text:p>
          </table:table-cell>
          <table:table-cell office:value-type="float" office:value="0.193" calcext:value-type="float">
            <text:p>0,193</text:p>
          </table:table-cell>
          <table:table-cell office:value-type="float" office:value="53.5" calcext:value-type="float">
            <text:p>53,5</text:p>
          </table:table-cell>
          <table:table-cell office:value-type="float" office:value="-111" calcext:value-type="float">
            <text:p>-111</text:p>
          </table:table-cell>
          <table:table-cell office:value-type="float" office:value="1.1" calcext:value-type="float">
            <text:p>1,1</text:p>
          </table:table-cell>
          <table:table-cell table:formula="of:=SQRT([.B304]^2+[.C304]^2)" office:value-type="float" office:value="1.13946390903793" calcext:value-type="float">
            <text:p>1,13946390903793</text:p>
          </table:table-cell>
          <table:table-cell table:formula="of:=ATAN([.C304]/[.B304])/3.14*180" office:value-type="float" office:value="-9.75659680082435" calcext:value-type="float">
            <text:p>-9,756596800824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472" calcext:value-type="float">
            <text:p>0,472</text:p>
          </table:table-cell>
          <table:table-cell office:value-type="float" office:value="1.037" calcext:value-type="float">
            <text:p>1,037</text:p>
          </table:table-cell>
          <table:table-cell office:value-type="float" office:value="53.5" calcext:value-type="float">
            <text:p>53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05]^2+[.C305]^2)" office:value-type="float" office:value="1.1393651741211" calcext:value-type="float">
            <text:p>1,1393651741211</text:p>
          </table:table-cell>
          <table:table-cell table:formula="of:=ATAN([.C305]/[.B305])/3.14*180" office:value-type="float" office:value="65.5601486816753" calcext:value-type="float">
            <text:p>65,56014868167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9" calcext:value-type="float">
            <text:p>0,59</text:p>
          </table:table-cell>
          <table:table-cell office:value-type="float" office:value="0.974" calcext:value-type="float">
            <text:p>0,974</text:p>
          </table:table-cell>
          <table:table-cell office:value-type="float" office:value="53" calcext:value-type="float">
            <text:p>53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1" calcext:value-type="float">
            <text:p>1,1</text:p>
          </table:table-cell>
          <table:table-cell table:formula="of:=SQRT([.B306]^2+[.C306]^2)" office:value-type="float" office:value="1.13876072991652" calcext:value-type="float">
            <text:p>1,13876072991652</text:p>
          </table:table-cell>
          <table:table-cell table:formula="of:=ATAN([.C306]/[.B306])/3.14*180" office:value-type="float" office:value="58.8244576843321" calcext:value-type="float">
            <text:p>58,82445768433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6" calcext:value-type="float">
            <text:p>0,06</text:p>
          </table:table-cell>
          <table:table-cell office:value-type="float" office:value="52.5" calcext:value-type="float">
            <text:p>52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07]^2+[.C307]^2)" office:value-type="float" office:value="1.13858201285634" calcext:value-type="float">
            <text:p>1,13858201285634</text:p>
          </table:table-cell>
          <table:table-cell table:formula="of:=ATAN([.C307]/[.B307])/3.14*180" office:value-type="float" office:value="3.0222542628021" calcext:value-type="float">
            <text:p>3,02225426280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9" calcext:value-type="float">
            <text:p>0,69</text:p>
          </table:table-cell>
          <table:table-cell office:value-type="float" office:value="0.905" calcext:value-type="float">
            <text:p>0,905</text:p>
          </table:table-cell>
          <table:table-cell office:value-type="float" office:value="53.5" calcext:value-type="float">
            <text:p>53,5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08]^2+[.C308]^2)" office:value-type="float" office:value="1.13803558819573" calcext:value-type="float">
            <text:p>1,13803558819573</text:p>
          </table:table-cell>
          <table:table-cell table:formula="of:=ATAN([.C308]/[.B308])/3.14*180" office:value-type="float" office:value="52.7037002644871" calcext:value-type="float">
            <text:p>52,70370026448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59" calcext:value-type="float">
            <text:p>0,359</text:p>
          </table:table-cell>
          <table:table-cell office:value-type="float" office:value="-1.079" calcext:value-type="float">
            <text:p>-1,079</text:p>
          </table:table-cell>
          <table:table-cell office:value-type="float" office:value="53" calcext:value-type="float">
            <text:p>53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09]^2+[.C309]^2)" office:value-type="float" office:value="1.13715522247405" calcext:value-type="float">
            <text:p>1,13715522247405</text:p>
          </table:table-cell>
          <table:table-cell table:formula="of:=ATAN([.C309]/[.B309])/3.14*180" office:value-type="float" office:value="-71.6332325656269" calcext:value-type="float">
            <text:p>-71,633232565626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.094" calcext:value-type="float">
            <text:p>-1,094</text:p>
          </table:table-cell>
          <table:table-cell office:value-type="float" office:value="0.31" calcext:value-type="float">
            <text:p>0,31</text:p>
          </table:table-cell>
          <table:table-cell office:value-type="float" office:value="53.5" calcext:value-type="float">
            <text:p>53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1" calcext:value-type="float">
            <text:p>1,1</text:p>
          </table:table-cell>
          <table:table-cell table:formula="of:=SQRT([.B310]^2+[.C310]^2)" office:value-type="float" office:value="1.13707343650267" calcext:value-type="float">
            <text:p>1,13707343650267</text:p>
          </table:table-cell>
          <table:table-cell table:formula="of:=ATAN([.C310]/[.B310])/3.14*180" office:value-type="float" office:value="-15.8288345061039" calcext:value-type="float">
            <text:p>-15,82883450610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73" calcext:value-type="float">
            <text:p>0,873</text:p>
          </table:table-cell>
          <table:table-cell office:value-type="float" office:value="0.727" calcext:value-type="float">
            <text:p>0,727</text:p>
          </table:table-cell>
          <table:table-cell office:value-type="float" office:value="53.5" calcext:value-type="float">
            <text:p>53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11]^2+[.C311]^2)" office:value-type="float" office:value="1.13607130057933" calcext:value-type="float">
            <text:p>1,13607130057933</text:p>
          </table:table-cell>
          <table:table-cell table:formula="of:=ATAN([.C311]/[.B311])/3.14*180" office:value-type="float" office:value="39.8063792779131" calcext:value-type="float">
            <text:p>39,80637927791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1" calcext:value-type="float">
            <text:p>0,11</text:p>
          </table:table-cell>
          <table:table-cell office:value-type="float" office:value="1.13" calcext:value-type="float">
            <text:p>1,13</text:p>
          </table:table-cell>
          <table:table-cell office:value-type="float" office:value="53" calcext:value-type="float">
            <text:p>53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12]^2+[.C312]^2)" office:value-type="float" office:value="1.1353413583588" calcext:value-type="float">
            <text:p>1,1353413583588</text:p>
          </table:table-cell>
          <table:table-cell table:formula="of:=ATAN([.C312]/[.B312])/3.14*180" office:value-type="float" office:value="84.4828819574272" calcext:value-type="float">
            <text:p>84,48288195742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96" calcext:value-type="float">
            <text:p>0,996</text:p>
          </table:table-cell>
          <table:table-cell office:value-type="float" office:value="0.545" calcext:value-type="float">
            <text:p>0,545</text:p>
          </table:table-cell>
          <table:table-cell office:value-type="float" office:value="53.5" calcext:value-type="float">
            <text:p>53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1" calcext:value-type="float">
            <text:p>1,1</text:p>
          </table:table-cell>
          <table:table-cell table:formula="of:=SQRT([.B313]^2+[.C313]^2)" office:value-type="float" office:value="1.1353594144587" calcext:value-type="float">
            <text:p>1,1353594144587</text:p>
          </table:table-cell>
          <table:table-cell table:formula="of:=ATAN([.C313]/[.B313])/3.14*180" office:value-type="float" office:value="28.7015333286404" calcext:value-type="float">
            <text:p>28,70153332864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011" calcext:value-type="float">
            <text:p>1,011</text:p>
          </table:table-cell>
          <table:table-cell office:value-type="float" office:value="0.514" calcext:value-type="float">
            <text:p>0,514</text:p>
          </table:table-cell>
          <table:table-cell office:value-type="float" office:value="53.5" calcext:value-type="float">
            <text:p>53,5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14]^2+[.C314]^2)" office:value-type="float" office:value="1.13415915990658" calcext:value-type="float">
            <text:p>1,13415915990658</text:p>
          </table:table-cell>
          <table:table-cell table:formula="of:=ATAN([.C314]/[.B314])/3.14*180" office:value-type="float" office:value="26.9627949530183" calcext:value-type="float">
            <text:p>26,962794953018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43" calcext:value-type="float">
            <text:p>0,143</text:p>
          </table:table-cell>
          <table:table-cell office:value-type="float" office:value="-1.124" calcext:value-type="float">
            <text:p>-1,124</text:p>
          </table:table-cell>
          <table:table-cell office:value-type="float" office:value="53.5" calcext:value-type="float">
            <text:p>53,5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15]^2+[.C315]^2)" office:value-type="float" office:value="1.1330600160627" calcext:value-type="float">
            <text:p>1,1330600160627</text:p>
          </table:table-cell>
          <table:table-cell table:formula="of:=ATAN([.C315]/[.B315])/3.14*180" office:value-type="float" office:value="-82.7915133007597" calcext:value-type="float">
            <text:p>-82,791513300759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848" calcext:value-type="float">
            <text:p>0,848</text:p>
          </table:table-cell>
          <table:table-cell office:value-type="float" office:value="0.751" calcext:value-type="float">
            <text:p>0,751</text:p>
          </table:table-cell>
          <table:table-cell office:value-type="float" office:value="53" calcext:value-type="float">
            <text:p>53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16]^2+[.C316]^2)" office:value-type="float" office:value="1.13274224782163" calcext:value-type="float">
            <text:p>1,13274224782163</text:p>
          </table:table-cell>
          <table:table-cell table:formula="of:=ATAN([.C316]/[.B316])/3.14*180" office:value-type="float" office:value="41.5495890664573" calcext:value-type="float">
            <text:p>41,549589066457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.098" calcext:value-type="float">
            <text:p>-1,098</text:p>
          </table:table-cell>
          <table:table-cell office:value-type="float" office:value="0.276" calcext:value-type="float">
            <text:p>0,276</text:p>
          </table:table-cell>
          <table:table-cell office:value-type="float" office:value="53" calcext:value-type="float">
            <text:p>53</text:p>
          </table:table-cell>
          <table:table-cell office:value-type="float" office:value="-110.5" calcext:value-type="float">
            <text:p>-110,5</text:p>
          </table:table-cell>
          <table:table-cell office:value-type="float" office:value="1.1" calcext:value-type="float">
            <text:p>1,1</text:p>
          </table:table-cell>
          <table:table-cell table:formula="of:=SQRT([.B317]^2+[.C317]^2)" office:value-type="float" office:value="1.13215723289656" calcext:value-type="float">
            <text:p>1,13215723289656</text:p>
          </table:table-cell>
          <table:table-cell table:formula="of:=ATAN([.C317]/[.B317])/3.14*180" office:value-type="float" office:value="-14.1170451284361" calcext:value-type="float">
            <text:p>-14,117045128436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89" calcext:value-type="float">
            <text:p>0,389</text:p>
          </table:table-cell>
          <table:table-cell office:value-type="float" office:value="1.064" calcext:value-type="float">
            <text:p>1,064</text:p>
          </table:table-cell>
          <table:table-cell office:value-type="float" office:value="53" calcext:value-type="float">
            <text:p>53</text:p>
          </table:table-cell>
          <table:table-cell office:value-type="float" office:value="-109" calcext:value-type="float">
            <text:p>-109</text:p>
          </table:table-cell>
          <table:table-cell office:value-type="float" office:value="1.1" calcext:value-type="float">
            <text:p>1,1</text:p>
          </table:table-cell>
          <table:table-cell table:formula="of:=SQRT([.B318]^2+[.C318]^2)" office:value-type="float" office:value="1.13287995833628" calcext:value-type="float">
            <text:p>1,13287995833628</text:p>
          </table:table-cell>
          <table:table-cell table:formula="of:=ATAN([.C318]/[.B318])/3.14*180" office:value-type="float" office:value="69.9529749351983" calcext:value-type="float">
            <text:p>69,952974935198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59" calcext:value-type="float">
            <text:p>0,659</text:p>
          </table:table-cell>
          <table:table-cell office:value-type="float" office:value="0.921" calcext:value-type="float">
            <text:p>0,921</text:p>
          </table:table-cell>
          <table:table-cell office:value-type="float" office:value="52.5" calcext:value-type="float">
            <text:p>52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19]^2+[.C319]^2)" office:value-type="float" office:value="1.13248487848624" calcext:value-type="float">
            <text:p>1,13248487848624</text:p>
          </table:table-cell>
          <table:table-cell table:formula="of:=ATAN([.C319]/[.B319])/3.14*180" office:value-type="float" office:value="54.4428719072487" calcext:value-type="float">
            <text:p>54,44287190724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131" calcext:value-type="float">
            <text:p>1,131</text:p>
          </table:table-cell>
          <table:table-cell office:value-type="float" office:value="0.026" calcext:value-type="float">
            <text:p>0,026</text:p>
          </table:table-cell>
          <table:table-cell office:value-type="float" office:value="52.5" calcext:value-type="float">
            <text:p>52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20]^2+[.C320]^2)" office:value-type="float" office:value="1.13129881110165" calcext:value-type="float">
            <text:p>1,13129881110165</text:p>
          </table:table-cell>
          <table:table-cell table:formula="of:=ATAN([.C320]/[.B320])/3.14*180" office:value-type="float" office:value="1.31758036288579" calcext:value-type="float">
            <text:p>1,317580362885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5" calcext:value-type="float">
            <text:p>0,615</text:p>
          </table:table-cell>
          <table:table-cell office:value-type="float" office:value="0.949" calcext:value-type="float">
            <text:p>0,949</text:p>
          </table:table-cell>
          <table:table-cell office:value-type="float" office:value="53" calcext:value-type="float">
            <text:p>53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21]^2+[.C321]^2)" office:value-type="float" office:value="1.13085189127489" calcext:value-type="float">
            <text:p>1,13085189127489</text:p>
          </table:table-cell>
          <table:table-cell table:formula="of:=ATAN([.C321]/[.B321])/3.14*180" office:value-type="float" office:value="57.0836605844694" calcext:value-type="float">
            <text:p>57,08366058446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37" calcext:value-type="float">
            <text:p>0,437</text:p>
          </table:table-cell>
          <table:table-cell office:value-type="float" office:value="-1.043" calcext:value-type="float">
            <text:p>-1,043</text:p>
          </table:table-cell>
          <table:table-cell office:value-type="float" office:value="52.5" calcext:value-type="float">
            <text:p>52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22]^2+[.C322]^2)" office:value-type="float" office:value="1.13084835411296" calcext:value-type="float">
            <text:p>1,13084835411296</text:p>
          </table:table-cell>
          <table:table-cell table:formula="of:=ATAN([.C322]/[.B322])/3.14*180" office:value-type="float" office:value="-67.3012292521798" calcext:value-type="float">
            <text:p>-67,30122925217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.108" calcext:value-type="float">
            <text:p>-1,108</text:p>
          </table:table-cell>
          <table:table-cell office:value-type="float" office:value="0.225" calcext:value-type="float">
            <text:p>0,225</text:p>
          </table:table-cell>
          <table:table-cell office:value-type="float" office:value="52.5" calcext:value-type="float">
            <text:p>52,5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23]^2+[.C323]^2)" office:value-type="float" office:value="1.13061443472123" calcext:value-type="float">
            <text:p>1,13061443472123</text:p>
          </table:table-cell>
          <table:table-cell table:formula="of:=ATAN([.C323]/[.B323])/3.14*180" office:value-type="float" office:value="-11.4847097069822" calcext:value-type="float">
            <text:p>-11,48470970698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809" calcext:value-type="float">
            <text:p>0,809</text:p>
          </table:table-cell>
          <table:table-cell office:value-type="float" office:value="0.787" calcext:value-type="float">
            <text:p>0,787</text:p>
          </table:table-cell>
          <table:table-cell office:value-type="float" office:value="52.5" calcext:value-type="float">
            <text:p>52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24]^2+[.C324]^2)" office:value-type="float" office:value="1.12864963562658" calcext:value-type="float">
            <text:p>1,12864963562658</text:p>
          </table:table-cell>
          <table:table-cell table:formula="of:=ATAN([.C324]/[.B324])/3.14*180" office:value-type="float" office:value="44.2326826555313" calcext:value-type="float">
            <text:p>44,23268265553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94" calcext:value-type="float">
            <text:p>0,194</text:p>
          </table:table-cell>
          <table:table-cell office:value-type="float" office:value="1.111" calcext:value-type="float">
            <text:p>1,111</text:p>
          </table:table-cell>
          <table:table-cell office:value-type="float" office:value="52.5" calcext:value-type="float">
            <text:p>52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25]^2+[.C325]^2)" office:value-type="float" office:value="1.12781071106813" calcext:value-type="float">
            <text:p>1,12781071106813</text:p>
          </table:table-cell>
          <table:table-cell table:formula="of:=ATAN([.C325]/[.B325])/3.14*180" office:value-type="float" office:value="80.1356477717685" calcext:value-type="float">
            <text:p>80,135647771768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028" calcext:value-type="float">
            <text:p>1,028</text:p>
          </table:table-cell>
          <table:table-cell office:value-type="float" office:value="0.465" calcext:value-type="float">
            <text:p>0,465</text:p>
          </table:table-cell>
          <table:table-cell office:value-type="float" office:value="52.5" calcext:value-type="float">
            <text:p>52,5</text:p>
          </table:table-cell>
          <table:table-cell office:value-type="float" office:value="-109" calcext:value-type="float">
            <text:p>-109</text:p>
          </table:table-cell>
          <table:table-cell office:value-type="float" office:value="1.1" calcext:value-type="float">
            <text:p>1,1</text:p>
          </table:table-cell>
          <table:table-cell table:formula="of:=SQRT([.B326]^2+[.C326]^2)" office:value-type="float" office:value="1.12827700499478" calcext:value-type="float">
            <text:p>1,12827700499478</text:p>
          </table:table-cell>
          <table:table-cell table:formula="of:=ATAN([.C326]/[.B326])/3.14*180" office:value-type="float" office:value="24.3512317556526" calcext:value-type="float">
            <text:p>24,35123175565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63" calcext:value-type="float">
            <text:p>0,963</text:p>
          </table:table-cell>
          <table:table-cell office:value-type="float" office:value="0.587" calcext:value-type="float">
            <text:p>0,587</text:p>
          </table:table-cell>
          <table:table-cell office:value-type="float" office:value="52" calcext:value-type="float">
            <text:p>52</text:p>
          </table:table-cell>
          <table:table-cell office:value-type="float" office:value="-109.5" calcext:value-type="float">
            <text:p>-109,5</text:p>
          </table:table-cell>
          <table:table-cell office:value-type="float" office:value="1.1" calcext:value-type="float">
            <text:p>1,1</text:p>
          </table:table-cell>
          <table:table-cell table:formula="of:=SQRT([.B327]^2+[.C327]^2)" office:value-type="float" office:value="1.12780228763733" calcext:value-type="float">
            <text:p>1,12780228763733</text:p>
          </table:table-cell>
          <table:table-cell table:formula="of:=ATAN([.C327]/[.B327])/3.14*180" office:value-type="float" office:value="31.3804501910157" calcext:value-type="float">
            <text:p>31,38045019101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55" calcext:value-type="float">
            <text:p>0,055</text:p>
          </table:table-cell>
          <table:table-cell office:value-type="float" office:value="-1.126" calcext:value-type="float">
            <text:p>-1,126</text:p>
          </table:table-cell>
          <table:table-cell office:value-type="float" office:value="52.5" calcext:value-type="float">
            <text:p>52,5</text:p>
          </table:table-cell>
          <table:table-cell office:value-type="float" office:value="-110" calcext:value-type="float">
            <text:p>-110</text:p>
          </table:table-cell>
          <table:table-cell office:value-type="float" office:value="1.1" calcext:value-type="float">
            <text:p>1,1</text:p>
          </table:table-cell>
          <table:table-cell table:formula="of:=SQRT([.B328]^2+[.C328]^2)" office:value-type="float" office:value="1.12734245018983" calcext:value-type="float">
            <text:p>1,12734245018983</text:p>
          </table:table-cell>
          <table:table-cell table:formula="of:=ATAN([.C328]/[.B328])/3.14*180" office:value-type="float" office:value="-87.2478141629203" calcext:value-type="float">
            <text:p>-87,24781416292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898" calcext:value-type="float">
            <text:p>0,898</text:p>
          </table:table-cell>
          <table:table-cell office:value-type="float" office:value="0.681" calcext:value-type="float">
            <text:p>0,681</text:p>
          </table:table-cell>
          <table:table-cell office:value-type="float" office:value="51.5" calcext:value-type="float">
            <text:p>51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1.1" calcext:value-type="float">
            <text:p>1,1</text:p>
          </table:table-cell>
          <table:table-cell table:formula="of:=SQRT([.B329]^2+[.C329]^2)" office:value-type="float" office:value="1.12701597149286" calcext:value-type="float">
            <text:p>1,12701597149286</text:p>
          </table:table-cell>
          <table:table-cell table:formula="of:=ATAN([.C329]/[.B329])/3.14*180" office:value-type="float" office:value="37.1937856341144" calcext:value-type="float">
            <text:p>37,193785634114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.068" calcext:value-type="float">
            <text:p>-1,068</text:p>
          </table:table-cell>
          <table:table-cell office:value-type="float" office:value="0.357" calcext:value-type="float">
            <text:p>0,357</text:p>
          </table:table-cell>
          <table:table-cell office:value-type="float" office:value="51.5" calcext:value-type="float">
            <text:p>51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" calcext:value-type="float">
            <text:p>1</text:p>
          </table:table-cell>
          <table:table-cell table:formula="of:=SQRT([.B330]^2+[.C330]^2)" office:value-type="float" office:value="1.12608747439975" calcext:value-type="float">
            <text:p>1,12608747439975</text:p>
          </table:table-cell>
          <table:table-cell table:formula="of:=ATAN([.C330]/[.B330])/3.14*180" office:value-type="float" office:value="-18.4925931695819" calcext:value-type="float">
            <text:p>-18,49259316958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04" calcext:value-type="float">
            <text:p>0,304</text:p>
          </table:table-cell>
          <table:table-cell office:value-type="float" office:value="1.084" calcext:value-type="float">
            <text:p>1,084</text:p>
          </table:table-cell>
          <table:table-cell office:value-type="float" office:value="52" calcext:value-type="float">
            <text:p>52</text:p>
          </table:table-cell>
          <table:table-cell office:value-type="float" office:value="-108.5" calcext:value-type="float">
            <text:p>-108,5</text:p>
          </table:table-cell>
          <table:table-cell office:value-type="float" office:value="1" calcext:value-type="float">
            <text:p>1</text:p>
          </table:table-cell>
          <table:table-cell table:formula="of:=SQRT([.B331]^2+[.C331]^2)" office:value-type="float" office:value="1.12582058961453" calcext:value-type="float">
            <text:p>1,12582058961453</text:p>
          </table:table-cell>
          <table:table-cell table:formula="of:=ATAN([.C331]/[.B331])/3.14*180" office:value-type="float" office:value="74.3719332909448" calcext:value-type="float">
            <text:p>74,37193329094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23" calcext:value-type="float">
            <text:p>0,723</text:p>
          </table:table-cell>
          <table:table-cell office:value-type="float" office:value="0.862" calcext:value-type="float">
            <text:p>0,862</text:p>
          </table:table-cell>
          <table:table-cell office:value-type="float" office:value="52" calcext:value-type="float">
            <text:p>52</text:p>
          </table:table-cell>
          <table:table-cell office:value-type="float" office:value="-109.5" calcext:value-type="float">
            <text:p>-109,5</text:p>
          </table:table-cell>
          <table:table-cell office:value-type="float" office:value="1" calcext:value-type="float">
            <text:p>1</text:p>
          </table:table-cell>
          <table:table-cell table:formula="of:=SQRT([.B332]^2+[.C332]^2)" office:value-type="float" office:value="1.12506577585491" calcext:value-type="float">
            <text:p>1,12506577585491</text:p>
          </table:table-cell>
          <table:table-cell table:formula="of:=ATAN([.C332]/[.B332])/3.14*180" office:value-type="float" office:value="50.0372217994179" calcext:value-type="float">
            <text:p>50,037221799417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118" calcext:value-type="float">
            <text:p>1,118</text:p>
          </table:table-cell>
          <table:table-cell office:value-type="float" office:value="0.112" calcext:value-type="float">
            <text:p>0,112</text:p>
          </table:table-cell>
          <table:table-cell office:value-type="float" office:value="52.5" calcext:value-type="float">
            <text:p>52,5</text:p>
          </table:table-cell>
          <table:table-cell office:value-type="float" office:value="-110" calcext:value-type="float">
            <text:p>-110</text:p>
          </table:table-cell>
          <table:table-cell office:value-type="float" office:value="1" calcext:value-type="float">
            <text:p>1</text:p>
          </table:table-cell>
          <table:table-cell table:formula="of:=SQRT([.B333]^2+[.C333]^2)" office:value-type="float" office:value="1.12359601280887" calcext:value-type="float">
            <text:p>1,12359601280887</text:p>
          </table:table-cell>
          <table:table-cell table:formula="of:=ATAN([.C333]/[.B333])/3.14*180" office:value-type="float" office:value="5.72364281075131" calcext:value-type="float">
            <text:p>5,723642810751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537" calcext:value-type="float">
            <text:p>0,537</text:p>
          </table:table-cell>
          <table:table-cell office:value-type="float" office:value="0.987" calcext:value-type="float">
            <text:p>0,987</text:p>
          </table:table-cell>
          <table:table-cell office:value-type="float" office:value="51.5" calcext:value-type="float">
            <text:p>51,5</text:p>
          </table:table-cell>
          <table:table-cell office:value-type="float" office:value="-109" calcext:value-type="float">
            <text:p>-109</text:p>
          </table:table-cell>
          <table:table-cell office:value-type="float" office:value="1" calcext:value-type="float">
            <text:p>1</text:p>
          </table:table-cell>
          <table:table-cell table:formula="of:=SQRT([.B334]^2+[.C334]^2)" office:value-type="float" office:value="1.12362716236303" calcext:value-type="float">
            <text:p>1,12362716236303</text:p>
          </table:table-cell>
          <table:table-cell table:formula="of:=ATAN([.C334]/[.B334])/3.14*180" office:value-type="float" office:value="61.4817528127754" calcext:value-type="float">
            <text:p>61,481752812775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12" calcext:value-type="float">
            <text:p>0,512</text:p>
          </table:table-cell>
          <table:table-cell office:value-type="float" office:value="0.998" calcext:value-type="float">
            <text:p>0,998</text:p>
          </table:table-cell>
          <table:table-cell office:value-type="float" office:value="52" calcext:value-type="float">
            <text:p>52</text:p>
          </table:table-cell>
          <table:table-cell office:value-type="float" office:value="-109.5" calcext:value-type="float">
            <text:p>-109,5</text:p>
          </table:table-cell>
          <table:table-cell office:value-type="float" office:value="1" calcext:value-type="float">
            <text:p>1</text:p>
          </table:table-cell>
          <table:table-cell table:formula="of:=SQRT([.B335]^2+[.C335]^2)" office:value-type="float" office:value="1.12167196630744" calcext:value-type="float">
            <text:p>1,12167196630744</text:p>
          </table:table-cell>
          <table:table-cell table:formula="of:=ATAN([.C335]/[.B335])/3.14*180" office:value-type="float" office:value="62.8728685791513" calcext:value-type="float">
            <text:p>62,87286857915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.114" calcext:value-type="float">
            <text:p>-1,114</text:p>
          </table:table-cell>
          <table:table-cell office:value-type="float" office:value="0.138" calcext:value-type="float">
            <text:p>0,138</text:p>
          </table:table-cell>
          <table:table-cell office:value-type="float" office:value="52" calcext:value-type="float">
            <text:p>52</text:p>
          </table:table-cell>
          <table:table-cell office:value-type="float" office:value="-109" calcext:value-type="float">
            <text:p>-109</text:p>
          </table:table-cell>
          <table:table-cell office:value-type="float" office:value="1" calcext:value-type="float">
            <text:p>1</text:p>
          </table:table-cell>
          <table:table-cell table:formula="of:=SQRT([.B336]^2+[.C336]^2)" office:value-type="float" office:value="1.1225150333069" calcext:value-type="float">
            <text:p>1,1225150333069</text:p>
          </table:table-cell>
          <table:table-cell table:formula="of:=ATAN([.C336]/[.B336])/3.14*180" office:value-type="float" office:value="-7.06528792093649" calcext:value-type="float">
            <text:p>-7,0652879209364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741" calcext:value-type="float">
            <text:p>0,741</text:p>
          </table:table-cell>
          <table:table-cell office:value-type="float" office:value="0.841" calcext:value-type="float">
            <text:p>0,841</text:p>
          </table:table-cell>
          <table:table-cell office:value-type="float" office:value="52" calcext:value-type="float">
            <text:p>52</text:p>
          </table:table-cell>
          <table:table-cell office:value-type="float" office:value="-109" calcext:value-type="float">
            <text:p>-109</text:p>
          </table:table-cell>
          <table:table-cell office:value-type="float" office:value="1" calcext:value-type="float">
            <text:p>1</text:p>
          </table:table-cell>
          <table:table-cell table:formula="of:=SQRT([.B337]^2+[.C337]^2)" office:value-type="float" office:value="1.12087555062995" calcext:value-type="float">
            <text:p>1,12087555062995</text:p>
          </table:table-cell>
          <table:table-cell table:formula="of:=ATAN([.C337]/[.B337])/3.14*180" office:value-type="float" office:value="48.6415777098552" calcext:value-type="float">
            <text:p>48,641577709855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77" calcext:value-type="float">
            <text:p>0,277</text:p>
          </table:table-cell>
          <table:table-cell office:value-type="float" office:value="1.086" calcext:value-type="float">
            <text:p>1,086</text:p>
          </table:table-cell>
          <table:table-cell office:value-type="float" office:value="52" calcext:value-type="float">
            <text:p>52</text:p>
          </table:table-cell>
          <table:table-cell office:value-type="float" office:value="-108.5" calcext:value-type="float">
            <text:p>-108,5</text:p>
          </table:table-cell>
          <table:table-cell office:value-type="float" office:value="1" calcext:value-type="float">
            <text:p>1</text:p>
          </table:table-cell>
          <table:table-cell table:formula="of:=SQRT([.B338]^2+[.C338]^2)" office:value-type="float" office:value="1.12076982471871" calcext:value-type="float">
            <text:p>1,12076982471871</text:p>
          </table:table-cell>
          <table:table-cell table:formula="of:=ATAN([.C338]/[.B338])/3.14*180" office:value-type="float" office:value="75.7293721548407" calcext:value-type="float">
            <text:p>75,72937215484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052" calcext:value-type="float">
            <text:p>1,052</text:p>
          </table:table-cell>
          <table:table-cell office:value-type="float" office:value="0.382" calcext:value-type="float">
            <text:p>0,382</text:p>
          </table:table-cell>
          <table:table-cell office:value-type="float" office:value="52" calcext:value-type="float">
            <text:p>52</text:p>
          </table:table-cell>
          <table:table-cell office:value-type="float" office:value="-109" calcext:value-type="float">
            <text:p>-109</text:p>
          </table:table-cell>
          <table:table-cell office:value-type="float" office:value="1" calcext:value-type="float">
            <text:p>1</text:p>
          </table:table-cell>
          <table:table-cell table:formula="of:=SQRT([.B339]^2+[.C339]^2)" office:value-type="float" office:value="1.11920864900161" calcext:value-type="float">
            <text:p>1,11920864900161</text:p>
          </table:table-cell>
          <table:table-cell table:formula="of:=ATAN([.C339]/[.B339])/3.14*180" office:value-type="float" office:value="19.9669865932409" calcext:value-type="float">
            <text:p>19,96698659324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07" calcext:value-type="float">
            <text:p>0,907</text:p>
          </table:table-cell>
          <table:table-cell office:value-type="float" office:value="0.655" calcext:value-type="float">
            <text:p>0,655</text:p>
          </table:table-cell>
          <table:table-cell office:value-type="float" office:value="52" calcext:value-type="float">
            <text:p>52</text:p>
          </table:table-cell>
          <table:table-cell office:value-type="float" office:value="-108.5" calcext:value-type="float">
            <text:p>-108,5</text:p>
          </table:table-cell>
          <table:table-cell office:value-type="float" office:value="1" calcext:value-type="float">
            <text:p>1</text:p>
          </table:table-cell>
          <table:table-cell table:formula="of:=SQRT([.B340]^2+[.C340]^2)" office:value-type="float" office:value="1.11878237383327" calcext:value-type="float">
            <text:p>1,11878237383327</text:p>
          </table:table-cell>
          <table:table-cell table:formula="of:=ATAN([.C340]/[.B340])/3.14*180" office:value-type="float" office:value="35.8535226617719" calcext:value-type="float">
            <text:p>35,85352266177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9" calcext:value-type="float">
            <text:p>0,029</text:p>
          </table:table-cell>
          <table:table-cell office:value-type="float" office:value="-1.118" calcext:value-type="float">
            <text:p>-1,118</text:p>
          </table:table-cell>
          <table:table-cell office:value-type="float" office:value="51.5" calcext:value-type="float">
            <text:p>51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1" calcext:value-type="float">
            <text:p>1</text:p>
          </table:table-cell>
          <table:table-cell table:formula="of:=SQRT([.B341]^2+[.C341]^2)" office:value-type="float" office:value="1.11837605482235" calcext:value-type="float">
            <text:p>1,11837605482235</text:p>
          </table:table-cell>
          <table:table-cell table:formula="of:=ATAN([.C341]/[.B341])/3.14*180" office:value-type="float" office:value="-88.5590234708758" calcext:value-type="float">
            <text:p>-88,55902347087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41" calcext:value-type="float">
            <text:p>0,941</text:p>
          </table:table-cell>
          <table:table-cell office:value-type="float" office:value="0.604" calcext:value-type="float">
            <text:p>0,604</text:p>
          </table:table-cell>
          <table:table-cell office:value-type="float" office:value="52" calcext:value-type="float">
            <text:p>52</text:p>
          </table:table-cell>
          <table:table-cell office:value-type="float" office:value="-109" calcext:value-type="float">
            <text:p>-109</text:p>
          </table:table-cell>
          <table:table-cell office:value-type="float" office:value="1" calcext:value-type="float">
            <text:p>1</text:p>
          </table:table-cell>
          <table:table-cell table:formula="of:=SQRT([.B342]^2+[.C342]^2)" office:value-type="float" office:value="1.11816680329904" calcext:value-type="float">
            <text:p>1,11816680329904</text:p>
          </table:table-cell>
          <table:table-cell table:formula="of:=ATAN([.C342]/[.B342])/3.14*180" office:value-type="float" office:value="32.7117858408995" calcext:value-type="float">
            <text:p>32,71178584089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.028" calcext:value-type="float">
            <text:p>-1,028</text:p>
          </table:table-cell>
          <table:table-cell office:value-type="float" office:value="0.435" calcext:value-type="float">
            <text:p>0,435</text:p>
          </table:table-cell>
          <table:table-cell office:value-type="float" office:value="52" calcext:value-type="float">
            <text:p>52</text:p>
          </table:table-cell>
          <table:table-cell office:value-type="float" office:value="-108.5" calcext:value-type="float">
            <text:p>-108,5</text:p>
          </table:table-cell>
          <table:table-cell office:value-type="float" office:value="1" calcext:value-type="float">
            <text:p>1</text:p>
          </table:table-cell>
          <table:table-cell table:formula="of:=SQRT([.B343]^2+[.C343]^2)" office:value-type="float" office:value="1.11624773236052" calcext:value-type="float">
            <text:p>1,11624773236052</text:p>
          </table:table-cell>
          <table:table-cell table:formula="of:=ATAN([.C343]/[.B343])/3.14*180" office:value-type="float" office:value="-22.9473701028411" calcext:value-type="float">
            <text:p>-22,94737010284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18" calcext:value-type="float">
            <text:p>0,218</text:p>
          </table:table-cell>
          <table:table-cell office:value-type="float" office:value="1.095" calcext:value-type="float">
            <text:p>1,095</text:p>
          </table:table-cell>
          <table:table-cell office:value-type="float" office:value="51" calcext:value-type="float">
            <text:p>51</text:p>
          </table:table-cell>
          <table:table-cell office:value-type="float" office:value="-109" calcext:value-type="float">
            <text:p>-109</text:p>
          </table:table-cell>
          <table:table-cell office:value-type="float" office:value="1" calcext:value-type="float">
            <text:p>1</text:p>
          </table:table-cell>
          <table:table-cell table:formula="of:=SQRT([.B344]^2+[.C344]^2)" office:value-type="float" office:value="1.11648958794966" calcext:value-type="float">
            <text:p>1,11648958794966</text:p>
          </table:table-cell>
          <table:table-cell table:formula="of:=ATAN([.C344]/[.B344])/3.14*180" office:value-type="float" office:value="78.7803270352029" calcext:value-type="float">
            <text:p>78,78032703520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81" calcext:value-type="float">
            <text:p>0,781</text:p>
          </table:table-cell>
          <table:table-cell office:value-type="float" office:value="0.795" calcext:value-type="float">
            <text:p>0,795</text:p>
          </table:table-cell>
          <table:table-cell office:value-type="float" office:value="51" calcext:value-type="float">
            <text:p>51</text:p>
          </table:table-cell>
          <table:table-cell office:value-type="float" office:value="-108" calcext:value-type="float">
            <text:p>-108</text:p>
          </table:table-cell>
          <table:table-cell office:value-type="float" office:value="1" calcext:value-type="float">
            <text:p>1</text:p>
          </table:table-cell>
          <table:table-cell table:formula="of:=SQRT([.B345]^2+[.C345]^2)" office:value-type="float" office:value="1.11444425612051" calcext:value-type="float">
            <text:p>1,11444425612051</text:p>
          </table:table-cell>
          <table:table-cell table:formula="of:=ATAN([.C345]/[.B345])/3.14*180" office:value-type="float" office:value="45.5320420781378" calcext:value-type="float">
            <text:p>45,532042078137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096" calcext:value-type="float">
            <text:p>1,096</text:p>
          </table:table-cell>
          <table:table-cell office:value-type="float" office:value="0.196" calcext:value-type="float">
            <text:p>0,196</text:p>
          </table:table-cell>
          <table:table-cell office:value-type="float" office:value="51.5" calcext:value-type="float">
            <text:p>51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1" calcext:value-type="float">
            <text:p>1</text:p>
          </table:table-cell>
          <table:table-cell table:formula="of:=SQRT([.B346]^2+[.C346]^2)" office:value-type="float" office:value="1.11338762342681" calcext:value-type="float">
            <text:p>1,11338762342681</text:p>
          </table:table-cell>
          <table:table-cell table:formula="of:=ATAN([.C346]/[.B346])/3.14*180" office:value-type="float" office:value="10.1442884908436" calcext:value-type="float">
            <text:p>10,144288490843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455" calcext:value-type="float">
            <text:p>0,455</text:p>
          </table:table-cell>
          <table:table-cell office:value-type="float" office:value="-1.015" calcext:value-type="float">
            <text:p>-1,015</text:p>
          </table:table-cell>
          <table:table-cell office:value-type="float" office:value="51.5" calcext:value-type="float">
            <text:p>51,5</text:p>
          </table:table-cell>
          <table:table-cell office:value-type="float" office:value="-109" calcext:value-type="float">
            <text:p>-109</text:p>
          </table:table-cell>
          <table:table-cell office:value-type="float" office:value="0.9" calcext:value-type="float">
            <text:p>0,9</text:p>
          </table:table-cell>
          <table:table-cell table:formula="of:=SQRT([.B347]^2+[.C347]^2)" office:value-type="float" office:value="1.11231740074495" calcext:value-type="float">
            <text:p>1,11231740074495</text:p>
          </table:table-cell>
          <table:table-cell table:formula="of:=ATAN([.C347]/[.B347])/3.14*180" office:value-type="float" office:value="-65.8878603768397" calcext:value-type="float">
            <text:p>-65,887860376839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582" calcext:value-type="float">
            <text:p>0,582</text:p>
          </table:table-cell>
          <table:table-cell office:value-type="float" office:value="0.947" calcext:value-type="float">
            <text:p>0,947</text:p>
          </table:table-cell>
          <table:table-cell office:value-type="float" office:value="52" calcext:value-type="float">
            <text:p>52</text:p>
          </table:table-cell>
          <table:table-cell office:value-type="float" office:value="-108.5" calcext:value-type="float">
            <text:p>-108,5</text:p>
          </table:table-cell>
          <table:table-cell office:value-type="float" office:value="0.9" calcext:value-type="float">
            <text:p>0,9</text:p>
          </table:table-cell>
          <table:table-cell table:formula="of:=SQRT([.B348]^2+[.C348]^2)" office:value-type="float" office:value="1.11154532071347" calcext:value-type="float">
            <text:p>1,11154532071347</text:p>
          </table:table-cell>
          <table:table-cell table:formula="of:=ATAN([.C348]/[.B348])/3.14*180" office:value-type="float" office:value="58.4559013518123" calcext:value-type="float">
            <text:p>58,45590135181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.111" calcext:value-type="float">
            <text:p>-1,111</text:p>
          </table:table-cell>
          <table:table-cell office:value-type="float" office:value="0.051" calcext:value-type="float">
            <text:p>0,051</text:p>
          </table:table-cell>
          <table:table-cell office:value-type="float" office:value="51" calcext:value-type="float">
            <text:p>51</text:p>
          </table:table-cell>
          <table:table-cell office:value-type="float" office:value="-109" calcext:value-type="float">
            <text:p>-109</text:p>
          </table:table-cell>
          <table:table-cell office:value-type="float" office:value="0.9" calcext:value-type="float">
            <text:p>0,9</text:p>
          </table:table-cell>
          <table:table-cell table:formula="of:=SQRT([.B349]^2+[.C349]^2)" office:value-type="float" office:value="1.11216995104166" calcext:value-type="float">
            <text:p>1,11216995104166</text:p>
          </table:table-cell>
          <table:table-cell table:formula="of:=ATAN([.C349]/[.B349])/3.14*180" office:value-type="float" office:value="-2.62962729743872" calcext:value-type="float">
            <text:p>-2,6296272974387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67" calcext:value-type="float">
            <text:p>0,667</text:p>
          </table:table-cell>
          <table:table-cell office:value-type="float" office:value="0.888" calcext:value-type="float">
            <text:p>0,888</text:p>
          </table:table-cell>
          <table:table-cell office:value-type="float" office:value="51" calcext:value-type="float">
            <text:p>51</text:p>
          </table:table-cell>
          <table:table-cell office:value-type="float" office:value="-108.5" calcext:value-type="float">
            <text:p>-108,5</text:p>
          </table:table-cell>
          <table:table-cell office:value-type="float" office:value="0.9" calcext:value-type="float">
            <text:p>0,9</text:p>
          </table:table-cell>
          <table:table-cell table:formula="of:=SQRT([.B350]^2+[.C350]^2)" office:value-type="float" office:value="1.1106002881325" calcext:value-type="float">
            <text:p>1,1106002881325</text:p>
          </table:table-cell>
          <table:table-cell table:formula="of:=ATAN([.C350]/[.B350])/3.14*180" office:value-type="float" office:value="53.115757840535" calcext:value-type="float">
            <text:p>53,1157578405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58" calcext:value-type="float">
            <text:p>0,358</text:p>
          </table:table-cell>
          <table:table-cell office:value-type="float" office:value="1.052" calcext:value-type="float">
            <text:p>1,052</text:p>
          </table:table-cell>
          <table:table-cell office:value-type="float" office:value="51.5" calcext:value-type="float">
            <text:p>51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0.9" calcext:value-type="float">
            <text:p>0,9</text:p>
          </table:table-cell>
          <table:table-cell table:formula="of:=SQRT([.B351]^2+[.C351]^2)" office:value-type="float" office:value="1.1112461473499" calcext:value-type="float">
            <text:p>1,1112461473499</text:p>
          </table:table-cell>
          <table:table-cell table:formula="of:=ATAN([.C351]/[.B351])/3.14*180" office:value-type="float" office:value="71.2424626965168" calcext:value-type="float">
            <text:p>71,24246269651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07" calcext:value-type="float">
            <text:p>1,07</text:p>
          </table:table-cell>
          <table:table-cell office:value-type="float" office:value="0.296" calcext:value-type="float">
            <text:p>0,296</text:p>
          </table:table-cell>
          <table:table-cell office:value-type="float" office:value="51" calcext:value-type="float">
            <text:p>51</text:p>
          </table:table-cell>
          <table:table-cell office:value-type="float" office:value="-108.5" calcext:value-type="float">
            <text:p>-108,5</text:p>
          </table:table-cell>
          <table:table-cell office:value-type="float" office:value="0.9" calcext:value-type="float">
            <text:p>0,9</text:p>
          </table:table-cell>
          <table:table-cell table:formula="of:=SQRT([.B352]^2+[.C352]^2)" office:value-type="float" office:value="1.11018737157293" calcext:value-type="float">
            <text:p>1,11018737157293</text:p>
          </table:table-cell>
          <table:table-cell table:formula="of:=ATAN([.C352]/[.B352])/3.14*180" office:value-type="float" office:value="15.4711776248341" calcext:value-type="float">
            <text:p>15,47117762483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46" calcext:value-type="float">
            <text:p>0,846</text:p>
          </table:table-cell>
          <table:table-cell office:value-type="float" office:value="0.716" calcext:value-type="float">
            <text:p>0,716</text:p>
          </table:table-cell>
          <table:table-cell office:value-type="float" office:value="51.5" calcext:value-type="float">
            <text:p>51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0.9" calcext:value-type="float">
            <text:p>0,9</text:p>
          </table:table-cell>
          <table:table-cell table:formula="of:=SQRT([.B353]^2+[.C353]^2)" office:value-type="float" office:value="1.10831944853458" calcext:value-type="float">
            <text:p>1,10831944853458</text:p>
          </table:table-cell>
          <table:table-cell table:formula="of:=ATAN([.C353]/[.B353])/3.14*180" office:value-type="float" office:value="40.2628412515183" calcext:value-type="float">
            <text:p>40,262841251518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15" calcext:value-type="float">
            <text:p>0,115</text:p>
          </table:table-cell>
          <table:table-cell office:value-type="float" office:value="-1.101" calcext:value-type="float">
            <text:p>-1,101</text:p>
          </table:table-cell>
          <table:table-cell office:value-type="float" office:value="51" calcext:value-type="float">
            <text:p>51</text:p>
          </table:table-cell>
          <table:table-cell office:value-type="float" office:value="-108.5" calcext:value-type="float">
            <text:p>-108,5</text:p>
          </table:table-cell>
          <table:table-cell office:value-type="float" office:value="0.9" calcext:value-type="float">
            <text:p>0,9</text:p>
          </table:table-cell>
          <table:table-cell table:formula="of:=SQRT([.B354]^2+[.C354]^2)" office:value-type="float" office:value="1.10698961151404" calcext:value-type="float">
            <text:p>1,10698961151404</text:p>
          </table:table-cell>
          <table:table-cell table:formula="of:=ATAN([.C354]/[.B354])/3.14*180" office:value-type="float" office:value="-84.0796743670594" calcext:value-type="float">
            <text:p>-84,079674367059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75" calcext:value-type="float">
            <text:p>0,975</text:p>
          </table:table-cell>
          <table:table-cell office:value-type="float" office:value="0.525" calcext:value-type="float">
            <text:p>0,525</text:p>
          </table:table-cell>
          <table:table-cell office:value-type="float" office:value="51" calcext:value-type="float">
            <text:p>51</text:p>
          </table:table-cell>
          <table:table-cell office:value-type="float" office:value="-108" calcext:value-type="float">
            <text:p>-108</text:p>
          </table:table-cell>
          <table:table-cell office:value-type="float" office:value="0.9" calcext:value-type="float">
            <text:p>0,9</text:p>
          </table:table-cell>
          <table:table-cell table:formula="of:=SQRT([.B355]^2+[.C355]^2)" office:value-type="float" office:value="1.1073617295175" calcext:value-type="float">
            <text:p>1,1073617295175</text:p>
          </table:table-cell>
          <table:table-cell table:formula="of:=ATAN([.C355]/[.B355])/3.14*180" office:value-type="float" office:value="28.3151103202308" calcext:value-type="float">
            <text:p>28,315110320230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82" calcext:value-type="float">
            <text:p>0,982</text:p>
          </table:table-cell>
          <table:table-cell office:value-type="float" office:value="0.509" calcext:value-type="float">
            <text:p>0,509</text:p>
          </table:table-cell>
          <table:table-cell office:value-type="float" office:value="51" calcext:value-type="float">
            <text:p>51</text:p>
          </table:table-cell>
          <table:table-cell office:value-type="float" office:value="-107.5" calcext:value-type="float">
            <text:p>-107,5</text:p>
          </table:table-cell>
          <table:table-cell office:value-type="float" office:value="0.9" calcext:value-type="float">
            <text:p>0,9</text:p>
          </table:table-cell>
          <table:table-cell table:formula="of:=SQRT([.B356]^2+[.C356]^2)" office:value-type="float" office:value="1.10607639880797" calcext:value-type="float">
            <text:p>1,10607639880797</text:p>
          </table:table-cell>
          <table:table-cell table:formula="of:=ATAN([.C356]/[.B356])/3.14*180" office:value-type="float" office:value="27.4129566190791" calcext:value-type="float">
            <text:p>27,412956619079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31" calcext:value-type="float">
            <text:p>0,131</text:p>
          </table:table-cell>
          <table:table-cell office:value-type="float" office:value="1.098" calcext:value-type="float">
            <text:p>1,098</text:p>
          </table:table-cell>
          <table:table-cell office:value-type="float" office:value="51" calcext:value-type="float">
            <text:p>51</text:p>
          </table:table-cell>
          <table:table-cell office:value-type="float" office:value="-108" calcext:value-type="float">
            <text:p>-108</text:p>
          </table:table-cell>
          <table:table-cell office:value-type="float" office:value="0.9" calcext:value-type="float">
            <text:p>0,9</text:p>
          </table:table-cell>
          <table:table-cell table:formula="of:=SQRT([.B357]^2+[.C357]^2)" office:value-type="float" office:value="1.10578705002365" calcext:value-type="float">
            <text:p>1,10578705002365</text:p>
          </table:table-cell>
          <table:table-cell table:formula="of:=ATAN([.C357]/[.B357])/3.14*180" office:value-type="float" office:value="83.2385234752031" calcext:value-type="float">
            <text:p>83,23852347520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832" calcext:value-type="float">
            <text:p>0,832</text:p>
          </table:table-cell>
          <table:table-cell office:value-type="float" office:value="0.726" calcext:value-type="float">
            <text:p>0,726</text:p>
          </table:table-cell>
          <table:table-cell office:value-type="float" office:value="51" calcext:value-type="float">
            <text:p>51</text:p>
          </table:table-cell>
          <table:table-cell office:value-type="float" office:value="-108.5" calcext:value-type="float">
            <text:p>-108,5</text:p>
          </table:table-cell>
          <table:table-cell office:value-type="float" office:value="0.9" calcext:value-type="float">
            <text:p>0,9</text:p>
          </table:table-cell>
          <table:table-cell table:formula="of:=SQRT([.B358]^2+[.C358]^2)" office:value-type="float" office:value="1.10421918114114" calcext:value-type="float">
            <text:p>1,10421918114114</text:p>
          </table:table-cell>
          <table:table-cell table:formula="of:=ATAN([.C358]/[.B358])/3.14*180" office:value-type="float" office:value="41.1286761539975" calcext:value-type="float">
            <text:p>41,12867615399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068" calcext:value-type="float">
            <text:p>1,068</text:p>
          </table:table-cell>
          <table:table-cell office:value-type="float" office:value="0.278" calcext:value-type="float">
            <text:p>0,278</text:p>
          </table:table-cell>
          <table:table-cell office:value-type="float" office:value="51" calcext:value-type="float">
            <text:p>51</text:p>
          </table:table-cell>
          <table:table-cell office:value-type="float" office:value="-108" calcext:value-type="float">
            <text:p>-108</text:p>
          </table:table-cell>
          <table:table-cell office:value-type="float" office:value="0.9" calcext:value-type="float">
            <text:p>0,9</text:p>
          </table:table-cell>
          <table:table-cell table:formula="of:=SQRT([.B359]^2+[.C359]^2)" office:value-type="float" office:value="1.10358869149697" calcext:value-type="float">
            <text:p>1,10358869149697</text:p>
          </table:table-cell>
          <table:table-cell table:formula="of:=ATAN([.C359]/[.B359])/3.14*180" office:value-type="float" office:value="14.5976956837982" calcext:value-type="float">
            <text:p>14,597695683798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71" calcext:value-type="float">
            <text:p>0,371</text:p>
          </table:table-cell>
          <table:table-cell office:value-type="float" office:value="-1.039" calcext:value-type="float">
            <text:p>-1,039</text:p>
          </table:table-cell>
          <table:table-cell office:value-type="float" office:value="51" calcext:value-type="float">
            <text:p>51</text:p>
          </table:table-cell>
          <table:table-cell office:value-type="float" office:value="-108.5" calcext:value-type="float">
            <text:p>-108,5</text:p>
          </table:table-cell>
          <table:table-cell office:value-type="float" office:value="0.9" calcext:value-type="float">
            <text:p>0,9</text:p>
          </table:table-cell>
          <table:table-cell table:formula="of:=SQRT([.B360]^2+[.C360]^2)" office:value-type="float" office:value="1.10325065148406" calcext:value-type="float">
            <text:p>1,10325065148406</text:p>
          </table:table-cell>
          <table:table-cell table:formula="of:=ATAN([.C360]/[.B360])/3.14*180" office:value-type="float" office:value="-70.3853517477368" calcext:value-type="float">
            <text:p>-70,38535174773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49" calcext:value-type="float">
            <text:p>0,649</text:p>
          </table:table-cell>
          <table:table-cell office:value-type="float" office:value="0.89" calcext:value-type="float">
            <text:p>0,89</text:p>
          </table:table-cell>
          <table:table-cell office:value-type="float" office:value="51" calcext:value-type="float">
            <text:p>51</text:p>
          </table:table-cell>
          <table:table-cell office:value-type="float" office:value="-108" calcext:value-type="float">
            <text:p>-108</text:p>
          </table:table-cell>
          <table:table-cell office:value-type="float" office:value="0.9" calcext:value-type="float">
            <text:p>0,9</text:p>
          </table:table-cell>
          <table:table-cell table:formula="of:=SQRT([.B361]^2+[.C361]^2)" office:value-type="float" office:value="1.10149943259177" calcext:value-type="float">
            <text:p>1,10149943259177</text:p>
          </table:table-cell>
          <table:table-cell table:formula="of:=ATAN([.C361]/[.B361])/3.14*180" office:value-type="float" office:value="53.9273036503079" calcext:value-type="float">
            <text:p>53,92730365030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.101" calcext:value-type="float">
            <text:p>-1,101</text:p>
          </table:table-cell>
          <table:table-cell office:value-type="float" office:value="0.035" calcext:value-type="float">
            <text:p>0,035</text:p>
          </table:table-cell>
          <table:table-cell office:value-type="float" office:value="50.5" calcext:value-type="float">
            <text:p>50,5</text:p>
          </table:table-cell>
          <table:table-cell office:value-type="float" office:value="-107" calcext:value-type="float">
            <text:p>-107</text:p>
          </table:table-cell>
          <table:table-cell office:value-type="float" office:value="0.9" calcext:value-type="float">
            <text:p>0,9</text:p>
          </table:table-cell>
          <table:table-cell table:formula="of:=SQRT([.B362]^2+[.C362]^2)" office:value-type="float" office:value="1.10155617196764" calcext:value-type="float">
            <text:p>1,10155617196764</text:p>
          </table:table-cell>
          <table:table-cell table:formula="of:=ATAN([.C362]/[.B362])/3.14*180" office:value-type="float" office:value="-1.82170207541835" calcext:value-type="float">
            <text:p>-1,821702075418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91" calcext:value-type="float">
            <text:p>0,591</text:p>
          </table:table-cell>
          <table:table-cell office:value-type="float" office:value="0.929" calcext:value-type="float">
            <text:p>0,929</text:p>
          </table:table-cell>
          <table:table-cell office:value-type="float" office:value="51" calcext:value-type="float">
            <text:p>51</text:p>
          </table:table-cell>
          <table:table-cell office:value-type="float" office:value="-108" calcext:value-type="float">
            <text:p>-108</text:p>
          </table:table-cell>
          <table:table-cell office:value-type="float" office:value="0.9" calcext:value-type="float">
            <text:p>0,9</text:p>
          </table:table-cell>
          <table:table-cell table:formula="of:=SQRT([.B363]^2+[.C363]^2)" office:value-type="float" office:value="1.10105494867423" calcext:value-type="float">
            <text:p>1,10105494867423</text:p>
          </table:table-cell>
          <table:table-cell table:formula="of:=ATAN([.C363]/[.B363])/3.14*180" office:value-type="float" office:value="57.5659733413066" calcext:value-type="float">
            <text:p>57,565973341306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35" calcext:value-type="float">
            <text:p>0,435</text:p>
          </table:table-cell>
          <table:table-cell office:value-type="float" office:value="1.011" calcext:value-type="float">
            <text:p>1,011</text:p>
          </table:table-cell>
          <table:table-cell office:value-type="float" office:value="50.5" calcext:value-type="float">
            <text:p>50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0.8" calcext:value-type="float">
            <text:p>0,8</text:p>
          </table:table-cell>
          <table:table-cell table:formula="of:=SQRT([.B364]^2+[.C364]^2)" office:value-type="float" office:value="1.10061164813026" calcext:value-type="float">
            <text:p>1,10061164813026</text:p>
          </table:table-cell>
          <table:table-cell table:formula="of:=ATAN([.C364]/[.B364])/3.14*180" office:value-type="float" office:value="66.7532236964898" calcext:value-type="float">
            <text:p>66,753223696489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079" calcext:value-type="float">
            <text:p>1,079</text:p>
          </table:table-cell>
          <table:table-cell office:value-type="float" office:value="0.209" calcext:value-type="float">
            <text:p>0,209</text:p>
          </table:table-cell>
          <table:table-cell office:value-type="float" office:value="50" calcext:value-type="float">
            <text:p>50</text:p>
          </table:table-cell>
          <table:table-cell office:value-type="float" office:value="-108" calcext:value-type="float">
            <text:p>-108</text:p>
          </table:table-cell>
          <table:table-cell office:value-type="float" office:value="0.8" calcext:value-type="float">
            <text:p>0,8</text:p>
          </table:table-cell>
          <table:table-cell table:formula="of:=SQRT([.B365]^2+[.C365]^2)" office:value-type="float" office:value="1.09905504866681" calcext:value-type="float">
            <text:p>1,09905504866681</text:p>
          </table:table-cell>
          <table:table-cell table:formula="of:=ATAN([.C365]/[.B365])/3.14*180" office:value-type="float" office:value="10.9678780524023" calcext:value-type="float">
            <text:p>10,96787805240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78" calcext:value-type="float">
            <text:p>0,78</text:p>
          </table:table-cell>
          <table:table-cell office:value-type="float" office:value="0.773" calcext:value-type="float">
            <text:p>0,773</text:p>
          </table:table-cell>
          <table:table-cell office:value-type="float" office:value="49" calcext:value-type="float">
            <text:p>49</text:p>
          </table:table-cell>
          <table:table-cell office:value-type="float" office:value="-107" calcext:value-type="float">
            <text:p>-107</text:p>
          </table:table-cell>
          <table:table-cell office:value-type="float" office:value="0.8" calcext:value-type="float">
            <text:p>0,8</text:p>
          </table:table-cell>
          <table:table-cell table:formula="of:=SQRT([.B366]^2+[.C366]^2)" office:value-type="float" office:value="1.09814798638435" calcext:value-type="float">
            <text:p>1,09814798638435</text:p>
          </table:table-cell>
          <table:table-cell table:formula="of:=ATAN([.C366]/[.B366])/3.14*180" office:value-type="float" office:value="44.7644401280104" calcext:value-type="float">
            <text:p>44,76444012801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2" calcext:value-type="float">
            <text:p>0,2</text:p>
          </table:table-cell>
          <table:table-cell office:value-type="float" office:value="-1.08" calcext:value-type="float">
            <text:p>-1,08</text:p>
          </table:table-cell>
          <table:table-cell office:value-type="float" office:value="50" calcext:value-type="float">
            <text:p>50</text:p>
          </table:table-cell>
          <table:table-cell office:value-type="float" office:value="-107.5" calcext:value-type="float">
            <text:p>-107,5</text:p>
          </table:table-cell>
          <table:table-cell office:value-type="float" office:value="0.8" calcext:value-type="float">
            <text:p>0,8</text:p>
          </table:table-cell>
          <table:table-cell table:formula="of:=SQRT([.B367]^2+[.C367]^2)" office:value-type="float" office:value="1.09836241741968" calcext:value-type="float">
            <text:p>1,09836241741968</text:p>
          </table:table-cell>
          <table:table-cell table:formula="of:=ATAN([.C367]/[.B367])/3.14*180" office:value-type="float" office:value="-79.5488508649154" calcext:value-type="float">
            <text:p>-79,548850864915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.003" calcext:value-type="float">
            <text:p>-1,003</text:p>
          </table:table-cell>
          <table:table-cell office:value-type="float" office:value="0.442" calcext:value-type="float">
            <text:p>0,442</text:p>
          </table:table-cell>
          <table:table-cell office:value-type="float" office:value="50" calcext:value-type="float">
            <text:p>50</text:p>
          </table:table-cell>
          <table:table-cell office:value-type="float" office:value="-107" calcext:value-type="float">
            <text:p>-107</text:p>
          </table:table-cell>
          <table:table-cell office:value-type="float" office:value="0.8" calcext:value-type="float">
            <text:p>0,8</text:p>
          </table:table-cell>
          <table:table-cell table:formula="of:=SQRT([.B368]^2+[.C368]^2)" office:value-type="float" office:value="1.09607162174741" calcext:value-type="float">
            <text:p>1,09607162174741</text:p>
          </table:table-cell>
          <table:table-cell table:formula="of:=ATAN([.C368]/[.B368])/3.14*180" office:value-type="float" office:value="-23.7940930143443" calcext:value-type="float">
            <text:p>-23,79409301434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29" calcext:value-type="float">
            <text:p>0,929</text:p>
          </table:table-cell>
          <table:table-cell office:value-type="float" office:value="0.58" calcext:value-type="float">
            <text:p>0,58</text:p>
          </table:table-cell>
          <table:table-cell office:value-type="float" office:value="50" calcext:value-type="float">
            <text:p>50</text:p>
          </table:table-cell>
          <table:table-cell office:value-type="float" office:value="-107.5" calcext:value-type="float">
            <text:p>-107,5</text:p>
          </table:table-cell>
          <table:table-cell office:value-type="float" office:value="0.8" calcext:value-type="float">
            <text:p>0,8</text:p>
          </table:table-cell>
          <table:table-cell table:formula="of:=SQRT([.B369]^2+[.C369]^2)" office:value-type="float" office:value="1.09518993786466" calcext:value-type="float">
            <text:p>1,09518993786466</text:p>
          </table:table-cell>
          <table:table-cell table:formula="of:=ATAN([.C369]/[.B369])/3.14*180" office:value-type="float" office:value="31.9938753995872" calcext:value-type="float">
            <text:p>31,993875399587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44" calcext:value-type="float">
            <text:p>0,044</text:p>
          </table:table-cell>
          <table:table-cell office:value-type="float" office:value="1.094" calcext:value-type="float">
            <text:p>1,094</text:p>
          </table:table-cell>
          <table:table-cell office:value-type="float" office:value="50" calcext:value-type="float">
            <text:p>50</text:p>
          </table:table-cell>
          <table:table-cell office:value-type="float" office:value="-108" calcext:value-type="float">
            <text:p>-108</text:p>
          </table:table-cell>
          <table:table-cell office:value-type="float" office:value="0.8" calcext:value-type="float">
            <text:p>0,8</text:p>
          </table:table-cell>
          <table:table-cell table:formula="of:=SQRT([.B370]^2+[.C370]^2)" office:value-type="float" office:value="1.09488446879111" calcext:value-type="float">
            <text:p>1,09488446879111</text:p>
          </table:table-cell>
          <table:table-cell table:formula="of:=ATAN([.C370]/[.B370])/3.14*180" office:value-type="float" office:value="87.7413217993571" calcext:value-type="float">
            <text:p>87,741321799357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878" calcext:value-type="float">
            <text:p>0,878</text:p>
          </table:table-cell>
          <table:table-cell office:value-type="float" office:value="0.65" calcext:value-type="float">
            <text:p>0,65</text:p>
          </table:table-cell>
          <table:table-cell office:value-type="float" office:value="50.5" calcext:value-type="float">
            <text:p>50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0.8" calcext:value-type="float">
            <text:p>0,8</text:p>
          </table:table-cell>
          <table:table-cell table:formula="of:=SQRT([.B371]^2+[.C371]^2)" office:value-type="float" office:value="1.09242116420362" calcext:value-type="float">
            <text:p>1,09242116420362</text:p>
          </table:table-cell>
          <table:table-cell table:formula="of:=ATAN([.C371]/[.B371])/3.14*180" office:value-type="float" office:value="36.5317660387941" calcext:value-type="float">
            <text:p>36,53176603879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032" calcext:value-type="float">
            <text:p>1,032</text:p>
          </table:table-cell>
          <table:table-cell office:value-type="float" office:value="0.358" calcext:value-type="float">
            <text:p>0,358</text:p>
          </table:table-cell>
          <table:table-cell office:value-type="float" office:value="49.5" calcext:value-type="float">
            <text:p>49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0.8" calcext:value-type="float">
            <text:p>0,8</text:p>
          </table:table-cell>
          <table:table-cell table:formula="of:=SQRT([.B372]^2+[.C372]^2)" office:value-type="float" office:value="1.09233145152925" calcext:value-type="float">
            <text:p>1,09233145152925</text:p>
          </table:table-cell>
          <table:table-cell table:formula="of:=ATAN([.C372]/[.B372])/3.14*180" office:value-type="float" office:value="19.141324385516" calcext:value-type="float">
            <text:p>19,1413243855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284" calcext:value-type="float">
            <text:p>0,284</text:p>
          </table:table-cell>
          <table:table-cell office:value-type="float" office:value="-1.054" calcext:value-type="float">
            <text:p>-1,054</text:p>
          </table:table-cell>
          <table:table-cell office:value-type="float" office:value="50" calcext:value-type="float">
            <text:p>50</text:p>
          </table:table-cell>
          <table:table-cell office:value-type="float" office:value="-107" calcext:value-type="float">
            <text:p>-107</text:p>
          </table:table-cell>
          <table:table-cell office:value-type="float" office:value="0.8" calcext:value-type="float">
            <text:p>0,8</text:p>
          </table:table-cell>
          <table:table-cell table:formula="of:=SQRT([.B373]^2+[.C373]^2)" office:value-type="float" office:value="1.09159149868438" calcext:value-type="float">
            <text:p>1,09159149868438</text:p>
          </table:table-cell>
          <table:table-cell table:formula="of:=ATAN([.C373]/[.B373])/3.14*180" office:value-type="float" office:value="-74.9578160600615" calcext:value-type="float">
            <text:p>-74,95781606006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709" calcext:value-type="float">
            <text:p>0,709</text:p>
          </table:table-cell>
          <table:table-cell office:value-type="float" office:value="0.828" calcext:value-type="float">
            <text:p>0,828</text:p>
          </table:table-cell>
          <table:table-cell office:value-type="float" office:value="50" calcext:value-type="float">
            <text:p>50</text:p>
          </table:table-cell>
          <table:table-cell office:value-type="float" office:value="-108" calcext:value-type="float">
            <text:p>-108</text:p>
          </table:table-cell>
          <table:table-cell office:value-type="float" office:value="0.8" calcext:value-type="float">
            <text:p>0,8</text:p>
          </table:table-cell>
          <table:table-cell table:formula="of:=SQRT([.B374]^2+[.C374]^2)" office:value-type="float" office:value="1.09007568544574" calcext:value-type="float">
            <text:p>1,09007568544574</text:p>
          </table:table-cell>
          <table:table-cell table:formula="of:=ATAN([.C374]/[.B374])/3.14*180" office:value-type="float" office:value="49.4522809144962" calcext:value-type="float">
            <text:p>49,452280914496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.082" calcext:value-type="float">
            <text:p>-1,082</text:p>
          </table:table-cell>
          <table:table-cell office:value-type="float" office:value="0.12" calcext:value-type="float">
            <text:p>0,12</text:p>
          </table:table-cell>
          <table:table-cell office:value-type="float" office:value="50" calcext:value-type="float">
            <text:p>50</text:p>
          </table:table-cell>
          <table:table-cell office:value-type="float" office:value="-107.5" calcext:value-type="float">
            <text:p>-107,5</text:p>
          </table:table-cell>
          <table:table-cell office:value-type="float" office:value="0.8" calcext:value-type="float">
            <text:p>0,8</text:p>
          </table:table-cell>
          <table:table-cell table:formula="of:=SQRT([.B375]^2+[.C375]^2)" office:value-type="float" office:value="1.08863400645029" calcext:value-type="float">
            <text:p>1,08863400645029</text:p>
          </table:table-cell>
          <table:table-cell table:formula="of:=ATAN([.C375]/[.B375])/3.14*180" office:value-type="float" office:value="-6.33177746757933" calcext:value-type="float">
            <text:p>-6,331777467579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51" calcext:value-type="float">
            <text:p>0,51</text:p>
          </table:table-cell>
          <table:table-cell office:value-type="float" office:value="0.961" calcext:value-type="float">
            <text:p>0,961</text:p>
          </table:table-cell>
          <table:table-cell office:value-type="float" office:value="50" calcext:value-type="float">
            <text:p>50</text:p>
          </table:table-cell>
          <table:table-cell office:value-type="float" office:value="-107.5" calcext:value-type="float">
            <text:p>-107,5</text:p>
          </table:table-cell>
          <table:table-cell office:value-type="float" office:value="0.7" calcext:value-type="float">
            <text:p>0,7</text:p>
          </table:table-cell>
          <table:table-cell table:formula="of:=SQRT([.B376]^2+[.C376]^2)" office:value-type="float" office:value="1.08794347279627" calcext:value-type="float">
            <text:p>1,08794347279627</text:p>
          </table:table-cell>
          <table:table-cell table:formula="of:=ATAN([.C376]/[.B376])/3.14*180" office:value-type="float" office:value="62.0767035862127" calcext:value-type="float">
            <text:p>62,07670358621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507" calcext:value-type="float">
            <text:p>0,507</text:p>
          </table:table-cell>
          <table:table-cell office:value-type="float" office:value="0.961" calcext:value-type="float">
            <text:p>0,961</text:p>
          </table:table-cell>
          <table:table-cell office:value-type="float" office:value="50" calcext:value-type="float">
            <text:p>50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7" calcext:value-type="float">
            <text:p>0,7</text:p>
          </table:table-cell>
          <table:table-cell table:formula="of:=SQRT([.B377]^2+[.C377]^2)" office:value-type="float" office:value="1.08654038121001" calcext:value-type="float">
            <text:p>1,08654038121001</text:p>
          </table:table-cell>
          <table:table-cell table:formula="of:=ATAN([.C377]/[.B377])/3.14*180" office:value-type="float" office:value="62.2165127787722" calcext:value-type="float">
            <text:p>62,216512778772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078" calcext:value-type="float">
            <text:p>1,078</text:p>
          </table:table-cell>
          <table:table-cell office:value-type="float" office:value="0.121" calcext:value-type="float">
            <text:p>0,121</text:p>
          </table:table-cell>
          <table:table-cell office:value-type="float" office:value="50" calcext:value-type="float">
            <text:p>50</text:p>
          </table:table-cell>
          <table:table-cell office:value-type="float" office:value="-107" calcext:value-type="float">
            <text:p>-107</text:p>
          </table:table-cell>
          <table:table-cell office:value-type="float" office:value="0.7" calcext:value-type="float">
            <text:p>0,7</text:p>
          </table:table-cell>
          <table:table-cell table:formula="of:=SQRT([.B378]^2+[.C378]^2)" office:value-type="float" office:value="1.08476956078238" calcext:value-type="float">
            <text:p>1,08476956078238</text:p>
          </table:table-cell>
          <table:table-cell table:formula="of:=ATAN([.C378]/[.B378])/3.14*180" office:value-type="float" office:value="6.40760110707203" calcext:value-type="float">
            <text:p>6,4076011070720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707" calcext:value-type="float">
            <text:p>0,707</text:p>
          </table:table-cell>
          <table:table-cell office:value-type="float" office:value="0.822" calcext:value-type="float">
            <text:p>0,822</text:p>
          </table:table-cell>
          <table:table-cell office:value-type="float" office:value="49.5" calcext:value-type="float">
            <text:p>49,5</text:p>
          </table:table-cell>
          <table:table-cell office:value-type="float" office:value="-107" calcext:value-type="float">
            <text:p>-107</text:p>
          </table:table-cell>
          <table:table-cell office:value-type="float" office:value="0.7" calcext:value-type="float">
            <text:p>0,7</text:p>
          </table:table-cell>
          <table:table-cell table:formula="of:=SQRT([.B379]^2+[.C379]^2)" office:value-type="float" office:value="1.08421999612625" calcext:value-type="float">
            <text:p>1,08421999612625</text:p>
          </table:table-cell>
          <table:table-cell table:formula="of:=ATAN([.C379]/[.B379])/3.14*180" office:value-type="float" office:value="49.3262699637754" calcext:value-type="float">
            <text:p>49,32626996377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8" calcext:value-type="float">
            <text:p>0,28</text:p>
          </table:table-cell>
          <table:table-cell office:value-type="float" office:value="-1.045" calcext:value-type="float">
            <text:p>-1,045</text:p>
          </table:table-cell>
          <table:table-cell office:value-type="float" office:value="50" calcext:value-type="float">
            <text:p>50</text:p>
          </table:table-cell>
          <table:table-cell office:value-type="float" office:value="-107" calcext:value-type="float">
            <text:p>-107</text:p>
          </table:table-cell>
          <table:table-cell office:value-type="float" office:value="0.7" calcext:value-type="float">
            <text:p>0,7</text:p>
          </table:table-cell>
          <table:table-cell table:formula="of:=SQRT([.B380]^2+[.C380]^2)" office:value-type="float" office:value="1.08186182112135" calcext:value-type="float">
            <text:p>1,08186182112135</text:p>
          </table:table-cell>
          <table:table-cell table:formula="of:=ATAN([.C380]/[.B380])/3.14*180" office:value-type="float" office:value="-75.0383945544901" calcext:value-type="float">
            <text:p>-75,03839455449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.021" calcext:value-type="float">
            <text:p>-1,021</text:p>
          </table:table-cell>
          <table:table-cell office:value-type="float" office:value="0.356" calcext:value-type="float">
            <text:p>0,356</text:p>
          </table:table-cell>
          <table:table-cell office:value-type="float" office:value="50" calcext:value-type="float">
            <text:p>50</text:p>
          </table:table-cell>
          <table:table-cell office:value-type="float" office:value="-107" calcext:value-type="float">
            <text:p>-107</text:p>
          </table:table-cell>
          <table:table-cell office:value-type="float" office:value="0.7" calcext:value-type="float">
            <text:p>0,7</text:p>
          </table:table-cell>
          <table:table-cell table:formula="of:=SQRT([.B381]^2+[.C381]^2)" office:value-type="float" office:value="1.08128488383034" calcext:value-type="float">
            <text:p>1,08128488383034</text:p>
          </table:table-cell>
          <table:table-cell table:formula="of:=ATAN([.C381]/[.B381])/3.14*180" office:value-type="float" office:value="-19.2322776006401" calcext:value-type="float">
            <text:p>-19,23227760064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69" calcext:value-type="float">
            <text:p>0,869</text:p>
          </table:table-cell>
          <table:table-cell office:value-type="float" office:value="0.642" calcext:value-type="float">
            <text:p>0,642</text:p>
          </table:table-cell>
          <table:table-cell office:value-type="float" office:value="49.5" calcext:value-type="float">
            <text:p>49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7" calcext:value-type="float">
            <text:p>0,7</text:p>
          </table:table-cell>
          <table:table-cell table:formula="of:=SQRT([.B382]^2+[.C382]^2)" office:value-type="float" office:value="1.08042815587155" calcext:value-type="float">
            <text:p>1,08042815587155</text:p>
          </table:table-cell>
          <table:table-cell table:formula="of:=ATAN([.C382]/[.B382])/3.14*180" office:value-type="float" office:value="36.4747463258252" calcext:value-type="float">
            <text:p>36,47474632582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42" calcext:value-type="float">
            <text:p>0,042</text:p>
          </table:table-cell>
          <table:table-cell office:value-type="float" office:value="1.078" calcext:value-type="float">
            <text:p>1,078</text:p>
          </table:table-cell>
          <table:table-cell office:value-type="float" office:value="49.5" calcext:value-type="float">
            <text:p>49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7" calcext:value-type="float">
            <text:p>0,7</text:p>
          </table:table-cell>
          <table:table-cell table:formula="of:=SQRT([.B383]^2+[.C383]^2)" office:value-type="float" office:value="1.07881787156128" calcext:value-type="float">
            <text:p>1,07881787156128</text:p>
          </table:table-cell>
          <table:table-cell table:formula="of:=ATAN([.C383]/[.B383])/3.14*180" office:value-type="float" office:value="87.8133430145268" calcext:value-type="float">
            <text:p>87,813343014526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15" calcext:value-type="float">
            <text:p>0,915</text:p>
          </table:table-cell>
          <table:table-cell office:value-type="float" office:value="0.571" calcext:value-type="float">
            <text:p>0,571</text:p>
          </table:table-cell>
          <table:table-cell office:value-type="float" office:value="49.5" calcext:value-type="float">
            <text:p>49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7" calcext:value-type="float">
            <text:p>0,7</text:p>
          </table:table-cell>
          <table:table-cell table:formula="of:=SQRT([.B384]^2+[.C384]^2)" office:value-type="float" office:value="1.07854809813935" calcext:value-type="float">
            <text:p>1,07854809813935</text:p>
          </table:table-cell>
          <table:table-cell table:formula="of:=ATAN([.C384]/[.B384])/3.14*180" office:value-type="float" office:value="31.9821795724664" calcext:value-type="float">
            <text:p>31,982179572466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86" calcext:value-type="float">
            <text:p>0,986</text:p>
          </table:table-cell>
          <table:table-cell office:value-type="float" office:value="0.432" calcext:value-type="float">
            <text:p>0,432</text:p>
          </table:table-cell>
          <table:table-cell office:value-type="float" office:value="49.5" calcext:value-type="float">
            <text:p>49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7" calcext:value-type="float">
            <text:p>0,7</text:p>
          </table:table-cell>
          <table:table-cell table:formula="of:=SQRT([.B385]^2+[.C385]^2)" office:value-type="float" office:value="1.07648502079685" calcext:value-type="float">
            <text:p>1,07648502079685</text:p>
          </table:table-cell>
          <table:table-cell table:formula="of:=ATAN([.C385]/[.B385])/3.14*180" office:value-type="float" office:value="23.6718548278188" calcext:value-type="float">
            <text:p>23,671854827818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97" calcext:value-type="float">
            <text:p>0,197</text:p>
          </table:table-cell>
          <table:table-cell office:value-type="float" office:value="-1.057" calcext:value-type="float">
            <text:p>-1,057</text:p>
          </table:table-cell>
          <table:table-cell office:value-type="float" office:value="49.5" calcext:value-type="float">
            <text:p>49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6" calcext:value-type="float">
            <text:p>0,6</text:p>
          </table:table-cell>
          <table:table-cell table:formula="of:=SQRT([.B386]^2+[.C386]^2)" office:value-type="float" office:value="1.07520137648721" calcext:value-type="float">
            <text:p>1,07520137648721</text:p>
          </table:table-cell>
          <table:table-cell table:formula="of:=ATAN([.C386]/[.B386])/3.14*180" office:value-type="float" office:value="-79.482835293706" calcext:value-type="float">
            <text:p>-79,4828352937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761" calcext:value-type="float">
            <text:p>0,761</text:p>
          </table:table-cell>
          <table:table-cell office:value-type="float" office:value="0.758" calcext:value-type="float">
            <text:p>0,758</text:p>
          </table:table-cell>
          <table:table-cell office:value-type="float" office:value="49.5" calcext:value-type="float">
            <text:p>49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6" calcext:value-type="float">
            <text:p>0,6</text:p>
          </table:table-cell>
          <table:table-cell table:formula="of:=SQRT([.B387]^2+[.C387]^2)" office:value-type="float" office:value="1.07409729540671" calcext:value-type="float">
            <text:p>1,07409729540671</text:p>
          </table:table-cell>
          <table:table-cell table:formula="of:=ATAN([.C387]/[.B387])/3.14*180" office:value-type="float" office:value="44.9096091835119" calcext:value-type="float">
            <text:p>44,909609183511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.054" calcext:value-type="float">
            <text:p>-1,054</text:p>
          </table:table-cell>
          <table:table-cell office:value-type="float" office:value="0.203" calcext:value-type="float">
            <text:p>0,203</text:p>
          </table:table-cell>
          <table:table-cell office:value-type="float" office:value="50" calcext:value-type="float">
            <text:p>50</text:p>
          </table:table-cell>
          <table:table-cell office:value-type="float" office:value="-107" calcext:value-type="float">
            <text:p>-107</text:p>
          </table:table-cell>
          <table:table-cell office:value-type="float" office:value="0.6" calcext:value-type="float">
            <text:p>0,6</text:p>
          </table:table-cell>
          <table:table-cell table:formula="of:=SQRT([.B388]^2+[.C388]^2)" office:value-type="float" office:value="1.07337085855728" calcext:value-type="float">
            <text:p>1,07337085855728</text:p>
          </table:table-cell>
          <table:table-cell table:formula="of:=ATAN([.C388]/[.B388])/3.14*180" office:value-type="float" office:value="-10.9071853981594" calcext:value-type="float">
            <text:p>-10,907185398159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425" calcext:value-type="float">
            <text:p>0,425</text:p>
          </table:table-cell>
          <table:table-cell office:value-type="float" office:value="0.984" calcext:value-type="float">
            <text:p>0,984</text:p>
          </table:table-cell>
          <table:table-cell office:value-type="float" office:value="49.5" calcext:value-type="float">
            <text:p>49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6" calcext:value-type="float">
            <text:p>0,6</text:p>
          </table:table-cell>
          <table:table-cell table:formula="of:=SQRT([.B389]^2+[.C389]^2)" office:value-type="float" office:value="1.0718586660563" calcext:value-type="float">
            <text:p>1,0718586660563</text:p>
          </table:table-cell>
          <table:table-cell table:formula="of:=ATAN([.C389]/[.B389])/3.14*180" office:value-type="float" office:value="66.6737745703665" calcext:value-type="float">
            <text:p>66,673774570366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74" calcext:value-type="float">
            <text:p>0,574</text:p>
          </table:table-cell>
          <table:table-cell office:value-type="float" office:value="0.904" calcext:value-type="float">
            <text:p>0,904</text:p>
          </table:table-cell>
          <table:table-cell office:value-type="float" office:value="49" calcext:value-type="float">
            <text:p>49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6" calcext:value-type="float">
            <text:p>0,6</text:p>
          </table:table-cell>
          <table:table-cell table:formula="of:=SQRT([.B390]^2+[.C390]^2)" office:value-type="float" office:value="1.07083705576526" calcext:value-type="float">
            <text:p>1,07083705576526</text:p>
          </table:table-cell>
          <table:table-cell table:formula="of:=ATAN([.C390]/[.B390])/3.14*180" office:value-type="float" office:value="57.6154679966622" calcext:value-type="float">
            <text:p>57,615467996662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069" calcext:value-type="float">
            <text:p>1,069</text:p>
          </table:table-cell>
          <table:table-cell office:value-type="float" office:value="0.035" calcext:value-type="float">
            <text:p>0,035</text:p>
          </table:table-cell>
          <table:table-cell office:value-type="float" office:value="49" calcext:value-type="float">
            <text:p>49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6" calcext:value-type="float">
            <text:p>0,6</text:p>
          </table:table-cell>
          <table:table-cell table:formula="of:=SQRT([.B391]^2+[.C391]^2)" office:value-type="float" office:value="1.06957281192072" calcext:value-type="float">
            <text:p>1,06957281192072</text:p>
          </table:table-cell>
          <table:table-cell table:formula="of:=ATAN([.C391]/[.B391])/3.14*180" office:value-type="float" office:value="1.87619547999917" calcext:value-type="float">
            <text:p>1,876195479999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3" calcext:value-type="float">
            <text:p>0,63</text:p>
          </table:table-cell>
          <table:table-cell office:value-type="float" office:value="0.862" calcext:value-type="float">
            <text:p>0,862</text:p>
          </table:table-cell>
          <table:table-cell office:value-type="float" office:value="49" calcext:value-type="float">
            <text:p>49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6" calcext:value-type="float">
            <text:p>0,6</text:p>
          </table:table-cell>
          <table:table-cell table:formula="of:=SQRT([.B392]^2+[.C392]^2)" office:value-type="float" office:value="1.06768160047834" calcext:value-type="float">
            <text:p>1,06768160047834</text:p>
          </table:table-cell>
          <table:table-cell table:formula="of:=ATAN([.C392]/[.B392])/3.14*180" office:value-type="float" office:value="53.8657893258519" calcext:value-type="float">
            <text:p>53,865789325851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57" calcext:value-type="float">
            <text:p>0,357</text:p>
          </table:table-cell>
          <table:table-cell office:value-type="float" office:value="-1.004" calcext:value-type="float">
            <text:p>-1,004</text:p>
          </table:table-cell>
          <table:table-cell office:value-type="float" office:value="48.5" calcext:value-type="float">
            <text:p>48,5</text:p>
          </table:table-cell>
          <table:table-cell office:value-type="float" office:value="-107" calcext:value-type="float">
            <text:p>-107</text:p>
          </table:table-cell>
          <table:table-cell office:value-type="float" office:value="0.6" calcext:value-type="float">
            <text:p>0,6</text:p>
          </table:table-cell>
          <table:table-cell table:formula="of:=SQRT([.B393]^2+[.C393]^2)" office:value-type="float" office:value="1.06558200059873" calcext:value-type="float">
            <text:p>1,06558200059873</text:p>
          </table:table-cell>
          <table:table-cell table:formula="of:=ATAN([.C393]/[.B393])/3.14*180" office:value-type="float" office:value="-70.4614693008925" calcext:value-type="float">
            <text:p>-70,46146930089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.031" calcext:value-type="float">
            <text:p>-1,031</text:p>
          </table:table-cell>
          <table:table-cell office:value-type="float" office:value="0.269" calcext:value-type="float">
            <text:p>0,269</text:p>
          </table:table-cell>
          <table:table-cell office:value-type="float" office:value="49" calcext:value-type="float">
            <text:p>49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6" calcext:value-type="float">
            <text:p>0,6</text:p>
          </table:table-cell>
          <table:table-cell table:formula="of:=SQRT([.B394]^2+[.C394]^2)" office:value-type="float" office:value="1.06551489900423" calcext:value-type="float">
            <text:p>1,06551489900423</text:p>
          </table:table-cell>
          <table:table-cell table:formula="of:=ATAN([.C394]/[.B394])/3.14*180" office:value-type="float" office:value="-14.6305532967075" calcext:value-type="float">
            <text:p>-14,63055329670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801" calcext:value-type="float">
            <text:p>0,801</text:p>
          </table:table-cell>
          <table:table-cell office:value-type="float" office:value="0.699" calcext:value-type="float">
            <text:p>0,699</text:p>
          </table:table-cell>
          <table:table-cell office:value-type="float" office:value="49.5" calcext:value-type="float">
            <text:p>49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5" calcext:value-type="float">
            <text:p>0,5</text:p>
          </table:table-cell>
          <table:table-cell table:formula="of:=SQRT([.B395]^2+[.C395]^2)" office:value-type="float" office:value="1.0631095898354" calcext:value-type="float">
            <text:p>1,0631095898354</text:p>
          </table:table-cell>
          <table:table-cell table:formula="of:=ATAN([.C395]/[.B395])/3.14*180" office:value-type="float" office:value="41.1307271217165" calcext:value-type="float">
            <text:p>41,13072712171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26" calcext:value-type="float">
            <text:p>0,126</text:p>
          </table:table-cell>
          <table:table-cell office:value-type="float" office:value="1.055" calcext:value-type="float">
            <text:p>1,055</text:p>
          </table:table-cell>
          <table:table-cell office:value-type="float" office:value="49" calcext:value-type="float">
            <text:p>49</text:p>
          </table:table-cell>
          <table:table-cell office:value-type="float" office:value="-106" calcext:value-type="float">
            <text:p>-106</text:p>
          </table:table-cell>
          <table:table-cell office:value-type="float" office:value="0.5" calcext:value-type="float">
            <text:p>0,5</text:p>
          </table:table-cell>
          <table:table-cell table:formula="of:=SQRT([.B396]^2+[.C396]^2)" office:value-type="float" office:value="1.06249752940889" calcext:value-type="float">
            <text:p>1,06249752940889</text:p>
          </table:table-cell>
          <table:table-cell table:formula="of:=ATAN([.C396]/[.B396])/3.14*180" office:value-type="float" office:value="83.2315463025947" calcext:value-type="float">
            <text:p>83,23154630259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42" calcext:value-type="float">
            <text:p>0,942</text:p>
          </table:table-cell>
          <table:table-cell office:value-type="float" office:value="0.488" calcext:value-type="float">
            <text:p>0,488</text:p>
          </table:table-cell>
          <table:table-cell office:value-type="float" office:value="49" calcext:value-type="float">
            <text:p>49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5" calcext:value-type="float">
            <text:p>0,5</text:p>
          </table:table-cell>
          <table:table-cell table:formula="of:=SQRT([.B397]^2+[.C397]^2)" office:value-type="float" office:value="1.06089961824859" calcext:value-type="float">
            <text:p>1,06089961824859</text:p>
          </table:table-cell>
          <table:table-cell table:formula="of:=ATAN([.C397]/[.B397])/3.14*180" office:value-type="float" office:value="27.4001573628515" calcext:value-type="float">
            <text:p>27,4001573628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31" calcext:value-type="float">
            <text:p>0,931</text:p>
          </table:table-cell>
          <table:table-cell office:value-type="float" office:value="0.502" calcext:value-type="float">
            <text:p>0,502</text:p>
          </table:table-cell>
          <table:table-cell office:value-type="float" office:value="48.5" calcext:value-type="float">
            <text:p>48,5</text:p>
          </table:table-cell>
          <table:table-cell office:value-type="float" office:value="-107" calcext:value-type="float">
            <text:p>-107</text:p>
          </table:table-cell>
          <table:table-cell office:value-type="float" office:value="0.5" calcext:value-type="float">
            <text:p>0,5</text:p>
          </table:table-cell>
          <table:table-cell table:formula="of:=SQRT([.B398]^2+[.C398]^2)" office:value-type="float" office:value="1.05771688083343" calcext:value-type="float">
            <text:p>1,05771688083343</text:p>
          </table:table-cell>
          <table:table-cell table:formula="of:=ATAN([.C398]/[.B398])/3.14*180" office:value-type="float" office:value="28.3481463392974" calcext:value-type="float">
            <text:p>28,348146339297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07" calcext:value-type="float">
            <text:p>0,107</text:p>
          </table:table-cell>
          <table:table-cell office:value-type="float" office:value="-1.052" calcext:value-type="float">
            <text:p>-1,052</text:p>
          </table:table-cell>
          <table:table-cell office:value-type="float" office:value="49" calcext:value-type="float">
            <text:p>49</text:p>
          </table:table-cell>
          <table:table-cell office:value-type="float" office:value="-107" calcext:value-type="float">
            <text:p>-107</text:p>
          </table:table-cell>
          <table:table-cell office:value-type="float" office:value="0.5" calcext:value-type="float">
            <text:p>0,5</text:p>
          </table:table-cell>
          <table:table-cell table:formula="of:=SQRT([.B399]^2+[.C399]^2)" office:value-type="float" office:value="1.0574275388886" calcext:value-type="float">
            <text:p>1,0574275388886</text:p>
          </table:table-cell>
          <table:table-cell table:formula="of:=ATAN([.C399]/[.B399])/3.14*180" office:value-type="float" office:value="-84.2350630189988" calcext:value-type="float">
            <text:p>-84,235063018998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06" calcext:value-type="float">
            <text:p>0,806</text:p>
          </table:table-cell>
          <table:table-cell office:value-type="float" office:value="0.681" calcext:value-type="float">
            <text:p>0,681</text:p>
          </table:table-cell>
          <table:table-cell office:value-type="float" office:value="49" calcext:value-type="float">
            <text:p>49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5" calcext:value-type="float">
            <text:p>0,5</text:p>
          </table:table-cell>
          <table:table-cell table:formula="of:=SQRT([.B400]^2+[.C400]^2)" office:value-type="float" office:value="1.05517628858878" calcext:value-type="float">
            <text:p>1,05517628858878</text:p>
          </table:table-cell>
          <table:table-cell table:formula="of:=ATAN([.C400]/[.B400])/3.14*180" office:value-type="float" office:value="40.215294082548" calcext:value-type="float">
            <text:p>40,21529408254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.015" calcext:value-type="float">
            <text:p>-1,015</text:p>
          </table:table-cell>
          <table:table-cell office:value-type="float" office:value="0.282" calcext:value-type="float">
            <text:p>0,282</text:p>
          </table:table-cell>
          <table:table-cell office:value-type="float" office:value="48.5" calcext:value-type="float">
            <text:p>48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5" calcext:value-type="float">
            <text:p>0,5</text:p>
          </table:table-cell>
          <table:table-cell table:formula="of:=SQRT([.B401]^2+[.C401]^2)" office:value-type="float" office:value="1.05344624922205" calcext:value-type="float">
            <text:p>1,05344624922205</text:p>
          </table:table-cell>
          <table:table-cell table:formula="of:=ATAN([.C401]/[.B401])/3.14*180" office:value-type="float" office:value="-15.5348978988443" calcext:value-type="float">
            <text:p>-15,53489789884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6" calcext:value-type="float">
            <text:p>0,336</text:p>
          </table:table-cell>
          <table:table-cell office:value-type="float" office:value="0.996" calcext:value-type="float">
            <text:p>0,996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4" calcext:value-type="float">
            <text:p>0,4</text:p>
          </table:table-cell>
          <table:table-cell table:formula="of:=SQRT([.B402]^2+[.C402]^2)" office:value-type="float" office:value="1.05114794391655" calcext:value-type="float">
            <text:p>1,05114794391655</text:p>
          </table:table-cell>
          <table:table-cell table:formula="of:=ATAN([.C402]/[.B402])/3.14*180" office:value-type="float" office:value="71.394402025505" calcext:value-type="float">
            <text:p>71,3944020255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33" calcext:value-type="float">
            <text:p>0,633</text:p>
          </table:table-cell>
          <table:table-cell office:value-type="float" office:value="0.838" calcext:value-type="float">
            <text:p>0,838</text:p>
          </table:table-cell>
          <table:table-cell office:value-type="float" office:value="48.5" calcext:value-type="float">
            <text:p>48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4" calcext:value-type="float">
            <text:p>0,4</text:p>
          </table:table-cell>
          <table:table-cell table:formula="of:=SQRT([.B403]^2+[.C403]^2)" office:value-type="float" office:value="1.05020617023516" calcext:value-type="float">
            <text:p>1,05020617023516</text:p>
          </table:table-cell>
          <table:table-cell table:formula="of:=ATAN([.C403]/[.B403])/3.14*180" office:value-type="float" office:value="52.9605466014571" calcext:value-type="float">
            <text:p>52,960546601457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047" calcext:value-type="float">
            <text:p>1,047</text:p>
          </table:table-cell>
          <table:table-cell office:value-type="float" office:value="0.051" calcext:value-type="float">
            <text:p>0,051</text:p>
          </table:table-cell>
          <table:table-cell office:value-type="float" office:value="48.5" calcext:value-type="float">
            <text:p>48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4" calcext:value-type="float">
            <text:p>0,4</text:p>
          </table:table-cell>
          <table:table-cell table:formula="of:=SQRT([.B404]^2+[.C404]^2)" office:value-type="float" office:value="1.04824138441487" calcext:value-type="float">
            <text:p>1,04824138441487</text:p>
          </table:table-cell>
          <table:table-cell table:formula="of:=ATAN([.C404]/[.B404])/3.14*180" office:value-type="float" office:value="2.79012215286878" calcext:value-type="float">
            <text:p>2,7901221528687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546" calcext:value-type="float">
            <text:p>0,546</text:p>
          </table:table-cell>
          <table:table-cell office:value-type="float" office:value="0.892" calcext:value-type="float">
            <text:p>0,892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4" calcext:value-type="float">
            <text:p>0,4</text:p>
          </table:table-cell>
          <table:table-cell table:formula="of:=SQRT([.B405]^2+[.C405]^2)" office:value-type="float" office:value="1.04583937581256" calcext:value-type="float">
            <text:p>1,04583937581256</text:p>
          </table:table-cell>
          <table:table-cell table:formula="of:=ATAN([.C405]/[.B405])/3.14*180" office:value-type="float" office:value="58.5585685359254" calcext:value-type="float">
            <text:p>58,558568535925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429" calcext:value-type="float">
            <text:p>0,429</text:p>
          </table:table-cell>
          <table:table-cell office:value-type="float" office:value="0.951" calcext:value-type="float">
            <text:p>0,951</text:p>
          </table:table-cell>
          <table:table-cell office:value-type="float" office:value="48.5" calcext:value-type="float">
            <text:p>48,5</text:p>
          </table:table-cell>
          <table:table-cell office:value-type="float" office:value="-106" calcext:value-type="float">
            <text:p>-106</text:p>
          </table:table-cell>
          <table:table-cell office:value-type="float" office:value="0.4" calcext:value-type="float">
            <text:p>0,4</text:p>
          </table:table-cell>
          <table:table-cell table:formula="of:=SQRT([.B406]^2+[.C406]^2)" office:value-type="float" office:value="1.0432842373965" calcext:value-type="float">
            <text:p>1,0432842373965</text:p>
          </table:table-cell>
          <table:table-cell table:formula="of:=ATAN([.C406]/[.B406])/3.14*180" office:value-type="float" office:value="65.7530030559618" calcext:value-type="float">
            <text:p>65,75300305596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.026" calcext:value-type="float">
            <text:p>-1,026</text:p>
          </table:table-cell>
          <table:table-cell office:value-type="float" office:value="0.18" calcext:value-type="float">
            <text:p>0,18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4" calcext:value-type="float">
            <text:p>0,4</text:p>
          </table:table-cell>
          <table:table-cell table:formula="of:=SQRT([.B407]^2+[.C407]^2)" office:value-type="float" office:value="1.04166981332858" calcext:value-type="float">
            <text:p>1,04166981332858</text:p>
          </table:table-cell>
          <table:table-cell table:formula="of:=ATAN([.C407]/[.B407])/3.14*180" office:value-type="float" office:value="-9.9556737902813" calcext:value-type="float">
            <text:p>-9,95567379028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725" calcext:value-type="float">
            <text:p>0,725</text:p>
          </table:table-cell>
          <table:table-cell office:value-type="float" office:value="0.745" calcext:value-type="float">
            <text:p>0,745</text:p>
          </table:table-cell>
          <table:table-cell office:value-type="float" office:value="48" calcext:value-type="float">
            <text:p>48</text:p>
          </table:table-cell>
          <table:table-cell office:value-type="float" office:value="-105.5" calcext:value-type="float">
            <text:p>-105,5</text:p>
          </table:table-cell>
          <table:table-cell office:value-type="float" office:value="0.4" calcext:value-type="float">
            <text:p>0,4</text:p>
          </table:table-cell>
          <table:table-cell table:formula="of:=SQRT([.B408]^2+[.C408]^2)" office:value-type="float" office:value="1.0395431688968" calcext:value-type="float">
            <text:p>1,0395431688968</text:p>
          </table:table-cell>
          <table:table-cell table:formula="of:=ATAN([.C408]/[.B408])/3.14*180" office:value-type="float" office:value="45.8027063412549" calcext:value-type="float">
            <text:p>45,80270634125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06" calcext:value-type="float">
            <text:p>0,206</text:p>
          </table:table-cell>
          <table:table-cell office:value-type="float" office:value="1.016" calcext:value-type="float">
            <text:p>1,016</text:p>
          </table:table-cell>
          <table:table-cell office:value-type="float" office:value="48.5" calcext:value-type="float">
            <text:p>48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0.3" calcext:value-type="float">
            <text:p>0,3</text:p>
          </table:table-cell>
          <table:table-cell table:formula="of:=SQRT([.B409]^2+[.C409]^2)" office:value-type="float" office:value="1.03667352623668" calcext:value-type="float">
            <text:p>1,03667352623668</text:p>
          </table:table-cell>
          <table:table-cell table:formula="of:=ATAN([.C409]/[.B409])/3.14*180" office:value-type="float" office:value="78.5781554704692" calcext:value-type="float">
            <text:p>78,578155470469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55" calcext:value-type="float">
            <text:p>0,955</text:p>
          </table:table-cell>
          <table:table-cell office:value-type="float" office:value="0.4" calcext:value-type="float">
            <text:p>0,4</text:p>
          </table:table-cell>
          <table:table-cell office:value-type="float" office:value="48.5" calcext:value-type="float">
            <text:p>48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0.3" calcext:value-type="float">
            <text:p>0,3</text:p>
          </table:table-cell>
          <table:table-cell table:formula="of:=SQRT([.B410]^2+[.C410]^2)" office:value-type="float" office:value="1.03538640130147" calcext:value-type="float">
            <text:p>1,03538640130147</text:p>
          </table:table-cell>
          <table:table-cell table:formula="of:=ATAN([.C410]/[.B410])/3.14*180" office:value-type="float" office:value="22.7378105363838" calcext:value-type="float">
            <text:p>22,73781053638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865" calcext:value-type="float">
            <text:p>0,865</text:p>
          </table:table-cell>
          <table:table-cell office:value-type="float" office:value="0.562" calcext:value-type="float">
            <text:p>0,562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3" calcext:value-type="float">
            <text:p>0,3</text:p>
          </table:table-cell>
          <table:table-cell table:formula="of:=SQRT([.B411]^2+[.C411]^2)" office:value-type="float" office:value="1.0315372024314" calcext:value-type="float">
            <text:p>1,0315372024314</text:p>
          </table:table-cell>
          <table:table-cell table:formula="of:=ATAN([.C411]/[.B411])/3.14*180" office:value-type="float" office:value="33.0289691917665" calcext:value-type="float">
            <text:p>33,028969191766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2" calcext:value-type="float">
            <text:p>0,022</text:p>
          </table:table-cell>
          <table:table-cell office:value-type="float" office:value="-1.028" calcext:value-type="float">
            <text:p>-1,028</text:p>
          </table:table-cell>
          <table:table-cell office:value-type="float" office:value="48" calcext:value-type="float">
            <text:p>48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3" calcext:value-type="float">
            <text:p>0,3</text:p>
          </table:table-cell>
          <table:table-cell table:formula="of:=SQRT([.B412]^2+[.C412]^2)" office:value-type="float" office:value="1.0282353816126" calcext:value-type="float">
            <text:p>1,0282353816126</text:p>
          </table:table-cell>
          <table:table-cell table:formula="of:=ATAN([.C412]/[.B412])/3.14*180" office:value-type="float" office:value="-88.8190403402873" calcext:value-type="float">
            <text:p>-88,81904034028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838" calcext:value-type="float">
            <text:p>0,838</text:p>
          </table:table-cell>
          <table:table-cell office:value-type="float" office:value="0.597" calcext:value-type="float">
            <text:p>0,597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3" calcext:value-type="float">
            <text:p>0,3</text:p>
          </table:table-cell>
          <table:table-cell table:formula="of:=SQRT([.B413]^2+[.C413]^2)" office:value-type="float" office:value="1.0289086451187" calcext:value-type="float">
            <text:p>1,0289086451187</text:p>
          </table:table-cell>
          <table:table-cell table:formula="of:=ATAN([.C413]/[.B413])/3.14*180" office:value-type="float" office:value="35.4844598903687" calcext:value-type="float">
            <text:p>35,484459890368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61" calcext:value-type="float">
            <text:p>0,961</text:p>
          </table:table-cell>
          <table:table-cell office:value-type="float" office:value="0.355" calcext:value-type="float">
            <text:p>0,355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2" calcext:value-type="float">
            <text:p>0,2</text:p>
          </table:table-cell>
          <table:table-cell table:formula="of:=SQRT([.B414]^2+[.C414]^2)" office:value-type="float" office:value="1.02447352332796" calcext:value-type="float">
            <text:p>1,02447352332796</text:p>
          </table:table-cell>
          <table:table-cell table:formula="of:=ATAN([.C414]/[.B414])/3.14*180" office:value-type="float" office:value="20.2848597169603" calcext:value-type="float">
            <text:p>20,284859716960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46" calcext:value-type="float">
            <text:p>0,246</text:p>
          </table:table-cell>
          <table:table-cell office:value-type="float" office:value="0.992" calcext:value-type="float">
            <text:p>0,992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2" calcext:value-type="float">
            <text:p>0,2</text:p>
          </table:table-cell>
          <table:table-cell table:formula="of:=SQRT([.B415]^2+[.C415]^2)" office:value-type="float" office:value="1.02204696565275" calcext:value-type="float">
            <text:p>1,02204696565275</text:p>
          </table:table-cell>
          <table:table-cell table:formula="of:=ATAN([.C415]/[.B415])/3.14*180" office:value-type="float" office:value="76.111113736403" calcext:value-type="float">
            <text:p>76,11111373640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78" calcext:value-type="float">
            <text:p>0,678</text:p>
          </table:table-cell>
          <table:table-cell office:value-type="float" office:value="0.761" calcext:value-type="float">
            <text:p>0,761</text:p>
          </table:table-cell>
          <table:table-cell office:value-type="float" office:value="48.5" calcext:value-type="float">
            <text:p>48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2" calcext:value-type="float">
            <text:p>0,2</text:p>
          </table:table-cell>
          <table:table-cell table:formula="of:=SQRT([.B416]^2+[.C416]^2)" office:value-type="float" office:value="1.01921783736353" calcext:value-type="float">
            <text:p>1,01921783736353</text:p>
          </table:table-cell>
          <table:table-cell table:formula="of:=ATAN([.C416]/[.B416])/3.14*180" office:value-type="float" office:value="48.3256015347003" calcext:value-type="float">
            <text:p>48,325601534700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008" calcext:value-type="float">
            <text:p>1,008</text:p>
          </table:table-cell>
          <table:table-cell office:value-type="float" office:value="0.133" calcext:value-type="float">
            <text:p>0,133</text:p>
          </table:table-cell>
          <table:table-cell office:value-type="float" office:value="47.5" calcext:value-type="float">
            <text:p>47,5</text:p>
          </table:table-cell>
          <table:table-cell office:value-type="float" office:value="-106" calcext:value-type="float">
            <text:p>-106</text:p>
          </table:table-cell>
          <table:table-cell office:value-type="float" office:value="0.2" calcext:value-type="float">
            <text:p>0,2</text:p>
          </table:table-cell>
          <table:table-cell table:formula="of:=SQRT([.B417]^2+[.C417]^2)" office:value-type="float" office:value="1.01673644569279" calcext:value-type="float">
            <text:p>1,01673644569279</text:p>
          </table:table-cell>
          <table:table-cell table:formula="of:=ATAN([.C417]/[.B417])/3.14*180" office:value-type="float" office:value="7.52025416463952" calcext:value-type="float">
            <text:p>7,520254164639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57" calcext:value-type="float">
            <text:p>0,457</text:p>
          </table:table-cell>
          <table:table-cell office:value-type="float" office:value="0.906" calcext:value-type="float">
            <text:p>0,906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1" calcext:value-type="float">
            <text:p>0,1</text:p>
          </table:table-cell>
          <table:table-cell table:formula="of:=SQRT([.B418]^2+[.C418]^2)" office:value-type="float" office:value="1.01473395528089" calcext:value-type="float">
            <text:p>1,01473395528089</text:p>
          </table:table-cell>
          <table:table-cell table:formula="of:=ATAN([.C418]/[.B418])/3.14*180" office:value-type="float" office:value="63.2650098795403" calcext:value-type="float">
            <text:p>63,26500987954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49" calcext:value-type="float">
            <text:p>0,49</text:p>
          </table:table-cell>
          <table:table-cell office:value-type="float" office:value="0.885" calcext:value-type="float">
            <text:p>0,885</text:p>
          </table:table-cell>
          <table:table-cell office:value-type="float" office:value="48" calcext:value-type="float">
            <text:p>48</text:p>
          </table:table-cell>
          <table:table-cell office:value-type="float" office:value="-105.5" calcext:value-type="float">
            <text:p>-105,5</text:p>
          </table:table-cell>
          <table:table-cell office:value-type="float" office:value="0.1" calcext:value-type="float">
            <text:p>0,1</text:p>
          </table:table-cell>
          <table:table-cell table:formula="of:=SQRT([.B419]^2+[.C419]^2)" office:value-type="float" office:value="1.01159527480114" calcext:value-type="float">
            <text:p>1,01159527480114</text:p>
          </table:table-cell>
          <table:table-cell table:formula="of:=ATAN([.C419]/[.B419])/3.14*180" office:value-type="float" office:value="61.0588692139658" calcext:value-type="float">
            <text:p>61,05886921396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.004" calcext:value-type="float">
            <text:p>-1,004</text:p>
          </table:table-cell>
          <table:table-cell office:value-type="float" office:value="0.092" calcext:value-type="float">
            <text:p>0,092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1" calcext:value-type="float">
            <text:p>0,1</text:p>
          </table:table-cell>
          <table:table-cell table:formula="of:=SQRT([.B420]^2+[.C420]^2)" office:value-type="float" office:value="1.00820632808964" calcext:value-type="float">
            <text:p>1,00820632808964</text:p>
          </table:table-cell>
          <table:table-cell table:formula="of:=ATAN([.C420]/[.B420])/3.14*180" office:value-type="float" office:value="-5.23824522889066" calcext:value-type="float">
            <text:p>-5,238245228890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39" calcext:value-type="float">
            <text:p>0,639</text:p>
          </table:table-cell>
          <table:table-cell office:value-type="float" office:value="0.776" calcext:value-type="float">
            <text:p>0,776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1" calcext:value-type="float">
            <text:p>0,1</text:p>
          </table:table-cell>
          <table:table-cell table:formula="of:=SQRT([.B421]^2+[.C421]^2)" office:value-type="float" office:value="1.00523479844263" calcext:value-type="float">
            <text:p>1,00523479844263</text:p>
          </table:table-cell>
          <table:table-cell table:formula="of:=ATAN([.C421]/[.B421])/3.14*180" office:value-type="float" office:value="50.5557578854117" calcext:value-type="float">
            <text:p>50,55575788541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81" calcext:value-type="float">
            <text:p>0,281</text:p>
          </table:table-cell>
          <table:table-cell office:value-type="float" office:value="0.963" calcext:value-type="float">
            <text:p>0,963</text:p>
          </table:table-cell>
          <table:table-cell office:value-type="float" office:value="48" calcext:value-type="float">
            <text:p>48</text:p>
          </table:table-cell>
          <table:table-cell office:value-type="float" office:value="-105.5" calcext:value-type="float">
            <text:p>-105,5</text:p>
          </table:table-cell>
          <table:table-cell office:value-type="float" office:value="0" calcext:value-type="float">
            <text:p>0</text:p>
          </table:table-cell>
          <table:table-cell table:formula="of:=SQRT([.B422]^2+[.C422]^2)" office:value-type="float" office:value="1.00316000717732" calcext:value-type="float">
            <text:p>1,00316000717732</text:p>
          </table:table-cell>
          <table:table-cell table:formula="of:=ATAN([.C422]/[.B422])/3.14*180" office:value-type="float" office:value="73.7703398747374" calcext:value-type="float">
            <text:p>73,770339874737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951" calcext:value-type="float">
            <text:p>0,951</text:p>
          </table:table-cell>
          <table:table-cell office:value-type="float" office:value="0.308" calcext:value-type="float">
            <text:p>0,308</text:p>
          </table:table-cell>
          <table:table-cell office:value-type="float" office:value="47.5" calcext:value-type="float">
            <text:p>47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" calcext:value-type="float">
            <text:p>0</text:p>
          </table:table-cell>
          <table:table-cell table:formula="of:=SQRT([.B423]^2+[.C423]^2)" office:value-type="float" office:value="0.999632432447047" calcext:value-type="float">
            <text:p>0,999632432447047</text:p>
          </table:table-cell>
          <table:table-cell table:formula="of:=ATAN([.C423]/[.B423])/3.14*180" office:value-type="float" office:value="17.9546653007208" calcext:value-type="float">
            <text:p>17,95466530072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788" calcext:value-type="float">
            <text:p>0,788</text:p>
          </table:table-cell>
          <table:table-cell office:value-type="float" office:value="0.61" calcext:value-type="float">
            <text:p>0,61</text:p>
          </table:table-cell>
          <table:table-cell office:value-type="float" office:value="48" calcext:value-type="float">
            <text:p>48</text:p>
          </table:table-cell>
          <table:table-cell office:value-type="float" office:value="-105.5" calcext:value-type="float">
            <text:p>-105,5</text:p>
          </table:table-cell>
          <table:table-cell office:value-type="float" office:value="0" calcext:value-type="float">
            <text:p>0</text:p>
          </table:table-cell>
          <table:table-cell table:formula="of:=SQRT([.B424]^2+[.C424]^2)" office:value-type="float" office:value="0.996515930630314" calcext:value-type="float">
            <text:p>0,996515930630314</text:p>
          </table:table-cell>
          <table:table-cell table:formula="of:=ATAN([.C424]/[.B424])/3.14*180" office:value-type="float" office:value="37.7630164963643" calcext:value-type="float">
            <text:p>37,763016496364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61" calcext:value-type="float">
            <text:p>0,061</text:p>
          </table:table-cell>
          <table:table-cell office:value-type="float" office:value="0.992" calcext:value-type="float">
            <text:p>0,992</text:p>
          </table:table-cell>
          <table:table-cell office:value-type="float" office:value="48" calcext:value-type="float">
            <text:p>48</text:p>
          </table:table-cell>
          <table:table-cell office:value-type="float" office:value="-106.5" calcext:value-type="float">
            <text:p>-106,5</text:p>
          </table:table-cell>
          <table:table-cell office:value-type="float" office:value="0" calcext:value-type="float">
            <text:p>0</text:p>
          </table:table-cell>
          <table:table-cell table:formula="of:=SQRT([.B425]^2+[.C425]^2)" office:value-type="float" office:value="0.993873734435114" calcext:value-type="float">
            <text:p>0,993873734435114</text:p>
          </table:table-cell>
          <table:table-cell table:formula="of:=ATAN([.C425]/[.B425])/3.14*180" office:value-type="float" office:value="86.5250668416082" calcext:value-type="float">
            <text:p>86,525066841608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851" calcext:value-type="float">
            <text:p>0,851</text:p>
          </table:table-cell>
          <table:table-cell office:value-type="float" office:value="0.506" calcext:value-type="float">
            <text:p>0,506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1" calcext:value-type="float">
            <text:p>0,1</text:p>
          </table:table-cell>
          <table:table-cell table:formula="of:=SQRT([.B426]^2+[.C426]^2)" office:value-type="float" office:value="0.990069189501421" calcext:value-type="float">
            <text:p>0,990069189501421</text:p>
          </table:table-cell>
          <table:table-cell table:formula="of:=ATAN([.C426]/[.B426])/3.14*180" office:value-type="float" office:value="30.7510771875324" calcext:value-type="float">
            <text:p>30,75107718753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894" calcext:value-type="float">
            <text:p>0,894</text:p>
          </table:table-cell>
          <table:table-cell office:value-type="float" office:value="0.417" calcext:value-type="float">
            <text:p>0,417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1" calcext:value-type="float">
            <text:p>0,1</text:p>
          </table:table-cell>
          <table:table-cell table:formula="of:=SQRT([.B427]^2+[.C427]^2)" office:value-type="float" office:value="0.986470982847443" calcext:value-type="float">
            <text:p>0,986470982847443</text:p>
          </table:table-cell>
          <table:table-cell table:formula="of:=ATAN([.C427]/[.B427])/3.14*180" office:value-type="float" office:value="25.0190505632633" calcext:value-type="float">
            <text:p>25,019050563263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57" calcext:value-type="float">
            <text:p>0,157</text:p>
          </table:table-cell>
          <table:table-cell office:value-type="float" office:value="0.971" calcext:value-type="float">
            <text:p>0,971</text:p>
          </table:table-cell>
          <table:table-cell office:value-type="float" office:value="47" calcext:value-type="float">
            <text:p>47</text:p>
          </table:table-cell>
          <table:table-cell office:value-type="float" office:value="-106" calcext:value-type="float">
            <text:p>-106</text:p>
          </table:table-cell>
          <table:table-cell office:value-type="float" office:value="0.1" calcext:value-type="float">
            <text:p>0,1</text:p>
          </table:table-cell>
          <table:table-cell table:formula="of:=SQRT([.B428]^2+[.C428]^2)" office:value-type="float" office:value="0.983610695346487" calcext:value-type="float">
            <text:p>0,983610695346487</text:p>
          </table:table-cell>
          <table:table-cell table:formula="of:=ATAN([.C428]/[.B428])/3.14*180" office:value-type="float" office:value="80.8563828216309" calcext:value-type="float">
            <text:p>80,856382821630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71" calcext:value-type="float">
            <text:p>0,71</text:p>
          </table:table-cell>
          <table:table-cell office:value-type="float" office:value="0.674" calcext:value-type="float">
            <text:p>0,674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2" calcext:value-type="float">
            <text:p>0,2</text:p>
          </table:table-cell>
          <table:table-cell table:formula="of:=SQRT([.B429]^2+[.C429]^2)" office:value-type="float" office:value="0.978966802297197" calcext:value-type="float">
            <text:p>0,978966802297197</text:p>
          </table:table-cell>
          <table:table-cell table:formula="of:=ATAN([.C429]/[.B429])/3.14*180" office:value-type="float" office:value="43.5320522374337" calcext:value-type="float">
            <text:p>43,532052237433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953" calcext:value-type="float">
            <text:p>0,953</text:p>
          </table:table-cell>
          <table:table-cell office:value-type="float" office:value="0.207" calcext:value-type="float">
            <text:p>0,207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0.2" calcext:value-type="float">
            <text:p>0,2</text:p>
          </table:table-cell>
          <table:table-cell table:formula="of:=SQRT([.B430]^2+[.C430]^2)" office:value-type="float" office:value="0.975222026002284" calcext:value-type="float">
            <text:p>0,975222026002284</text:p>
          </table:table-cell>
          <table:table-cell table:formula="of:=ATAN([.C430]/[.B430])/3.14*180" office:value-type="float" office:value="12.2610050827437" calcext:value-type="float">
            <text:p>12,261005082743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64" calcext:value-type="float">
            <text:p>0,364</text:p>
          </table:table-cell>
          <table:table-cell office:value-type="float" office:value="0.9" calcext:value-type="float">
            <text:p>0,9</text:p>
          </table:table-cell>
          <table:table-cell office:value-type="float" office:value="48" calcext:value-type="float">
            <text:p>48</text:p>
          </table:table-cell>
          <table:table-cell office:value-type="float" office:value="-105.5" calcext:value-type="float">
            <text:p>-105,5</text:p>
          </table:table-cell>
          <table:table-cell office:value-type="float" office:value="0.2" calcext:value-type="float">
            <text:p>0,2</text:p>
          </table:table-cell>
          <table:table-cell table:formula="of:=SQRT([.B431]^2+[.C431]^2)" office:value-type="float" office:value="0.970822331840384" calcext:value-type="float">
            <text:p>0,970822331840384</text:p>
          </table:table-cell>
          <table:table-cell table:formula="of:=ATAN([.C431]/[.B431])/3.14*180" office:value-type="float" office:value="68.013883584407" calcext:value-type="float">
            <text:p>68,0138835844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37" calcext:value-type="float">
            <text:p>0,537</text:p>
          </table:table-cell>
          <table:table-cell office:value-type="float" office:value="0.805" calcext:value-type="float">
            <text:p>0,805</text:p>
          </table:table-cell>
          <table:table-cell office:value-type="float" office:value="48" calcext:value-type="float">
            <text:p>48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3" calcext:value-type="float">
            <text:p>0,3</text:p>
          </table:table-cell>
          <table:table-cell table:formula="of:=SQRT([.B432]^2+[.C432]^2)" office:value-type="float" office:value="0.967674532061271" calcext:value-type="float">
            <text:p>0,967674532061271</text:p>
          </table:table-cell>
          <table:table-cell table:formula="of:=ATAN([.C432]/[.B432])/3.14*180" office:value-type="float" office:value="56.3220635261976" calcext:value-type="float">
            <text:p>56,32206352619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963" calcext:value-type="float">
            <text:p>0,963</text:p>
          </table:table-cell>
          <table:table-cell office:value-type="float" office:value="0.007" calcext:value-type="float">
            <text:p>0,007</text:p>
          </table:table-cell>
          <table:table-cell office:value-type="float" office:value="47" calcext:value-type="float">
            <text:p>47</text:p>
          </table:table-cell>
          <table:table-cell office:value-type="float" office:value="-105" calcext:value-type="float">
            <text:p>-105</text:p>
          </table:table-cell>
          <table:table-cell office:value-type="float" office:value="0.3" calcext:value-type="float">
            <text:p>0,3</text:p>
          </table:table-cell>
          <table:table-cell table:formula="of:=SQRT([.B433]^2+[.C433]^2)" office:value-type="float" office:value="0.963025440993123" calcext:value-type="float">
            <text:p>0,963025440993123</text:p>
          </table:table-cell>
          <table:table-cell table:formula="of:=ATAN([.C433]/[.B433])/3.14*180" office:value-type="float" office:value="0.416684130963449" calcext:value-type="float">
            <text:p>0,41668413096344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546" calcext:value-type="float">
            <text:p>0,546</text:p>
          </table:table-cell>
          <table:table-cell office:value-type="float" office:value="0.788" calcext:value-type="float">
            <text:p>0,788</text:p>
          </table:table-cell>
          <table:table-cell office:value-type="float" office:value="47.5" calcext:value-type="float">
            <text:p>47,5</text:p>
          </table:table-cell>
          <table:table-cell office:value-type="float" office:value="-106" calcext:value-type="float">
            <text:p>-106</text:p>
          </table:table-cell>
          <table:table-cell office:value-type="float" office:value="0.3" calcext:value-type="float">
            <text:p>0,3</text:p>
          </table:table-cell>
          <table:table-cell table:formula="of:=SQRT([.B434]^2+[.C434]^2)" office:value-type="float" office:value="0.958676170560216" calcext:value-type="float">
            <text:p>0,958676170560216</text:p>
          </table:table-cell>
          <table:table-cell table:formula="of:=ATAN([.C434]/[.B434])/3.14*180" office:value-type="float" office:value="55.3102069658268" calcext:value-type="float">
            <text:p>55,31020696582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43" calcext:value-type="float">
            <text:p>0,343</text:p>
          </table:table-cell>
          <table:table-cell office:value-type="float" office:value="0.891" calcext:value-type="float">
            <text:p>0,891</text:p>
          </table:table-cell>
          <table:table-cell office:value-type="float" office:value="48" calcext:value-type="float">
            <text:p>48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4" calcext:value-type="float">
            <text:p>0,4</text:p>
          </table:table-cell>
          <table:table-cell table:formula="of:=SQRT([.B435]^2+[.C435]^2)" office:value-type="float" office:value="0.954740802521815" calcext:value-type="float">
            <text:p>0,954740802521815</text:p>
          </table:table-cell>
          <table:table-cell table:formula="of:=ATAN([.C435]/[.B435])/3.14*180" office:value-type="float" office:value="68.9802246042077" calcext:value-type="float">
            <text:p>68,980224604207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26" calcext:value-type="float">
            <text:p>0,926</text:p>
          </table:table-cell>
          <table:table-cell office:value-type="float" office:value="0.216" calcext:value-type="float">
            <text:p>0,216</text:p>
          </table:table-cell>
          <table:table-cell office:value-type="float" office:value="48" calcext:value-type="float">
            <text:p>48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4" calcext:value-type="float">
            <text:p>0,4</text:p>
          </table:table-cell>
          <table:table-cell table:formula="of:=SQRT([.B436]^2+[.C436]^2)" office:value-type="float" office:value="0.950858559408286" calcext:value-type="float">
            <text:p>0,950858559408286</text:p>
          </table:table-cell>
          <table:table-cell table:formula="of:=ATAN([.C436]/[.B436])/3.14*180" office:value-type="float" office:value="13.1367700461193" calcext:value-type="float">
            <text:p>13,136770046119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98" calcext:value-type="float">
            <text:p>0,698</text:p>
          </table:table-cell>
          <table:table-cell office:value-type="float" office:value="0.641" calcext:value-type="float">
            <text:p>0,641</text:p>
          </table:table-cell>
          <table:table-cell office:value-type="float" office:value="47.5" calcext:value-type="float">
            <text:p>47,5</text:p>
          </table:table-cell>
          <table:table-cell office:value-type="float" office:value="-106" calcext:value-type="float">
            <text:p>-106</text:p>
          </table:table-cell>
          <table:table-cell office:value-type="float" office:value="0.5" calcext:value-type="float">
            <text:p>0,5</text:p>
          </table:table-cell>
          <table:table-cell table:formula="of:=SQRT([.B437]^2+[.C437]^2)" office:value-type="float" office:value="0.947673466970559" calcext:value-type="float">
            <text:p>0,947673466970559</text:p>
          </table:table-cell>
          <table:table-cell table:formula="of:=ATAN([.C437]/[.B437])/3.14*180" office:value-type="float" office:value="42.5840312633927" calcext:value-type="float">
            <text:p>42,58403126339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34" calcext:value-type="float">
            <text:p>0,134</text:p>
          </table:table-cell>
          <table:table-cell office:value-type="float" office:value="0.933" calcext:value-type="float">
            <text:p>0,933</text:p>
          </table:table-cell>
          <table:table-cell office:value-type="float" office:value="47.5" calcext:value-type="float">
            <text:p>47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5" calcext:value-type="float">
            <text:p>0,5</text:p>
          </table:table-cell>
          <table:table-cell table:formula="of:=SQRT([.B438]^2+[.C438]^2)" office:value-type="float" office:value="0.942573604552981" calcext:value-type="float">
            <text:p>0,942573604552981</text:p>
          </table:table-cell>
          <table:table-cell table:formula="of:=ATAN([.C438]/[.B438])/3.14*180" office:value-type="float" office:value="81.8684188730012" calcext:value-type="float">
            <text:p>81,86841887300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843" calcext:value-type="float">
            <text:p>0,843</text:p>
          </table:table-cell>
          <table:table-cell office:value-type="float" office:value="0.409" calcext:value-type="float">
            <text:p>0,409</text:p>
          </table:table-cell>
          <table:table-cell office:value-type="float" office:value="48" calcext:value-type="float">
            <text:p>48</text:p>
          </table:table-cell>
          <table:table-cell office:value-type="float" office:value="-105.5" calcext:value-type="float">
            <text:p>-105,5</text:p>
          </table:table-cell>
          <table:table-cell office:value-type="float" office:value="0.6" calcext:value-type="float">
            <text:p>0,6</text:p>
          </table:table-cell>
          <table:table-cell table:formula="of:=SQRT([.B439]^2+[.C439]^2)" office:value-type="float" office:value="0.936979188669631" calcext:value-type="float">
            <text:p>0,936979188669631</text:p>
          </table:table-cell>
          <table:table-cell table:formula="of:=ATAN([.C439]/[.B439])/3.14*180" office:value-type="float" office:value="25.8944905122792" calcext:value-type="float">
            <text:p>25,894490512279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809" calcext:value-type="float">
            <text:p>0,809</text:p>
          </table:table-cell>
          <table:table-cell office:value-type="float" office:value="0.463" calcext:value-type="float">
            <text:p>0,463</text:p>
          </table:table-cell>
          <table:table-cell office:value-type="float" office:value="47.5" calcext:value-type="float">
            <text:p>47,5</text:p>
          </table:table-cell>
          <table:table-cell office:value-type="float" office:value="-106" calcext:value-type="float">
            <text:p>-106</text:p>
          </table:table-cell>
          <table:table-cell office:value-type="float" office:value="0.6" calcext:value-type="float">
            <text:p>0,6</text:p>
          </table:table-cell>
          <table:table-cell table:formula="of:=SQRT([.B440]^2+[.C440]^2)" office:value-type="float" office:value="0.932121236749813" calcext:value-type="float">
            <text:p>0,932121236749813</text:p>
          </table:table-cell>
          <table:table-cell table:formula="of:=ATAN([.C440]/[.B440])/3.14*180" office:value-type="float" office:value="29.798108606925" calcext:value-type="float">
            <text:p>29,7981086069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71" calcext:value-type="float">
            <text:p>0,071</text:p>
          </table:table-cell>
          <table:table-cell office:value-type="float" office:value="0.924" calcext:value-type="float">
            <text:p>0,924</text:p>
          </table:table-cell>
          <table:table-cell office:value-type="float" office:value="47" calcext:value-type="float">
            <text:p>47</text:p>
          </table:table-cell>
          <table:table-cell office:value-type="float" office:value="-106" calcext:value-type="float">
            <text:p>-106</text:p>
          </table:table-cell>
          <table:table-cell office:value-type="float" office:value="0.6" calcext:value-type="float">
            <text:p>0,6</text:p>
          </table:table-cell>
          <table:table-cell table:formula="of:=SQRT([.B441]^2+[.C441]^2)" office:value-type="float" office:value="0.926723799198014" calcext:value-type="float">
            <text:p>0,926723799198014</text:p>
          </table:table-cell>
          <table:table-cell table:formula="of:=ATAN([.C441]/[.B441])/3.14*180" office:value-type="float" office:value="85.6494571201153" calcext:value-type="float">
            <text:p>85,649457120115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721" calcext:value-type="float">
            <text:p>0,721</text:p>
          </table:table-cell>
          <table:table-cell office:value-type="float" office:value="0.576" calcext:value-type="float">
            <text:p>0,576</text:p>
          </table:table-cell>
          <table:table-cell office:value-type="float" office:value="47.5" calcext:value-type="float">
            <text:p>47,5</text:p>
          </table:table-cell>
          <table:table-cell office:value-type="float" office:value="-106" calcext:value-type="float">
            <text:p>-106</text:p>
          </table:table-cell>
          <table:table-cell office:value-type="float" office:value="0.7" calcext:value-type="float">
            <text:p>0,7</text:p>
          </table:table-cell>
          <table:table-cell table:formula="of:=SQRT([.B442]^2+[.C442]^2)" office:value-type="float" office:value="0.922830970438249" calcext:value-type="float">
            <text:p>0,922830970438249</text:p>
          </table:table-cell>
          <table:table-cell table:formula="of:=ATAN([.C442]/[.B442])/3.14*180" office:value-type="float" office:value="38.6406119714714" calcext:value-type="float">
            <text:p>38,640611971471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877" calcext:value-type="float">
            <text:p>0,877</text:p>
          </table:table-cell>
          <table:table-cell office:value-type="float" office:value="0.269" calcext:value-type="float">
            <text:p>0,269</text:p>
          </table:table-cell>
          <table:table-cell office:value-type="float" office:value="47" calcext:value-type="float">
            <text:p>47</text:p>
          </table:table-cell>
          <table:table-cell office:value-type="float" office:value="-105.5" calcext:value-type="float">
            <text:p>-105,5</text:p>
          </table:table-cell>
          <table:table-cell office:value-type="float" office:value="0.7" calcext:value-type="float">
            <text:p>0,7</text:p>
          </table:table-cell>
          <table:table-cell table:formula="of:=SQRT([.B443]^2+[.C443]^2)" office:value-type="float" office:value="0.917327640486211" calcext:value-type="float">
            <text:p>0,917327640486211</text:p>
          </table:table-cell>
          <table:table-cell table:formula="of:=ATAN([.C443]/[.B443])/3.14*180" office:value-type="float" office:value="17.0608648832355" calcext:value-type="float">
            <text:p>17,060864883235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268" calcext:value-type="float">
            <text:p>0,268</text:p>
          </table:table-cell>
          <table:table-cell office:value-type="float" office:value="0.873" calcext:value-type="float">
            <text:p>0,873</text:p>
          </table:table-cell>
          <table:table-cell office:value-type="float" office:value="47.5" calcext:value-type="float">
            <text:p>47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0.8" calcext:value-type="float">
            <text:p>0,8</text:p>
          </table:table-cell>
          <table:table-cell table:formula="of:=SQRT([.B444]^2+[.C444]^2)" office:value-type="float" office:value="0.913210271514726" calcext:value-type="float">
            <text:p>0,913210271514726</text:p>
          </table:table-cell>
          <table:table-cell table:formula="of:=ATAN([.C444]/[.B444])/3.14*180" office:value-type="float" office:value="72.9711668204358" calcext:value-type="float">
            <text:p>72,97116682043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66" calcext:value-type="float">
            <text:p>0,566</text:p>
          </table:table-cell>
          <table:table-cell office:value-type="float" office:value="0.71" calcext:value-type="float">
            <text:p>0,71</text:p>
          </table:table-cell>
          <table:table-cell office:value-type="float" office:value="47.5" calcext:value-type="float">
            <text:p>47,5</text:p>
          </table:table-cell>
          <table:table-cell office:value-type="float" office:value="-107" calcext:value-type="float">
            <text:p>-107</text:p>
          </table:table-cell>
          <table:table-cell office:value-type="float" office:value="0.8" calcext:value-type="float">
            <text:p>0,8</text:p>
          </table:table-cell>
          <table:table-cell table:formula="of:=SQRT([.B445]^2+[.C445]^2)" office:value-type="float" office:value="0.90799559470297" calcext:value-type="float">
            <text:p>0,90799559470297</text:p>
          </table:table-cell>
          <table:table-cell table:formula="of:=ATAN([.C445]/[.B445])/3.14*180" office:value-type="float" office:value="51.464830076676" calcext:value-type="float">
            <text:p>51,46483007667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899" calcext:value-type="float">
            <text:p>0,899</text:p>
          </table:table-cell>
          <table:table-cell office:value-type="float" office:value="0.068" calcext:value-type="float">
            <text:p>0,068</text:p>
          </table:table-cell>
          <table:table-cell office:value-type="float" office:value="47.5" calcext:value-type="float">
            <text:p>47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0.9" calcext:value-type="float">
            <text:p>0,9</text:p>
          </table:table-cell>
          <table:table-cell table:formula="of:=SQRT([.B446]^2+[.C446]^2)" office:value-type="float" office:value="0.901568078405619" calcext:value-type="float">
            <text:p>0,901568078405619</text:p>
          </table:table-cell>
          <table:table-cell table:formula="of:=ATAN([.C446]/[.B446])/3.14*180" office:value-type="float" office:value="4.32778696159112" calcext:value-type="float">
            <text:p>4,327786961591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47" calcext:value-type="float">
            <text:p>0,447</text:p>
          </table:table-cell>
          <table:table-cell office:value-type="float" office:value="0.777" calcext:value-type="float">
            <text:p>0,777</text:p>
          </table:table-cell>
          <table:table-cell office:value-type="float" office:value="47.5" calcext:value-type="float">
            <text:p>47,5</text:p>
          </table:table-cell>
          <table:table-cell office:value-type="float" office:value="-106" calcext:value-type="float">
            <text:p>-106</text:p>
          </table:table-cell>
          <table:table-cell office:value-type="float" office:value="0.9" calcext:value-type="float">
            <text:p>0,9</text:p>
          </table:table-cell>
          <table:table-cell table:formula="of:=SQRT([.B447]^2+[.C447]^2)" office:value-type="float" office:value="0.896402811240572" calcext:value-type="float">
            <text:p>0,896402811240572</text:p>
          </table:table-cell>
          <table:table-cell table:formula="of:=ATAN([.C447]/[.B447])/3.14*180" office:value-type="float" office:value="60.1191086387139" calcext:value-type="float">
            <text:p>60,11910863871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88" calcext:value-type="float">
            <text:p>0,388</text:p>
          </table:table-cell>
          <table:table-cell office:value-type="float" office:value="0.802" calcext:value-type="float">
            <text:p>0,802</text:p>
          </table:table-cell>
          <table:table-cell office:value-type="float" office:value="47.5" calcext:value-type="float">
            <text:p>47,5</text:p>
          </table:table-cell>
          <table:table-cell office:value-type="float" office:value="-106" calcext:value-type="float">
            <text:p>-106</text:p>
          </table:table-cell>
          <table:table-cell office:value-type="float" office:value="-1" calcext:value-type="float">
            <text:p>-1</text:p>
          </table:table-cell>
          <table:table-cell table:formula="of:=SQRT([.B448]^2+[.C448]^2)" office:value-type="float" office:value="0.8909253616325" calcext:value-type="float">
            <text:p>0,8909253616325</text:p>
          </table:table-cell>
          <table:table-cell table:formula="of:=ATAN([.C448]/[.B448])/3.14*180" office:value-type="float" office:value="64.2152972587113" calcext:value-type="float">
            <text:p>64,21529725871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877" calcext:value-type="float">
            <text:p>0,877</text:p>
          </table:table-cell>
          <table:table-cell office:value-type="float" office:value="0.128" calcext:value-type="float">
            <text:p>0,128</text:p>
          </table:table-cell>
          <table:table-cell office:value-type="float" office:value="47" calcext:value-type="float">
            <text:p>47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" calcext:value-type="float">
            <text:p>-1</text:p>
          </table:table-cell>
          <table:table-cell table:formula="of:=SQRT([.B449]^2+[.C449]^2)" office:value-type="float" office:value="0.886291712699605" calcext:value-type="float">
            <text:p>0,886291712699605</text:p>
          </table:table-cell>
          <table:table-cell table:formula="of:=ATAN([.C449]/[.B449])/3.14*180" office:value-type="float" office:value="8.30802032171788" calcext:value-type="float">
            <text:p>8,3080203217178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595" calcext:value-type="float">
            <text:p>0,595</text:p>
          </table:table-cell>
          <table:table-cell office:value-type="float" office:value="0.648" calcext:value-type="float">
            <text:p>0,648</text:p>
          </table:table-cell>
          <table:table-cell office:value-type="float" office:value="47" calcext:value-type="float">
            <text:p>47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.1" calcext:value-type="float">
            <text:p>-1,1</text:p>
          </table:table-cell>
          <table:table-cell table:formula="of:=SQRT([.B450]^2+[.C450]^2)" office:value-type="float" office:value="0.879732345659747" calcext:value-type="float">
            <text:p>0,879732345659747</text:p>
          </table:table-cell>
          <table:table-cell table:formula="of:=ATAN([.C450]/[.B450])/3.14*180" office:value-type="float" office:value="47.4656061022717" calcext:value-type="float">
            <text:p>47,46560610227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99" calcext:value-type="float">
            <text:p>0,199</text:p>
          </table:table-cell>
          <table:table-cell office:value-type="float" office:value="0.852" calcext:value-type="float">
            <text:p>0,852</text:p>
          </table:table-cell>
          <table:table-cell office:value-type="float" office:value="47" calcext:value-type="float">
            <text:p>47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.1" calcext:value-type="float">
            <text:p>-1,1</text:p>
          </table:table-cell>
          <table:table-cell table:formula="of:=SQRT([.B451]^2+[.C451]^2)" office:value-type="float" office:value="0.874931425884337" calcext:value-type="float">
            <text:p>0,874931425884337</text:p>
          </table:table-cell>
          <table:table-cell table:formula="of:=ATAN([.C451]/[.B451])/3.14*180" office:value-type="float" office:value="76.8922041665083" calcext:value-type="float">
            <text:p>76,89220416650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811" calcext:value-type="float">
            <text:p>0,811</text:p>
          </table:table-cell>
          <table:table-cell office:value-type="float" office:value="0.313" calcext:value-type="float">
            <text:p>0,313</text:p>
          </table:table-cell>
          <table:table-cell office:value-type="float" office:value="47" calcext:value-type="float">
            <text:p>47</text:p>
          </table:table-cell>
          <table:table-cell office:value-type="float" office:value="-106" calcext:value-type="float">
            <text:p>-106</text:p>
          </table:table-cell>
          <table:table-cell office:value-type="float" office:value="-1.2" calcext:value-type="float">
            <text:p>-1,2</text:p>
          </table:table-cell>
          <table:table-cell table:formula="of:=SQRT([.B452]^2+[.C452]^2)" office:value-type="float" office:value="0.869304319556736" calcext:value-type="float">
            <text:p>0,869304319556736</text:p>
          </table:table-cell>
          <table:table-cell table:formula="of:=ATAN([.C452]/[.B452])/3.14*180" office:value-type="float" office:value="21.1144639658612" calcext:value-type="float">
            <text:p>21,11446396586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09" calcext:value-type="float">
            <text:p>0,709</text:p>
          </table:table-cell>
          <table:table-cell office:value-type="float" office:value="0.492" calcext:value-type="float">
            <text:p>0,492</text:p>
          </table:table-cell>
          <table:table-cell office:value-type="float" office:value="46.5" calcext:value-type="float">
            <text:p>46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.3" calcext:value-type="float">
            <text:p>-1,3</text:p>
          </table:table-cell>
          <table:table-cell table:formula="of:=SQRT([.B453]^2+[.C453]^2)" office:value-type="float" office:value="0.862986094905358" calcext:value-type="float">
            <text:p>0,862986094905358</text:p>
          </table:table-cell>
          <table:table-cell table:formula="of:=ATAN([.C453]/[.B453])/3.14*180" office:value-type="float" office:value="34.7757688052726" calcext:value-type="float">
            <text:p>34,77576880527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5" calcext:value-type="float">
            <text:p>0,005</text:p>
          </table:table-cell>
          <table:table-cell office:value-type="float" office:value="0.857" calcext:value-type="float">
            <text:p>0,857</text:p>
          </table:table-cell>
          <table:table-cell office:value-type="float" office:value="47" calcext:value-type="float">
            <text:p>47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.3" calcext:value-type="float">
            <text:p>-1,3</text:p>
          </table:table-cell>
          <table:table-cell table:formula="of:=SQRT([.B454]^2+[.C454]^2)" office:value-type="float" office:value="0.857014585640174" calcext:value-type="float">
            <text:p>0,857014585640174</text:p>
          </table:table-cell>
          <table:table-cell table:formula="of:=ATAN([.C454]/[.B454])/3.14*180" office:value-type="float" office:value="89.7112024552056" calcext:value-type="float">
            <text:p>89,71120245520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07" calcext:value-type="float">
            <text:p>0,707</text:p>
          </table:table-cell>
          <table:table-cell office:value-type="float" office:value="0.473" calcext:value-type="float">
            <text:p>0,473</text:p>
          </table:table-cell>
          <table:table-cell office:value-type="float" office:value="46.5" calcext:value-type="float">
            <text:p>46,5</text:p>
          </table:table-cell>
          <table:table-cell office:value-type="float" office:value="-106" calcext:value-type="float">
            <text:p>-106</text:p>
          </table:table-cell>
          <table:table-cell office:value-type="float" office:value="-1.4" calcext:value-type="float">
            <text:p>-1,4</text:p>
          </table:table-cell>
          <table:table-cell table:formula="of:=SQRT([.B455]^2+[.C455]^2)" office:value-type="float" office:value="0.850633881290888" calcext:value-type="float">
            <text:p>0,850633881290888</text:p>
          </table:table-cell>
          <table:table-cell table:formula="of:=ATAN([.C455]/[.B455])/3.14*180" office:value-type="float" office:value="33.8006097908026" calcext:value-type="float">
            <text:p>33,800609790802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783" calcext:value-type="float">
            <text:p>0,783</text:p>
          </table:table-cell>
          <table:table-cell office:value-type="float" office:value="0.316" calcext:value-type="float">
            <text:p>0,316</text:p>
          </table:table-cell>
          <table:table-cell office:value-type="float" office:value="47" calcext:value-type="float">
            <text:p>47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.4" calcext:value-type="float">
            <text:p>-1,4</text:p>
          </table:table-cell>
          <table:table-cell table:formula="of:=SQRT([.B456]^2+[.C456]^2)" office:value-type="float" office:value="0.844360704912302" calcext:value-type="float">
            <text:p>0,844360704912302</text:p>
          </table:table-cell>
          <table:table-cell table:formula="of:=ATAN([.C456]/[.B456])/3.14*180" office:value-type="float" office:value="21.9889674194276" calcext:value-type="float">
            <text:p>21,988967419427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78" calcext:value-type="float">
            <text:p>0,178</text:p>
          </table:table-cell>
          <table:table-cell office:value-type="float" office:value="0.82" calcext:value-type="float">
            <text:p>0,82</text:p>
          </table:table-cell>
          <table:table-cell office:value-type="float" office:value="47.5" calcext:value-type="float">
            <text:p>47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.5" calcext:value-type="float">
            <text:p>-1,5</text:p>
          </table:table-cell>
          <table:table-cell table:formula="of:=SQRT([.B457]^2+[.C457]^2)" office:value-type="float" office:value="0.839097133828975" calcext:value-type="float">
            <text:p>0,839097133828975</text:p>
          </table:table-cell>
          <table:table-cell table:formula="of:=ATAN([.C457]/[.B457])/3.14*180" office:value-type="float" office:value="77.7920698484761" calcext:value-type="float">
            <text:p>77,792069848476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73" calcext:value-type="float">
            <text:p>0,573</text:p>
          </table:table-cell>
          <table:table-cell office:value-type="float" office:value="0.603" calcext:value-type="float">
            <text:p>0,603</text:p>
          </table:table-cell>
          <table:table-cell office:value-type="float" office:value="47" calcext:value-type="float">
            <text:p>47</text:p>
          </table:table-cell>
          <table:table-cell office:value-type="float" office:value="-106" calcext:value-type="float">
            <text:p>-106</text:p>
          </table:table-cell>
          <table:table-cell office:value-type="float" office:value="-1.6" calcext:value-type="float">
            <text:p>-1,6</text:p>
          </table:table-cell>
          <table:table-cell table:formula="of:=SQRT([.B458]^2+[.C458]^2)" office:value-type="float" office:value="0.831828107243318" calcext:value-type="float">
            <text:p>0,831828107243318</text:p>
          </table:table-cell>
          <table:table-cell table:formula="of:=ATAN([.C458]/[.B458])/3.14*180" office:value-type="float" office:value="46.484875941933" calcext:value-type="float">
            <text:p>46,4848759419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815" calcext:value-type="float">
            <text:p>0,815</text:p>
          </table:table-cell>
          <table:table-cell office:value-type="float" office:value="0.132" calcext:value-type="float">
            <text:p>0,132</text:p>
          </table:table-cell>
          <table:table-cell office:value-type="float" office:value="47" calcext:value-type="float">
            <text:p>47</text:p>
          </table:table-cell>
          <table:table-cell office:value-type="float" office:value="-106" calcext:value-type="float">
            <text:p>-106</text:p>
          </table:table-cell>
          <table:table-cell office:value-type="float" office:value="-1.6" calcext:value-type="float">
            <text:p>-1,6</text:p>
          </table:table-cell>
          <table:table-cell table:formula="of:=SQRT([.B459]^2+[.C459]^2)" office:value-type="float" office:value="0.825620372810652" calcext:value-type="float">
            <text:p>0,825620372810652</text:p>
          </table:table-cell>
          <table:table-cell table:formula="of:=ATAN([.C459]/[.B459])/3.14*180" office:value-type="float" office:value="9.20458437530159" calcext:value-type="float">
            <text:p>9,204584375301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46" calcext:value-type="float">
            <text:p>0,346</text:p>
          </table:table-cell>
          <table:table-cell office:value-type="float" office:value="0.742" calcext:value-type="float">
            <text:p>0,742</text:p>
          </table:table-cell>
          <table:table-cell office:value-type="float" office:value="46.5" calcext:value-type="float">
            <text:p>46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.7" calcext:value-type="float">
            <text:p>-1,7</text:p>
          </table:table-cell>
          <table:table-cell table:formula="of:=SQRT([.B460]^2+[.C460]^2)" office:value-type="float" office:value="0.818706296543516" calcext:value-type="float">
            <text:p>0,818706296543516</text:p>
          </table:table-cell>
          <table:table-cell table:formula="of:=ATAN([.C460]/[.B460])/3.14*180" office:value-type="float" office:value="65.0329868613355" calcext:value-type="float">
            <text:p>65,03298686133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415" calcext:value-type="float">
            <text:p>0,415</text:p>
          </table:table-cell>
          <table:table-cell office:value-type="float" office:value="0.698" calcext:value-type="float">
            <text:p>0,698</text:p>
          </table:table-cell>
          <table:table-cell office:value-type="float" office:value="47.5" calcext:value-type="float">
            <text:p>47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-1.8" calcext:value-type="float">
            <text:p>-1,8</text:p>
          </table:table-cell>
          <table:table-cell table:formula="of:=SQRT([.B461]^2+[.C461]^2)" office:value-type="float" office:value="0.812052338214724" calcext:value-type="float">
            <text:p>0,812052338214724</text:p>
          </table:table-cell>
          <table:table-cell table:formula="of:=ATAN([.C461]/[.B461])/3.14*180" office:value-type="float" office:value="59.2962120333807" calcext:value-type="float">
            <text:p>59,296212033380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804" calcext:value-type="float">
            <text:p>0,804</text:p>
          </table:table-cell>
          <table:table-cell office:value-type="float" office:value="0.049" calcext:value-type="float">
            <text:p>0,049</text:p>
          </table:table-cell>
          <table:table-cell office:value-type="float" office:value="47" calcext:value-type="float">
            <text:p>47</text:p>
          </table:table-cell>
          <table:table-cell office:value-type="float" office:value="-107" calcext:value-type="float">
            <text:p>-107</text:p>
          </table:table-cell>
          <table:table-cell office:value-type="float" office:value="-1.9" calcext:value-type="float">
            <text:p>-1,9</text:p>
          </table:table-cell>
          <table:table-cell table:formula="of:=SQRT([.B462]^2+[.C462]^2)" office:value-type="float" office:value="0.805491775252858" calcext:value-type="float">
            <text:p>0,805491775252858</text:p>
          </table:table-cell>
          <table:table-cell table:formula="of:=ATAN([.C462]/[.B462])/3.14*180" office:value-type="float" office:value="3.48936216711043" calcext:value-type="float">
            <text:p>3,489362167110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488" calcext:value-type="float">
            <text:p>0,488</text:p>
          </table:table-cell>
          <table:table-cell office:value-type="float" office:value="0.632" calcext:value-type="float">
            <text:p>0,632</text:p>
          </table:table-cell>
          <table:table-cell office:value-type="float" office:value="47" calcext:value-type="float">
            <text:p>47</text:p>
          </table:table-cell>
          <table:table-cell office:value-type="float" office:value="-107" calcext:value-type="float">
            <text:p>-107</text:p>
          </table:table-cell>
          <table:table-cell office:value-type="float" office:value="-1.9" calcext:value-type="float">
            <text:p>-1,9</text:p>
          </table:table-cell>
          <table:table-cell table:formula="of:=SQRT([.B463]^2+[.C463]^2)" office:value-type="float" office:value="0.798478553249867" calcext:value-type="float">
            <text:p>0,798478553249867</text:p>
          </table:table-cell>
          <table:table-cell table:formula="of:=ATAN([.C463]/[.B463])/3.14*180" office:value-type="float" office:value="52.3529473733569" calcext:value-type="float">
            <text:p>52,352947373356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45" calcext:value-type="float">
            <text:p>0,245</text:p>
          </table:table-cell>
          <table:table-cell office:value-type="float" office:value="0.753" calcext:value-type="float">
            <text:p>0,753</text:p>
          </table:table-cell>
          <table:table-cell office:value-type="float" office:value="47" calcext:value-type="float">
            <text:p>47</text:p>
          </table:table-cell>
          <table:table-cell office:value-type="float" office:value="-106.5" calcext:value-type="float">
            <text:p>-106,5</text:p>
          </table:table-cell>
          <table:table-cell office:value-type="float" office:value="-2" calcext:value-type="float">
            <text:p>-2</text:p>
          </table:table-cell>
          <table:table-cell table:formula="of:=SQRT([.B464]^2+[.C464]^2)" office:value-type="float" office:value="0.791854784666987" calcext:value-type="float">
            <text:p>0,791854784666987</text:p>
          </table:table-cell>
          <table:table-cell table:formula="of:=ATAN([.C464]/[.B464])/3.14*180" office:value-type="float" office:value="72.0134224385698" calcext:value-type="float">
            <text:p>72,01342243856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55" calcext:value-type="float">
            <text:p>0,755</text:p>
          </table:table-cell>
          <table:table-cell office:value-type="float" office:value="0.218" calcext:value-type="float">
            <text:p>0,218</text:p>
          </table:table-cell>
          <table:table-cell office:value-type="float" office:value="47" calcext:value-type="float">
            <text:p>47</text:p>
          </table:table-cell>
          <table:table-cell office:value-type="float" office:value="-106.5" calcext:value-type="float">
            <text:p>-106,5</text:p>
          </table:table-cell>
          <table:table-cell office:value-type="float" office:value="-2.1" calcext:value-type="float">
            <text:p>-2,1</text:p>
          </table:table-cell>
          <table:table-cell table:formula="of:=SQRT([.B465]^2+[.C465]^2)" office:value-type="float" office:value="0.785842859609986" calcext:value-type="float">
            <text:p>0,785842859609986</text:p>
          </table:table-cell>
          <table:table-cell table:formula="of:=ATAN([.C465]/[.B465])/3.14*180" office:value-type="float" office:value="16.1138043960053" calcext:value-type="float">
            <text:p>16,113804396005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" calcext:value-type="float">
            <text:p>0,6</text:p>
          </table:table-cell>
          <table:table-cell office:value-type="float" office:value="0.496" calcext:value-type="float">
            <text:p>0,496</text:p>
          </table:table-cell>
          <table:table-cell office:value-type="float" office:value="46.5" calcext:value-type="float">
            <text:p>46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-2.2" calcext:value-type="float">
            <text:p>-2,2</text:p>
          </table:table-cell>
          <table:table-cell table:formula="of:=SQRT([.B466]^2+[.C466]^2)" office:value-type="float" office:value="0.778470294873221" calcext:value-type="float">
            <text:p>0,778470294873221</text:p>
          </table:table-cell>
          <table:table-cell table:formula="of:=ATAN([.C466]/[.B466])/3.14*180" office:value-type="float" office:value="39.5994799649648" calcext:value-type="float">
            <text:p>39,599479964964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72" calcext:value-type="float">
            <text:p>0,072</text:p>
          </table:table-cell>
          <table:table-cell office:value-type="float" office:value="0.768" calcext:value-type="float">
            <text:p>0,768</text:p>
          </table:table-cell>
          <table:table-cell office:value-type="float" office:value="46.5" calcext:value-type="float">
            <text:p>46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-2.2" calcext:value-type="float">
            <text:p>-2,2</text:p>
          </table:table-cell>
          <table:table-cell table:formula="of:=SQRT([.B467]^2+[.C467]^2)" office:value-type="float" office:value="0.771367616639433" calcext:value-type="float">
            <text:p>0,771367616639433</text:p>
          </table:table-cell>
          <table:table-cell table:formula="of:=ATAN([.C467]/[.B467])/3.14*180" office:value-type="float" office:value="84.6871077116354" calcext:value-type="float">
            <text:p>84,687107711635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68" calcext:value-type="float">
            <text:p>0,668</text:p>
          </table:table-cell>
          <table:table-cell office:value-type="float" office:value="0.368" calcext:value-type="float">
            <text:p>0,368</text:p>
          </table:table-cell>
          <table:table-cell office:value-type="float" office:value="46.5" calcext:value-type="float">
            <text:p>46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-2.3" calcext:value-type="float">
            <text:p>-2,3</text:p>
          </table:table-cell>
          <table:table-cell table:formula="of:=SQRT([.B468]^2+[.C468]^2)" office:value-type="float" office:value="0.762658508114871" calcext:value-type="float">
            <text:p>0,762658508114871</text:p>
          </table:table-cell>
          <table:table-cell table:formula="of:=ATAN([.C468]/[.B468])/3.14*180" office:value-type="float" office:value="28.8649231941764" calcext:value-type="float">
            <text:p>28,86492319417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74" calcext:value-type="float">
            <text:p>0,674</text:p>
          </table:table-cell>
          <table:table-cell office:value-type="float" office:value="0.341" calcext:value-type="float">
            <text:p>0,341</text:p>
          </table:table-cell>
          <table:table-cell office:value-type="float" office:value="46.5" calcext:value-type="float">
            <text:p>46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-2.4" calcext:value-type="float">
            <text:p>-2,4</text:p>
          </table:table-cell>
          <table:table-cell table:formula="of:=SQRT([.B469]^2+[.C469]^2)" office:value-type="float" office:value="0.755352235715233" calcext:value-type="float">
            <text:p>0,755352235715233</text:p>
          </table:table-cell>
          <table:table-cell table:formula="of:=ATAN([.C469]/[.B469])/3.14*180" office:value-type="float" office:value="26.850044182459" calcext:value-type="float">
            <text:p>26,8500441824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95" calcext:value-type="float">
            <text:p>0,095</text:p>
          </table:table-cell>
          <table:table-cell office:value-type="float" office:value="0.742" calcext:value-type="float">
            <text:p>0,742</text:p>
          </table:table-cell>
          <table:table-cell office:value-type="float" office:value="46.5" calcext:value-type="float">
            <text:p>46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-2.5" calcext:value-type="float">
            <text:p>-2,5</text:p>
          </table:table-cell>
          <table:table-cell table:formula="of:=SQRT([.B470]^2+[.C470]^2)" office:value-type="float" office:value="0.748056816024024" calcext:value-type="float">
            <text:p>0,748056816024024</text:p>
          </table:table-cell>
          <table:table-cell table:formula="of:=ATAN([.C470]/[.B470])/3.14*180" office:value-type="float" office:value="82.745928999649" calcext:value-type="float">
            <text:p>82,7459289996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54" calcext:value-type="float">
            <text:p>0,554</text:p>
          </table:table-cell>
          <table:table-cell office:value-type="float" office:value="0.492" calcext:value-type="float">
            <text:p>0,492</text:p>
          </table:table-cell>
          <table:table-cell office:value-type="float" office:value="46.5" calcext:value-type="float">
            <text:p>46,5</text:p>
          </table:table-cell>
          <table:table-cell office:value-type="float" office:value="-107" calcext:value-type="float">
            <text:p>-107</text:p>
          </table:table-cell>
          <table:table-cell office:value-type="float" office:value="-2.6" calcext:value-type="float">
            <text:p>-2,6</text:p>
          </table:table-cell>
          <table:table-cell table:formula="of:=SQRT([.B471]^2+[.C471]^2)" office:value-type="float" office:value="0.740931845718619" calcext:value-type="float">
            <text:p>0,740931845718619</text:p>
          </table:table-cell>
          <table:table-cell table:formula="of:=ATAN([.C471]/[.B471])/3.14*180" office:value-type="float" office:value="41.6289560297334" calcext:value-type="float">
            <text:p>41,62895602973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712" calcext:value-type="float">
            <text:p>0,712</text:p>
          </table:table-cell>
          <table:table-cell office:value-type="float" office:value="0.179" calcext:value-type="float">
            <text:p>0,179</text:p>
          </table:table-cell>
          <table:table-cell office:value-type="float" office:value="46.5" calcext:value-type="float">
            <text:p>46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-2.7" calcext:value-type="float">
            <text:p>-2,7</text:p>
          </table:table-cell>
          <table:table-cell table:formula="of:=SQRT([.B472]^2+[.C472]^2)" office:value-type="float" office:value="0.734155977977432" calcext:value-type="float">
            <text:p>0,734155977977432</text:p>
          </table:table-cell>
          <table:table-cell table:formula="of:=ATAN([.C472]/[.B472])/3.14*180" office:value-type="float" office:value="14.1191141691038" calcext:value-type="float">
            <text:p>14,11911416910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249" calcext:value-type="float">
            <text:p>0,249</text:p>
          </table:table-cell>
          <table:table-cell office:value-type="float" office:value="0.682" calcext:value-type="float">
            <text:p>0,682</text:p>
          </table:table-cell>
          <table:table-cell office:value-type="float" office:value="47" calcext:value-type="float">
            <text:p>47</text:p>
          </table:table-cell>
          <table:table-cell office:value-type="float" office:value="-108" calcext:value-type="float">
            <text:p>-108</text:p>
          </table:table-cell>
          <table:table-cell office:value-type="float" office:value="-2.8" calcext:value-type="float">
            <text:p>-2,8</text:p>
          </table:table-cell>
          <table:table-cell table:formula="of:=SQRT([.B473]^2+[.C473]^2)" office:value-type="float" office:value="0.726033745772192" calcext:value-type="float">
            <text:p>0,726033745772192</text:p>
          </table:table-cell>
          <table:table-cell table:formula="of:=ATAN([.C473]/[.B473])/3.14*180" office:value-type="float" office:value="69.9782045570223" calcext:value-type="float">
            <text:p>69,97820455702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418" calcext:value-type="float">
            <text:p>0,418</text:p>
          </table:table-cell>
          <table:table-cell office:value-type="float" office:value="0.584" calcext:value-type="float">
            <text:p>0,584</text:p>
          </table:table-cell>
          <table:table-cell office:value-type="float" office:value="42.5" calcext:value-type="float">
            <text:p>42,5</text:p>
          </table:table-cell>
          <table:table-cell office:value-type="float" office:value="-108" calcext:value-type="float">
            <text:p>-108</text:p>
          </table:table-cell>
          <table:table-cell office:value-type="float" office:value="-2.9" calcext:value-type="float">
            <text:p>-2,9</text:p>
          </table:table-cell>
          <table:table-cell table:formula="of:=SQRT([.B474]^2+[.C474]^2)" office:value-type="float" office:value="0.718178250854201" calcext:value-type="float">
            <text:p>0,718178250854201</text:p>
          </table:table-cell>
          <table:table-cell table:formula="of:=ATAN([.C474]/[.B474])/3.14*180" office:value-type="float" office:value="54.4342731036684" calcext:value-type="float">
            <text:p>54,434273103668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711" calcext:value-type="float">
            <text:p>0,711</text:p>
          </table:table-cell>
          <table:table-cell office:value-type="float" office:value="0.018" calcext:value-type="float">
            <text:p>0,018</text:p>
          </table:table-cell>
          <table:table-cell office:value-type="float" office:value="42.5" calcext:value-type="float">
            <text:p>42,5</text:p>
          </table:table-cell>
          <table:table-cell office:value-type="float" office:value="-108" calcext:value-type="float">
            <text:p>-108</text:p>
          </table:table-cell>
          <table:table-cell office:value-type="float" office:value="-2.9" calcext:value-type="float">
            <text:p>-2,9</text:p>
          </table:table-cell>
          <table:table-cell table:formula="of:=SQRT([.B475]^2+[.C475]^2)" office:value-type="float" office:value="0.711227811604693" calcext:value-type="float">
            <text:p>0,711227811604693</text:p>
          </table:table-cell>
          <table:table-cell table:formula="of:=ATAN([.C475]/[.B475])/3.14*180" office:value-type="float" office:value="1.45095186169194" calcext:value-type="float">
            <text:p>1,4509518616919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81" calcext:value-type="float">
            <text:p>0,381</text:p>
          </table:table-cell>
          <table:table-cell office:value-type="float" office:value="0.591" calcext:value-type="float">
            <text:p>0,591</text:p>
          </table:table-cell>
          <table:table-cell office:value-type="float" office:value="42.5" calcext:value-type="float">
            <text:p>42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-3" calcext:value-type="float">
            <text:p>-3</text:p>
          </table:table-cell>
          <table:table-cell table:formula="of:=SQRT([.B476]^2+[.C476]^2)" office:value-type="float" office:value="0.70316569882212" calcext:value-type="float">
            <text:p>0,70316569882212</text:p>
          </table:table-cell>
          <table:table-cell table:formula="of:=ATAN([.C476]/[.B476])/3.14*180" office:value-type="float" office:value="57.2203447468237" calcext:value-type="float">
            <text:p>57,220344746823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271" calcext:value-type="float">
            <text:p>0,271</text:p>
          </table:table-cell>
          <table:table-cell office:value-type="float" office:value="0.641" calcext:value-type="float">
            <text:p>0,641</text:p>
          </table:table-cell>
          <table:table-cell office:value-type="float" office:value="42.5" calcext:value-type="float">
            <text:p>42,5</text:p>
          </table:table-cell>
          <table:table-cell office:value-type="float" office:value="-108" calcext:value-type="float">
            <text:p>-108</text:p>
          </table:table-cell>
          <table:table-cell office:value-type="float" office:value="-3.1" calcext:value-type="float">
            <text:p>-3,1</text:p>
          </table:table-cell>
          <table:table-cell table:formula="of:=SQRT([.B477]^2+[.C477]^2)" office:value-type="float" office:value="0.695932467988094" calcext:value-type="float">
            <text:p>0,695932467988094</text:p>
          </table:table-cell>
          <table:table-cell table:formula="of:=ATAN([.C477]/[.B477])/3.14*180" office:value-type="float" office:value="67.1165060752745" calcext:value-type="float">
            <text:p>67,116506075274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75" calcext:value-type="float">
            <text:p>0,675</text:p>
          </table:table-cell>
          <table:table-cell office:value-type="float" office:value="0.134" calcext:value-type="float">
            <text:p>0,134</text:p>
          </table:table-cell>
          <table:table-cell office:value-type="float" office:value="42.5" calcext:value-type="float">
            <text:p>42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-3.2" calcext:value-type="float">
            <text:p>-3,2</text:p>
          </table:table-cell>
          <table:table-cell table:formula="of:=SQRT([.B478]^2+[.C478]^2)" office:value-type="float" office:value="0.688172216817854" calcext:value-type="float">
            <text:p>0,688172216817854</text:p>
          </table:table-cell>
          <table:table-cell table:formula="of:=ATAN([.C478]/[.B478])/3.14*180" office:value-type="float" office:value="11.2339865025412" calcext:value-type="float">
            <text:p>11,23398650254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485" calcext:value-type="float">
            <text:p>0,485</text:p>
          </table:table-cell>
          <table:table-cell office:value-type="float" office:value="0.477" calcext:value-type="float">
            <text:p>0,477</text:p>
          </table:table-cell>
          <table:table-cell office:value-type="float" office:value="42.5" calcext:value-type="float">
            <text:p>42,5</text:p>
          </table:table-cell>
          <table:table-cell office:value-type="float" office:value="-109" calcext:value-type="float">
            <text:p>-109</text:p>
          </table:table-cell>
          <table:table-cell office:value-type="float" office:value="-3.3" calcext:value-type="float">
            <text:p>-3,3</text:p>
          </table:table-cell>
          <table:table-cell table:formula="of:=SQRT([.B479]^2+[.C479]^2)" office:value-type="float" office:value="0.680260244318305" calcext:value-type="float">
            <text:p>0,680260244318305</text:p>
          </table:table-cell>
          <table:table-cell table:formula="of:=ATAN([.C479]/[.B479])/3.14*180" office:value-type="float" office:value="44.5461217895978" calcext:value-type="float">
            <text:p>44,546121789597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19" calcext:value-type="float">
            <text:p>0,119</text:p>
          </table:table-cell>
          <table:table-cell office:value-type="float" office:value="0.662" calcext:value-type="float">
            <text:p>0,662</text:p>
          </table:table-cell>
          <table:table-cell office:value-type="float" office:value="42.5" calcext:value-type="float">
            <text:p>42,5</text:p>
          </table:table-cell>
          <table:table-cell office:value-type="float" office:value="-108" calcext:value-type="float">
            <text:p>-108</text:p>
          </table:table-cell>
          <table:table-cell office:value-type="float" office:value="-3.4" calcext:value-type="float">
            <text:p>-3,4</text:p>
          </table:table-cell>
          <table:table-cell table:formula="of:=SQRT([.B480]^2+[.C480]^2)" office:value-type="float" office:value="0.672610585703199" calcext:value-type="float">
            <text:p>0,672610585703199</text:p>
          </table:table-cell>
          <table:table-cell table:formula="of:=ATAN([.C480]/[.B480])/3.14*180" office:value-type="float" office:value="79.8499206807158" calcext:value-type="float">
            <text:p>79,84992068071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07" calcext:value-type="float">
            <text:p>0,607</text:p>
          </table:table-cell>
          <table:table-cell office:value-type="float" office:value="0.27" calcext:value-type="float">
            <text:p>0,27</text:p>
          </table:table-cell>
          <table:table-cell office:value-type="float" office:value="42" calcext:value-type="float">
            <text:p>42</text:p>
          </table:table-cell>
          <table:table-cell office:value-type="float" office:value="-108" calcext:value-type="float">
            <text:p>-108</text:p>
          </table:table-cell>
          <table:table-cell office:value-type="float" office:value="-3.5" calcext:value-type="float">
            <text:p>-3,5</text:p>
          </table:table-cell>
          <table:table-cell table:formula="of:=SQRT([.B481]^2+[.C481]^2)" office:value-type="float" office:value="0.664341026883031" calcext:value-type="float">
            <text:p>0,664341026883031</text:p>
          </table:table-cell>
          <table:table-cell table:formula="of:=ATAN([.C481]/[.B481])/3.14*180" office:value-type="float" office:value="23.9921655908551" calcext:value-type="float">
            <text:p>23,99216559085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58" calcext:value-type="float">
            <text:p>0,558</text:p>
          </table:table-cell>
          <table:table-cell office:value-type="float" office:value="0.345" calcext:value-type="float">
            <text:p>0,345</text:p>
          </table:table-cell>
          <table:table-cell office:value-type="float" office:value="42" calcext:value-type="float">
            <text:p>42</text:p>
          </table:table-cell>
          <table:table-cell office:value-type="float" office:value="-108.5" calcext:value-type="float">
            <text:p>-108,5</text:p>
          </table:table-cell>
          <table:table-cell office:value-type="float" office:value="-3.6" calcext:value-type="float">
            <text:p>-3,6</text:p>
          </table:table-cell>
          <table:table-cell table:formula="of:=SQRT([.B482]^2+[.C482]^2)" office:value-type="float" office:value="0.656040395097741" calcext:value-type="float">
            <text:p>0,656040395097741</text:p>
          </table:table-cell>
          <table:table-cell table:formula="of:=ATAN([.C482]/[.B482])/3.14*180" office:value-type="float" office:value="31.7437477202711" calcext:value-type="float">
            <text:p>31,74374772027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27" calcext:value-type="float">
            <text:p>0,027</text:p>
          </table:table-cell>
          <table:table-cell office:value-type="float" office:value="0.646" calcext:value-type="float">
            <text:p>0,646</text:p>
          </table:table-cell>
          <table:table-cell office:value-type="float" office:value="42" calcext:value-type="float">
            <text:p>42</text:p>
          </table:table-cell>
          <table:table-cell office:value-type="float" office:value="-108" calcext:value-type="float">
            <text:p>-108</text:p>
          </table:table-cell>
          <table:table-cell office:value-type="float" office:value="-3.8" calcext:value-type="float">
            <text:p>-3,8</text:p>
          </table:table-cell>
          <table:table-cell table:formula="of:=SQRT([.B483]^2+[.C483]^2)" office:value-type="float" office:value="0.64656399528585" calcext:value-type="float">
            <text:p>0,64656399528585</text:p>
          </table:table-cell>
          <table:table-cell table:formula="of:=ATAN([.C483]/[.B483])/3.14*180" office:value-type="float" office:value="87.6511131012443" calcext:value-type="float">
            <text:p>87,65111310124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512" calcext:value-type="float">
            <text:p>0,512</text:p>
          </table:table-cell>
          <table:table-cell office:value-type="float" office:value="0.382" calcext:value-type="float">
            <text:p>0,382</text:p>
          </table:table-cell>
          <table:table-cell office:value-type="float" office:value="42" calcext:value-type="float">
            <text:p>42</text:p>
          </table:table-cell>
          <table:table-cell office:value-type="float" office:value="-108.5" calcext:value-type="float">
            <text:p>-108,5</text:p>
          </table:table-cell>
          <table:table-cell office:value-type="float" office:value="-3.9" calcext:value-type="float">
            <text:p>-3,9</text:p>
          </table:table-cell>
          <table:table-cell table:formula="of:=SQRT([.B484]^2+[.C484]^2)" office:value-type="float" office:value="0.638802003753902" calcext:value-type="float">
            <text:p>0,638802003753902</text:p>
          </table:table-cell>
          <table:table-cell table:formula="of:=ATAN([.C484]/[.B484])/3.14*180" office:value-type="float" office:value="36.7450175766171" calcext:value-type="float">
            <text:p>36,745017576617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596" calcext:value-type="float">
            <text:p>0,596</text:p>
          </table:table-cell>
          <table:table-cell office:value-type="float" office:value="0.206" calcext:value-type="float">
            <text:p>0,206</text:p>
          </table:table-cell>
          <table:table-cell office:value-type="float" office:value="42.5" calcext:value-type="float">
            <text:p>42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-4" calcext:value-type="float">
            <text:p>-4</text:p>
          </table:table-cell>
          <table:table-cell table:formula="of:=SQRT([.B485]^2+[.C485]^2)" office:value-type="float" office:value="0.630596542965469" calcext:value-type="float">
            <text:p>0,630596542965469</text:p>
          </table:table-cell>
          <table:table-cell table:formula="of:=ATAN([.C485]/[.B485])/3.14*180" office:value-type="float" office:value="19.0767442954864" calcext:value-type="float">
            <text:p>19,07674429548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62" calcext:value-type="float">
            <text:p>0,162</text:p>
          </table:table-cell>
          <table:table-cell office:value-type="float" office:value="0.599" calcext:value-type="float">
            <text:p>0,599</text:p>
          </table:table-cell>
          <table:table-cell office:value-type="float" office:value="42" calcext:value-type="float">
            <text:p>42</text:p>
          </table:table-cell>
          <table:table-cell office:value-type="float" office:value="-108" calcext:value-type="float">
            <text:p>-108</text:p>
          </table:table-cell>
          <table:table-cell office:value-type="float" office:value="-4.1" calcext:value-type="float">
            <text:p>-4,1</text:p>
          </table:table-cell>
          <table:table-cell table:formula="of:=SQRT([.B486]^2+[.C486]^2)" office:value-type="float" office:value="0.620519943273381" calcext:value-type="float">
            <text:p>0,620519943273381</text:p>
          </table:table-cell>
          <table:table-cell table:formula="of:=ATAN([.C486]/[.B486])/3.14*180" office:value-type="float" office:value="74.9043295687294" calcext:value-type="float">
            <text:p>74,904329568729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98" calcext:value-type="float">
            <text:p>0,398</text:p>
          </table:table-cell>
          <table:table-cell office:value-type="float" office:value="0.464" calcext:value-type="float">
            <text:p>0,464</text:p>
          </table:table-cell>
          <table:table-cell office:value-type="float" office:value="42" calcext:value-type="float">
            <text:p>42</text:p>
          </table:table-cell>
          <table:table-cell office:value-type="float" office:value="-108.5" calcext:value-type="float">
            <text:p>-108,5</text:p>
          </table:table-cell>
          <table:table-cell office:value-type="float" office:value="-4.3" calcext:value-type="float">
            <text:p>-4,3</text:p>
          </table:table-cell>
          <table:table-cell table:formula="of:=SQRT([.B487]^2+[.C487]^2)" office:value-type="float" office:value="0.611310068623117" calcext:value-type="float">
            <text:p>0,611310068623117</text:p>
          </table:table-cell>
          <table:table-cell table:formula="of:=ATAN([.C487]/[.B487])/3.14*180" office:value-type="float" office:value="49.4034187114862" calcext:value-type="float">
            <text:p>49,403418711486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599" calcext:value-type="float">
            <text:p>0,599</text:p>
          </table:table-cell>
          <table:table-cell office:value-type="float" office:value="0.066" calcext:value-type="float">
            <text:p>0,066</text:p>
          </table:table-cell>
          <table:table-cell office:value-type="float" office:value="42" calcext:value-type="float">
            <text:p>42</text:p>
          </table:table-cell>
          <table:table-cell office:value-type="float" office:value="-109" calcext:value-type="float">
            <text:p>-109</text:p>
          </table:table-cell>
          <table:table-cell office:value-type="float" office:value="-4.4" calcext:value-type="float">
            <text:p>-4,4</text:p>
          </table:table-cell>
          <table:table-cell table:formula="of:=SQRT([.B488]^2+[.C488]^2)" office:value-type="float" office:value="0.6026250907488" calcext:value-type="float">
            <text:p>0,6026250907488</text:p>
          </table:table-cell>
          <table:table-cell table:formula="of:=ATAN([.C488]/[.B488])/3.14*180" office:value-type="float" office:value="6.29088346307537" calcext:value-type="float">
            <text:p>6,2908834630753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278" calcext:value-type="float">
            <text:p>0,278</text:p>
          </table:table-cell>
          <table:table-cell office:value-type="float" office:value="0.524" calcext:value-type="float">
            <text:p>0,524</text:p>
          </table:table-cell>
          <table:table-cell office:value-type="float" office:value="42.5" calcext:value-type="float">
            <text:p>42,5</text:p>
          </table:table-cell>
          <table:table-cell office:value-type="float" office:value="-109" calcext:value-type="float">
            <text:p>-109</text:p>
          </table:table-cell>
          <table:table-cell office:value-type="float" office:value="-4.5" calcext:value-type="float">
            <text:p>-4,5</text:p>
          </table:table-cell>
          <table:table-cell table:formula="of:=SQRT([.B489]^2+[.C489]^2)" office:value-type="float" office:value="0.593177882257928" calcext:value-type="float">
            <text:p>0,593177882257928</text:p>
          </table:table-cell>
          <table:table-cell table:formula="of:=ATAN([.C489]/[.B489])/3.14*180" office:value-type="float" office:value="62.0839875106272" calcext:value-type="float">
            <text:p>62,083987510627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271" calcext:value-type="float">
            <text:p>0,271</text:p>
          </table:table-cell>
          <table:table-cell office:value-type="float" office:value="0.515" calcext:value-type="float">
            <text:p>0,515</text:p>
          </table:table-cell>
          <table:table-cell office:value-type="float" office:value="41.5" calcext:value-type="float">
            <text:p>41,5</text:p>
          </table:table-cell>
          <table:table-cell office:value-type="float" office:value="-109" calcext:value-type="float">
            <text:p>-109</text:p>
          </table:table-cell>
          <table:table-cell office:value-type="float" office:value="-4.7" calcext:value-type="float">
            <text:p>-4,7</text:p>
          </table:table-cell>
          <table:table-cell table:formula="of:=SQRT([.B490]^2+[.C490]^2)" office:value-type="float" office:value="0.581950169688093" calcext:value-type="float">
            <text:p>0,581950169688093</text:p>
          </table:table-cell>
          <table:table-cell table:formula="of:=ATAN([.C490]/[.B490])/3.14*180" office:value-type="float" office:value="62.2776169932138" calcext:value-type="float">
            <text:p>62,277616993213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569" calcext:value-type="float">
            <text:p>0,569</text:p>
          </table:table-cell>
          <table:table-cell office:value-type="float" office:value="0.065" calcext:value-type="float">
            <text:p>0,065</text:p>
          </table:table-cell>
          <table:table-cell office:value-type="float" office:value="41.5" calcext:value-type="float">
            <text:p>41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-4.8" calcext:value-type="float">
            <text:p>-4,8</text:p>
          </table:table-cell>
          <table:table-cell table:formula="of:=SQRT([.B491]^2+[.C491]^2)" office:value-type="float" office:value="0.572700619870452" calcext:value-type="float">
            <text:p>0,572700619870452</text:p>
          </table:table-cell>
          <table:table-cell table:formula="of:=ATAN([.C491]/[.B491])/3.14*180" office:value-type="float" office:value="6.52026730980549" calcext:value-type="float">
            <text:p>6,520267309805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67" calcext:value-type="float">
            <text:p>0,367</text:p>
          </table:table-cell>
          <table:table-cell office:value-type="float" office:value="0.425" calcext:value-type="float">
            <text:p>0,425</text:p>
          </table:table-cell>
          <table:table-cell office:value-type="float" office:value="41.5" calcext:value-type="float">
            <text:p>41,5</text:p>
          </table:table-cell>
          <table:table-cell office:value-type="float" office:value="-110" calcext:value-type="float">
            <text:p>-110</text:p>
          </table:table-cell>
          <table:table-cell office:value-type="float" office:value="-5" calcext:value-type="float">
            <text:p>-5</text:p>
          </table:table-cell>
          <table:table-cell table:formula="of:=SQRT([.B492]^2+[.C492]^2)" office:value-type="float" office:value="0.561528271772669" calcext:value-type="float">
            <text:p>0,561528271772669</text:p>
          </table:table-cell>
          <table:table-cell table:formula="of:=ATAN([.C492]/[.B492])/3.14*180" office:value-type="float" office:value="49.213375334637" calcext:value-type="float">
            <text:p>49,21337533463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41" calcext:value-type="float">
            <text:p>0,141</text:p>
          </table:table-cell>
          <table:table-cell office:value-type="float" office:value="0.533" calcext:value-type="float">
            <text:p>0,533</text:p>
          </table:table-cell>
          <table:table-cell office:value-type="float" office:value="41" calcext:value-type="float">
            <text:p>41</text:p>
          </table:table-cell>
          <table:table-cell office:value-type="float" office:value="-109.5" calcext:value-type="float">
            <text:p>-109,5</text:p>
          </table:table-cell>
          <table:table-cell office:value-type="float" office:value="-5.2" calcext:value-type="float">
            <text:p>-5,2</text:p>
          </table:table-cell>
          <table:table-cell table:formula="of:=SQRT([.B493]^2+[.C493]^2)" office:value-type="float" office:value="0.551334744053012" calcext:value-type="float">
            <text:p>0,551334744053012</text:p>
          </table:table-cell>
          <table:table-cell table:formula="of:=ATAN([.C493]/[.B493])/3.14*180" office:value-type="float" office:value="75.2205179108604" calcext:value-type="float">
            <text:p>75,220517910860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509" calcext:value-type="float">
            <text:p>0,509</text:p>
          </table:table-cell>
          <table:table-cell office:value-type="float" office:value="0.181" calcext:value-type="float">
            <text:p>0,181</text:p>
          </table:table-cell>
          <table:table-cell office:value-type="float" office:value="41" calcext:value-type="float">
            <text:p>41</text:p>
          </table:table-cell>
          <table:table-cell office:value-type="float" office:value="-110.5" calcext:value-type="float">
            <text:p>-110,5</text:p>
          </table:table-cell>
          <table:table-cell office:value-type="float" office:value="-5.3" calcext:value-type="float">
            <text:p>-5,3</text:p>
          </table:table-cell>
          <table:table-cell table:formula="of:=SQRT([.B494]^2+[.C494]^2)" office:value-type="float" office:value="0.540224027603364" calcext:value-type="float">
            <text:p>0,540224027603364</text:p>
          </table:table-cell>
          <table:table-cell table:formula="of:=ATAN([.C494]/[.B494])/3.14*180" office:value-type="float" office:value="19.5852754109496" calcext:value-type="float">
            <text:p>19,585275410949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1" calcext:value-type="float">
            <text:p>0,311</text:p>
          </table:table-cell>
          <table:table-cell office:value-type="float" office:value="41" calcext:value-type="float">
            <text:p>41</text:p>
          </table:table-cell>
          <table:table-cell office:value-type="float" office:value="-109.5" calcext:value-type="float">
            <text:p>-109,5</text:p>
          </table:table-cell>
          <table:table-cell office:value-type="float" office:value="-5.5" calcext:value-type="float">
            <text:p>-5,5</text:p>
          </table:table-cell>
          <table:table-cell table:formula="of:=SQRT([.B495]^2+[.C495]^2)" office:value-type="float" office:value="0.528251833882288" calcext:value-type="float">
            <text:p>0,528251833882288</text:p>
          </table:table-cell>
          <table:table-cell table:formula="of:=ATAN([.C495]/[.B495])/3.14*180" office:value-type="float" office:value="36.0855390111121" calcext:value-type="float">
            <text:p>36,085539011112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4" calcext:value-type="float">
            <text:p>0,014</text:p>
          </table:table-cell>
          <table:table-cell office:value-type="float" office:value="0.517" calcext:value-type="float">
            <text:p>0,517</text:p>
          </table:table-cell>
          <table:table-cell office:value-type="float" office:value="40.5" calcext:value-type="float">
            <text:p>40,5</text:p>
          </table:table-cell>
          <table:table-cell office:value-type="float" office:value="-110" calcext:value-type="float">
            <text:p>-110</text:p>
          </table:table-cell>
          <table:table-cell office:value-type="float" office:value="-5.7" calcext:value-type="float">
            <text:p>-5,7</text:p>
          </table:table-cell>
          <table:table-cell table:formula="of:=SQRT([.B496]^2+[.C496]^2)" office:value-type="float" office:value="0.517189520388803" calcext:value-type="float">
            <text:p>0,517189520388803</text:p>
          </table:table-cell>
          <table:table-cell table:formula="of:=ATAN([.C496]/[.B496])/3.14*180" office:value-type="float" office:value="88.4937118007894" calcext:value-type="float">
            <text:p>88,49371180078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425" calcext:value-type="float">
            <text:p>0,425</text:p>
          </table:table-cell>
          <table:table-cell office:value-type="float" office:value="0.274" calcext:value-type="float">
            <text:p>0,274</text:p>
          </table:table-cell>
          <table:table-cell office:value-type="float" office:value="40" calcext:value-type="float">
            <text:p>40</text:p>
          </table:table-cell>
          <table:table-cell office:value-type="float" office:value="-111" calcext:value-type="float">
            <text:p>-111</text:p>
          </table:table-cell>
          <table:table-cell office:value-type="float" office:value="-5.9" calcext:value-type="float">
            <text:p>-5,9</text:p>
          </table:table-cell>
          <table:table-cell table:formula="of:=SQRT([.B497]^2+[.C497]^2)" office:value-type="float" office:value="0.505668863981163" calcext:value-type="float">
            <text:p>0,505668863981163</text:p>
          </table:table-cell>
          <table:table-cell table:formula="of:=ATAN([.C497]/[.B497])/3.14*180" office:value-type="float" office:value="32.8267555400565" calcext:value-type="float">
            <text:p>32,826755540056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457" calcext:value-type="float">
            <text:p>0,457</text:p>
          </table:table-cell>
          <table:table-cell office:value-type="float" office:value="0.189" calcext:value-type="float">
            <text:p>0,189</text:p>
          </table:table-cell>
          <table:table-cell office:value-type="float" office:value="39.5" calcext:value-type="float">
            <text:p>39,5</text:p>
          </table:table-cell>
          <table:table-cell office:value-type="float" office:value="-111" calcext:value-type="float">
            <text:p>-111</text:p>
          </table:table-cell>
          <table:table-cell office:value-type="float" office:value="-6.1" calcext:value-type="float">
            <text:p>-6,1</text:p>
          </table:table-cell>
          <table:table-cell table:formula="of:=SQRT([.B498]^2+[.C498]^2)" office:value-type="float" office:value="0.494540190480005" calcext:value-type="float">
            <text:p>0,494540190480005</text:p>
          </table:table-cell>
          <table:table-cell table:formula="of:=ATAN([.C498]/[.B498])/3.14*180" office:value-type="float" office:value="22.4797561740504" calcext:value-type="float">
            <text:p>22,479756174050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" calcext:value-type="float">
            <text:p>0,1</text:p>
          </table:table-cell>
          <table:table-cell office:value-type="float" office:value="0.472" calcext:value-type="float">
            <text:p>0,472</text:p>
          </table:table-cell>
          <table:table-cell office:value-type="float" office:value="38.5" calcext:value-type="float">
            <text:p>38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-6.3" calcext:value-type="float">
            <text:p>-6,3</text:p>
          </table:table-cell>
          <table:table-cell table:formula="of:=SQRT([.B499]^2+[.C499]^2)" office:value-type="float" office:value="0.482476942454248" calcext:value-type="float">
            <text:p>0,482476942454248</text:p>
          </table:table-cell>
          <table:table-cell table:formula="of:=ATAN([.C499]/[.B499])/3.14*180" office:value-type="float" office:value="78.0775305829012" calcext:value-type="float">
            <text:p>78,077530582901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24" calcext:value-type="float">
            <text:p>0,324</text:p>
          </table:table-cell>
          <table:table-cell office:value-type="float" office:value="0.343" calcext:value-type="float">
            <text:p>0,343</text:p>
          </table:table-cell>
          <table:table-cell office:value-type="float" office:value="37.5" calcext:value-type="float">
            <text:p>37,5</text:p>
          </table:table-cell>
          <table:table-cell office:value-type="float" office:value="-112" calcext:value-type="float">
            <text:p>-112</text:p>
          </table:table-cell>
          <table:table-cell office:value-type="float" office:value="-6.5" calcext:value-type="float">
            <text:p>-6,5</text:p>
          </table:table-cell>
          <table:table-cell table:formula="of:=SQRT([.B500]^2+[.C500]^2)" office:value-type="float" office:value="0.471831537733543" calcext:value-type="float">
            <text:p>0,471831537733543</text:p>
          </table:table-cell>
          <table:table-cell table:formula="of:=ATAN([.C500]/[.B500])/3.14*180" office:value-type="float" office:value="46.6553246821854" calcext:value-type="float">
            <text:p>46,655324682185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455" calcext:value-type="float">
            <text:p>0,455</text:p>
          </table:table-cell>
          <table:table-cell office:value-type="float" office:value="0.069" calcext:value-type="float">
            <text:p>0,069</text:p>
          </table:table-cell>
          <table:table-cell office:value-type="float" office:value="36.5" calcext:value-type="float">
            <text:p>36,5</text:p>
          </table:table-cell>
          <table:table-cell office:value-type="float" office:value="-112" calcext:value-type="float">
            <text:p>-112</text:p>
          </table:table-cell>
          <table:table-cell office:value-type="float" office:value="-6.7" calcext:value-type="float">
            <text:p>-6,7</text:p>
          </table:table-cell>
          <table:table-cell table:formula="of:=SQRT([.B501]^2+[.C501]^2)" office:value-type="float" office:value="0.460202129503982" calcext:value-type="float">
            <text:p>0,460202129503982</text:p>
          </table:table-cell>
          <table:table-cell table:formula="of:=ATAN([.C501]/[.B501])/3.14*180" office:value-type="float" office:value="8.62748233794642" calcext:value-type="float">
            <text:p>8,627482337946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98" calcext:value-type="float">
            <text:p>0,198</text:p>
          </table:table-cell>
          <table:table-cell office:value-type="float" office:value="0.403" calcext:value-type="float">
            <text:p>0,403</text:p>
          </table:table-cell>
          <table:table-cell office:value-type="float" office:value="35" calcext:value-type="float">
            <text:p>35</text:p>
          </table:table-cell>
          <table:table-cell office:value-type="float" office:value="-112" calcext:value-type="float">
            <text:p>-112</text:p>
          </table:table-cell>
          <table:table-cell office:value-type="float" office:value="-6.9" calcext:value-type="float">
            <text:p>-6,9</text:p>
          </table:table-cell>
          <table:table-cell table:formula="of:=SQRT([.B502]^2+[.C502]^2)" office:value-type="float" office:value="0.449013362830106" calcext:value-type="float">
            <text:p>0,449013362830106</text:p>
          </table:table-cell>
          <table:table-cell table:formula="of:=ATAN([.C502]/[.B502])/3.14*180" office:value-type="float" office:value="63.866792658665" calcext:value-type="float">
            <text:p>63,8667926586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213" calcext:value-type="float">
            <text:p>0,213</text:p>
          </table:table-cell>
          <table:table-cell office:value-type="float" office:value="0.384" calcext:value-type="float">
            <text:p>0,384</text:p>
          </table:table-cell>
          <table:table-cell office:value-type="float" office:value="34" calcext:value-type="float">
            <text:p>34</text:p>
          </table:table-cell>
          <table:table-cell office:value-type="float" office:value="-112" calcext:value-type="float">
            <text:p>-112</text:p>
          </table:table-cell>
          <table:table-cell office:value-type="float" office:value="-7.1" calcext:value-type="float">
            <text:p>-7,1</text:p>
          </table:table-cell>
          <table:table-cell table:formula="of:=SQRT([.B503]^2+[.C503]^2)" office:value-type="float" office:value="0.439118435049133" calcext:value-type="float">
            <text:p>0,439118435049133</text:p>
          </table:table-cell>
          <table:table-cell table:formula="of:=ATAN([.C503]/[.B503])/3.14*180" office:value-type="float" office:value="61.0143473299758" calcext:value-type="float">
            <text:p>61,014347329975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427" calcext:value-type="float">
            <text:p>0,427</text:p>
          </table:table-cell>
          <table:table-cell office:value-type="float" office:value="0.044" calcext:value-type="float">
            <text:p>0,044</text:p>
          </table:table-cell>
          <table:table-cell office:value-type="float" office:value="32" calcext:value-type="float">
            <text:p>32</text:p>
          </table:table-cell>
          <table:table-cell office:value-type="float" office:value="-113" calcext:value-type="float">
            <text:p>-113</text:p>
          </table:table-cell>
          <table:table-cell office:value-type="float" office:value="-7.3" calcext:value-type="float">
            <text:p>-7,3</text:p>
          </table:table-cell>
          <table:table-cell table:formula="of:=SQRT([.B504]^2+[.C504]^2)" office:value-type="float" office:value="0.429260992870305" calcext:value-type="float">
            <text:p>0,429260992870305</text:p>
          </table:table-cell>
          <table:table-cell table:formula="of:=ATAN([.C504]/[.B504])/3.14*180" office:value-type="float" office:value="5.88623434215176" calcext:value-type="float">
            <text:p>5,8862343421517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275" calcext:value-type="float">
            <text:p>0,275</text:p>
          </table:table-cell>
          <table:table-cell office:value-type="float" office:value="0.317" calcext:value-type="float">
            <text:p>0,317</text:p>
          </table:table-cell>
          <table:table-cell office:value-type="float" office:value="29.5" calcext:value-type="float">
            <text:p>29,5</text:p>
          </table:table-cell>
          <table:table-cell office:value-type="float" office:value="-114" calcext:value-type="float">
            <text:p>-114</text:p>
          </table:table-cell>
          <table:table-cell office:value-type="float" office:value="-7.5" calcext:value-type="float">
            <text:p>-7,5</text:p>
          </table:table-cell>
          <table:table-cell table:formula="of:=SQRT([.B505]^2+[.C505]^2)" office:value-type="float" office:value="0.419659385692731" calcext:value-type="float">
            <text:p>0,419659385692731</text:p>
          </table:table-cell>
          <table:table-cell table:formula="of:=ATAN([.C505]/[.B505])/3.14*180" office:value-type="float" office:value="49.082986785257" calcext:value-type="float">
            <text:p>49,08298678525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98" calcext:value-type="float">
            <text:p>0,098</text:p>
          </table:table-cell>
          <table:table-cell office:value-type="float" office:value="0.399" calcext:value-type="float">
            <text:p>0,399</text:p>
          </table:table-cell>
          <table:table-cell office:value-type="float" office:value="27" calcext:value-type="float">
            <text:p>27</text:p>
          </table:table-cell>
          <table:table-cell office:value-type="float" office:value="-114.5" calcext:value-type="float">
            <text:p>-114,5</text:p>
          </table:table-cell>
          <table:table-cell office:value-type="float" office:value="-7.7" calcext:value-type="float">
            <text:p>-7,7</text:p>
          </table:table-cell>
          <table:table-cell table:formula="of:=SQRT([.B506]^2+[.C506]^2)" office:value-type="float" office:value="0.410858856543217" calcext:value-type="float">
            <text:p>0,410858856543217</text:p>
          </table:table-cell>
          <table:table-cell table:formula="of:=ATAN([.C506]/[.B506])/3.14*180" office:value-type="float" office:value="76.2391646113463" calcext:value-type="float">
            <text:p>76,239164611346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75" calcext:value-type="float">
            <text:p>0,375</text:p>
          </table:table-cell>
          <table:table-cell office:value-type="float" office:value="0.146" calcext:value-type="float">
            <text:p>0,146</text:p>
          </table:table-cell>
          <table:table-cell office:value-type="float" office:value="24.5" calcext:value-type="float">
            <text:p>24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-7.9" calcext:value-type="float">
            <text:p>-7,9</text:p>
          </table:table-cell>
          <table:table-cell table:formula="of:=SQRT([.B507]^2+[.C507]^2)" office:value-type="float" office:value="0.402418935936171" calcext:value-type="float">
            <text:p>0,402418935936171</text:p>
          </table:table-cell>
          <table:table-cell table:formula="of:=ATAN([.C507]/[.B507])/3.14*180" office:value-type="float" office:value="21.283411518506" calcext:value-type="float">
            <text:p>21,283411518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3" calcext:value-type="float">
            <text:p>0,33</text:p>
          </table:table-cell>
          <table:table-cell office:value-type="float" office:value="0.217" calcext:value-type="float">
            <text:p>0,217</text:p>
          </table:table-cell>
          <table:table-cell office:value-type="float" office:value="21.5" calcext:value-type="float">
            <text:p>21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-8" calcext:value-type="float">
            <text:p>-8</text:p>
          </table:table-cell>
          <table:table-cell table:formula="of:=SQRT([.B508]^2+[.C508]^2)" office:value-type="float" office:value="0.394954427750848" calcext:value-type="float">
            <text:p>0,394954427750848</text:p>
          </table:table-cell>
          <table:table-cell table:formula="of:=ATAN([.C508]/[.B508])/3.14*180" office:value-type="float" office:value="33.3448545657754" calcext:value-type="float">
            <text:p>33,344854565775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12" calcext:value-type="float">
            <text:p>0,012</text:p>
          </table:table-cell>
          <table:table-cell office:value-type="float" office:value="0.388" calcext:value-type="float">
            <text:p>0,388</text:p>
          </table:table-cell>
          <table:table-cell office:value-type="float" office:value="18.5" calcext:value-type="float">
            <text:p>18,5</text:p>
          </table:table-cell>
          <table:table-cell office:value-type="float" office:value="-116" calcext:value-type="float">
            <text:p>-116</text:p>
          </table:table-cell>
          <table:table-cell office:value-type="float" office:value="-8.2" calcext:value-type="float">
            <text:p>-8,2</text:p>
          </table:table-cell>
          <table:table-cell table:formula="of:=SQRT([.B509]^2+[.C509]^2)" office:value-type="float" office:value="0.388185522656371" calcext:value-type="float">
            <text:p>0,388185522656371</text:p>
          </table:table-cell>
          <table:table-cell table:formula="of:=ATAN([.C509]/[.B509])/3.14*180" office:value-type="float" office:value="88.2732810515076" calcext:value-type="float">
            <text:p>88,273281051507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04" calcext:value-type="float">
            <text:p>0,304</text:p>
          </table:table-cell>
          <table:table-cell office:value-type="float" office:value="0.233" calcext:value-type="float">
            <text:p>0,233</text:p>
          </table:table-cell>
          <table:table-cell office:value-type="float" office:value="15" calcext:value-type="float">
            <text:p>15</text:p>
          </table:table-cell>
          <table:table-cell office:value-type="float" office:value="-116.5" calcext:value-type="float">
            <text:p>-116,5</text:p>
          </table:table-cell>
          <table:table-cell office:value-type="float" office:value="-8.3" calcext:value-type="float">
            <text:p>-8,3</text:p>
          </table:table-cell>
          <table:table-cell table:formula="of:=SQRT([.B510]^2+[.C510]^2)" office:value-type="float" office:value="0.383020887158912" calcext:value-type="float">
            <text:p>0,383020887158912</text:p>
          </table:table-cell>
          <table:table-cell table:formula="of:=ATAN([.C510]/[.B510])/3.14*180" office:value-type="float" office:value="37.487269681271" calcext:value-type="float">
            <text:p>37,48726968127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62" calcext:value-type="float">
            <text:p>0,362</text:p>
          </table:table-cell>
          <table:table-cell office:value-type="float" office:value="0.111" calcext:value-type="float">
            <text:p>0,111</text:p>
          </table:table-cell>
          <table:table-cell office:value-type="float" office:value="12" calcext:value-type="float">
            <text:p>12</text:p>
          </table:table-cell>
          <table:table-cell office:value-type="float" office:value="-117" calcext:value-type="float">
            <text:p>-117</text:p>
          </table:table-cell>
          <table:table-cell office:value-type="float" office:value="-8.4" calcext:value-type="float">
            <text:p>-8,4</text:p>
          </table:table-cell>
          <table:table-cell table:formula="of:=SQRT([.B511]^2+[.C511]^2)" office:value-type="float" office:value="0.37863570882842" calcext:value-type="float">
            <text:p>0,37863570882842</text:p>
          </table:table-cell>
          <table:table-cell table:formula="of:=ATAN([.C511]/[.B511])/3.14*180" office:value-type="float" office:value="17.0557485537794" calcext:value-type="float">
            <text:p>17,055748553779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19" calcext:value-type="float">
            <text:p>0,119</text:p>
          </table:table-cell>
          <table:table-cell office:value-type="float" office:value="0.357" calcext:value-type="float">
            <text:p>0,357</text:p>
          </table:table-cell>
          <table:table-cell office:value-type="float" office:value="9" calcext:value-type="float">
            <text:p>9</text:p>
          </table:table-cell>
          <table:table-cell office:value-type="float" office:value="-117.5" calcext:value-type="float">
            <text:p>-117,5</text:p>
          </table:table-cell>
          <table:table-cell office:value-type="float" office:value="-8.5" calcext:value-type="float">
            <text:p>-8,5</text:p>
          </table:table-cell>
          <table:table-cell table:formula="of:=SQRT([.B512]^2+[.C512]^2)" office:value-type="float" office:value="0.376311041560037" calcext:value-type="float">
            <text:p>0,376311041560037</text:p>
          </table:table-cell>
          <table:table-cell table:formula="of:=ATAN([.C512]/[.B512])/3.14*180" office:value-type="float" office:value="71.601350010091" calcext:value-type="float">
            <text:p>71,60135001009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22" calcext:value-type="float">
            <text:p>0,22</text:p>
          </table:table-cell>
          <table:table-cell office:value-type="float" office:value="0.303" calcext:value-type="float">
            <text:p>0,303</text:p>
          </table:table-cell>
          <table:table-cell office:value-type="float" office:value="6" calcext:value-type="float">
            <text:p>6</text:p>
          </table:table-cell>
          <table:table-cell office:value-type="float" office:value="-117.5" calcext:value-type="float">
            <text:p>-117,5</text:p>
          </table:table-cell>
          <table:table-cell office:value-type="float" office:value="-8.5" calcext:value-type="float">
            <text:p>-8,5</text:p>
          </table:table-cell>
          <table:table-cell table:formula="of:=SQRT([.B513]^2+[.C513]^2)" office:value-type="float" office:value="0.374444922518653" calcext:value-type="float">
            <text:p>0,374444922518653</text:p>
          </table:table-cell>
          <table:table-cell table:formula="of:=ATAN([.C513]/[.B513])/3.14*180" office:value-type="float" office:value="54.0450247604385" calcext:value-type="float">
            <text:p>54,0450247604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9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number-style style:name="N116">
      <number:number number:decimal-places="0" loext:min-decimal-places="0" number:min-integer-digits="3">
        <number:embedded-text number:position="2">.</number:embedded-text>
      </number:number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 style:data-style-name="N2" text:time-value="16:30:12.62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6:30:20.035000000</meta:creation-date>
    <meta:editing-duration>PT5M57S</meta:editing-duration>
    <meta:editing-cycles>2</meta:editing-cycles>
    <meta:generator>LibreOffice/5.4.1.2$Windows_x86 LibreOffice_project/ea7cb86e6eeb2bf3a5af73a8f7777ac570321527</meta:generator>
    <dc:date>2020-03-08T16:35:55.467000000</dc:date>
    <meta:document-statistic meta:table-count="2" meta:cell-count="71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407cm" svg:height="18.01cm" xlink:href=".." xlink:type="simple" chart:class="chart:line" chart:style-name="ch1">
        <chart:title svg:x="19.551cm" svg:y="0.495cm" chart:style-name="ch2">
          <text:p>ADSL</text:p>
        </chart:title>
        <chart:legend chart:legend-position="end" svg:x="35.835cm" svg:y="7.842cm" style:legend-expansion="high" chart:style-name="ch3"/>
        <chart:plot-area chart:style-name="ch4" table:cell-range-address="Arkusz2.B1:Arkusz2.F513" chart:data-source-has-labels="row" svg:x="0.808cm" svg:y="1.608cm" svg:width="34.219cm" svg:height="16.042cm">
          <chartooo:coordinate-region svg:x="1.72cm" svg:y="1.781cm" svg:width="33.307cm" svg:height="15.6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2.B2:Arkusz2.B513" chart:label-cell-address="Arkusz2.B1:Arkusz2.B1" chart:class="chart:line">
            <chart:data-point chart:repeated="512"/>
          </chart:series>
          <chart:series chart:style-name="ch8" chart:values-cell-range-address="Arkusz2.C2:Arkusz2.C513" chart:label-cell-address="Arkusz2.C1:Arkusz2.C1" chart:class="chart:line">
            <chart:data-point chart:repeated="512"/>
          </chart:series>
          <chart:series chart:style-name="ch9" chart:values-cell-range-address="Arkusz2.D2:Arkusz2.D513" chart:label-cell-address="Arkusz2.D1:Arkusz2.D1" chart:class="chart:line">
            <chart:data-point chart:repeated="512"/>
          </chart:series>
          <chart:series chart:style-name="ch10" chart:values-cell-range-address="Arkusz2.E2:Arkusz2.E513" chart:label-cell-address="Arkusz2.E1:Arkusz2.E1" chart:class="chart:line">
            <chart:data-point chart:repeated="512"/>
          </chart:series>
          <chart:series chart:style-name="ch11" chart:values-cell-range-address="Arkusz2.F2:Arkusz2.F513" chart:label-cell-address="Arkusz2.F1:Arkusz2.F1" chart:class="chart:line">
            <chart:data-point chart:repeated="5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mitancja rzecz.</text:p>
                <draw:g>
                  <svg:desc>Arkusz2.B1:Arkusz2.B1</svg:desc>
                </draw:g>
              </table:table-cell>
              <table:table-cell office:value-type="string">
                <text:p>Transmitancja uroj.</text:p>
                <draw:g>
                  <svg:desc>Arkusz2.C1:Arkusz2.C1</svg:desc>
                </draw:g>
              </table:table-cell>
              <table:table-cell office:value-type="string">
                <text:p>SNR</text:p>
                <draw:g>
                  <svg:desc>Arkusz2.D1:Arkusz2.D1</svg:desc>
                </draw:g>
              </table:table-cell>
              <table:table-cell office:value-type="string">
                <text:p>QLN</text:p>
                <draw:g>
                  <svg:desc>Arkusz2.E1:Arkusz2.E1</svg:desc>
                </draw:g>
              </table:table-cell>
              <table:table-cell office:value-type="string">
                <text:p>Hlog</text:p>
                <draw:g>
                  <svg:desc>Arkusz2.F1:Arkusz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">
                <text:p>0.029</text:p>
                <draw:g>
                  <svg:desc>Arkusz2.B2:Arkusz2.B513</svg:desc>
                </draw:g>
              </table:table-cell>
              <table:table-cell office:value-type="float" office:value="0.029">
                <text:p>0.029</text:p>
                <draw:g>
                  <svg:desc>Arkusz2.C2:Arkusz2.C513</svg:desc>
                </draw:g>
              </table:table-cell>
              <table:table-cell office:value-type="float" office:value="0">
                <text:p>0</text:p>
                <draw:g>
                  <svg:desc>Arkusz2.D2:Arkusz2.D513</svg:desc>
                </draw:g>
              </table:table-cell>
              <table:table-cell office:value-type="float" office:value="-150.5">
                <text:p>-150.5</text:p>
                <draw:g>
                  <svg:desc>Arkusz2.E2:Arkusz2.E513</svg:desc>
                </draw:g>
              </table:table-cell>
              <table:table-cell office:value-type="float" office:value="-27.8">
                <text:p>-27.8</text:p>
                <draw:g>
                  <svg:desc>Arkusz2.F2:Arkusz2.F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17.5">
                <text:p>-117.5</text:p>
              </table:table-cell>
              <table:table-cell office:value-type="float" office:value="-96.3">
                <text:p>-9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17.5">
                <text:p>-117.5</text:p>
              </table:table-cell>
              <table:table-cell office:value-type="float" office:value="-96.3">
                <text:p>-9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  <table:table-cell office:value-type="float" office:value="-51.2">
                <text:p>-5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81">
                <text:p>0.081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  <table:table-cell office:value-type="float" office:value="-21.4">
                <text:p>-2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-117.5">
                <text:p>-117.5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2">
                <text:p>0.552</text:p>
              </table:table-cell>
              <table:table-cell office:value-type="float" office:value="0.29">
                <text:p>0.29</text:p>
              </table:table-cell>
              <table:table-cell office:value-type="float" office:value="32">
                <text:p>32</text:p>
              </table:table-cell>
              <table:table-cell office:value-type="float" office:value="-115.5">
                <text:p>-115.5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6">
                <text:p>0.256</text:p>
              </table:table-cell>
              <table:table-cell office:value-type="float" office:value="1.04">
                <text:p>1.04</text:p>
              </table:table-cell>
              <table:table-cell office:value-type="float" office:value="37.5">
                <text:p>37.5</text:p>
              </table:table-cell>
              <table:table-cell office:value-type="float" office:value="-109">
                <text:p>-1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">
                <text:p>1.29</text:p>
              </table:table-cell>
              <table:table-cell office:value-type="float" office:value="0.141">
                <text:p>0.141</text:p>
              </table:table-cell>
              <table:table-cell office:value-type="float" office:value="41">
                <text:p>41</text:p>
              </table:table-cell>
              <table:table-cell office:value-type="float" office:value="-110">
                <text:p>-1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">
                <text:p>0.826</text:p>
              </table:table-cell>
              <table:table-cell office:value-type="float" office:value="-1.041">
                <text:p>-1.041</text:p>
              </table:table-cell>
              <table:table-cell office:value-type="float" office:value="43.5">
                <text:p>43.5</text:p>
              </table:table-cell>
              <table:table-cell office:value-type="float" office:value="-111">
                <text:p>-11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5">
                <text:p>0.225</text:p>
              </table:table-cell>
              <table:table-cell office:value-type="float" office:value="-1.267">
                <text:p>-1.267</text:p>
              </table:table-cell>
              <table:table-cell office:value-type="float" office:value="46">
                <text:p>46</text:p>
              </table:table-cell>
              <table:table-cell office:value-type="float" office:value="-111.5">
                <text:p>-111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1">
                <text:p>0.981</text:p>
              </table:table-cell>
              <table:table-cell office:value-type="float" office:value="0.737">
                <text:p>0.737</text:p>
              </table:table-cell>
              <table:table-cell office:value-type="float" office:value="48">
                <text:p>48</text:p>
              </table:table-cell>
              <table:table-cell office:value-type="float" office:value="-111.5">
                <text:p>-111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74">
                <text:p>-1.174</text:p>
              </table:table-cell>
              <table:table-cell office:value-type="float" office:value="0.041">
                <text:p>0.041</text:p>
              </table:table-cell>
              <table:table-cell office:value-type="float" office:value="48">
                <text:p>48</text:p>
              </table:table-cell>
              <table:table-cell office:value-type="float" office:value="-113.5">
                <text:p>-113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6">
                <text:p>0.896</text:p>
              </table:table-cell>
              <table:table-cell office:value-type="float" office:value="0.696">
                <text:p>0.696</text:p>
              </table:table-cell>
              <table:table-cell office:value-type="float" office:value="48.5">
                <text:p>48.5</text:p>
              </table:table-cell>
              <table:table-cell office:value-type="float" office:value="-114">
                <text:p>-11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1">
                <text:p>0.331</text:p>
              </table:table-cell>
              <table:table-cell office:value-type="float" office:value="1.048">
                <text:p>1.048</text:p>
              </table:table-cell>
              <table:table-cell office:value-type="float" office:value="48.5">
                <text:p>48.5</text:p>
              </table:table-cell>
              <table:table-cell office:value-type="float" office:value="-112.5">
                <text:p>-11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2">
                <text:p>0.292</text:p>
              </table:table-cell>
              <table:table-cell office:value-type="float" office:value="1.026">
                <text:p>1.026</text:p>
              </table:table-cell>
              <table:table-cell office:value-type="float" office:value="48">
                <text:p>48</text:p>
              </table:table-cell>
              <table:table-cell office:value-type="float" office:value="-112">
                <text:p>-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5">
                <text:p>0.775</text:p>
              </table:table-cell>
              <table:table-cell office:value-type="float" office:value="0.695">
                <text:p>0.695</text:p>
              </table:table-cell>
              <table:table-cell office:value-type="float" office:value="48.5">
                <text:p>48.5</text:p>
              </table:table-cell>
              <table:table-cell office:value-type="float" office:value="-113">
                <text:p>-11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3">
                <text:p>1.003</text:p>
              </table:table-cell>
              <table:table-cell office:value-type="float" office:value="0.176">
                <text:p>0.176</text:p>
              </table:table-cell>
              <table:table-cell office:value-type="float" office:value="49">
                <text:p>49</text:p>
              </table:table-cell>
              <table:table-cell office:value-type="float" office:value="-113.5">
                <text:p>-113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7">
                <text:p>0.927</text:p>
              </table:table-cell>
              <table:table-cell office:value-type="float" office:value="0.375">
                <text:p>0.375</text:p>
              </table:table-cell>
              <table:table-cell office:value-type="float" office:value="50">
                <text:p>50</text:p>
              </table:table-cell>
              <table:table-cell office:value-type="float" office:value="-113">
                <text:p>-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6">
                <text:p>0.576</text:p>
              </table:table-cell>
              <table:table-cell office:value-type="float" office:value="0.79">
                <text:p>0.79</text:p>
              </table:table-cell>
              <table:table-cell office:value-type="float" office:value="51">
                <text:p>51</text:p>
              </table:table-cell>
              <table:table-cell office:value-type="float" office:value="-115.5">
                <text:p>-115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9">
                <text:p>0.069</text:p>
              </table:table-cell>
              <table:table-cell office:value-type="float" office:value="0.95">
                <text:p>0.95</text:p>
              </table:table-cell>
              <table:table-cell office:value-type="float" office:value="49.5">
                <text:p>49.5</text:p>
              </table:table-cell>
              <table:table-cell office:value-type="float" office:value="-113.5">
                <text:p>-113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7">
                <text:p>0.427</text:p>
              </table:table-cell>
              <table:table-cell office:value-type="float" office:value="0.817">
                <text:p>0.817</text:p>
              </table:table-cell>
              <table:table-cell office:value-type="float" office:value="48.5">
                <text:p>48.5</text:p>
              </table:table-cell>
              <table:table-cell office:value-type="float" office:value="-114">
                <text:p>-1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6">
                <text:p>0.766</text:p>
              </table:table-cell>
              <table:table-cell office:value-type="float" office:value="0.446">
                <text:p>0.446</text:p>
              </table:table-cell>
              <table:table-cell office:value-type="float" office:value="47.5">
                <text:p>47.5</text:p>
              </table:table-cell>
              <table:table-cell office:value-type="float" office:value="-113.5">
                <text:p>-113.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8">
                <text:p>0.848</text:p>
              </table:table-cell>
              <table:table-cell office:value-type="float" office:value="0.032">
                <text:p>0.032</text:p>
              </table:table-cell>
              <table:table-cell office:value-type="float" office:value="47.5">
                <text:p>47.5</text:p>
              </table:table-cell>
              <table:table-cell office:value-type="float" office:value="-116.5">
                <text:p>-116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1">
                <text:p>0.671</text:p>
              </table:table-cell>
              <table:table-cell office:value-type="float" office:value="0.451">
                <text:p>0.451</text:p>
              </table:table-cell>
              <table:table-cell office:value-type="float" office:value="47">
                <text:p>47</text:p>
              </table:table-cell>
              <table:table-cell office:value-type="float" office:value="-113.5">
                <text:p>-113.5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4">
                <text:p>0.304</text:p>
              </table:table-cell>
              <table:table-cell office:value-type="float" office:value="0.709">
                <text:p>0.709</text:p>
              </table:table-cell>
              <table:table-cell office:value-type="float" office:value="47">
                <text:p>47</text:p>
              </table:table-cell>
              <table:table-cell office:value-type="float" office:value="-116.5">
                <text:p>-116.5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4">
                <text:p>0.124</text:p>
              </table:table-cell>
              <table:table-cell office:value-type="float" office:value="0.726">
                <text:p>0.726</text:p>
              </table:table-cell>
              <table:table-cell office:value-type="float" office:value="46">
                <text:p>46</text:p>
              </table:table-cell>
              <table:table-cell office:value-type="float" office:value="-117.5">
                <text:p>-117.5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2">
                <text:p>0.502</text:p>
              </table:table-cell>
              <table:table-cell office:value-type="float" office:value="0.515">
                <text:p>0.515</text:p>
              </table:table-cell>
              <table:table-cell office:value-type="float" office:value="43.5">
                <text:p>43.5</text:p>
              </table:table-cell>
              <table:table-cell office:value-type="float" office:value="-114">
                <text:p>-114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3">
                <text:p>0.703</text:p>
              </table:table-cell>
              <table:table-cell office:value-type="float" office:value="0.097">
                <text:p>0.097</text:p>
              </table:table-cell>
              <table:table-cell office:value-type="float" office:value="41.5">
                <text:p>41.5</text:p>
              </table:table-cell>
              <table:table-cell office:value-type="float" office:value="-117">
                <text:p>-1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4">
                <text:p>0.564</text:p>
              </table:table-cell>
              <table:table-cell office:value-type="float" office:value="0.397">
                <text:p>0.397</text:p>
              </table:table-cell>
              <table:table-cell office:value-type="float" office:value="39">
                <text:p>39</text:p>
              </table:table-cell>
              <table:table-cell office:value-type="float" office:value="-118">
                <text:p>-118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4">
                <text:p>0.044</text:p>
              </table:table-cell>
              <table:table-cell office:value-type="float" office:value="0.596">
                <text:p>0.596</text:p>
              </table:table-cell>
              <table:table-cell office:value-type="float" office:value="37.5">
                <text:p>37.5</text:p>
              </table:table-cell>
              <table:table-cell office:value-type="float" office:value="-120">
                <text:p>-120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9">
                <text:p>0.109</text:p>
              </table:table-cell>
              <table:table-cell office:value-type="float" office:value="0.189">
                <text:p>0.189</text:p>
              </table:table-cell>
              <table:table-cell office:value-type="float" office:value="0">
                <text:p>0</text:p>
              </table:table-cell>
              <table:table-cell office:value-type="float" office:value="-125.5">
                <text:p>-125.5</text:p>
              </table:table-cell>
              <table:table-cell office:value-type="float" office:value="-13.2">
                <text:p>-1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">
                <text:p>0.29</text:p>
              </table:table-cell>
              <table:table-cell office:value-type="float" office:value="0.044">
                <text:p>0.044</text:p>
              </table:table-cell>
              <table:table-cell office:value-type="float" office:value="45">
                <text:p>45</text:p>
              </table:table-cell>
              <table:table-cell office:value-type="float" office:value="-123">
                <text:p>-123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7">
                <text:p>0.077</text:p>
              </table:table-cell>
              <table:table-cell office:value-type="float" office:value="0.374">
                <text:p>0.374</text:p>
              </table:table-cell>
              <table:table-cell office:value-type="float" office:value="47">
                <text:p>47</text:p>
              </table:table-cell>
              <table:table-cell office:value-type="float" office:value="-121">
                <text:p>-121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9">
                <text:p>0.409</text:p>
              </table:table-cell>
              <table:table-cell office:value-type="float" office:value="0.25">
                <text:p>0.25</text:p>
              </table:table-cell>
              <table:table-cell office:value-type="float" office:value="49">
                <text:p>49</text:p>
              </table:table-cell>
              <table:table-cell office:value-type="float" office:value="-118.5">
                <text:p>-118.5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7">
                <text:p>0.447</text:p>
              </table:table-cell>
              <table:table-cell office:value-type="float" office:value="0.364">
                <text:p>0.364</text:p>
              </table:table-cell>
              <table:table-cell office:value-type="float" office:value="48">
                <text:p>48</text:p>
              </table:table-cell>
              <table:table-cell office:value-type="float" office:value="-112.5">
                <text:p>-112.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.626">
                <text:p>0.626</text:p>
              </table:table-cell>
              <table:table-cell office:value-type="float" office:value="50.5">
                <text:p>50.5</text:p>
              </table:table-cell>
              <table:table-cell office:value-type="float" office:value="-113.5">
                <text:p>-113.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9">
                <text:p>0.739</text:p>
              </table:table-cell>
              <table:table-cell office:value-type="float" office:value="0.01">
                <text:p>0.01</text:p>
              </table:table-cell>
              <table:table-cell office:value-type="float" office:value="52.5">
                <text:p>52.5</text:p>
              </table:table-cell>
              <table:table-cell office:value-type="float" office:value="-116.5">
                <text:p>-116.5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1">
                <text:p>0.301</text:p>
              </table:table-cell>
              <table:table-cell office:value-type="float" office:value="0.74">
                <text:p>0.74</text:p>
              </table:table-cell>
              <table:table-cell office:value-type="float" office:value="53.5">
                <text:p>53.5</text:p>
              </table:table-cell>
              <table:table-cell office:value-type="float" office:value="-116.5">
                <text:p>-116.5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1">
                <text:p>0.601</text:p>
              </table:table-cell>
              <table:table-cell office:value-type="float" office:value="0.593">
                <text:p>0.593</text:p>
              </table:table-cell>
              <table:table-cell office:value-type="float" office:value="54">
                <text:p>54</text:p>
              </table:table-cell>
              <table:table-cell office:value-type="float" office:value="-116">
                <text:p>-116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8">
                <text:p>0.818</text:p>
              </table:table-cell>
              <table:table-cell office:value-type="float" office:value="0.326">
                <text:p>0.326</text:p>
              </table:table-cell>
              <table:table-cell office:value-type="float" office:value="55">
                <text:p>55</text:p>
              </table:table-cell>
              <table:table-cell office:value-type="float" office:value="-116.5">
                <text:p>-116.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5">
                <text:p>0.045</text:p>
              </table:table-cell>
              <table:table-cell office:value-type="float" office:value="0.907">
                <text:p>0.907</text:p>
              </table:table-cell>
              <table:table-cell office:value-type="float" office:value="55">
                <text:p>55</text:p>
              </table:table-cell>
              <table:table-cell office:value-type="float" office:value="-116">
                <text:p>-1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19">
                <text:p>0.819</text:p>
              </table:table-cell>
              <table:table-cell office:value-type="float" office:value="0.443">
                <text:p>0.443</text:p>
              </table:table-cell>
              <table:table-cell office:value-type="float" office:value="56.5">
                <text:p>56.5</text:p>
              </table:table-cell>
              <table:table-cell office:value-type="float" office:value="-116">
                <text:p>-1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76">
                <text:p>0.776</text:p>
              </table:table-cell>
              <table:table-cell office:value-type="float" office:value="0.549">
                <text:p>0.549</text:p>
              </table:table-cell>
              <table:table-cell office:value-type="float" office:value="56.5">
                <text:p>56.5</text:p>
              </table:table-cell>
              <table:table-cell office:value-type="float" office:value="-117">
                <text:p>-1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">
                <text:p>0.14</text:p>
              </table:table-cell>
              <table:table-cell office:value-type="float" office:value="0.956">
                <text:p>0.956</text:p>
              </table:table-cell>
              <table:table-cell office:value-type="float" office:value="57">
                <text:p>57</text:p>
              </table:table-cell>
              <table:table-cell office:value-type="float" office:value="-116.5">
                <text:p>-116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6">
                <text:p>0.926</text:p>
              </table:table-cell>
              <table:table-cell office:value-type="float" office:value="0.322">
                <text:p>0.322</text:p>
              </table:table-cell>
              <table:table-cell office:value-type="float" office:value="57.5">
                <text:p>57.5</text:p>
              </table:table-cell>
              <table:table-cell office:value-type="float" office:value="-116">
                <text:p>-1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">
                <text:p>0.728</text:p>
              </table:table-cell>
              <table:table-cell office:value-type="float" office:value="0.676">
                <text:p>0.676</text:p>
              </table:table-cell>
              <table:table-cell office:value-type="float" office:value="57">
                <text:p>57</text:p>
              </table:table-cell>
              <table:table-cell office:value-type="float" office:value="-117">
                <text:p>-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1">
                <text:p>0.251</text:p>
              </table:table-cell>
              <table:table-cell office:value-type="float" office:value="0.974">
                <text:p>0.974</text:p>
              </table:table-cell>
              <table:table-cell office:value-type="float" office:value="57.5">
                <text:p>57.5</text:p>
              </table:table-cell>
              <table:table-cell office:value-type="float" office:value="-116.5">
                <text:p>-116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5">
                <text:p>0.985</text:p>
              </table:table-cell>
              <table:table-cell office:value-type="float" office:value="0.251">
                <text:p>0.251</text:p>
              </table:table-cell>
              <table:table-cell office:value-type="float" office:value="58">
                <text:p>58</text:p>
              </table:table-cell>
              <table:table-cell office:value-type="float" office:value="-117">
                <text:p>-1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5">
                <text:p>0.705</text:p>
              </table:table-cell>
              <table:table-cell office:value-type="float" office:value="0.746">
                <text:p>0.746</text:p>
              </table:table-cell>
              <table:table-cell office:value-type="float" office:value="58">
                <text:p>58</text:p>
              </table:table-cell>
              <table:table-cell office:value-type="float" office:value="-116.5">
                <text:p>-116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7">
                <text:p>0.307</text:p>
              </table:table-cell>
              <table:table-cell office:value-type="float" office:value="0.99">
                <text:p>0.99</text:p>
              </table:table-cell>
              <table:table-cell office:value-type="float" office:value="58.5">
                <text:p>58.5</text:p>
              </table:table-cell>
              <table:table-cell office:value-type="float" office:value="-116.5">
                <text:p>-116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02">
                <text:p>-1.02</text:p>
              </table:table-cell>
              <table:table-cell office:value-type="float" office:value="0.224">
                <text:p>0.224</text:p>
              </table:table-cell>
              <table:table-cell office:value-type="float" office:value="58.5">
                <text:p>58.5</text:p>
              </table:table-cell>
              <table:table-cell office:value-type="float" office:value="-116.5">
                <text:p>-116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9">
                <text:p>0.709</text:p>
              </table:table-cell>
              <table:table-cell office:value-type="float" office:value="0.779">
                <text:p>0.779</text:p>
              </table:table-cell>
              <table:table-cell office:value-type="float" office:value="58.5">
                <text:p>58.5</text:p>
              </table:table-cell>
              <table:table-cell office:value-type="float" office:value="-117">
                <text:p>-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1">
                <text:p>0.321</text:p>
              </table:table-cell>
              <table:table-cell office:value-type="float" office:value="1.011">
                <text:p>1.011</text:p>
              </table:table-cell>
              <table:table-cell office:value-type="float" office:value="59">
                <text:p>59</text:p>
              </table:table-cell>
              <table:table-cell office:value-type="float" office:value="-116.5">
                <text:p>-11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42">
                <text:p>1.042</text:p>
              </table:table-cell>
              <table:table-cell office:value-type="float" office:value="0.235">
                <text:p>0.235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5">
                <text:p>0.735</text:p>
              </table:table-cell>
              <table:table-cell office:value-type="float" office:value="0.784">
                <text:p>0.784</text:p>
              </table:table-cell>
              <table:table-cell office:value-type="float" office:value="58.5">
                <text:p>58.5</text:p>
              </table:table-cell>
              <table:table-cell office:value-type="float" office:value="-117">
                <text:p>-1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-1.038">
                <text:p>-1.038</text:p>
              </table:table-cell>
              <table:table-cell office:value-type="float" office:value="59">
                <text:p>59</text:p>
              </table:table-cell>
              <table:table-cell office:value-type="float" office:value="-116">
                <text:p>-1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051">
                <text:p>-1.051</text:p>
              </table:table-cell>
              <table:table-cell office:value-type="float" office:value="0.274">
                <text:p>0.274</text:p>
              </table:table-cell>
              <table:table-cell office:value-type="float" office:value="59.5">
                <text:p>59.5</text:p>
              </table:table-cell>
              <table:table-cell office:value-type="float" office:value="-117">
                <text:p>-11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1">
                <text:p>0.781</text:p>
              </table:table-cell>
              <table:table-cell office:value-type="float" office:value="0.763">
                <text:p>0.763</text:p>
              </table:table-cell>
              <table:table-cell office:value-type="float" office:value="59">
                <text:p>59</text:p>
              </table:table-cell>
              <table:table-cell office:value-type="float" office:value="-117">
                <text:p>-11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1">
                <text:p>0.251</text:p>
              </table:table-cell>
              <table:table-cell office:value-type="float" office:value="1.067">
                <text:p>1.067</text:p>
              </table:table-cell>
              <table:table-cell office:value-type="float" office:value="59">
                <text:p>59</text:p>
              </table:table-cell>
              <table:table-cell office:value-type="float" office:value="-116.5">
                <text:p>-116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46">
                <text:p>1.046</text:p>
              </table:table-cell>
              <table:table-cell office:value-type="float" office:value="0.34">
                <text:p>0.34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9">
                <text:p>0.839</text:p>
              </table:table-cell>
              <table:table-cell office:value-type="float" office:value="0.719">
                <text:p>0.719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6">
                <text:p>0.176</text:p>
              </table:table-cell>
              <table:table-cell office:value-type="float" office:value="-1.095">
                <text:p>-1.095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028">
                <text:p>-1.028</text:p>
              </table:table-cell>
              <table:table-cell office:value-type="float" office:value="0.425">
                <text:p>0.425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5">
                <text:p>0.905</text:p>
              </table:table-cell>
              <table:table-cell office:value-type="float" office:value="0.653">
                <text:p>0.653</text:p>
              </table:table-cell>
              <table:table-cell office:value-type="float" office:value="59">
                <text:p>59</text:p>
              </table:table-cell>
              <table:table-cell office:value-type="float" office:value="-116">
                <text:p>-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8">
                <text:p>0.078</text:p>
              </table:table-cell>
              <table:table-cell office:value-type="float" office:value="1.116">
                <text:p>1.116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2">
                <text:p>0.992</text:p>
              </table:table-cell>
              <table:table-cell office:value-type="float" office:value="0.524">
                <text:p>0.524</text:p>
              </table:table-cell>
              <table:table-cell office:value-type="float" office:value="59">
                <text:p>59</text:p>
              </table:table-cell>
              <table:table-cell office:value-type="float" office:value="-117">
                <text:p>-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3">
                <text:p>0.973</text:p>
              </table:table-cell>
              <table:table-cell office:value-type="float" office:value="0.565">
                <text:p>0.565</text:p>
              </table:table-cell>
              <table:table-cell office:value-type="float" office:value="59">
                <text:p>59</text:p>
              </table:table-cell>
              <table:table-cell office:value-type="float" office:value="-116.5">
                <text:p>-1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7">
                <text:p>0.037</text:p>
              </table:table-cell>
              <table:table-cell office:value-type="float" office:value="-1.126">
                <text:p>-1.126</text:p>
              </table:table-cell>
              <table:table-cell office:value-type="float" office:value="59.5">
                <text:p>59.5</text:p>
              </table:table-cell>
              <table:table-cell office:value-type="float" office:value="-116">
                <text:p>-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5">
                <text:p>0.935</text:p>
              </table:table-cell>
              <table:table-cell office:value-type="float" office:value="0.633">
                <text:p>0.633</text:p>
              </table:table-cell>
              <table:table-cell office:value-type="float" office:value="59">
                <text:p>59</text:p>
              </table:table-cell>
              <table:table-cell office:value-type="float" office:value="-116.5">
                <text:p>-116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035">
                <text:p>-1.035</text:p>
              </table:table-cell>
              <table:table-cell office:value-type="float" office:value="0.455">
                <text:p>0.455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8">
                <text:p>0.168</text:p>
              </table:table-cell>
              <table:table-cell office:value-type="float" office:value="1.121">
                <text:p>1.121</text:p>
              </table:table-cell>
              <table:table-cell office:value-type="float" office:value="58.5">
                <text:p>58.5</text:p>
              </table:table-cell>
              <table:table-cell office:value-type="float" office:value="-116">
                <text:p>-1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8">
                <text:p>0.858</text:p>
              </table:table-cell>
              <table:table-cell office:value-type="float" office:value="0.743">
                <text:p>0.743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9">
                <text:p>1.089</text:p>
              </table:table-cell>
              <table:table-cell office:value-type="float" office:value="0.325">
                <text:p>0.325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">
                <text:p>0.31</text:p>
              </table:table-cell>
              <table:table-cell office:value-type="float" office:value="-1.095">
                <text:p>-1.095</text:p>
              </table:table-cell>
              <table:table-cell office:value-type="float" office:value="59">
                <text:p>59</text:p>
              </table:table-cell>
              <table:table-cell office:value-type="float" office:value="-116">
                <text:p>-1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7">
                <text:p>0.757</text:p>
              </table:table-cell>
              <table:table-cell office:value-type="float" office:value="0.852">
                <text:p>0.852</text:p>
              </table:table-cell>
              <table:table-cell office:value-type="float" office:value="59.5">
                <text:p>59.5</text:p>
              </table:table-cell>
              <table:table-cell office:value-type="float" office:value="-115.5">
                <text:p>-115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27">
                <text:p>-1.127</text:p>
              </table:table-cell>
              <table:table-cell office:value-type="float" office:value="0.179">
                <text:p>0.179</text:p>
              </table:table-cell>
              <table:table-cell office:value-type="float" office:value="59">
                <text:p>59</text:p>
              </table:table-cell>
              <table:table-cell office:value-type="float" office:value="-116.5">
                <text:p>-116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">
                <text:p>0.457</text:p>
              </table:table-cell>
              <table:table-cell office:value-type="float" office:value="1.046">
                <text:p>1.046</text:p>
              </table:table-cell>
              <table:table-cell office:value-type="float" office:value="59">
                <text:p>59</text:p>
              </table:table-cell>
              <table:table-cell office:value-type="float" office:value="-116.5">
                <text:p>-116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34">
                <text:p>0.634</text:p>
              </table:table-cell>
              <table:table-cell office:value-type="float" office:value="0.951">
                <text:p>0.951</text:p>
              </table:table-cell>
              <table:table-cell office:value-type="float" office:value="59">
                <text:p>59</text:p>
              </table:table-cell>
              <table:table-cell office:value-type="float" office:value="-116">
                <text:p>-1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45">
                <text:p>1.145</text:p>
              </table:table-cell>
              <table:table-cell office:value-type="float" office:value="0.019">
                <text:p>0.019</text:p>
              </table:table-cell>
              <table:table-cell office:value-type="float" office:value="59.5">
                <text:p>59.5</text:p>
              </table:table-cell>
              <table:table-cell office:value-type="float" office:value="-117">
                <text:p>-11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4">
                <text:p>0.604</text:p>
              </table:table-cell>
              <table:table-cell office:value-type="float" office:value="0.973">
                <text:p>0.973</text:p>
              </table:table-cell>
              <table:table-cell office:value-type="float" office:value="59">
                <text:p>59</text:p>
              </table:table-cell>
              <table:table-cell office:value-type="float" office:value="-116">
                <text:p>-1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9">
                <text:p>0.489</text:p>
              </table:table-cell>
              <table:table-cell office:value-type="float" office:value="-1.036">
                <text:p>-1.036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37">
                <text:p>-1.137</text:p>
              </table:table-cell>
              <table:table-cell office:value-type="float" office:value="0.151">
                <text:p>0.151</text:p>
              </table:table-cell>
              <table:table-cell office:value-type="float" office:value="59.5">
                <text:p>59.5</text:p>
              </table:table-cell>
              <table:table-cell office:value-type="float" office:value="-116">
                <text:p>-1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46">
                <text:p>0.746</text:p>
              </table:table-cell>
              <table:table-cell office:value-type="float" office:value="0.873">
                <text:p>0.873</text:p>
              </table:table-cell>
              <table:table-cell office:value-type="float" office:value="59.5">
                <text:p>59.5</text:p>
              </table:table-cell>
              <table:table-cell office:value-type="float" office:value="-116">
                <text:p>-1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7">
                <text:p>0.327</text:p>
              </table:table-cell>
              <table:table-cell office:value-type="float" office:value="1.101">
                <text:p>1.101</text:p>
              </table:table-cell>
              <table:table-cell office:value-type="float" office:value="59.5">
                <text:p>59.5</text:p>
              </table:table-cell>
              <table:table-cell office:value-type="float" office:value="-115.5">
                <text:p>-115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03">
                <text:p>1.103</text:p>
              </table:table-cell>
              <table:table-cell office:value-type="float" office:value="0.326">
                <text:p>0.326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5">
                <text:p>0.875</text:p>
              </table:table-cell>
              <table:table-cell office:value-type="float" office:value="0.747">
                <text:p>0.747</text:p>
              </table:table-cell>
              <table:table-cell office:value-type="float" office:value="59.5">
                <text:p>59.5</text:p>
              </table:table-cell>
              <table:table-cell office:value-type="float" office:value="-116">
                <text:p>-1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8">
                <text:p>0.148</text:p>
              </table:table-cell>
              <table:table-cell office:value-type="float" office:value="-1.143">
                <text:p>-1.143</text:p>
              </table:table-cell>
              <table:table-cell office:value-type="float" office:value="59.5">
                <text:p>59.5</text:p>
              </table:table-cell>
              <table:table-cell office:value-type="float" office:value="-116">
                <text:p>-1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039">
                <text:p>-1.039</text:p>
              </table:table-cell>
              <table:table-cell office:value-type="float" office:value="0.499">
                <text:p>0.499</text:p>
              </table:table-cell>
              <table:table-cell office:value-type="float" office:value="59">
                <text:p>59</text:p>
              </table:table-cell>
              <table:table-cell office:value-type="float" office:value="-116">
                <text:p>-1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7">
                <text:p>0.987</text:p>
              </table:table-cell>
              <table:table-cell office:value-type="float" office:value="0.597">
                <text:p>0.597</text:p>
              </table:table-cell>
              <table:table-cell office:value-type="float" office:value="59.5">
                <text:p>59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">
                <text:p>0.04</text:p>
              </table:table-cell>
              <table:table-cell office:value-type="float" office:value="1.153">
                <text:p>1.153</text:p>
              </table:table-cell>
              <table:table-cell office:value-type="float" office:value="59.5">
                <text:p>59.5</text:p>
              </table:table-cell>
              <table:table-cell office:value-type="float" office:value="-116">
                <text:p>-11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3">
                <text:p>0.943</text:p>
              </table:table-cell>
              <table:table-cell office:value-type="float" office:value="0.665">
                <text:p>0.665</text:p>
              </table:table-cell>
              <table:table-cell office:value-type="float" office:value="59.5">
                <text:p>59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74">
                <text:p>1.074</text:p>
              </table:table-cell>
              <table:table-cell office:value-type="float" office:value="0.424">
                <text:p>0.424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4">
                <text:p>0.234</text:p>
              </table:table-cell>
              <table:table-cell office:value-type="float" office:value="-1.131">
                <text:p>-1.131</text:p>
              </table:table-cell>
              <table:table-cell office:value-type="float" office:value="59.5">
                <text:p>59.5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7">
                <text:p>0.817</text:p>
              </table:table-cell>
              <table:table-cell office:value-type="float" office:value="0.817">
                <text:p>0.817</text:p>
              </table:table-cell>
              <table:table-cell office:value-type="float" office:value="59">
                <text:p>59</text:p>
              </table:table-cell>
              <table:table-cell office:value-type="float" office:value="-116">
                <text:p>-11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133">
                <text:p>-1.133</text:p>
              </table:table-cell>
              <table:table-cell office:value-type="float" office:value="0.235">
                <text:p>0.235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7">
                <text:p>0.427</text:p>
              </table:table-cell>
              <table:table-cell office:value-type="float" office:value="1.075">
                <text:p>1.075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4">
                <text:p>0.664</text:p>
              </table:table-cell>
              <table:table-cell office:value-type="float" office:value="0.948">
                <text:p>0.948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8">
                <text:p>1.158</text:p>
              </table:table-cell>
              <table:table-cell office:value-type="float" office:value="0.032">
                <text:p>0.032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">
                <text:p>0.61</text:p>
              </table:table-cell>
              <table:table-cell office:value-type="float" office:value="0.984">
                <text:p>0.984</text:p>
              </table:table-cell>
              <table:table-cell office:value-type="float" office:value="59.5">
                <text:p>59.5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85">
                <text:p>0.485</text:p>
              </table:table-cell>
              <table:table-cell office:value-type="float" office:value="-1.051">
                <text:p>-1.051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146">
                <text:p>-1.146</text:p>
              </table:table-cell>
              <table:table-cell office:value-type="float" office:value="0.174">
                <text:p>0.174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8">
                <text:p>0.778</text:p>
              </table:table-cell>
              <table:table-cell office:value-type="float" office:value="0.859">
                <text:p>0.859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87">
                <text:p>0.287</text:p>
              </table:table-cell>
              <table:table-cell office:value-type="float" office:value="1.123">
                <text:p>1.123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95">
                <text:p>1.095</text:p>
              </table:table-cell>
              <table:table-cell office:value-type="float" office:value="0.38">
                <text:p>0.38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23">
                <text:p>0.923</text:p>
              </table:table-cell>
              <table:table-cell office:value-type="float" office:value="0.703">
                <text:p>0.703</text:p>
              </table:table-cell>
              <table:table-cell office:value-type="float" office:value="58.5">
                <text:p>58.5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6">
                <text:p>0.076</text:p>
              </table:table-cell>
              <table:table-cell office:value-type="float" office:value="-1.157">
                <text:p>-1.157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07">
                <text:p>-1.007</text:p>
              </table:table-cell>
              <table:table-cell office:value-type="float" office:value="0.577">
                <text:p>0.577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037">
                <text:p>-1.037</text:p>
              </table:table-cell>
              <table:table-cell office:value-type="float" office:value="0.52">
                <text:p>0.52</text:p>
              </table:table-cell>
              <table:table-cell office:value-type="float" office:value="54.5">
                <text:p>54.5</text:p>
              </table:table-cell>
              <table:table-cell office:value-type="float" office:value="-111">
                <text:p>-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">
                <text:p>0.14</text:p>
              </table:table-cell>
              <table:table-cell office:value-type="float" office:value="1.151">
                <text:p>1.151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1">
                <text:p>0.881</text:p>
              </table:table-cell>
              <table:table-cell office:value-type="float" office:value="0.755">
                <text:p>0.755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7">
                <text:p>1.117</text:p>
              </table:table-cell>
              <table:table-cell office:value-type="float" office:value="0.314">
                <text:p>0.314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6">
                <text:p>0.356</text:p>
              </table:table-cell>
              <table:table-cell office:value-type="float" office:value="-1.105">
                <text:p>-1.105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2">
                <text:p>0.722</text:p>
              </table:table-cell>
              <table:table-cell office:value-type="float" office:value="0.909">
                <text:p>0.909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57">
                <text:p>-1.157</text:p>
              </table:table-cell>
              <table:table-cell office:value-type="float" office:value="0.096">
                <text:p>0.096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1">
                <text:p>0.561</text:p>
              </table:table-cell>
              <table:table-cell office:value-type="float" office:value="1.016">
                <text:p>1.016</text:p>
              </table:table-cell>
              <table:table-cell office:value-type="float" office:value="59.5">
                <text:p>59.5</text:p>
              </table:table-cell>
              <table:table-cell office:value-type="float" office:value="-116.5">
                <text:p>-116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3">
                <text:p>0.533</text:p>
              </table:table-cell>
              <table:table-cell office:value-type="float" office:value="1.032">
                <text:p>1.032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54">
                <text:p>1.154</text:p>
              </table:table-cell>
              <table:table-cell office:value-type="float" office:value="0.129">
                <text:p>0.129</text:p>
              </table:table-cell>
              <table:table-cell office:value-type="float" office:value="59">
                <text:p>59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47">
                <text:p>0.747</text:p>
              </table:table-cell>
              <table:table-cell office:value-type="float" office:value="0.889">
                <text:p>0.889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3">
                <text:p>0.323</text:p>
              </table:table-cell>
              <table:table-cell office:value-type="float" office:value="-1.116">
                <text:p>-1.116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08">
                <text:p>-1.108</text:p>
              </table:table-cell>
              <table:table-cell office:value-type="float" office:value="0.35">
                <text:p>0.35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07">
                <text:p>0.907</text:p>
              </table:table-cell>
              <table:table-cell office:value-type="float" office:value="0.725">
                <text:p>0.725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8">
                <text:p>0.098</text:p>
              </table:table-cell>
              <table:table-cell office:value-type="float" office:value="1.158">
                <text:p>1.158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7">
                <text:p>1.017</text:p>
              </table:table-cell>
              <table:table-cell office:value-type="float" office:value="0.562">
                <text:p>0.562</text:p>
              </table:table-cell>
              <table:table-cell office:value-type="float" office:value="58.5">
                <text:p>58.5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3">
                <text:p>1.033</text:p>
              </table:table-cell>
              <table:table-cell office:value-type="float" office:value="0.533">
                <text:p>0.533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1">
                <text:p>0.131</text:p>
              </table:table-cell>
              <table:table-cell office:value-type="float" office:value="-1.155">
                <text:p>-1.155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86">
                <text:p>0.886</text:p>
              </table:table-cell>
              <table:table-cell office:value-type="float" office:value="0.753">
                <text:p>0.753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119">
                <text:p>-1.119</text:p>
              </table:table-cell>
              <table:table-cell office:value-type="float" office:value="0.317">
                <text:p>0.317</text:p>
              </table:table-cell>
              <table:table-cell office:value-type="float" office:value="58.5">
                <text:p>58.5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">
                <text:p>0.36</text:p>
              </table:table-cell>
              <table:table-cell office:value-type="float" office:value="1.106">
                <text:p>1.106</text:p>
              </table:table-cell>
              <table:table-cell office:value-type="float" office:value="58.5">
                <text:p>58.5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17">
                <text:p>0.717</text:p>
              </table:table-cell>
              <table:table-cell office:value-type="float" office:value="0.915">
                <text:p>0.915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6">
                <text:p>1.16</text:p>
              </table:table-cell>
              <table:table-cell office:value-type="float" office:value="0.085">
                <text:p>0.085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75">
                <text:p>0.575</text:p>
              </table:table-cell>
              <table:table-cell office:value-type="float" office:value="-1.011">
                <text:p>-1.011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9">
                <text:p>0.519</text:p>
              </table:table-cell>
              <table:table-cell office:value-type="float" office:value="-1.04">
                <text:p>-1.04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153">
                <text:p>-1.153</text:p>
              </table:table-cell>
              <table:table-cell office:value-type="float" office:value="0.149">
                <text:p>0.149</text:p>
              </table:table-cell>
              <table:table-cell office:value-type="float" office:value="58">
                <text:p>58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7">
                <text:p>0.767</text:p>
              </table:table-cell>
              <table:table-cell office:value-type="float" office:value="0.874">
                <text:p>0.874</text:p>
              </table:table-cell>
              <table:table-cell office:value-type="float" office:value="53">
                <text:p>53</text:p>
              </table:table-cell>
              <table:table-cell office:value-type="float" office:value="-109">
                <text:p>-10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7">
                <text:p>0.297</text:p>
              </table:table-cell>
              <table:table-cell office:value-type="float" office:value="1.124">
                <text:p>1.124</text:p>
              </table:table-cell>
              <table:table-cell office:value-type="float" office:value="55.5">
                <text:p>55.5</text:p>
              </table:table-cell>
              <table:table-cell office:value-type="float" office:value="-112.5">
                <text:p>-112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99">
                <text:p>1.099</text:p>
              </table:table-cell>
              <table:table-cell office:value-type="float" office:value="0.38">
                <text:p>0.38</text:p>
              </table:table-cell>
              <table:table-cell office:value-type="float" office:value="58">
                <text:p>58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29">
                <text:p>0.929</text:p>
              </table:table-cell>
              <table:table-cell office:value-type="float" office:value="0.699">
                <text:p>0.699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">
                <text:p>0.061</text:p>
              </table:table-cell>
              <table:table-cell office:value-type="float" office:value="-1.161">
                <text:p>-1.161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8">
                <text:p>0.998</text:p>
              </table:table-cell>
              <table:table-cell office:value-type="float" office:value="0.597">
                <text:p>0.597</text:p>
              </table:table-cell>
              <table:table-cell office:value-type="float" office:value="58">
                <text:p>58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053">
                <text:p>-1.053</text:p>
              </table:table-cell>
              <table:table-cell office:value-type="float" office:value="0.494">
                <text:p>0.494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8">
                <text:p>0.178</text:p>
              </table:table-cell>
              <table:table-cell office:value-type="float" office:value="1.149">
                <text:p>1.149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3">
                <text:p>0.853</text:p>
              </table:table-cell>
              <table:table-cell office:value-type="float" office:value="0.79">
                <text:p>0.79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31">
                <text:p>1.131</text:p>
              </table:table-cell>
              <table:table-cell office:value-type="float" office:value="0.266">
                <text:p>0.266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1">
                <text:p>0.411</text:p>
              </table:table-cell>
              <table:table-cell office:value-type="float" office:value="-1.087">
                <text:p>-1.087</text:p>
              </table:table-cell>
              <table:table-cell office:value-type="float" office:value="57.5">
                <text:p>57.5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2">
                <text:p>0.672</text:p>
              </table:table-cell>
              <table:table-cell office:value-type="float" office:value="0.948">
                <text:p>0.948</text:p>
              </table:table-cell>
              <table:table-cell office:value-type="float" office:value="56.5">
                <text:p>56.5</text:p>
              </table:table-cell>
              <table:table-cell office:value-type="float" office:value="-112">
                <text:p>-11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161">
                <text:p>-1.161</text:p>
              </table:table-cell>
              <table:table-cell office:value-type="float" office:value="0.027">
                <text:p>0.027</text:p>
              </table:table-cell>
              <table:table-cell office:value-type="float" office:value="58.5">
                <text:p>58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6">
                <text:p>0.626</text:p>
              </table:table-cell>
              <table:table-cell office:value-type="float" office:value="0.978">
                <text:p>0.978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6">
                <text:p>0.46</text:p>
              </table:table-cell>
              <table:table-cell office:value-type="float" office:value="1.067">
                <text:p>1.067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42">
                <text:p>1.142</text:p>
              </table:table-cell>
              <table:table-cell office:value-type="float" office:value="0.214">
                <text:p>0.214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17">
                <text:p>0.817</text:p>
              </table:table-cell>
              <table:table-cell office:value-type="float" office:value="0.826">
                <text:p>0.826</text:p>
              </table:table-cell>
              <table:table-cell office:value-type="float" office:value="59">
                <text:p>59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7">
                <text:p>0.227</text:p>
              </table:table-cell>
              <table:table-cell office:value-type="float" office:value="-1.139">
                <text:p>-1.139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071">
                <text:p>-1.071</text:p>
              </table:table-cell>
              <table:table-cell office:value-type="float" office:value="0.449">
                <text:p>0.449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2">
                <text:p>0.972</text:p>
              </table:table-cell>
              <table:table-cell office:value-type="float" office:value="0.637">
                <text:p>0.637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">
                <text:p>0.015</text:p>
              </table:table-cell>
              <table:table-cell office:value-type="float" office:value="1.161">
                <text:p>1.161</text:p>
              </table:table-cell>
              <table:table-cell office:value-type="float" office:value="58">
                <text:p>58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53">
                <text:p>0.953</text:p>
              </table:table-cell>
              <table:table-cell office:value-type="float" office:value="0.663">
                <text:p>0.663</text:p>
              </table:table-cell>
              <table:table-cell office:value-type="float" office:value="58.5">
                <text:p>58.5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84">
                <text:p>1.084</text:p>
              </table:table-cell>
              <table:table-cell office:value-type="float" office:value="0.419">
                <text:p>0.419</text:p>
              </table:table-cell>
              <table:table-cell office:value-type="float" office:value="58">
                <text:p>58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9">
                <text:p>0.259</text:p>
              </table:table-cell>
              <table:table-cell office:value-type="float" office:value="-1.132">
                <text:p>-1.132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3">
                <text:p>0.793</text:p>
              </table:table-cell>
              <table:table-cell office:value-type="float" office:value="0.849">
                <text:p>0.849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148">
                <text:p>-1.148</text:p>
              </table:table-cell>
              <table:table-cell office:value-type="float" office:value="0.181">
                <text:p>0.181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92">
                <text:p>0.492</text:p>
              </table:table-cell>
              <table:table-cell office:value-type="float" office:value="1.052">
                <text:p>1.052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5">
                <text:p>0.595</text:p>
              </table:table-cell>
              <table:table-cell office:value-type="float" office:value="0.997">
                <text:p>0.997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6">
                <text:p>1.16</text:p>
              </table:table-cell>
              <table:table-cell office:value-type="float" office:value="0.065">
                <text:p>0.065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03">
                <text:p>0.703</text:p>
              </table:table-cell>
              <table:table-cell office:value-type="float" office:value="0.924">
                <text:p>0.924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">
                <text:p>0.37</text:p>
              </table:table-cell>
              <table:table-cell office:value-type="float" office:value="-1.1">
                <text:p>-1.1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119">
                <text:p>-1.119</text:p>
              </table:table-cell>
              <table:table-cell office:value-type="float" office:value="0.31">
                <text:p>0.31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4">
                <text:p>0.884</text:p>
              </table:table-cell>
              <table:table-cell office:value-type="float" office:value="0.752">
                <text:p>0.752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27">
                <text:p>0.127</text:p>
              </table:table-cell>
              <table:table-cell office:value-type="float" office:value="1.155">
                <text:p>1.155</text:p>
              </table:table-cell>
              <table:table-cell office:value-type="float" office:value="58.5">
                <text:p>58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27">
                <text:p>1.027</text:p>
              </table:table-cell>
              <table:table-cell office:value-type="float" office:value="0.54">
                <text:p>0.54</text:p>
              </table:table-cell>
              <table:table-cell office:value-type="float" office:value="58.5">
                <text:p>58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4">
                <text:p>1.024</text:p>
              </table:table-cell>
              <table:table-cell office:value-type="float" office:value="0.547">
                <text:p>0.547</text:p>
              </table:table-cell>
              <table:table-cell office:value-type="float" office:value="58">
                <text:p>58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2">
                <text:p>0.12</text:p>
              </table:table-cell>
              <table:table-cell office:value-type="float" office:value="-1.154">
                <text:p>-1.154</text:p>
              </table:table-cell>
              <table:table-cell office:value-type="float" office:value="58">
                <text:p>58</text:p>
              </table:table-cell>
              <table:table-cell office:value-type="float" office:value="-115.5">
                <text:p>-11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88">
                <text:p>0.888</text:p>
              </table:table-cell>
              <table:table-cell office:value-type="float" office:value="0.746">
                <text:p>0.746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117">
                <text:p>-1.117</text:p>
              </table:table-cell>
              <table:table-cell office:value-type="float" office:value="0.316">
                <text:p>0.316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4">
                <text:p>0.364</text:p>
              </table:table-cell>
              <table:table-cell office:value-type="float" office:value="1.102">
                <text:p>1.102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07">
                <text:p>0.707</text:p>
              </table:table-cell>
              <table:table-cell office:value-type="float" office:value="0.918">
                <text:p>0.918</text:p>
              </table:table-cell>
              <table:table-cell office:value-type="float" office:value="58">
                <text:p>58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57">
                <text:p>1.157</text:p>
              </table:table-cell>
              <table:table-cell office:value-type="float" office:value="0.069">
                <text:p>0.069</text:p>
              </table:table-cell>
              <table:table-cell office:value-type="float" office:value="58">
                <text:p>58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1">
                <text:p>0.591</text:p>
              </table:table-cell>
              <table:table-cell office:value-type="float" office:value="0.997">
                <text:p>0.997</text:p>
              </table:table-cell>
              <table:table-cell office:value-type="float" office:value="57.5">
                <text:p>57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3">
                <text:p>0.493</text:p>
              </table:table-cell>
              <table:table-cell office:value-type="float" office:value="-1.049">
                <text:p>-1.049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145">
                <text:p>-1.145</text:p>
              </table:table-cell>
              <table:table-cell office:value-type="float" office:value="0.18">
                <text:p>0.18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2">
                <text:p>0.792</text:p>
              </table:table-cell>
              <table:table-cell office:value-type="float" office:value="0.846">
                <text:p>0.846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55">
                <text:p>0.255</text:p>
              </table:table-cell>
              <table:table-cell office:value-type="float" office:value="1.13">
                <text:p>1.13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78">
                <text:p>1.078</text:p>
              </table:table-cell>
              <table:table-cell office:value-type="float" office:value="0.422">
                <text:p>0.422</text:p>
              </table:table-cell>
              <table:table-cell office:value-type="float" office:value="56">
                <text:p>56</text:p>
              </table:table-cell>
              <table:table-cell office:value-type="float" office:value="-112.5">
                <text:p>-112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54">
                <text:p>0.954</text:p>
              </table:table-cell>
              <table:table-cell office:value-type="float" office:value="0.655">
                <text:p>0.655</text:p>
              </table:table-cell>
              <table:table-cell office:value-type="float" office:value="57">
                <text:p>57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">
                <text:p>0.006</text:p>
              </table:table-cell>
              <table:table-cell office:value-type="float" office:value="-1.158">
                <text:p>-1.158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62">
                <text:p>0.962</text:p>
              </table:table-cell>
              <table:table-cell office:value-type="float" office:value="0.644">
                <text:p>0.644</text:p>
              </table:table-cell>
              <table:table-cell office:value-type="float" office:value="57.5">
                <text:p>57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074">
                <text:p>-1.074</text:p>
              </table:table-cell>
              <table:table-cell office:value-type="float" office:value="0.433">
                <text:p>0.433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3">
                <text:p>0.243</text:p>
              </table:table-cell>
              <table:table-cell office:value-type="float" office:value="1.131">
                <text:p>1.131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99">
                <text:p>0.799</text:p>
              </table:table-cell>
              <table:table-cell office:value-type="float" office:value="0.837">
                <text:p>0.837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42">
                <text:p>1.142</text:p>
              </table:table-cell>
              <table:table-cell office:value-type="float" office:value="0.191">
                <text:p>0.191</text:p>
              </table:table-cell>
              <table:table-cell office:value-type="float" office:value="57.5">
                <text:p>57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83">
                <text:p>0.483</text:p>
              </table:table-cell>
              <table:table-cell office:value-type="float" office:value="-1.051">
                <text:p>-1.051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9">
                <text:p>0.599</text:p>
              </table:table-cell>
              <table:table-cell office:value-type="float" office:value="0.99">
                <text:p>0.99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156">
                <text:p>-1.156</text:p>
              </table:table-cell>
              <table:table-cell office:value-type="float" office:value="0.06">
                <text:p>0.06</text:p>
              </table:table-cell>
              <table:table-cell office:value-type="float" office:value="57.5">
                <text:p>57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99">
                <text:p>0.699</text:p>
              </table:table-cell>
              <table:table-cell office:value-type="float" office:value="0.921">
                <text:p>0.921</text:p>
              </table:table-cell>
              <table:table-cell office:value-type="float" office:value="58">
                <text:p>58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7">
                <text:p>0.37</text:p>
              </table:table-cell>
              <table:table-cell office:value-type="float" office:value="1.096">
                <text:p>1.096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15">
                <text:p>1.115</text:p>
              </table:table-cell>
              <table:table-cell office:value-type="float" office:value="0.309">
                <text:p>0.309</text:p>
              </table:table-cell>
              <table:table-cell office:value-type="float" office:value="57.5">
                <text:p>57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82">
                <text:p>0.882</text:p>
              </table:table-cell>
              <table:table-cell office:value-type="float" office:value="0.748">
                <text:p>0.748</text:p>
              </table:table-cell>
              <table:table-cell office:value-type="float" office:value="57.5">
                <text:p>57.5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3">
                <text:p>0.123</text:p>
              </table:table-cell>
              <table:table-cell office:value-type="float" office:value="-1.15">
                <text:p>-1.15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021">
                <text:p>-1.021</text:p>
              </table:table-cell>
              <table:table-cell office:value-type="float" office:value="0.545">
                <text:p>0.545</text:p>
              </table:table-cell>
              <table:table-cell office:value-type="float" office:value="57.5">
                <text:p>57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024">
                <text:p>-1.024</text:p>
              </table:table-cell>
              <table:table-cell office:value-type="float" office:value="0.538">
                <text:p>0.538</text:p>
              </table:table-cell>
              <table:table-cell office:value-type="float" office:value="57.5">
                <text:p>57.5</text:p>
              </table:table-cell>
              <table:table-cell office:value-type="float" office:value="-115">
                <text:p>-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">
                <text:p>0.13</text:p>
              </table:table-cell>
              <table:table-cell office:value-type="float" office:value="1.149">
                <text:p>1.149</text:p>
              </table:table-cell>
              <table:table-cell office:value-type="float" office:value="57.5">
                <text:p>57.5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77">
                <text:p>0.877</text:p>
              </table:table-cell>
              <table:table-cell office:value-type="float" office:value="0.753">
                <text:p>0.753</text:p>
              </table:table-cell>
              <table:table-cell office:value-type="float" office:value="57.5">
                <text:p>57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16">
                <text:p>1.116</text:p>
              </table:table-cell>
              <table:table-cell office:value-type="float" office:value="0.301">
                <text:p>0.301</text:p>
              </table:table-cell>
              <table:table-cell office:value-type="float" office:value="57.5">
                <text:p>57.5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77">
                <text:p>0.377</text:p>
              </table:table-cell>
              <table:table-cell office:value-type="float" office:value="-1.092">
                <text:p>-1.092</text:p>
              </table:table-cell>
              <table:table-cell office:value-type="float" office:value="57.5">
                <text:p>57.5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91">
                <text:p>0.691</text:p>
              </table:table-cell>
              <table:table-cell office:value-type="float" office:value="0.926">
                <text:p>0.926</text:p>
              </table:table-cell>
              <table:table-cell office:value-type="float" office:value="57">
                <text:p>57</text:p>
              </table:table-cell>
              <table:table-cell office:value-type="float" office:value="-114.5">
                <text:p>-11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154">
                <text:p>-1.154</text:p>
              </table:table-cell>
              <table:table-cell office:value-type="float" office:value="0.051">
                <text:p>0.051</text:p>
              </table:table-cell>
              <table:table-cell office:value-type="float" office:value="57">
                <text:p>57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06">
                <text:p>0.606</text:p>
              </table:table-cell>
              <table:table-cell office:value-type="float" office:value="0.983">
                <text:p>0.983</text:p>
              </table:table-cell>
              <table:table-cell office:value-type="float" office:value="57">
                <text:p>57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73">
                <text:p>0.473</text:p>
              </table:table-cell>
              <table:table-cell office:value-type="float" office:value="1.053">
                <text:p>1.053</text:p>
              </table:table-cell>
              <table:table-cell office:value-type="float" office:value="57.5">
                <text:p>57.5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36">
                <text:p>1.136</text:p>
              </table:table-cell>
              <table:table-cell office:value-type="float" office:value="0.201">
                <text:p>0.201</text:p>
              </table:table-cell>
              <table:table-cell office:value-type="float" office:value="57">
                <text:p>57</text:p>
              </table:table-cell>
              <table:table-cell office:value-type="float" office:value="-113">
                <text:p>-11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06">
                <text:p>0.806</text:p>
              </table:table-cell>
              <table:table-cell office:value-type="float" office:value="0.826">
                <text:p>0.826</text:p>
              </table:table-cell>
              <table:table-cell office:value-type="float" office:value="57">
                <text:p>57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9">
                <text:p>0.229</text:p>
              </table:table-cell>
              <table:table-cell office:value-type="float" office:value="-1.131">
                <text:p>-1.131</text:p>
              </table:table-cell>
              <table:table-cell office:value-type="float" office:value="57">
                <text:p>57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064">
                <text:p>-1.064</text:p>
              </table:table-cell>
              <table:table-cell office:value-type="float" office:value="0.445">
                <text:p>0.445</text:p>
              </table:table-cell>
              <table:table-cell office:value-type="float" office:value="57">
                <text:p>57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67">
                <text:p>0.967</text:p>
              </table:table-cell>
              <table:table-cell office:value-type="float" office:value="0.629">
                <text:p>0.629</text:p>
              </table:table-cell>
              <table:table-cell office:value-type="float" office:value="57">
                <text:p>57</text:p>
              </table:table-cell>
              <table:table-cell office:value-type="float" office:value="-114">
                <text:p>-1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3">
                <text:p>0.023</text:p>
              </table:table-cell>
              <table:table-cell office:value-type="float" office:value="1.153">
                <text:p>1.153</text:p>
              </table:table-cell>
              <table:table-cell office:value-type="float" office:value="56.5">
                <text:p>56.5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41">
                <text:p>0.941</text:p>
              </table:table-cell>
              <table:table-cell office:value-type="float" office:value="0.667">
                <text:p>0.667</text:p>
              </table:table-cell>
              <table:table-cell office:value-type="float" office:value="57">
                <text:p>57</text:p>
              </table:table-cell>
              <table:table-cell office:value-type="float" office:value="-113">
                <text:p>-11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81">
                <text:p>1.081</text:p>
              </table:table-cell>
              <table:table-cell office:value-type="float" office:value="0.402">
                <text:p>0.402</text:p>
              </table:table-cell>
              <table:table-cell office:value-type="float" office:value="57">
                <text:p>57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75">
                <text:p>0.275</text:p>
              </table:table-cell>
              <table:table-cell office:value-type="float" office:value="-1.12">
                <text:p>-1.12</text:p>
              </table:table-cell>
              <table:table-cell office:value-type="float" office:value="57">
                <text:p>57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71">
                <text:p>0.771</text:p>
              </table:table-cell>
              <table:table-cell office:value-type="float" office:value="0.857">
                <text:p>0.857</text:p>
              </table:table-cell>
              <table:table-cell office:value-type="float" office:value="57">
                <text:p>57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142">
                <text:p>-1.142</text:p>
              </table:table-cell>
              <table:table-cell office:value-type="float" office:value="0.155">
                <text:p>0.155</text:p>
              </table:table-cell>
              <table:table-cell office:value-type="float" office:value="56">
                <text:p>56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14">
                <text:p>0.514</text:p>
              </table:table-cell>
              <table:table-cell office:value-type="float" office:value="1.031">
                <text:p>1.031</text:p>
              </table:table-cell>
              <table:table-cell office:value-type="float" office:value="56">
                <text:p>56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64">
                <text:p>0.564</text:p>
              </table:table-cell>
              <table:table-cell office:value-type="float" office:value="1.005">
                <text:p>1.005</text:p>
              </table:table-cell>
              <table:table-cell office:value-type="float" office:value="57">
                <text:p>57</text:p>
              </table:table-cell>
              <table:table-cell office:value-type="float" office:value="-114">
                <text:p>-11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47">
                <text:p>1.147</text:p>
              </table:table-cell>
              <table:table-cell office:value-type="float" office:value="0.1">
                <text:p>0.1</text:p>
              </table:table-cell>
              <table:table-cell office:value-type="float" office:value="57">
                <text:p>57</text:p>
              </table:table-cell>
              <table:table-cell office:value-type="float" office:value="-113.5">
                <text:p>-113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28">
                <text:p>0.728</text:p>
              </table:table-cell>
              <table:table-cell office:value-type="float" office:value="0.894">
                <text:p>0.894</text:p>
              </table:table-cell>
              <table:table-cell office:value-type="float" office:value="56.5">
                <text:p>56.5</text:p>
              </table:table-cell>
              <table:table-cell office:value-type="float" office:value="-113">
                <text:p>-11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9">
                <text:p>0.329</text:p>
              </table:table-cell>
              <table:table-cell office:value-type="float" office:value="-1.104">
                <text:p>-1.104</text:p>
              </table:table-cell>
              <table:table-cell office:value-type="float" office:value="56.5">
                <text:p>56.5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099">
                <text:p>-1.099</text:p>
              </table:table-cell>
              <table:table-cell office:value-type="float" office:value="0.348">
                <text:p>0.348</text:p>
              </table:table-cell>
              <table:table-cell office:value-type="float" office:value="56.5">
                <text:p>56.5</text:p>
              </table:table-cell>
              <table:table-cell office:value-type="float" office:value="-113.5">
                <text:p>-113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07">
                <text:p>0.907</text:p>
              </table:table-cell>
              <table:table-cell office:value-type="float" office:value="0.712">
                <text:p>0.712</text:p>
              </table:table-cell>
              <table:table-cell office:value-type="float" office:value="57">
                <text:p>57</text:p>
              </table:table-cell>
              <table:table-cell office:value-type="float" office:value="-113.5">
                <text:p>-11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8">
                <text:p>0.078</text:p>
              </table:table-cell>
              <table:table-cell office:value-type="float" office:value="1.15">
                <text:p>1.15</text:p>
              </table:table-cell>
              <table:table-cell office:value-type="float" office:value="56.5">
                <text:p>56.5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4">
                <text:p>0.994</text:p>
              </table:table-cell>
              <table:table-cell office:value-type="float" office:value="0.582">
                <text:p>0.582</text:p>
              </table:table-cell>
              <table:table-cell office:value-type="float" office:value="56.5">
                <text:p>56.5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4">
                <text:p>1.04</text:p>
              </table:table-cell>
              <table:table-cell office:value-type="float" office:value="0.495">
                <text:p>0.495</text:p>
              </table:table-cell>
              <table:table-cell office:value-type="float" office:value="56.5">
                <text:p>56.5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76">
                <text:p>0.176</text:p>
              </table:table-cell>
              <table:table-cell office:value-type="float" office:value="-1.139">
                <text:p>-1.139</text:p>
              </table:table-cell>
              <table:table-cell office:value-type="float" office:value="56.5">
                <text:p>56.5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1">
                <text:p>0.841</text:p>
              </table:table-cell>
              <table:table-cell office:value-type="float" office:value="0.787">
                <text:p>0.787</text:p>
              </table:table-cell>
              <table:table-cell office:value-type="float" office:value="56">
                <text:p>56</text:p>
              </table:table-cell>
              <table:table-cell office:value-type="float" office:value="-113.5">
                <text:p>-113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124">
                <text:p>-1.124</text:p>
              </table:table-cell>
              <table:table-cell office:value-type="float" office:value="0.253">
                <text:p>0.253</text:p>
              </table:table-cell>
              <table:table-cell office:value-type="float" office:value="56">
                <text:p>56</text:p>
              </table:table-cell>
              <table:table-cell office:value-type="float" office:value="-113.5">
                <text:p>-113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23">
                <text:p>0.423</text:p>
              </table:table-cell>
              <table:table-cell office:value-type="float" office:value="1.072">
                <text:p>1.072</text:p>
              </table:table-cell>
              <table:table-cell office:value-type="float" office:value="56.5">
                <text:p>56.5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47">
                <text:p>0.647</text:p>
              </table:table-cell>
              <table:table-cell office:value-type="float" office:value="0.952">
                <text:p>0.952</text:p>
              </table:table-cell>
              <table:table-cell office:value-type="float" office:value="56">
                <text:p>56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52">
                <text:p>1.152</text:p>
              </table:table-cell>
              <table:table-cell office:value-type="float" office:value="0.001">
                <text:p>0.001</text:p>
              </table:table-cell>
              <table:table-cell office:value-type="float" office:value="56">
                <text:p>56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48">
                <text:p>0.648</text:p>
              </table:table-cell>
              <table:table-cell office:value-type="float" office:value="0.951">
                <text:p>0.951</text:p>
              </table:table-cell>
              <table:table-cell office:value-type="float" office:value="55.5">
                <text:p>55.5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21">
                <text:p>0.421</text:p>
              </table:table-cell>
              <table:table-cell office:value-type="float" office:value="-1.071">
                <text:p>-1.071</text:p>
              </table:table-cell>
              <table:table-cell office:value-type="float" office:value="56">
                <text:p>56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123">
                <text:p>-1.123</text:p>
              </table:table-cell>
              <table:table-cell office:value-type="float" office:value="0.255">
                <text:p>0.255</text:p>
              </table:table-cell>
              <table:table-cell office:value-type="float" office:value="56">
                <text:p>56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42">
                <text:p>0.842</text:p>
              </table:table-cell>
              <table:table-cell office:value-type="float" office:value="0.784">
                <text:p>0.784</text:p>
              </table:table-cell>
              <table:table-cell office:value-type="float" office:value="55.5">
                <text:p>55.5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73">
                <text:p>0.173</text:p>
              </table:table-cell>
              <table:table-cell office:value-type="float" office:value="1.138">
                <text:p>1.138</text:p>
              </table:table-cell>
              <table:table-cell office:value-type="float" office:value="55.5">
                <text:p>55.5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39">
                <text:p>1.039</text:p>
              </table:table-cell>
              <table:table-cell office:value-type="float" office:value="0.496">
                <text:p>0.496</text:p>
              </table:table-cell>
              <table:table-cell office:value-type="float" office:value="56">
                <text:p>56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4">
                <text:p>0.994</text:p>
              </table:table-cell>
              <table:table-cell office:value-type="float" office:value="0.578">
                <text:p>0.578</text:p>
              </table:table-cell>
              <table:table-cell office:value-type="float" office:value="55.5">
                <text:p>55.5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1">
                <text:p>0.081</text:p>
              </table:table-cell>
              <table:table-cell office:value-type="float" office:value="-1.148">
                <text:p>-1.148</text:p>
              </table:table-cell>
              <table:table-cell office:value-type="float" office:value="55.5">
                <text:p>55.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03">
                <text:p>0.903</text:p>
              </table:table-cell>
              <table:table-cell office:value-type="float" office:value="0.713">
                <text:p>0.713</text:p>
              </table:table-cell>
              <table:table-cell office:value-type="float" office:value="56">
                <text:p>56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097">
                <text:p>-1.097</text:p>
              </table:table-cell>
              <table:table-cell office:value-type="float" office:value="0.345">
                <text:p>0.345</text:p>
              </table:table-cell>
              <table:table-cell office:value-type="float" office:value="54.5">
                <text:p>54.5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2">
                <text:p>0.332</text:p>
              </table:table-cell>
              <table:table-cell office:value-type="float" office:value="1.1">
                <text:p>1.1</text:p>
              </table:table-cell>
              <table:table-cell office:value-type="float" office:value="55.5">
                <text:p>55.5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22">
                <text:p>0.722</text:p>
              </table:table-cell>
              <table:table-cell office:value-type="float" office:value="0.894">
                <text:p>0.894</text:p>
              </table:table-cell>
              <table:table-cell office:value-type="float" office:value="55">
                <text:p>5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45">
                <text:p>1.145</text:p>
              </table:table-cell>
              <table:table-cell office:value-type="float" office:value="0.094">
                <text:p>0.094</text:p>
              </table:table-cell>
              <table:table-cell office:value-type="float" office:value="55.5">
                <text:p>55.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66">
                <text:p>0.566</text:p>
              </table:table-cell>
              <table:table-cell office:value-type="float" office:value="0.999">
                <text:p>0.999</text:p>
              </table:table-cell>
              <table:table-cell office:value-type="float" office:value="55.5">
                <text:p>55.5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07">
                <text:p>0.507</text:p>
              </table:table-cell>
              <table:table-cell office:value-type="float" office:value="-1.031">
                <text:p>-1.031</text:p>
              </table:table-cell>
              <table:table-cell office:value-type="float" office:value="56.5">
                <text:p>56.5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138">
                <text:p>-1.138</text:p>
              </table:table-cell>
              <table:table-cell office:value-type="float" office:value="0.161">
                <text:p>0.161</text:p>
              </table:table-cell>
              <table:table-cell office:value-type="float" office:value="55.5">
                <text:p>55.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74">
                <text:p>0.774</text:p>
              </table:table-cell>
              <table:table-cell office:value-type="float" office:value="0.848">
                <text:p>0.848</text:p>
              </table:table-cell>
              <table:table-cell office:value-type="float" office:value="56">
                <text:p>56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6">
                <text:p>0.266</text:p>
              </table:table-cell>
              <table:table-cell office:value-type="float" office:value="1.118">
                <text:p>1.118</text:p>
              </table:table-cell>
              <table:table-cell office:value-type="float" office:value="56">
                <text:p>56</text:p>
              </table:table-cell>
              <table:table-cell office:value-type="float" office:value="-113">
                <text:p>-1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74">
                <text:p>1.074</text:p>
              </table:table-cell>
              <table:table-cell office:value-type="float" office:value="0.409">
                <text:p>0.409</text:p>
              </table:table-cell>
              <table:table-cell office:value-type="float" office:value="55.5">
                <text:p>55.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43">
                <text:p>0.943</text:p>
              </table:table-cell>
              <table:table-cell office:value-type="float" office:value="0.657">
                <text:p>0.657</text:p>
              </table:table-cell>
              <table:table-cell office:value-type="float" office:value="54.5">
                <text:p>54.5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1">
                <text:p>0.011</text:p>
              </table:table-cell>
              <table:table-cell office:value-type="float" office:value="-1.149">
                <text:p>-1.149</text:p>
              </table:table-cell>
              <table:table-cell office:value-type="float" office:value="52.5">
                <text:p>52.5</text:p>
              </table:table-cell>
              <table:table-cell office:value-type="float" office:value="-109.5">
                <text:p>-109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57">
                <text:p>0.957</text:p>
              </table:table-cell>
              <table:table-cell office:value-type="float" office:value="0.636">
                <text:p>0.636</text:p>
              </table:table-cell>
              <table:table-cell office:value-type="float" office:value="53">
                <text:p>53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066">
                <text:p>-1.066</text:p>
              </table:table-cell>
              <table:table-cell office:value-type="float" office:value="0.431">
                <text:p>0.431</text:p>
              </table:table-cell>
              <table:table-cell office:value-type="float" office:value="55">
                <text:p>55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3">
                <text:p>0.243</text:p>
              </table:table-cell>
              <table:table-cell office:value-type="float" office:value="1.124">
                <text:p>1.124</text:p>
              </table:table-cell>
              <table:table-cell office:value-type="float" office:value="55">
                <text:p>55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92">
                <text:p>0.792</text:p>
              </table:table-cell>
              <table:table-cell office:value-type="float" office:value="0.832">
                <text:p>0.832</text:p>
              </table:table-cell>
              <table:table-cell office:value-type="float" office:value="54.5">
                <text:p>54.5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35">
                <text:p>1.135</text:p>
              </table:table-cell>
              <table:table-cell office:value-type="float" office:value="0.184">
                <text:p>0.184</text:p>
              </table:table-cell>
              <table:table-cell office:value-type="float" office:value="55.5">
                <text:p>55.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85">
                <text:p>0.485</text:p>
              </table:table-cell>
              <table:table-cell office:value-type="float" office:value="-1.042">
                <text:p>-1.042</text:p>
              </table:table-cell>
              <table:table-cell office:value-type="float" office:value="55">
                <text:p>55</text:p>
              </table:table-cell>
              <table:table-cell office:value-type="float" office:value="-112.5">
                <text:p>-11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8">
                <text:p>0.588</text:p>
              </table:table-cell>
              <table:table-cell office:value-type="float" office:value="0.988">
                <text:p>0.988</text:p>
              </table:table-cell>
              <table:table-cell office:value-type="float" office:value="54.5">
                <text:p>54.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147">
                <text:p>-1.147</text:p>
              </table:table-cell>
              <table:table-cell office:value-type="float" office:value="0.07">
                <text:p>0.07</text:p>
              </table:table-cell>
              <table:table-cell office:value-type="float" office:value="54.5">
                <text:p>54.5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03">
                <text:p>0.703</text:p>
              </table:table-cell>
              <table:table-cell office:value-type="float" office:value="0.908">
                <text:p>0.908</text:p>
              </table:table-cell>
              <table:table-cell office:value-type="float" office:value="54.5">
                <text:p>54.5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54">
                <text:p>0.354</text:p>
              </table:table-cell>
              <table:table-cell office:value-type="float" office:value="1.094">
                <text:p>1.094</text:p>
              </table:table-cell>
              <table:table-cell office:value-type="float" office:value="54.5">
                <text:p>54.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03">
                <text:p>1.103</text:p>
              </table:table-cell>
              <table:table-cell office:value-type="float" office:value="0.323">
                <text:p>0.323</text:p>
              </table:table-cell>
              <table:table-cell office:value-type="float" office:value="54.5">
                <text:p>54.5</text:p>
              </table:table-cell>
              <table:table-cell office:value-type="float" office:value="-112">
                <text:p>-1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88">
                <text:p>0.888</text:p>
              </table:table-cell>
              <table:table-cell office:value-type="float" office:value="0.729">
                <text:p>0.729</text:p>
              </table:table-cell>
              <table:table-cell office:value-type="float" office:value="54">
                <text:p>54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3">
                <text:p>0.103</text:p>
              </table:table-cell>
              <table:table-cell office:value-type="float" office:value="-1.144">
                <text:p>-1.144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004">
                <text:p>-1.004</text:p>
              </table:table-cell>
              <table:table-cell office:value-type="float" office:value="0.559">
                <text:p>0.559</text:p>
              </table:table-cell>
              <table:table-cell office:value-type="float" office:value="55">
                <text:p>55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027">
                <text:p>-1.027</text:p>
              </table:table-cell>
              <table:table-cell office:value-type="float" office:value="0.514">
                <text:p>0.514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4">
                <text:p>0.154</text:p>
              </table:table-cell>
              <table:table-cell office:value-type="float" office:value="1.139">
                <text:p>1.139</text:p>
              </table:table-cell>
              <table:table-cell office:value-type="float" office:value="51.5">
                <text:p>51.5</text:p>
              </table:table-cell>
              <table:table-cell office:value-type="float" office:value="-108.5">
                <text:p>-108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54">
                <text:p>0.854</text:p>
              </table:table-cell>
              <table:table-cell office:value-type="float" office:value="0.767">
                <text:p>0.767</text:p>
              </table:table-cell>
              <table:table-cell office:value-type="float" office:value="54">
                <text:p>54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115">
                <text:p>1.115</text:p>
              </table:table-cell>
              <table:table-cell office:value-type="float" office:value="0.271">
                <text:p>0.271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3">
                <text:p>0.403</text:p>
              </table:table-cell>
              <table:table-cell office:value-type="float" office:value="-1.075">
                <text:p>-1.075</text:p>
              </table:table-cell>
              <table:table-cell office:value-type="float" office:value="54">
                <text:p>54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6">
                <text:p>0.66</text:p>
              </table:table-cell>
              <table:table-cell office:value-type="float" office:value="0.936">
                <text:p>0.936</text:p>
              </table:table-cell>
              <table:table-cell office:value-type="float" office:value="54.5">
                <text:p>54.5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147">
                <text:p>-1.147</text:p>
              </table:table-cell>
              <table:table-cell office:value-type="float" office:value="0.018">
                <text:p>0.018</text:p>
              </table:table-cell>
              <table:table-cell office:value-type="float" office:value="54">
                <text:p>54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3">
                <text:p>0.63</text:p>
              </table:table-cell>
              <table:table-cell office:value-type="float" office:value="0.959">
                <text:p>0.959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7">
                <text:p>0.437</text:p>
              </table:table-cell>
              <table:table-cell office:value-type="float" office:value="1.06">
                <text:p>1.06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21">
                <text:p>1.121</text:p>
              </table:table-cell>
              <table:table-cell office:value-type="float" office:value="0.235">
                <text:p>0.235</text:p>
              </table:table-cell>
              <table:table-cell office:value-type="float" office:value="54">
                <text:p>54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26">
                <text:p>0.826</text:p>
              </table:table-cell>
              <table:table-cell office:value-type="float" office:value="0.794">
                <text:p>0.794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">
                <text:p>0.19</text:p>
              </table:table-cell>
              <table:table-cell office:value-type="float" office:value="-1.13">
                <text:p>-1.13</text:p>
              </table:table-cell>
              <table:table-cell office:value-type="float" office:value="53.5">
                <text:p>53.5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041">
                <text:p>-1.041</text:p>
              </table:table-cell>
              <table:table-cell office:value-type="float" office:value="0.478">
                <text:p>0.478</text:p>
              </table:table-cell>
              <table:table-cell office:value-type="float" office:value="54">
                <text:p>54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81">
                <text:p>0.981</text:p>
              </table:table-cell>
              <table:table-cell office:value-type="float" office:value="0.59">
                <text:p>0.59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64">
                <text:p>0.064</text:p>
              </table:table-cell>
              <table:table-cell office:value-type="float" office:value="1.143">
                <text:p>1.143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07">
                <text:p>0.907</text:p>
              </table:table-cell>
              <table:table-cell office:value-type="float" office:value="0.696">
                <text:p>0.696</text:p>
              </table:table-cell>
              <table:table-cell office:value-type="float" office:value="53.5">
                <text:p>53.5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88">
                <text:p>1.088</text:p>
              </table:table-cell>
              <table:table-cell office:value-type="float" office:value="0.357">
                <text:p>0.357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17">
                <text:p>0.317</text:p>
              </table:table-cell>
              <table:table-cell office:value-type="float" office:value="-1.099">
                <text:p>-1.099</text:p>
              </table:table-cell>
              <table:table-cell office:value-type="float" office:value="53.5">
                <text:p>53.5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3">
                <text:p>0.73</text:p>
              </table:table-cell>
              <table:table-cell office:value-type="float" office:value="0.88">
                <text:p>0.88</text:p>
              </table:table-cell>
              <table:table-cell office:value-type="float" office:value="54.5">
                <text:p>54.5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139">
                <text:p>-1.139</text:p>
              </table:table-cell>
              <table:table-cell office:value-type="float" office:value="0.108">
                <text:p>0.108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2">
                <text:p>0.552</text:p>
              </table:table-cell>
              <table:table-cell office:value-type="float" office:value="1.001">
                <text:p>1.001</text:p>
              </table:table-cell>
              <table:table-cell office:value-type="float" office:value="53.5">
                <text:p>53.5</text:p>
              </table:table-cell>
              <table:table-cell office:value-type="float" office:value="-111.5">
                <text:p>-11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6">
                <text:p>0.516</text:p>
              </table:table-cell>
              <table:table-cell office:value-type="float" office:value="1.02">
                <text:p>1.02</text:p>
              </table:table-cell>
              <table:table-cell office:value-type="float" office:value="53">
                <text:p>53</text:p>
              </table:table-cell>
              <table:table-cell office:value-type="float" office:value="-110">
                <text:p>-1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34">
                <text:p>1.134</text:p>
              </table:table-cell>
              <table:table-cell office:value-type="float" office:value="0.148">
                <text:p>0.148</text:p>
              </table:table-cell>
              <table:table-cell office:value-type="float" office:value="54">
                <text:p>54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61">
                <text:p>0.761</text:p>
              </table:table-cell>
              <table:table-cell office:value-type="float" office:value="0.852">
                <text:p>0.852</text:p>
              </table:table-cell>
              <table:table-cell office:value-type="float" office:value="54">
                <text:p>54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76">
                <text:p>0.276</text:p>
              </table:table-cell>
              <table:table-cell office:value-type="float" office:value="-1.109">
                <text:p>-1.109</text:p>
              </table:table-cell>
              <table:table-cell office:value-type="float" office:value="53.5">
                <text:p>53.5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072">
                <text:p>-1.072</text:p>
              </table:table-cell>
              <table:table-cell office:value-type="float" office:value="0.396">
                <text:p>0.396</text:p>
              </table:table-cell>
              <table:table-cell office:value-type="float" office:value="54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31">
                <text:p>0.931</text:p>
              </table:table-cell>
              <table:table-cell office:value-type="float" office:value="0.663">
                <text:p>0.663</text:p>
              </table:table-cell>
              <table:table-cell office:value-type="float" office:value="53.5">
                <text:p>53.5</text:p>
              </table:table-cell>
              <table:table-cell office:value-type="float" office:value="-110">
                <text:p>-1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2">
                <text:p>0.022</text:p>
              </table:table-cell>
              <table:table-cell office:value-type="float" office:value="1.142">
                <text:p>1.142</text:p>
              </table:table-cell>
              <table:table-cell office:value-type="float" office:value="53.5">
                <text:p>53.5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57">
                <text:p>0.957</text:p>
              </table:table-cell>
              <table:table-cell office:value-type="float" office:value="0.624">
                <text:p>0.624</text:p>
              </table:table-cell>
              <table:table-cell office:value-type="float" office:value="53.5">
                <text:p>53.5</text:p>
              </table:table-cell>
              <table:table-cell office:value-type="float" office:value="-111">
                <text:p>-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54">
                <text:p>1.054</text:p>
              </table:table-cell>
              <table:table-cell office:value-type="float" office:value="0.439">
                <text:p>0.439</text:p>
              </table:table-cell>
              <table:table-cell office:value-type="float" office:value="53">
                <text:p>53</text:p>
              </table:table-cell>
              <table:table-cell office:value-type="float" office:value="-110">
                <text:p>-1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3">
                <text:p>0.23</text:p>
              </table:table-cell>
              <table:table-cell office:value-type="float" office:value="-1.117">
                <text:p>-1.117</text:p>
              </table:table-cell>
              <table:table-cell office:value-type="float" office:value="53.5">
                <text:p>53.5</text:p>
              </table:table-cell>
              <table:table-cell office:value-type="float" office:value="-110.5">
                <text:p>-11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93">
                <text:p>0.793</text:p>
              </table:table-cell>
              <table:table-cell office:value-type="float" office:value="0.821">
                <text:p>0.821</text:p>
              </table:table-cell>
              <table:table-cell office:value-type="float" office:value="53.5">
                <text:p>53.5</text:p>
              </table:table-cell>
              <table:table-cell office:value-type="float" office:value="-109.5">
                <text:p>-109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123">
                <text:p>-1.123</text:p>
              </table:table-cell>
              <table:table-cell office:value-type="float" office:value="0.193">
                <text:p>0.193</text:p>
              </table:table-cell>
              <table:table-cell office:value-type="float" office:value="53.5">
                <text:p>53.5</text:p>
              </table:table-cell>
              <table:table-cell office:value-type="float" office:value="-111">
                <text:p>-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2">
                <text:p>0.472</text:p>
              </table:table-cell>
              <table:table-cell office:value-type="float" office:value="1.037">
                <text:p>1.037</text:p>
              </table:table-cell>
              <table:table-cell office:value-type="float" office:value="53.5">
                <text:p>53.5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9">
                <text:p>0.59</text:p>
              </table:table-cell>
              <table:table-cell office:value-type="float" office:value="0.974">
                <text:p>0.974</text:p>
              </table:table-cell>
              <table:table-cell office:value-type="float" office:value="53">
                <text:p>53</text:p>
              </table:table-cell>
              <table:table-cell office:value-type="float" office:value="-110.5">
                <text:p>-11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37">
                <text:p>1.137</text:p>
              </table:table-cell>
              <table:table-cell office:value-type="float" office:value="0.06">
                <text:p>0.06</text:p>
              </table:table-cell>
              <table:table-cell office:value-type="float" office:value="52.5">
                <text:p>52.5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9">
                <text:p>0.69</text:p>
              </table:table-cell>
              <table:table-cell office:value-type="float" office:value="0.905">
                <text:p>0.905</text:p>
              </table:table-cell>
              <table:table-cell office:value-type="float" office:value="53.5">
                <text:p>53.5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59">
                <text:p>0.359</text:p>
              </table:table-cell>
              <table:table-cell office:value-type="float" office:value="-1.079">
                <text:p>-1.079</text:p>
              </table:table-cell>
              <table:table-cell office:value-type="float" office:value="53">
                <text:p>53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094">
                <text:p>-1.094</text:p>
              </table:table-cell>
              <table:table-cell office:value-type="float" office:value="0.31">
                <text:p>0.31</text:p>
              </table:table-cell>
              <table:table-cell office:value-type="float" office:value="53.5">
                <text:p>53.5</text:p>
              </table:table-cell>
              <table:table-cell office:value-type="float" office:value="-110.5">
                <text:p>-11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73">
                <text:p>0.873</text:p>
              </table:table-cell>
              <table:table-cell office:value-type="float" office:value="0.727">
                <text:p>0.727</text:p>
              </table:table-cell>
              <table:table-cell office:value-type="float" office:value="53.5">
                <text:p>53.5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1">
                <text:p>0.11</text:p>
              </table:table-cell>
              <table:table-cell office:value-type="float" office:value="1.13">
                <text:p>1.13</text:p>
              </table:table-cell>
              <table:table-cell office:value-type="float" office:value="53">
                <text:p>53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6">
                <text:p>0.996</text:p>
              </table:table-cell>
              <table:table-cell office:value-type="float" office:value="0.545">
                <text:p>0.545</text:p>
              </table:table-cell>
              <table:table-cell office:value-type="float" office:value="53.5">
                <text:p>53.5</text:p>
              </table:table-cell>
              <table:table-cell office:value-type="float" office:value="-110.5">
                <text:p>-11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11">
                <text:p>1.011</text:p>
              </table:table-cell>
              <table:table-cell office:value-type="float" office:value="0.514">
                <text:p>0.514</text:p>
              </table:table-cell>
              <table:table-cell office:value-type="float" office:value="53.5">
                <text:p>53.5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43">
                <text:p>0.143</text:p>
              </table:table-cell>
              <table:table-cell office:value-type="float" office:value="-1.124">
                <text:p>-1.124</text:p>
              </table:table-cell>
              <table:table-cell office:value-type="float" office:value="53.5">
                <text:p>53.5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48">
                <text:p>0.848</text:p>
              </table:table-cell>
              <table:table-cell office:value-type="float" office:value="0.751">
                <text:p>0.751</text:p>
              </table:table-cell>
              <table:table-cell office:value-type="float" office:value="53">
                <text:p>53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098">
                <text:p>-1.098</text:p>
              </table:table-cell>
              <table:table-cell office:value-type="float" office:value="0.276">
                <text:p>0.276</text:p>
              </table:table-cell>
              <table:table-cell office:value-type="float" office:value="53">
                <text:p>53</text:p>
              </table:table-cell>
              <table:table-cell office:value-type="float" office:value="-110.5">
                <text:p>-11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9">
                <text:p>0.389</text:p>
              </table:table-cell>
              <table:table-cell office:value-type="float" office:value="1.064">
                <text:p>1.064</text:p>
              </table:table-cell>
              <table:table-cell office:value-type="float" office:value="53">
                <text:p>53</text:p>
              </table:table-cell>
              <table:table-cell office:value-type="float" office:value="-109">
                <text:p>-10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59">
                <text:p>0.659</text:p>
              </table:table-cell>
              <table:table-cell office:value-type="float" office:value="0.921">
                <text:p>0.921</text:p>
              </table:table-cell>
              <table:table-cell office:value-type="float" office:value="52.5">
                <text:p>52.5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31">
                <text:p>1.131</text:p>
              </table:table-cell>
              <table:table-cell office:value-type="float" office:value="0.026">
                <text:p>0.026</text:p>
              </table:table-cell>
              <table:table-cell office:value-type="float" office:value="52.5">
                <text:p>52.5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15">
                <text:p>0.615</text:p>
              </table:table-cell>
              <table:table-cell office:value-type="float" office:value="0.949">
                <text:p>0.949</text:p>
              </table:table-cell>
              <table:table-cell office:value-type="float" office:value="53">
                <text:p>53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37">
                <text:p>0.437</text:p>
              </table:table-cell>
              <table:table-cell office:value-type="float" office:value="-1.043">
                <text:p>-1.043</text:p>
              </table:table-cell>
              <table:table-cell office:value-type="float" office:value="52.5">
                <text:p>52.5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108">
                <text:p>-1.108</text:p>
              </table:table-cell>
              <table:table-cell office:value-type="float" office:value="0.225">
                <text:p>0.225</text:p>
              </table:table-cell>
              <table:table-cell office:value-type="float" office:value="52.5">
                <text:p>52.5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09">
                <text:p>0.809</text:p>
              </table:table-cell>
              <table:table-cell office:value-type="float" office:value="0.787">
                <text:p>0.787</text:p>
              </table:table-cell>
              <table:table-cell office:value-type="float" office:value="52.5">
                <text:p>52.5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4">
                <text:p>0.194</text:p>
              </table:table-cell>
              <table:table-cell office:value-type="float" office:value="1.111">
                <text:p>1.111</text:p>
              </table:table-cell>
              <table:table-cell office:value-type="float" office:value="52.5">
                <text:p>52.5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28">
                <text:p>1.028</text:p>
              </table:table-cell>
              <table:table-cell office:value-type="float" office:value="0.465">
                <text:p>0.465</text:p>
              </table:table-cell>
              <table:table-cell office:value-type="float" office:value="52.5">
                <text:p>52.5</text:p>
              </table:table-cell>
              <table:table-cell office:value-type="float" office:value="-109">
                <text:p>-10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63">
                <text:p>0.963</text:p>
              </table:table-cell>
              <table:table-cell office:value-type="float" office:value="0.587">
                <text:p>0.587</text:p>
              </table:table-cell>
              <table:table-cell office:value-type="float" office:value="52">
                <text:p>52</text:p>
              </table:table-cell>
              <table:table-cell office:value-type="float" office:value="-109.5">
                <text:p>-109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5">
                <text:p>0.055</text:p>
              </table:table-cell>
              <table:table-cell office:value-type="float" office:value="-1.126">
                <text:p>-1.126</text:p>
              </table:table-cell>
              <table:table-cell office:value-type="float" office:value="52.5">
                <text:p>52.5</text:p>
              </table:table-cell>
              <table:table-cell office:value-type="float" office:value="-110">
                <text:p>-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98">
                <text:p>0.898</text:p>
              </table:table-cell>
              <table:table-cell office:value-type="float" office:value="0.681">
                <text:p>0.681</text:p>
              </table:table-cell>
              <table:table-cell office:value-type="float" office:value="51.5">
                <text:p>51.5</text:p>
              </table:table-cell>
              <table:table-cell office:value-type="float" office:value="-108.5">
                <text:p>-108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068">
                <text:p>-1.068</text:p>
              </table:table-cell>
              <table:table-cell office:value-type="float" office:value="0.357">
                <text:p>0.357</text:p>
              </table:table-cell>
              <table:table-cell office:value-type="float" office:value="51.5">
                <text:p>51.5</text:p>
              </table:table-cell>
              <table:table-cell office:value-type="float" office:value="-109.5">
                <text:p>-10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04">
                <text:p>0.304</text:p>
              </table:table-cell>
              <table:table-cell office:value-type="float" office:value="1.084">
                <text:p>1.084</text:p>
              </table:table-cell>
              <table:table-cell office:value-type="float" office:value="52">
                <text:p>52</text:p>
              </table:table-cell>
              <table:table-cell office:value-type="float" office:value="-108.5">
                <text:p>-10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23">
                <text:p>0.723</text:p>
              </table:table-cell>
              <table:table-cell office:value-type="float" office:value="0.862">
                <text:p>0.862</text:p>
              </table:table-cell>
              <table:table-cell office:value-type="float" office:value="52">
                <text:p>52</text:p>
              </table:table-cell>
              <table:table-cell office:value-type="float" office:value="-109.5">
                <text:p>-10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8">
                <text:p>1.118</text:p>
              </table:table-cell>
              <table:table-cell office:value-type="float" office:value="0.112">
                <text:p>0.112</text:p>
              </table:table-cell>
              <table:table-cell office:value-type="float" office:value="52.5">
                <text:p>52.5</text:p>
              </table:table-cell>
              <table:table-cell office:value-type="float" office:value="-110">
                <text:p>-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37">
                <text:p>0.537</text:p>
              </table:table-cell>
              <table:table-cell office:value-type="float" office:value="0.987">
                <text:p>0.987</text:p>
              </table:table-cell>
              <table:table-cell office:value-type="float" office:value="51.5">
                <text:p>51.5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12">
                <text:p>0.512</text:p>
              </table:table-cell>
              <table:table-cell office:value-type="float" office:value="0.998">
                <text:p>0.998</text:p>
              </table:table-cell>
              <table:table-cell office:value-type="float" office:value="52">
                <text:p>52</text:p>
              </table:table-cell>
              <table:table-cell office:value-type="float" office:value="-109.5">
                <text:p>-10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114">
                <text:p>-1.114</text:p>
              </table:table-cell>
              <table:table-cell office:value-type="float" office:value="0.138">
                <text:p>0.138</text:p>
              </table:table-cell>
              <table:table-cell office:value-type="float" office:value="52">
                <text:p>52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41">
                <text:p>0.741</text:p>
              </table:table-cell>
              <table:table-cell office:value-type="float" office:value="0.841">
                <text:p>0.841</text:p>
              </table:table-cell>
              <table:table-cell office:value-type="float" office:value="52">
                <text:p>52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77">
                <text:p>0.277</text:p>
              </table:table-cell>
              <table:table-cell office:value-type="float" office:value="1.086">
                <text:p>1.086</text:p>
              </table:table-cell>
              <table:table-cell office:value-type="float" office:value="52">
                <text:p>52</text:p>
              </table:table-cell>
              <table:table-cell office:value-type="float" office:value="-108.5">
                <text:p>-10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52">
                <text:p>1.052</text:p>
              </table:table-cell>
              <table:table-cell office:value-type="float" office:value="0.382">
                <text:p>0.382</text:p>
              </table:table-cell>
              <table:table-cell office:value-type="float" office:value="52">
                <text:p>52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7">
                <text:p>0.907</text:p>
              </table:table-cell>
              <table:table-cell office:value-type="float" office:value="0.655">
                <text:p>0.655</text:p>
              </table:table-cell>
              <table:table-cell office:value-type="float" office:value="52">
                <text:p>52</text:p>
              </table:table-cell>
              <table:table-cell office:value-type="float" office:value="-108.5">
                <text:p>-10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9">
                <text:p>0.029</text:p>
              </table:table-cell>
              <table:table-cell office:value-type="float" office:value="-1.118">
                <text:p>-1.118</text:p>
              </table:table-cell>
              <table:table-cell office:value-type="float" office:value="51.5">
                <text:p>51.5</text:p>
              </table:table-cell>
              <table:table-cell office:value-type="float" office:value="-108.5">
                <text:p>-10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41">
                <text:p>0.941</text:p>
              </table:table-cell>
              <table:table-cell office:value-type="float" office:value="0.604">
                <text:p>0.604</text:p>
              </table:table-cell>
              <table:table-cell office:value-type="float" office:value="52">
                <text:p>52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028">
                <text:p>-1.028</text:p>
              </table:table-cell>
              <table:table-cell office:value-type="float" office:value="0.435">
                <text:p>0.435</text:p>
              </table:table-cell>
              <table:table-cell office:value-type="float" office:value="52">
                <text:p>52</text:p>
              </table:table-cell>
              <table:table-cell office:value-type="float" office:value="-108.5">
                <text:p>-10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18">
                <text:p>0.218</text:p>
              </table:table-cell>
              <table:table-cell office:value-type="float" office:value="1.095">
                <text:p>1.095</text:p>
              </table:table-cell>
              <table:table-cell office:value-type="float" office:value="51">
                <text:p>51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81">
                <text:p>0.781</text:p>
              </table:table-cell>
              <table:table-cell office:value-type="float" office:value="0.795">
                <text:p>0.795</text:p>
              </table:table-cell>
              <table:table-cell office:value-type="float" office:value="51">
                <text:p>51</text:p>
              </table:table-cell>
              <table:table-cell office:value-type="float" office:value="-108">
                <text:p>-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96">
                <text:p>1.096</text:p>
              </table:table-cell>
              <table:table-cell office:value-type="float" office:value="0.196">
                <text:p>0.196</text:p>
              </table:table-cell>
              <table:table-cell office:value-type="float" office:value="51.5">
                <text:p>51.5</text:p>
              </table:table-cell>
              <table:table-cell office:value-type="float" office:value="-108.5">
                <text:p>-10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55">
                <text:p>0.455</text:p>
              </table:table-cell>
              <table:table-cell office:value-type="float" office:value="-1.015">
                <text:p>-1.015</text:p>
              </table:table-cell>
              <table:table-cell office:value-type="float" office:value="51.5">
                <text:p>51.5</text:p>
              </table:table-cell>
              <table:table-cell office:value-type="float" office:value="-109">
                <text:p>-1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2">
                <text:p>0.582</text:p>
              </table:table-cell>
              <table:table-cell office:value-type="float" office:value="0.947">
                <text:p>0.947</text:p>
              </table:table-cell>
              <table:table-cell office:value-type="float" office:value="52">
                <text:p>52</text:p>
              </table:table-cell>
              <table:table-cell office:value-type="float" office:value="-108.5">
                <text:p>-108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111">
                <text:p>-1.111</text:p>
              </table:table-cell>
              <table:table-cell office:value-type="float" office:value="0.051">
                <text:p>0.051</text:p>
              </table:table-cell>
              <table:table-cell office:value-type="float" office:value="51">
                <text:p>51</text:p>
              </table:table-cell>
              <table:table-cell office:value-type="float" office:value="-109">
                <text:p>-1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67">
                <text:p>0.667</text:p>
              </table:table-cell>
              <table:table-cell office:value-type="float" office:value="0.888">
                <text:p>0.888</text:p>
              </table:table-cell>
              <table:table-cell office:value-type="float" office:value="51">
                <text:p>51</text:p>
              </table:table-cell>
              <table:table-cell office:value-type="float" office:value="-108.5">
                <text:p>-108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8">
                <text:p>0.358</text:p>
              </table:table-cell>
              <table:table-cell office:value-type="float" office:value="1.052">
                <text:p>1.052</text:p>
              </table:table-cell>
              <table:table-cell office:value-type="float" office:value="51.5">
                <text:p>51.5</text:p>
              </table:table-cell>
              <table:table-cell office:value-type="float" office:value="-108.5">
                <text:p>-108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7">
                <text:p>1.07</text:p>
              </table:table-cell>
              <table:table-cell office:value-type="float" office:value="0.296">
                <text:p>0.296</text:p>
              </table:table-cell>
              <table:table-cell office:value-type="float" office:value="51">
                <text:p>51</text:p>
              </table:table-cell>
              <table:table-cell office:value-type="float" office:value="-108.5">
                <text:p>-108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46">
                <text:p>0.846</text:p>
              </table:table-cell>
              <table:table-cell office:value-type="float" office:value="0.716">
                <text:p>0.716</text:p>
              </table:table-cell>
              <table:table-cell office:value-type="float" office:value="51.5">
                <text:p>51.5</text:p>
              </table:table-cell>
              <table:table-cell office:value-type="float" office:value="-108.5">
                <text:p>-108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15">
                <text:p>0.115</text:p>
              </table:table-cell>
              <table:table-cell office:value-type="float" office:value="-1.101">
                <text:p>-1.101</text:p>
              </table:table-cell>
              <table:table-cell office:value-type="float" office:value="51">
                <text:p>51</text:p>
              </table:table-cell>
              <table:table-cell office:value-type="float" office:value="-108.5">
                <text:p>-108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5">
                <text:p>0.975</text:p>
              </table:table-cell>
              <table:table-cell office:value-type="float" office:value="0.525">
                <text:p>0.525</text:p>
              </table:table-cell>
              <table:table-cell office:value-type="float" office:value="51">
                <text:p>51</text:p>
              </table:table-cell>
              <table:table-cell office:value-type="float" office:value="-108">
                <text:p>-1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82">
                <text:p>0.982</text:p>
              </table:table-cell>
              <table:table-cell office:value-type="float" office:value="0.509">
                <text:p>0.509</text:p>
              </table:table-cell>
              <table:table-cell office:value-type="float" office:value="51">
                <text:p>51</text:p>
              </table:table-cell>
              <table:table-cell office:value-type="float" office:value="-107.5">
                <text:p>-107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1">
                <text:p>0.131</text:p>
              </table:table-cell>
              <table:table-cell office:value-type="float" office:value="1.098">
                <text:p>1.098</text:p>
              </table:table-cell>
              <table:table-cell office:value-type="float" office:value="51">
                <text:p>51</text:p>
              </table:table-cell>
              <table:table-cell office:value-type="float" office:value="-108">
                <text:p>-1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32">
                <text:p>0.832</text:p>
              </table:table-cell>
              <table:table-cell office:value-type="float" office:value="0.726">
                <text:p>0.726</text:p>
              </table:table-cell>
              <table:table-cell office:value-type="float" office:value="51">
                <text:p>51</text:p>
              </table:table-cell>
              <table:table-cell office:value-type="float" office:value="-108.5">
                <text:p>-108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68">
                <text:p>1.068</text:p>
              </table:table-cell>
              <table:table-cell office:value-type="float" office:value="0.278">
                <text:p>0.278</text:p>
              </table:table-cell>
              <table:table-cell office:value-type="float" office:value="51">
                <text:p>51</text:p>
              </table:table-cell>
              <table:table-cell office:value-type="float" office:value="-108">
                <text:p>-1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71">
                <text:p>0.371</text:p>
              </table:table-cell>
              <table:table-cell office:value-type="float" office:value="-1.039">
                <text:p>-1.039</text:p>
              </table:table-cell>
              <table:table-cell office:value-type="float" office:value="51">
                <text:p>51</text:p>
              </table:table-cell>
              <table:table-cell office:value-type="float" office:value="-108.5">
                <text:p>-108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49">
                <text:p>0.649</text:p>
              </table:table-cell>
              <table:table-cell office:value-type="float" office:value="0.89">
                <text:p>0.89</text:p>
              </table:table-cell>
              <table:table-cell office:value-type="float" office:value="51">
                <text:p>51</text:p>
              </table:table-cell>
              <table:table-cell office:value-type="float" office:value="-108">
                <text:p>-1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01">
                <text:p>-1.101</text:p>
              </table:table-cell>
              <table:table-cell office:value-type="float" office:value="0.035">
                <text:p>0.035</text:p>
              </table:table-cell>
              <table:table-cell office:value-type="float" office:value="50.5">
                <text:p>50.5</text:p>
              </table:table-cell>
              <table:table-cell office:value-type="float" office:value="-107">
                <text:p>-1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91">
                <text:p>0.591</text:p>
              </table:table-cell>
              <table:table-cell office:value-type="float" office:value="0.929">
                <text:p>0.929</text:p>
              </table:table-cell>
              <table:table-cell office:value-type="float" office:value="51">
                <text:p>51</text:p>
              </table:table-cell>
              <table:table-cell office:value-type="float" office:value="-108">
                <text:p>-1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35">
                <text:p>0.435</text:p>
              </table:table-cell>
              <table:table-cell office:value-type="float" office:value="1.011">
                <text:p>1.011</text:p>
              </table:table-cell>
              <table:table-cell office:value-type="float" office:value="50.5">
                <text:p>50.5</text:p>
              </table:table-cell>
              <table:table-cell office:value-type="float" office:value="-107.5">
                <text:p>-10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79">
                <text:p>1.079</text:p>
              </table:table-cell>
              <table:table-cell office:value-type="float" office:value="0.209">
                <text:p>0.209</text:p>
              </table:table-cell>
              <table:table-cell office:value-type="float" office:value="50">
                <text:p>50</text:p>
              </table:table-cell>
              <table:table-cell office:value-type="float" office:value="-108">
                <text:p>-1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8">
                <text:p>0.78</text:p>
              </table:table-cell>
              <table:table-cell office:value-type="float" office:value="0.773">
                <text:p>0.773</text:p>
              </table:table-cell>
              <table:table-cell office:value-type="float" office:value="49">
                <text:p>49</text:p>
              </table:table-cell>
              <table:table-cell office:value-type="float" office:value="-107">
                <text:p>-1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">
                <text:p>0.2</text:p>
              </table:table-cell>
              <table:table-cell office:value-type="float" office:value="-1.08">
                <text:p>-1.08</text:p>
              </table:table-cell>
              <table:table-cell office:value-type="float" office:value="50">
                <text:p>50</text:p>
              </table:table-cell>
              <table:table-cell office:value-type="float" office:value="-107.5">
                <text:p>-10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003">
                <text:p>-1.003</text:p>
              </table:table-cell>
              <table:table-cell office:value-type="float" office:value="0.442">
                <text:p>0.442</text:p>
              </table:table-cell>
              <table:table-cell office:value-type="float" office:value="50">
                <text:p>50</text:p>
              </table:table-cell>
              <table:table-cell office:value-type="float" office:value="-107">
                <text:p>-1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29">
                <text:p>0.929</text:p>
              </table:table-cell>
              <table:table-cell office:value-type="float" office:value="0.58">
                <text:p>0.58</text:p>
              </table:table-cell>
              <table:table-cell office:value-type="float" office:value="50">
                <text:p>50</text:p>
              </table:table-cell>
              <table:table-cell office:value-type="float" office:value="-107.5">
                <text:p>-10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4">
                <text:p>0.044</text:p>
              </table:table-cell>
              <table:table-cell office:value-type="float" office:value="1.094">
                <text:p>1.094</text:p>
              </table:table-cell>
              <table:table-cell office:value-type="float" office:value="50">
                <text:p>50</text:p>
              </table:table-cell>
              <table:table-cell office:value-type="float" office:value="-108">
                <text:p>-1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78">
                <text:p>0.878</text:p>
              </table:table-cell>
              <table:table-cell office:value-type="float" office:value="0.65">
                <text:p>0.65</text:p>
              </table:table-cell>
              <table:table-cell office:value-type="float" office:value="50.5">
                <text:p>50.5</text:p>
              </table:table-cell>
              <table:table-cell office:value-type="float" office:value="-107.5">
                <text:p>-10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32">
                <text:p>1.032</text:p>
              </table:table-cell>
              <table:table-cell office:value-type="float" office:value="0.358">
                <text:p>0.358</text:p>
              </table:table-cell>
              <table:table-cell office:value-type="float" office:value="49.5">
                <text:p>49.5</text:p>
              </table:table-cell>
              <table:table-cell office:value-type="float" office:value="-107.5">
                <text:p>-10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84">
                <text:p>0.284</text:p>
              </table:table-cell>
              <table:table-cell office:value-type="float" office:value="-1.054">
                <text:p>-1.054</text:p>
              </table:table-cell>
              <table:table-cell office:value-type="float" office:value="50">
                <text:p>50</text:p>
              </table:table-cell>
              <table:table-cell office:value-type="float" office:value="-107">
                <text:p>-1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09">
                <text:p>0.709</text:p>
              </table:table-cell>
              <table:table-cell office:value-type="float" office:value="0.828">
                <text:p>0.828</text:p>
              </table:table-cell>
              <table:table-cell office:value-type="float" office:value="50">
                <text:p>50</text:p>
              </table:table-cell>
              <table:table-cell office:value-type="float" office:value="-108">
                <text:p>-1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082">
                <text:p>-1.082</text:p>
              </table:table-cell>
              <table:table-cell office:value-type="float" office:value="0.12">
                <text:p>0.12</text:p>
              </table:table-cell>
              <table:table-cell office:value-type="float" office:value="50">
                <text:p>50</text:p>
              </table:table-cell>
              <table:table-cell office:value-type="float" office:value="-107.5">
                <text:p>-10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1">
                <text:p>0.51</text:p>
              </table:table-cell>
              <table:table-cell office:value-type="float" office:value="0.961">
                <text:p>0.961</text:p>
              </table:table-cell>
              <table:table-cell office:value-type="float" office:value="50">
                <text:p>50</text:p>
              </table:table-cell>
              <table:table-cell office:value-type="float" office:value="-107.5">
                <text:p>-10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07">
                <text:p>0.507</text:p>
              </table:table-cell>
              <table:table-cell office:value-type="float" office:value="0.961">
                <text:p>0.961</text:p>
              </table:table-cell>
              <table:table-cell office:value-type="float" office:value="50">
                <text:p>50</text:p>
              </table:table-cell>
              <table:table-cell office:value-type="float" office:value="-106.5">
                <text:p>-10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78">
                <text:p>1.078</text:p>
              </table:table-cell>
              <table:table-cell office:value-type="float" office:value="0.121">
                <text:p>0.121</text:p>
              </table:table-cell>
              <table:table-cell office:value-type="float" office:value="50">
                <text:p>50</text:p>
              </table:table-cell>
              <table:table-cell office:value-type="float" office:value="-107">
                <text:p>-1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07">
                <text:p>0.707</text:p>
              </table:table-cell>
              <table:table-cell office:value-type="float" office:value="0.822">
                <text:p>0.822</text:p>
              </table:table-cell>
              <table:table-cell office:value-type="float" office:value="49.5">
                <text:p>49.5</text:p>
              </table:table-cell>
              <table:table-cell office:value-type="float" office:value="-107">
                <text:p>-1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8">
                <text:p>0.28</text:p>
              </table:table-cell>
              <table:table-cell office:value-type="float" office:value="-1.045">
                <text:p>-1.045</text:p>
              </table:table-cell>
              <table:table-cell office:value-type="float" office:value="50">
                <text:p>50</text:p>
              </table:table-cell>
              <table:table-cell office:value-type="float" office:value="-107">
                <text:p>-1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021">
                <text:p>-1.021</text:p>
              </table:table-cell>
              <table:table-cell office:value-type="float" office:value="0.356">
                <text:p>0.356</text:p>
              </table:table-cell>
              <table:table-cell office:value-type="float" office:value="50">
                <text:p>50</text:p>
              </table:table-cell>
              <table:table-cell office:value-type="float" office:value="-107">
                <text:p>-1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69">
                <text:p>0.869</text:p>
              </table:table-cell>
              <table:table-cell office:value-type="float" office:value="0.642">
                <text:p>0.642</text:p>
              </table:table-cell>
              <table:table-cell office:value-type="float" office:value="49.5">
                <text:p>49.5</text:p>
              </table:table-cell>
              <table:table-cell office:value-type="float" office:value="-106.5">
                <text:p>-10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42">
                <text:p>0.042</text:p>
              </table:table-cell>
              <table:table-cell office:value-type="float" office:value="1.078">
                <text:p>1.078</text:p>
              </table:table-cell>
              <table:table-cell office:value-type="float" office:value="49.5">
                <text:p>49.5</text:p>
              </table:table-cell>
              <table:table-cell office:value-type="float" office:value="-106.5">
                <text:p>-10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15">
                <text:p>0.915</text:p>
              </table:table-cell>
              <table:table-cell office:value-type="float" office:value="0.571">
                <text:p>0.571</text:p>
              </table:table-cell>
              <table:table-cell office:value-type="float" office:value="49.5">
                <text:p>49.5</text:p>
              </table:table-cell>
              <table:table-cell office:value-type="float" office:value="-106.5">
                <text:p>-10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86">
                <text:p>0.986</text:p>
              </table:table-cell>
              <table:table-cell office:value-type="float" office:value="0.432">
                <text:p>0.432</text:p>
              </table:table-cell>
              <table:table-cell office:value-type="float" office:value="49.5">
                <text:p>49.5</text:p>
              </table:table-cell>
              <table:table-cell office:value-type="float" office:value="-106.5">
                <text:p>-10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97">
                <text:p>0.197</text:p>
              </table:table-cell>
              <table:table-cell office:value-type="float" office:value="-1.057">
                <text:p>-1.057</text:p>
              </table:table-cell>
              <table:table-cell office:value-type="float" office:value="49.5">
                <text:p>49.5</text:p>
              </table:table-cell>
              <table:table-cell office:value-type="float" office:value="-106.5">
                <text:p>-10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61">
                <text:p>0.761</text:p>
              </table:table-cell>
              <table:table-cell office:value-type="float" office:value="0.758">
                <text:p>0.758</text:p>
              </table:table-cell>
              <table:table-cell office:value-type="float" office:value="49.5">
                <text:p>49.5</text:p>
              </table:table-cell>
              <table:table-cell office:value-type="float" office:value="-106.5">
                <text:p>-10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054">
                <text:p>-1.054</text:p>
              </table:table-cell>
              <table:table-cell office:value-type="float" office:value="0.203">
                <text:p>0.203</text:p>
              </table:table-cell>
              <table:table-cell office:value-type="float" office:value="50">
                <text:p>50</text:p>
              </table:table-cell>
              <table:table-cell office:value-type="float" office:value="-107">
                <text:p>-10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25">
                <text:p>0.425</text:p>
              </table:table-cell>
              <table:table-cell office:value-type="float" office:value="0.984">
                <text:p>0.984</text:p>
              </table:table-cell>
              <table:table-cell office:value-type="float" office:value="49.5">
                <text:p>49.5</text:p>
              </table:table-cell>
              <table:table-cell office:value-type="float" office:value="-106.5">
                <text:p>-10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74">
                <text:p>0.574</text:p>
              </table:table-cell>
              <table:table-cell office:value-type="float" office:value="0.904">
                <text:p>0.904</text:p>
              </table:table-cell>
              <table:table-cell office:value-type="float" office:value="49">
                <text:p>49</text:p>
              </table:table-cell>
              <table:table-cell office:value-type="float" office:value="-106.5">
                <text:p>-10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69">
                <text:p>1.069</text:p>
              </table:table-cell>
              <table:table-cell office:value-type="float" office:value="0.035">
                <text:p>0.035</text:p>
              </table:table-cell>
              <table:table-cell office:value-type="float" office:value="49">
                <text:p>49</text:p>
              </table:table-cell>
              <table:table-cell office:value-type="float" office:value="-106.5">
                <text:p>-10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3">
                <text:p>0.63</text:p>
              </table:table-cell>
              <table:table-cell office:value-type="float" office:value="0.862">
                <text:p>0.862</text:p>
              </table:table-cell>
              <table:table-cell office:value-type="float" office:value="49">
                <text:p>49</text:p>
              </table:table-cell>
              <table:table-cell office:value-type="float" office:value="-106.5">
                <text:p>-10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57">
                <text:p>0.357</text:p>
              </table:table-cell>
              <table:table-cell office:value-type="float" office:value="-1.004">
                <text:p>-1.004</text:p>
              </table:table-cell>
              <table:table-cell office:value-type="float" office:value="48.5">
                <text:p>48.5</text:p>
              </table:table-cell>
              <table:table-cell office:value-type="float" office:value="-107">
                <text:p>-10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031">
                <text:p>-1.031</text:p>
              </table:table-cell>
              <table:table-cell office:value-type="float" office:value="0.269">
                <text:p>0.269</text:p>
              </table:table-cell>
              <table:table-cell office:value-type="float" office:value="49">
                <text:p>49</text:p>
              </table:table-cell>
              <table:table-cell office:value-type="float" office:value="-106.5">
                <text:p>-10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01">
                <text:p>0.801</text:p>
              </table:table-cell>
              <table:table-cell office:value-type="float" office:value="0.699">
                <text:p>0.699</text:p>
              </table:table-cell>
              <table:table-cell office:value-type="float" office:value="49.5">
                <text:p>49.5</text:p>
              </table:table-cell>
              <table:table-cell office:value-type="float" office:value="-106.5">
                <text:p>-10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6">
                <text:p>0.126</text:p>
              </table:table-cell>
              <table:table-cell office:value-type="float" office:value="1.055">
                <text:p>1.055</text:p>
              </table:table-cell>
              <table:table-cell office:value-type="float" office:value="49">
                <text:p>49</text:p>
              </table:table-cell>
              <table:table-cell office:value-type="float" office:value="-106">
                <text:p>-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42">
                <text:p>0.942</text:p>
              </table:table-cell>
              <table:table-cell office:value-type="float" office:value="0.488">
                <text:p>0.488</text:p>
              </table:table-cell>
              <table:table-cell office:value-type="float" office:value="49">
                <text:p>49</text:p>
              </table:table-cell>
              <table:table-cell office:value-type="float" office:value="-106.5">
                <text:p>-10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31">
                <text:p>0.931</text:p>
              </table:table-cell>
              <table:table-cell office:value-type="float" office:value="0.502">
                <text:p>0.502</text:p>
              </table:table-cell>
              <table:table-cell office:value-type="float" office:value="48.5">
                <text:p>48.5</text:p>
              </table:table-cell>
              <table:table-cell office:value-type="float" office:value="-107">
                <text:p>-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07">
                <text:p>0.107</text:p>
              </table:table-cell>
              <table:table-cell office:value-type="float" office:value="-1.052">
                <text:p>-1.052</text:p>
              </table:table-cell>
              <table:table-cell office:value-type="float" office:value="49">
                <text:p>49</text:p>
              </table:table-cell>
              <table:table-cell office:value-type="float" office:value="-107">
                <text:p>-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06">
                <text:p>0.806</text:p>
              </table:table-cell>
              <table:table-cell office:value-type="float" office:value="0.681">
                <text:p>0.681</text:p>
              </table:table-cell>
              <table:table-cell office:value-type="float" office:value="49">
                <text:p>49</text:p>
              </table:table-cell>
              <table:table-cell office:value-type="float" office:value="-106.5">
                <text:p>-10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015">
                <text:p>-1.015</text:p>
              </table:table-cell>
              <table:table-cell office:value-type="float" office:value="0.282">
                <text:p>0.282</text:p>
              </table:table-cell>
              <table:table-cell office:value-type="float" office:value="48.5">
                <text:p>48.5</text:p>
              </table:table-cell>
              <table:table-cell office:value-type="float" office:value="-106.5">
                <text:p>-10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36">
                <text:p>0.336</text:p>
              </table:table-cell>
              <table:table-cell office:value-type="float" office:value="0.996">
                <text:p>0.996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33">
                <text:p>0.633</text:p>
              </table:table-cell>
              <table:table-cell office:value-type="float" office:value="0.838">
                <text:p>0.838</text:p>
              </table:table-cell>
              <table:table-cell office:value-type="float" office:value="48.5">
                <text:p>48.5</text:p>
              </table:table-cell>
              <table:table-cell office:value-type="float" office:value="-106.5">
                <text:p>-106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47">
                <text:p>1.047</text:p>
              </table:table-cell>
              <table:table-cell office:value-type="float" office:value="0.051">
                <text:p>0.051</text:p>
              </table:table-cell>
              <table:table-cell office:value-type="float" office:value="48.5">
                <text:p>48.5</text:p>
              </table:table-cell>
              <table:table-cell office:value-type="float" office:value="-106.5">
                <text:p>-106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46">
                <text:p>0.546</text:p>
              </table:table-cell>
              <table:table-cell office:value-type="float" office:value="0.892">
                <text:p>0.892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29">
                <text:p>0.429</text:p>
              </table:table-cell>
              <table:table-cell office:value-type="float" office:value="0.951">
                <text:p>0.951</text:p>
              </table:table-cell>
              <table:table-cell office:value-type="float" office:value="48.5">
                <text:p>48.5</text:p>
              </table:table-cell>
              <table:table-cell office:value-type="float" office:value="-106">
                <text:p>-1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026">
                <text:p>-1.026</text:p>
              </table:table-cell>
              <table:table-cell office:value-type="float" office:value="0.18">
                <text:p>0.18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25">
                <text:p>0.725</text:p>
              </table:table-cell>
              <table:table-cell office:value-type="float" office:value="0.745">
                <text:p>0.745</text:p>
              </table:table-cell>
              <table:table-cell office:value-type="float" office:value="48">
                <text:p>48</text:p>
              </table:table-cell>
              <table:table-cell office:value-type="float" office:value="-105.5">
                <text:p>-105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06">
                <text:p>0.206</text:p>
              </table:table-cell>
              <table:table-cell office:value-type="float" office:value="1.016">
                <text:p>1.016</text:p>
              </table:table-cell>
              <table:table-cell office:value-type="float" office:value="48.5">
                <text:p>48.5</text:p>
              </table:table-cell>
              <table:table-cell office:value-type="float" office:value="-105.5">
                <text:p>-105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55">
                <text:p>0.955</text:p>
              </table:table-cell>
              <table:table-cell office:value-type="float" office:value="0.4">
                <text:p>0.4</text:p>
              </table:table-cell>
              <table:table-cell office:value-type="float" office:value="48.5">
                <text:p>48.5</text:p>
              </table:table-cell>
              <table:table-cell office:value-type="float" office:value="-105.5">
                <text:p>-105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65">
                <text:p>0.865</text:p>
              </table:table-cell>
              <table:table-cell office:value-type="float" office:value="0.562">
                <text:p>0.562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2">
                <text:p>0.022</text:p>
              </table:table-cell>
              <table:table-cell office:value-type="float" office:value="-1.028">
                <text:p>-1.028</text:p>
              </table:table-cell>
              <table:table-cell office:value-type="float" office:value="48">
                <text:p>48</text:p>
              </table:table-cell>
              <table:table-cell office:value-type="float" office:value="-106.5">
                <text:p>-106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38">
                <text:p>0.838</text:p>
              </table:table-cell>
              <table:table-cell office:value-type="float" office:value="0.597">
                <text:p>0.597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61">
                <text:p>0.961</text:p>
              </table:table-cell>
              <table:table-cell office:value-type="float" office:value="0.355">
                <text:p>0.355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46">
                <text:p>0.246</text:p>
              </table:table-cell>
              <table:table-cell office:value-type="float" office:value="0.992">
                <text:p>0.992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78">
                <text:p>0.678</text:p>
              </table:table-cell>
              <table:table-cell office:value-type="float" office:value="0.761">
                <text:p>0.761</text:p>
              </table:table-cell>
              <table:table-cell office:value-type="float" office:value="48.5">
                <text:p>48.5</text:p>
              </table:table-cell>
              <table:table-cell office:value-type="float" office:value="-106.5">
                <text:p>-106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08">
                <text:p>1.008</text:p>
              </table:table-cell>
              <table:table-cell office:value-type="float" office:value="0.133">
                <text:p>0.133</text:p>
              </table:table-cell>
              <table:table-cell office:value-type="float" office:value="47.5">
                <text:p>47.5</text:p>
              </table:table-cell>
              <table:table-cell office:value-type="float" office:value="-106">
                <text:p>-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57">
                <text:p>0.457</text:p>
              </table:table-cell>
              <table:table-cell office:value-type="float" office:value="0.906">
                <text:p>0.906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9">
                <text:p>0.49</text:p>
              </table:table-cell>
              <table:table-cell office:value-type="float" office:value="0.885">
                <text:p>0.885</text:p>
              </table:table-cell>
              <table:table-cell office:value-type="float" office:value="48">
                <text:p>48</text:p>
              </table:table-cell>
              <table:table-cell office:value-type="float" office:value="-105.5">
                <text:p>-105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004">
                <text:p>-1.004</text:p>
              </table:table-cell>
              <table:table-cell office:value-type="float" office:value="0.092">
                <text:p>0.092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39">
                <text:p>0.639</text:p>
              </table:table-cell>
              <table:table-cell office:value-type="float" office:value="0.776">
                <text:p>0.776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81">
                <text:p>0.281</text:p>
              </table:table-cell>
              <table:table-cell office:value-type="float" office:value="0.963">
                <text:p>0.963</text:p>
              </table:table-cell>
              <table:table-cell office:value-type="float" office:value="48">
                <text:p>48</text:p>
              </table:table-cell>
              <table:table-cell office:value-type="float" office:value="-105.5">
                <text:p>-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51">
                <text:p>0.951</text:p>
              </table:table-cell>
              <table:table-cell office:value-type="float" office:value="0.308">
                <text:p>0.308</text:p>
              </table:table-cell>
              <table:table-cell office:value-type="float" office:value="47.5">
                <text:p>47.5</text:p>
              </table:table-cell>
              <table:table-cell office:value-type="float" office:value="-106.5">
                <text:p>-10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88">
                <text:p>0.788</text:p>
              </table:table-cell>
              <table:table-cell office:value-type="float" office:value="0.61">
                <text:p>0.61</text:p>
              </table:table-cell>
              <table:table-cell office:value-type="float" office:value="48">
                <text:p>48</text:p>
              </table:table-cell>
              <table:table-cell office:value-type="float" office:value="-105.5">
                <text:p>-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1">
                <text:p>0.061</text:p>
              </table:table-cell>
              <table:table-cell office:value-type="float" office:value="0.992">
                <text:p>0.992</text:p>
              </table:table-cell>
              <table:table-cell office:value-type="float" office:value="48">
                <text:p>48</text:p>
              </table:table-cell>
              <table:table-cell office:value-type="float" office:value="-106.5">
                <text:p>-10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51">
                <text:p>0.851</text:p>
              </table:table-cell>
              <table:table-cell office:value-type="float" office:value="0.506">
                <text:p>0.506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94">
                <text:p>0.894</text:p>
              </table:table-cell>
              <table:table-cell office:value-type="float" office:value="0.417">
                <text:p>0.417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57">
                <text:p>0.157</text:p>
              </table:table-cell>
              <table:table-cell office:value-type="float" office:value="0.971">
                <text:p>0.971</text:p>
              </table:table-cell>
              <table:table-cell office:value-type="float" office:value="47">
                <text:p>47</text:p>
              </table:table-cell>
              <table:table-cell office:value-type="float" office:value="-106">
                <text:p>-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1">
                <text:p>0.71</text:p>
              </table:table-cell>
              <table:table-cell office:value-type="float" office:value="0.674">
                <text:p>0.674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53">
                <text:p>0.953</text:p>
              </table:table-cell>
              <table:table-cell office:value-type="float" office:value="0.207">
                <text:p>0.207</text:p>
              </table:table-cell>
              <table:table-cell office:value-type="float" office:value="48">
                <text:p>48</text:p>
              </table:table-cell>
              <table:table-cell office:value-type="float" office:value="-106">
                <text:p>-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64">
                <text:p>0.364</text:p>
              </table:table-cell>
              <table:table-cell office:value-type="float" office:value="0.9">
                <text:p>0.9</text:p>
              </table:table-cell>
              <table:table-cell office:value-type="float" office:value="48">
                <text:p>48</text:p>
              </table:table-cell>
              <table:table-cell office:value-type="float" office:value="-105.5">
                <text:p>-105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37">
                <text:p>0.537</text:p>
              </table:table-cell>
              <table:table-cell office:value-type="float" office:value="0.805">
                <text:p>0.805</text:p>
              </table:table-cell>
              <table:table-cell office:value-type="float" office:value="48">
                <text:p>48</text:p>
              </table:table-cell>
              <table:table-cell office:value-type="float" office:value="-106.5">
                <text:p>-106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63">
                <text:p>0.963</text:p>
              </table:table-cell>
              <table:table-cell office:value-type="float" office:value="0.007">
                <text:p>0.007</text:p>
              </table:table-cell>
              <table:table-cell office:value-type="float" office:value="47">
                <text:p>47</text:p>
              </table:table-cell>
              <table:table-cell office:value-type="float" office:value="-105">
                <text:p>-1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46">
                <text:p>0.546</text:p>
              </table:table-cell>
              <table:table-cell office:value-type="float" office:value="0.788">
                <text:p>0.788</text:p>
              </table:table-cell>
              <table:table-cell office:value-type="float" office:value="47.5">
                <text:p>47.5</text:p>
              </table:table-cell>
              <table:table-cell office:value-type="float" office:value="-106">
                <text:p>-10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43">
                <text:p>0.343</text:p>
              </table:table-cell>
              <table:table-cell office:value-type="float" office:value="0.891">
                <text:p>0.891</text:p>
              </table:table-cell>
              <table:table-cell office:value-type="float" office:value="48">
                <text:p>48</text:p>
              </table:table-cell>
              <table:table-cell office:value-type="float" office:value="-106.5">
                <text:p>-106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26">
                <text:p>0.926</text:p>
              </table:table-cell>
              <table:table-cell office:value-type="float" office:value="0.216">
                <text:p>0.216</text:p>
              </table:table-cell>
              <table:table-cell office:value-type="float" office:value="48">
                <text:p>48</text:p>
              </table:table-cell>
              <table:table-cell office:value-type="float" office:value="-106.5">
                <text:p>-106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98">
                <text:p>0.698</text:p>
              </table:table-cell>
              <table:table-cell office:value-type="float" office:value="0.641">
                <text:p>0.641</text:p>
              </table:table-cell>
              <table:table-cell office:value-type="float" office:value="47.5">
                <text:p>47.5</text:p>
              </table:table-cell>
              <table:table-cell office:value-type="float" office:value="-106">
                <text:p>-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34">
                <text:p>0.134</text:p>
              </table:table-cell>
              <table:table-cell office:value-type="float" office:value="0.933">
                <text:p>0.933</text:p>
              </table:table-cell>
              <table:table-cell office:value-type="float" office:value="47.5">
                <text:p>47.5</text:p>
              </table:table-cell>
              <table:table-cell office:value-type="float" office:value="-106.5">
                <text:p>-10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43">
                <text:p>0.843</text:p>
              </table:table-cell>
              <table:table-cell office:value-type="float" office:value="0.409">
                <text:p>0.409</text:p>
              </table:table-cell>
              <table:table-cell office:value-type="float" office:value="48">
                <text:p>48</text:p>
              </table:table-cell>
              <table:table-cell office:value-type="float" office:value="-105.5">
                <text:p>-105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09">
                <text:p>0.809</text:p>
              </table:table-cell>
              <table:table-cell office:value-type="float" office:value="0.463">
                <text:p>0.463</text:p>
              </table:table-cell>
              <table:table-cell office:value-type="float" office:value="47.5">
                <text:p>47.5</text:p>
              </table:table-cell>
              <table:table-cell office:value-type="float" office:value="-106">
                <text:p>-10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71">
                <text:p>0.071</text:p>
              </table:table-cell>
              <table:table-cell office:value-type="float" office:value="0.924">
                <text:p>0.924</text:p>
              </table:table-cell>
              <table:table-cell office:value-type="float" office:value="47">
                <text:p>47</text:p>
              </table:table-cell>
              <table:table-cell office:value-type="float" office:value="-106">
                <text:p>-10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21">
                <text:p>0.721</text:p>
              </table:table-cell>
              <table:table-cell office:value-type="float" office:value="0.576">
                <text:p>0.576</text:p>
              </table:table-cell>
              <table:table-cell office:value-type="float" office:value="47.5">
                <text:p>47.5</text:p>
              </table:table-cell>
              <table:table-cell office:value-type="float" office:value="-106">
                <text:p>-1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77">
                <text:p>0.877</text:p>
              </table:table-cell>
              <table:table-cell office:value-type="float" office:value="0.269">
                <text:p>0.269</text:p>
              </table:table-cell>
              <table:table-cell office:value-type="float" office:value="47">
                <text:p>47</text:p>
              </table:table-cell>
              <table:table-cell office:value-type="float" office:value="-105.5">
                <text:p>-105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68">
                <text:p>0.268</text:p>
              </table:table-cell>
              <table:table-cell office:value-type="float" office:value="0.873">
                <text:p>0.873</text:p>
              </table:table-cell>
              <table:table-cell office:value-type="float" office:value="47.5">
                <text:p>47.5</text:p>
              </table:table-cell>
              <table:table-cell office:value-type="float" office:value="-105.5">
                <text:p>-105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66">
                <text:p>0.566</text:p>
              </table:table-cell>
              <table:table-cell office:value-type="float" office:value="0.71">
                <text:p>0.71</text:p>
              </table:table-cell>
              <table:table-cell office:value-type="float" office:value="47.5">
                <text:p>47.5</text:p>
              </table:table-cell>
              <table:table-cell office:value-type="float" office:value="-107">
                <text:p>-1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99">
                <text:p>0.899</text:p>
              </table:table-cell>
              <table:table-cell office:value-type="float" office:value="0.068">
                <text:p>0.068</text:p>
              </table:table-cell>
              <table:table-cell office:value-type="float" office:value="47.5">
                <text:p>47.5</text:p>
              </table:table-cell>
              <table:table-cell office:value-type="float" office:value="-106.5">
                <text:p>-106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7">
                <text:p>0.447</text:p>
              </table:table-cell>
              <table:table-cell office:value-type="float" office:value="0.777">
                <text:p>0.777</text:p>
              </table:table-cell>
              <table:table-cell office:value-type="float" office:value="47.5">
                <text:p>47.5</text:p>
              </table:table-cell>
              <table:table-cell office:value-type="float" office:value="-106">
                <text:p>-1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88">
                <text:p>0.388</text:p>
              </table:table-cell>
              <table:table-cell office:value-type="float" office:value="0.802">
                <text:p>0.802</text:p>
              </table:table-cell>
              <table:table-cell office:value-type="float" office:value="47.5">
                <text:p>47.5</text:p>
              </table:table-cell>
              <table:table-cell office:value-type="float" office:value="-106">
                <text:p>-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77">
                <text:p>0.877</text:p>
              </table:table-cell>
              <table:table-cell office:value-type="float" office:value="0.128">
                <text:p>0.128</text:p>
              </table:table-cell>
              <table:table-cell office:value-type="float" office:value="47">
                <text:p>47</text:p>
              </table:table-cell>
              <table:table-cell office:value-type="float" office:value="-106.5">
                <text:p>-106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95">
                <text:p>0.595</text:p>
              </table:table-cell>
              <table:table-cell office:value-type="float" office:value="0.648">
                <text:p>0.648</text:p>
              </table:table-cell>
              <table:table-cell office:value-type="float" office:value="47">
                <text:p>47</text:p>
              </table:table-cell>
              <table:table-cell office:value-type="float" office:value="-106.5">
                <text:p>-106.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99">
                <text:p>0.199</text:p>
              </table:table-cell>
              <table:table-cell office:value-type="float" office:value="0.852">
                <text:p>0.852</text:p>
              </table:table-cell>
              <table:table-cell office:value-type="float" office:value="47">
                <text:p>47</text:p>
              </table:table-cell>
              <table:table-cell office:value-type="float" office:value="-106.5">
                <text:p>-106.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11">
                <text:p>0.811</text:p>
              </table:table-cell>
              <table:table-cell office:value-type="float" office:value="0.313">
                <text:p>0.313</text:p>
              </table:table-cell>
              <table:table-cell office:value-type="float" office:value="47">
                <text:p>47</text:p>
              </table:table-cell>
              <table:table-cell office:value-type="float" office:value="-106">
                <text:p>-10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09">
                <text:p>0.709</text:p>
              </table:table-cell>
              <table:table-cell office:value-type="float" office:value="0.492">
                <text:p>0.492</text:p>
              </table:table-cell>
              <table:table-cell office:value-type="float" office:value="46.5">
                <text:p>46.5</text:p>
              </table:table-cell>
              <table:table-cell office:value-type="float" office:value="-106.5">
                <text:p>-106.5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5">
                <text:p>0.005</text:p>
              </table:table-cell>
              <table:table-cell office:value-type="float" office:value="0.857">
                <text:p>0.857</text:p>
              </table:table-cell>
              <table:table-cell office:value-type="float" office:value="47">
                <text:p>47</text:p>
              </table:table-cell>
              <table:table-cell office:value-type="float" office:value="-106.5">
                <text:p>-106.5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07">
                <text:p>0.707</text:p>
              </table:table-cell>
              <table:table-cell office:value-type="float" office:value="0.473">
                <text:p>0.473</text:p>
              </table:table-cell>
              <table:table-cell office:value-type="float" office:value="46.5">
                <text:p>46.5</text:p>
              </table:table-cell>
              <table:table-cell office:value-type="float" office:value="-106">
                <text:p>-106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83">
                <text:p>0.783</text:p>
              </table:table-cell>
              <table:table-cell office:value-type="float" office:value="0.316">
                <text:p>0.316</text:p>
              </table:table-cell>
              <table:table-cell office:value-type="float" office:value="47">
                <text:p>47</text:p>
              </table:table-cell>
              <table:table-cell office:value-type="float" office:value="-106.5">
                <text:p>-106.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78">
                <text:p>0.178</text:p>
              </table:table-cell>
              <table:table-cell office:value-type="float" office:value="0.82">
                <text:p>0.82</text:p>
              </table:table-cell>
              <table:table-cell office:value-type="float" office:value="47.5">
                <text:p>47.5</text:p>
              </table:table-cell>
              <table:table-cell office:value-type="float" office:value="-106.5">
                <text:p>-106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3">
                <text:p>0.573</text:p>
              </table:table-cell>
              <table:table-cell office:value-type="float" office:value="0.603">
                <text:p>0.603</text:p>
              </table:table-cell>
              <table:table-cell office:value-type="float" office:value="47">
                <text:p>47</text:p>
              </table:table-cell>
              <table:table-cell office:value-type="float" office:value="-106">
                <text:p>-10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15">
                <text:p>0.815</text:p>
              </table:table-cell>
              <table:table-cell office:value-type="float" office:value="0.132">
                <text:p>0.132</text:p>
              </table:table-cell>
              <table:table-cell office:value-type="float" office:value="47">
                <text:p>47</text:p>
              </table:table-cell>
              <table:table-cell office:value-type="float" office:value="-106">
                <text:p>-10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46">
                <text:p>0.346</text:p>
              </table:table-cell>
              <table:table-cell office:value-type="float" office:value="0.742">
                <text:p>0.742</text:p>
              </table:table-cell>
              <table:table-cell office:value-type="float" office:value="46.5">
                <text:p>46.5</text:p>
              </table:table-cell>
              <table:table-cell office:value-type="float" office:value="-106.5">
                <text:p>-106.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15">
                <text:p>0.415</text:p>
              </table:table-cell>
              <table:table-cell office:value-type="float" office:value="0.698">
                <text:p>0.698</text:p>
              </table:table-cell>
              <table:table-cell office:value-type="float" office:value="47.5">
                <text:p>47.5</text:p>
              </table:table-cell>
              <table:table-cell office:value-type="float" office:value="-106.5">
                <text:p>-106.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04">
                <text:p>0.804</text:p>
              </table:table-cell>
              <table:table-cell office:value-type="float" office:value="0.049">
                <text:p>0.049</text:p>
              </table:table-cell>
              <table:table-cell office:value-type="float" office:value="47">
                <text:p>47</text:p>
              </table:table-cell>
              <table:table-cell office:value-type="float" office:value="-107">
                <text:p>-10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88">
                <text:p>0.488</text:p>
              </table:table-cell>
              <table:table-cell office:value-type="float" office:value="0.632">
                <text:p>0.632</text:p>
              </table:table-cell>
              <table:table-cell office:value-type="float" office:value="47">
                <text:p>47</text:p>
              </table:table-cell>
              <table:table-cell office:value-type="float" office:value="-107">
                <text:p>-10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45">
                <text:p>0.245</text:p>
              </table:table-cell>
              <table:table-cell office:value-type="float" office:value="0.753">
                <text:p>0.753</text:p>
              </table:table-cell>
              <table:table-cell office:value-type="float" office:value="47">
                <text:p>47</text:p>
              </table:table-cell>
              <table:table-cell office:value-type="float" office:value="-106.5">
                <text:p>-106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55">
                <text:p>0.755</text:p>
              </table:table-cell>
              <table:table-cell office:value-type="float" office:value="0.218">
                <text:p>0.218</text:p>
              </table:table-cell>
              <table:table-cell office:value-type="float" office:value="47">
                <text:p>47</text:p>
              </table:table-cell>
              <table:table-cell office:value-type="float" office:value="-106.5">
                <text:p>-106.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">
                <text:p>0.6</text:p>
              </table:table-cell>
              <table:table-cell office:value-type="float" office:value="0.496">
                <text:p>0.496</text:p>
              </table:table-cell>
              <table:table-cell office:value-type="float" office:value="46.5">
                <text:p>46.5</text:p>
              </table:table-cell>
              <table:table-cell office:value-type="float" office:value="-107.5">
                <text:p>-107.5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2">
                <text:p>0.072</text:p>
              </table:table-cell>
              <table:table-cell office:value-type="float" office:value="0.768">
                <text:p>0.768</text:p>
              </table:table-cell>
              <table:table-cell office:value-type="float" office:value="46.5">
                <text:p>46.5</text:p>
              </table:table-cell>
              <table:table-cell office:value-type="float" office:value="-106.5">
                <text:p>-106.5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68">
                <text:p>0.668</text:p>
              </table:table-cell>
              <table:table-cell office:value-type="float" office:value="0.368">
                <text:p>0.368</text:p>
              </table:table-cell>
              <table:table-cell office:value-type="float" office:value="46.5">
                <text:p>46.5</text:p>
              </table:table-cell>
              <table:table-cell office:value-type="float" office:value="-107.5">
                <text:p>-107.5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74">
                <text:p>0.674</text:p>
              </table:table-cell>
              <table:table-cell office:value-type="float" office:value="0.341">
                <text:p>0.341</text:p>
              </table:table-cell>
              <table:table-cell office:value-type="float" office:value="46.5">
                <text:p>46.5</text:p>
              </table:table-cell>
              <table:table-cell office:value-type="float" office:value="-107.5">
                <text:p>-107.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5">
                <text:p>0.095</text:p>
              </table:table-cell>
              <table:table-cell office:value-type="float" office:value="0.742">
                <text:p>0.742</text:p>
              </table:table-cell>
              <table:table-cell office:value-type="float" office:value="46.5">
                <text:p>46.5</text:p>
              </table:table-cell>
              <table:table-cell office:value-type="float" office:value="-107.5">
                <text:p>-107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54">
                <text:p>0.554</text:p>
              </table:table-cell>
              <table:table-cell office:value-type="float" office:value="0.492">
                <text:p>0.492</text:p>
              </table:table-cell>
              <table:table-cell office:value-type="float" office:value="46.5">
                <text:p>46.5</text:p>
              </table:table-cell>
              <table:table-cell office:value-type="float" office:value="-107">
                <text:p>-107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12">
                <text:p>0.712</text:p>
              </table:table-cell>
              <table:table-cell office:value-type="float" office:value="0.179">
                <text:p>0.179</text:p>
              </table:table-cell>
              <table:table-cell office:value-type="float" office:value="46.5">
                <text:p>46.5</text:p>
              </table:table-cell>
              <table:table-cell office:value-type="float" office:value="-107.5">
                <text:p>-107.5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49">
                <text:p>0.249</text:p>
              </table:table-cell>
              <table:table-cell office:value-type="float" office:value="0.682">
                <text:p>0.682</text:p>
              </table:table-cell>
              <table:table-cell office:value-type="float" office:value="47">
                <text:p>47</text:p>
              </table:table-cell>
              <table:table-cell office:value-type="float" office:value="-108">
                <text:p>-108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18">
                <text:p>0.418</text:p>
              </table:table-cell>
              <table:table-cell office:value-type="float" office:value="0.584">
                <text:p>0.584</text:p>
              </table:table-cell>
              <table:table-cell office:value-type="float" office:value="42.5">
                <text:p>42.5</text:p>
              </table:table-cell>
              <table:table-cell office:value-type="float" office:value="-108">
                <text:p>-108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11">
                <text:p>0.711</text:p>
              </table:table-cell>
              <table:table-cell office:value-type="float" office:value="0.018">
                <text:p>0.018</text:p>
              </table:table-cell>
              <table:table-cell office:value-type="float" office:value="42.5">
                <text:p>42.5</text:p>
              </table:table-cell>
              <table:table-cell office:value-type="float" office:value="-108">
                <text:p>-108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81">
                <text:p>0.381</text:p>
              </table:table-cell>
              <table:table-cell office:value-type="float" office:value="0.591">
                <text:p>0.591</text:p>
              </table:table-cell>
              <table:table-cell office:value-type="float" office:value="42.5">
                <text:p>42.5</text:p>
              </table:table-cell>
              <table:table-cell office:value-type="float" office:value="-107.5">
                <text:p>-107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71">
                <text:p>0.271</text:p>
              </table:table-cell>
              <table:table-cell office:value-type="float" office:value="0.641">
                <text:p>0.641</text:p>
              </table:table-cell>
              <table:table-cell office:value-type="float" office:value="42.5">
                <text:p>42.5</text:p>
              </table:table-cell>
              <table:table-cell office:value-type="float" office:value="-108">
                <text:p>-108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75">
                <text:p>0.675</text:p>
              </table:table-cell>
              <table:table-cell office:value-type="float" office:value="0.134">
                <text:p>0.134</text:p>
              </table:table-cell>
              <table:table-cell office:value-type="float" office:value="42.5">
                <text:p>42.5</text:p>
              </table:table-cell>
              <table:table-cell office:value-type="float" office:value="-106.5">
                <text:p>-106.5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5">
                <text:p>0.485</text:p>
              </table:table-cell>
              <table:table-cell office:value-type="float" office:value="0.477">
                <text:p>0.477</text:p>
              </table:table-cell>
              <table:table-cell office:value-type="float" office:value="42.5">
                <text:p>42.5</text:p>
              </table:table-cell>
              <table:table-cell office:value-type="float" office:value="-109">
                <text:p>-109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19">
                <text:p>0.119</text:p>
              </table:table-cell>
              <table:table-cell office:value-type="float" office:value="0.662">
                <text:p>0.662</text:p>
              </table:table-cell>
              <table:table-cell office:value-type="float" office:value="42.5">
                <text:p>42.5</text:p>
              </table:table-cell>
              <table:table-cell office:value-type="float" office:value="-108">
                <text:p>-108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07">
                <text:p>0.607</text:p>
              </table:table-cell>
              <table:table-cell office:value-type="float" office:value="0.27">
                <text:p>0.27</text:p>
              </table:table-cell>
              <table:table-cell office:value-type="float" office:value="42">
                <text:p>42</text:p>
              </table:table-cell>
              <table:table-cell office:value-type="float" office:value="-108">
                <text:p>-10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58">
                <text:p>0.558</text:p>
              </table:table-cell>
              <table:table-cell office:value-type="float" office:value="0.345">
                <text:p>0.345</text:p>
              </table:table-cell>
              <table:table-cell office:value-type="float" office:value="42">
                <text:p>42</text:p>
              </table:table-cell>
              <table:table-cell office:value-type="float" office:value="-108.5">
                <text:p>-108.5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7">
                <text:p>0.027</text:p>
              </table:table-cell>
              <table:table-cell office:value-type="float" office:value="0.646">
                <text:p>0.646</text:p>
              </table:table-cell>
              <table:table-cell office:value-type="float" office:value="42">
                <text:p>42</text:p>
              </table:table-cell>
              <table:table-cell office:value-type="float" office:value="-108">
                <text:p>-108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12">
                <text:p>0.512</text:p>
              </table:table-cell>
              <table:table-cell office:value-type="float" office:value="0.382">
                <text:p>0.382</text:p>
              </table:table-cell>
              <table:table-cell office:value-type="float" office:value="42">
                <text:p>42</text:p>
              </table:table-cell>
              <table:table-cell office:value-type="float" office:value="-108.5">
                <text:p>-108.5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96">
                <text:p>0.596</text:p>
              </table:table-cell>
              <table:table-cell office:value-type="float" office:value="0.206">
                <text:p>0.206</text:p>
              </table:table-cell>
              <table:table-cell office:value-type="float" office:value="42.5">
                <text:p>42.5</text:p>
              </table:table-cell>
              <table:table-cell office:value-type="float" office:value="-108.5">
                <text:p>-108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62">
                <text:p>0.162</text:p>
              </table:table-cell>
              <table:table-cell office:value-type="float" office:value="0.599">
                <text:p>0.599</text:p>
              </table:table-cell>
              <table:table-cell office:value-type="float" office:value="42">
                <text:p>42</text:p>
              </table:table-cell>
              <table:table-cell office:value-type="float" office:value="-108">
                <text:p>-108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98">
                <text:p>0.398</text:p>
              </table:table-cell>
              <table:table-cell office:value-type="float" office:value="0.464">
                <text:p>0.464</text:p>
              </table:table-cell>
              <table:table-cell office:value-type="float" office:value="42">
                <text:p>42</text:p>
              </table:table-cell>
              <table:table-cell office:value-type="float" office:value="-108.5">
                <text:p>-108.5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99">
                <text:p>0.599</text:p>
              </table:table-cell>
              <table:table-cell office:value-type="float" office:value="0.066">
                <text:p>0.066</text:p>
              </table:table-cell>
              <table:table-cell office:value-type="float" office:value="42">
                <text:p>42</text:p>
              </table:table-cell>
              <table:table-cell office:value-type="float" office:value="-109">
                <text:p>-109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78">
                <text:p>0.278</text:p>
              </table:table-cell>
              <table:table-cell office:value-type="float" office:value="0.524">
                <text:p>0.524</text:p>
              </table:table-cell>
              <table:table-cell office:value-type="float" office:value="42.5">
                <text:p>42.5</text:p>
              </table:table-cell>
              <table:table-cell office:value-type="float" office:value="-109">
                <text:p>-10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71">
                <text:p>0.271</text:p>
              </table:table-cell>
              <table:table-cell office:value-type="float" office:value="0.515">
                <text:p>0.515</text:p>
              </table:table-cell>
              <table:table-cell office:value-type="float" office:value="41.5">
                <text:p>41.5</text:p>
              </table:table-cell>
              <table:table-cell office:value-type="float" office:value="-109">
                <text:p>-109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69">
                <text:p>0.569</text:p>
              </table:table-cell>
              <table:table-cell office:value-type="float" office:value="0.065">
                <text:p>0.065</text:p>
              </table:table-cell>
              <table:table-cell office:value-type="float" office:value="41.5">
                <text:p>41.5</text:p>
              </table:table-cell>
              <table:table-cell office:value-type="float" office:value="-108.5">
                <text:p>-108.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67">
                <text:p>0.367</text:p>
              </table:table-cell>
              <table:table-cell office:value-type="float" office:value="0.425">
                <text:p>0.425</text:p>
              </table:table-cell>
              <table:table-cell office:value-type="float" office:value="41.5">
                <text:p>41.5</text:p>
              </table:table-cell>
              <table:table-cell office:value-type="float" office:value="-110">
                <text:p>-1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41">
                <text:p>0.141</text:p>
              </table:table-cell>
              <table:table-cell office:value-type="float" office:value="0.533">
                <text:p>0.533</text:p>
              </table:table-cell>
              <table:table-cell office:value-type="float" office:value="41">
                <text:p>41</text:p>
              </table:table-cell>
              <table:table-cell office:value-type="float" office:value="-109.5">
                <text:p>-109.5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09">
                <text:p>0.509</text:p>
              </table:table-cell>
              <table:table-cell office:value-type="float" office:value="0.181">
                <text:p>0.181</text:p>
              </table:table-cell>
              <table:table-cell office:value-type="float" office:value="41">
                <text:p>41</text:p>
              </table:table-cell>
              <table:table-cell office:value-type="float" office:value="-110.5">
                <text:p>-110.5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27">
                <text:p>0.427</text:p>
              </table:table-cell>
              <table:table-cell office:value-type="float" office:value="0.311">
                <text:p>0.311</text:p>
              </table:table-cell>
              <table:table-cell office:value-type="float" office:value="41">
                <text:p>41</text:p>
              </table:table-cell>
              <table:table-cell office:value-type="float" office:value="-109.5">
                <text:p>-109.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4">
                <text:p>0.014</text:p>
              </table:table-cell>
              <table:table-cell office:value-type="float" office:value="0.517">
                <text:p>0.517</text:p>
              </table:table-cell>
              <table:table-cell office:value-type="float" office:value="40.5">
                <text:p>40.5</text:p>
              </table:table-cell>
              <table:table-cell office:value-type="float" office:value="-110">
                <text:p>-11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25">
                <text:p>0.425</text:p>
              </table:table-cell>
              <table:table-cell office:value-type="float" office:value="0.274">
                <text:p>0.274</text:p>
              </table:table-cell>
              <table:table-cell office:value-type="float" office:value="40">
                <text:p>40</text:p>
              </table:table-cell>
              <table:table-cell office:value-type="float" office:value="-111">
                <text:p>-111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57">
                <text:p>0.457</text:p>
              </table:table-cell>
              <table:table-cell office:value-type="float" office:value="0.189">
                <text:p>0.189</text:p>
              </table:table-cell>
              <table:table-cell office:value-type="float" office:value="39.5">
                <text:p>39.5</text:p>
              </table:table-cell>
              <table:table-cell office:value-type="float" office:value="-111">
                <text:p>-111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">
                <text:p>0.1</text:p>
              </table:table-cell>
              <table:table-cell office:value-type="float" office:value="0.472">
                <text:p>0.472</text:p>
              </table:table-cell>
              <table:table-cell office:value-type="float" office:value="38.5">
                <text:p>38.5</text:p>
              </table:table-cell>
              <table:table-cell office:value-type="float" office:value="-111.5">
                <text:p>-111.5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24">
                <text:p>0.324</text:p>
              </table:table-cell>
              <table:table-cell office:value-type="float" office:value="0.343">
                <text:p>0.343</text:p>
              </table:table-cell>
              <table:table-cell office:value-type="float" office:value="37.5">
                <text:p>37.5</text:p>
              </table:table-cell>
              <table:table-cell office:value-type="float" office:value="-112">
                <text:p>-112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55">
                <text:p>0.455</text:p>
              </table:table-cell>
              <table:table-cell office:value-type="float" office:value="0.069">
                <text:p>0.069</text:p>
              </table:table-cell>
              <table:table-cell office:value-type="float" office:value="36.5">
                <text:p>36.5</text:p>
              </table:table-cell>
              <table:table-cell office:value-type="float" office:value="-112">
                <text:p>-112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8">
                <text:p>0.198</text:p>
              </table:table-cell>
              <table:table-cell office:value-type="float" office:value="0.403">
                <text:p>0.403</text:p>
              </table:table-cell>
              <table:table-cell office:value-type="float" office:value="35">
                <text:p>35</text:p>
              </table:table-cell>
              <table:table-cell office:value-type="float" office:value="-112">
                <text:p>-112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13">
                <text:p>0.213</text:p>
              </table:table-cell>
              <table:table-cell office:value-type="float" office:value="0.384">
                <text:p>0.384</text:p>
              </table:table-cell>
              <table:table-cell office:value-type="float" office:value="34">
                <text:p>34</text:p>
              </table:table-cell>
              <table:table-cell office:value-type="float" office:value="-112">
                <text:p>-112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27">
                <text:p>0.427</text:p>
              </table:table-cell>
              <table:table-cell office:value-type="float" office:value="0.044">
                <text:p>0.044</text:p>
              </table:table-cell>
              <table:table-cell office:value-type="float" office:value="32">
                <text:p>32</text:p>
              </table:table-cell>
              <table:table-cell office:value-type="float" office:value="-113">
                <text:p>-113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75">
                <text:p>0.275</text:p>
              </table:table-cell>
              <table:table-cell office:value-type="float" office:value="0.317">
                <text:p>0.317</text:p>
              </table:table-cell>
              <table:table-cell office:value-type="float" office:value="29.5">
                <text:p>29.5</text:p>
              </table:table-cell>
              <table:table-cell office:value-type="float" office:value="-114">
                <text:p>-114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98">
                <text:p>0.098</text:p>
              </table:table-cell>
              <table:table-cell office:value-type="float" office:value="0.399">
                <text:p>0.399</text:p>
              </table:table-cell>
              <table:table-cell office:value-type="float" office:value="27">
                <text:p>27</text:p>
              </table:table-cell>
              <table:table-cell office:value-type="float" office:value="-114.5">
                <text:p>-114.5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75">
                <text:p>0.375</text:p>
              </table:table-cell>
              <table:table-cell office:value-type="float" office:value="0.146">
                <text:p>0.146</text:p>
              </table:table-cell>
              <table:table-cell office:value-type="float" office:value="24.5">
                <text:p>24.5</text:p>
              </table:table-cell>
              <table:table-cell office:value-type="float" office:value="-114.5">
                <text:p>-114.5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3">
                <text:p>0.33</text:p>
              </table:table-cell>
              <table:table-cell office:value-type="float" office:value="0.217">
                <text:p>0.217</text:p>
              </table:table-cell>
              <table:table-cell office:value-type="float" office:value="21.5">
                <text:p>21.5</text:p>
              </table:table-cell>
              <table:table-cell office:value-type="float" office:value="-115.5">
                <text:p>-115.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2">
                <text:p>0.012</text:p>
              </table:table-cell>
              <table:table-cell office:value-type="float" office:value="0.388">
                <text:p>0.388</text:p>
              </table:table-cell>
              <table:table-cell office:value-type="float" office:value="18.5">
                <text:p>18.5</text:p>
              </table:table-cell>
              <table:table-cell office:value-type="float" office:value="-116">
                <text:p>-116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04">
                <text:p>0.304</text:p>
              </table:table-cell>
              <table:table-cell office:value-type="float" office:value="0.233">
                <text:p>0.233</text:p>
              </table:table-cell>
              <table:table-cell office:value-type="float" office:value="15">
                <text:p>15</text:p>
              </table:table-cell>
              <table:table-cell office:value-type="float" office:value="-116.5">
                <text:p>-116.5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62">
                <text:p>0.362</text:p>
              </table:table-cell>
              <table:table-cell office:value-type="float" office:value="0.111">
                <text:p>0.111</text:p>
              </table:table-cell>
              <table:table-cell office:value-type="float" office:value="12">
                <text:p>12</text:p>
              </table:table-cell>
              <table:table-cell office:value-type="float" office:value="-117">
                <text:p>-117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9">
                <text:p>0.119</text:p>
              </table:table-cell>
              <table:table-cell office:value-type="float" office:value="0.357">
                <text:p>0.357</text:p>
              </table:table-cell>
              <table:table-cell office:value-type="float" office:value="9">
                <text:p>9</text:p>
              </table:table-cell>
              <table:table-cell office:value-type="float" office:value="-117.5">
                <text:p>-117.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2">
                <text:p>0.22</text:p>
              </table:table-cell>
              <table:table-cell office:value-type="float" office:value="0.303">
                <text:p>0.303</text:p>
              </table:table-cell>
              <table:table-cell office:value-type="float" office:value="6">
                <text:p>6</text:p>
              </table:table-cell>
              <table:table-cell office:value-type="float" office:value="-117.5">
                <text:p>-117.5</text:p>
              </table:table-cell>
              <table:table-cell office:value-type="float" office:value="-8.5">
                <text:p>-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746cm" svg:height="9.006cm" xlink:href=".." xlink:type="simple" chart:class="chart:line" chart:style-name="ch1">
        <chart:legend chart:legend-position="end" svg:x="49.926cm" svg:y="4.23cm" style:legend-expansion="high" chart:style-name="ch2"/>
        <chart:plot-area chart:style-name="ch3" table:cell-range-address="Arkusz2.H1:Arkusz2.H513" chart:data-source-has-labels="row" svg:x="1.034cm" svg:y="0.18cm" svg:width="47.858cm" svg:height="8.646cm">
          <chartooo:coordinate-region svg:x="1.946cm" svg:y="0.353cm" svg:width="46.824cm" svg:height="8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H2:Arkusz2.H513" chart:label-cell-address="Arkusz2.H1:Arkusz2.H1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ąt</text:p>
                <draw:g>
                  <svg:desc>Arkusz2.H1:Arkusz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0228246533569">
                <text:p>45.0228246533569</text:p>
                <draw:g>
                  <svg:desc>Arkusz2.H2:Arkusz2.H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5785253567341">
                <text:p>26.5785253567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5664715441729">
                <text:p>20.5664715441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8845276091586">
                <text:p>72.8845276091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683341609105">
                <text:p>42.6683341609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7298020673835">
                <text:p>27.7298020673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2099842418817">
                <text:p>76.2099842418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24096350403047">
                <text:p>6.24096350403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1.5952878498257">
                <text:p>-51.5952878498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9.970659593198">
                <text:p>-79.970659593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935318094527">
                <text:p>36.935318094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00116154695545">
                <text:p>-2.00116154695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8587430424014">
                <text:p>37.8587430424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5085738985519">
                <text:p>72.5085738985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151217763722">
                <text:p>74.151217763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9061798873774">
                <text:p>41.9061798873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5761928045599">
                <text:p>9.95761928045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0360172556067">
                <text:p>22.0360172556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9310297617585">
                <text:p>53.9310297617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.8893539882452">
                <text:p>85.8893539882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.4381131343964">
                <text:p>62.4381131343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2252311030602">
                <text:p>30.2252311030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621756191196">
                <text:p>2.1621756191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9234747444174">
                <text:p>33.9234747444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8255347115255">
                <text:p>66.8255347115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.348205889922">
                <text:p>80.348205889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7555506560945">
                <text:p>45.7555506560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6005593495378">
                <text:p>7.86005593495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1595659779681">
                <text:p>35.1595659779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.8212775241078">
                <text:p>85.8212775241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0575560354596">
                <text:p>60.0575560354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3172906284082">
                <text:p>8.63172906284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4061145596999">
                <text:p>78.4061145596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4511761382001">
                <text:p>31.4511761382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.176395923071">
                <text:p>39.176395923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.5095803041155">
                <text:p>70.5095803041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75660923397326">
                <text:p>0.775660923397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.900056564647">
                <text:p>67.900056564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638744365425">
                <text:p>44.638744365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739935031335">
                <text:p>21.739935031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.203858428131">
                <text:p>87.2038584281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4235220225131">
                <text:p>28.4235220225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963163686452">
                <text:p>35.2963163686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7100487560981">
                <text:p>81.7100487560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183933615109">
                <text:p>19.1839336151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9006524058068">
                <text:p>42.9006524058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5875974664997">
                <text:p>75.5875974664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3032446279101">
                <text:p>14.3032446279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.6421859593052">
                <text:p>46.6421859593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.8081945709146">
                <text:p>72.8081945709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3922674744135">
                <text:p>-12.3922674744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.7175710607048">
                <text:p>47.7175710607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.4216852892531">
                <text:p>72.4216852892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7156117503073">
                <text:p>12.7156117503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871372054104">
                <text:p>46.871372054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3.9172620451254">
                <text:p>-73.91726204512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6194081883554">
                <text:p>-14.61940818835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35456015105">
                <text:p>44.35456015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.8014081664697">
                <text:p>76.80140816646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0157719542495">
                <text:p>18.0157719542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6162609567396">
                <text:p>40.6162609567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0.9099305595967">
                <text:p>-80.9099305595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2.4727745021778">
                <text:p>-22.4727745021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8303824445793">
                <text:p>35.83038244457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.04557934251">
                <text:p>86.04557934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.8582931984441">
                <text:p>27.8582931984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1580949892411">
                <text:p>30.1580949892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8.1626508997246">
                <text:p>-88.1626508997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1155054732218">
                <text:p>34.11550547322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3.7429768381716">
                <text:p>-23.742976838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.5180587107164">
                <text:p>81.5180587107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.9122351702416">
                <text:p>40.9122351702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6255801884875">
                <text:p>16.6255801884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4.2305476354723">
                <text:p>-74.2305476354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.4035237671532">
                <text:p>48.4035237671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.02940984808677">
                <text:p>-9.02940984808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.4330422871665">
                <text:p>66.4330422871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3384936893373">
                <text:p>56.3384936893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1154603174773">
                <text:p>0.951154603174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.1991263449641">
                <text:p>58.1991263449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4.7651608483989">
                <text:p>-64.7651608483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.56877124848754">
                <text:p>-7.56877124848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.5103953407742">
                <text:p>49.5103953407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.4956962086284">
                <text:p>73.4956962086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4737951453509">
                <text:p>16.47379514535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.508395226962">
                <text:p>40.508395226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2.6640806885022">
                <text:p>-82.6640806885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5.6665656393968">
                <text:p>-25.6665656393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1840098720025">
                <text:p>31.1840098720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0577270262915">
                <text:p>88.0577270262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.2091939958395">
                <text:p>35.2091939958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5543322747523">
                <text:p>21.55433227475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8.3503511135104">
                <text:p>-78.3503511135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0228246533569">
                <text:p>45.02282465335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1.7237372807525">
                <text:p>-11.7237372807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.3712250059079">
                <text:p>68.37122500590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.0196505117768">
                <text:p>55.01965051177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370309623606">
                <text:p>1.58370309623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.2339742156218">
                <text:p>58.23397421562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5.2614013565003">
                <text:p>-65.2614013565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.63779882324918">
                <text:p>-8.637798823249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8569897002405">
                <text:p>47.8569897002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7024103387787">
                <text:p>75.70241033877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148115999059">
                <text:p>19.1481159990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.3135120578466">
                <text:p>37.3135120578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6.285547323719">
                <text:p>-86.2855473237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9.827358837885">
                <text:p>-29.8273588378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6.6448223673816">
                <text:p>-26.6448223673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1071199820379">
                <text:p>83.10711998203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.6165292468889">
                <text:p>40.6165292468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7091742051294">
                <text:p>15.7091742051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2.1791073760875">
                <text:p>-72.1791073760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.5667488222297">
                <text:p>51.5667488222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.74555543320413">
                <text:p>-4.745555433204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1250291941607">
                <text:p>61.12502919416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.7166683314874">
                <text:p>62.7166683314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8156962088427">
                <text:p>6.38156962088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.9860138060119">
                <text:p>49.9860138060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3.8956163826817">
                <text:p>-73.89561638268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7.5394096386664">
                <text:p>-17.53940963866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6562866716248">
                <text:p>38.6562866716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.2058565010256">
                <text:p>85.20585650102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9399614229924">
                <text:p>28.93996142299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3063507106695">
                <text:p>27.30635071066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3.5715373919152">
                <text:p>-83.57153739191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.3812536325425">
                <text:p>40.38125363254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5.8248465584203">
                <text:p>-15.82484655842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.0065759573348">
                <text:p>72.0065759573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.9438511470476">
                <text:p>51.94385114704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930332164711">
                <text:p>4.19303321647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0.4018343796719">
                <text:p>-60.40183437967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3.5112369391671">
                <text:p>-63.51123693916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.36715110646641">
                <text:p>-7.367151106466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.7553580766949">
                <text:p>48.75535807669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.2368844521047">
                <text:p>75.23688445210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0834673881533">
                <text:p>19.08346738815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.9773519313913">
                <text:p>36.97735193139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7.0365167507782">
                <text:p>-87.03651675077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903378144042">
                <text:p>30.9033781440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5.1457027925922">
                <text:p>-25.1457027925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.2350759001228">
                <text:p>81.23507590012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.8258091031963">
                <text:p>42.82580910319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2415854265362">
                <text:p>13.24158542653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9.3232943014079">
                <text:p>-69.32329430140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.6963974035653">
                <text:p>54.69639740356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33289557512208">
                <text:p>-1.332895575122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.4065348244162">
                <text:p>57.4065348244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.7122081328576">
                <text:p>66.71220813285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618980088902">
                <text:p>10.618980088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.3368346391653">
                <text:p>45.3368346391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8.7687001843076">
                <text:p>-78.76870018430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2.7566422206228">
                <text:p>-22.75664222062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2556805261127">
                <text:p>33.25568052611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.3050594945905">
                <text:p>89.30505949459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.8439150206005">
                <text:p>34.8439150206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1437995996545">
                <text:p>21.14379959965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7.151742717747">
                <text:p>-77.1517427177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.9771165676229">
                <text:p>46.9771165676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.96435618077916">
                <text:p>-8.964356180779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.9683558462274">
                <text:p>64.96835584622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.2016669382748">
                <text:p>59.20166693827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0881219831295">
                <text:p>3.208812198312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.7620537555426">
                <text:p>52.7620537555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1.445151920458">
                <text:p>-71.4451519204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5.4923449777448">
                <text:p>-15.4923449777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40759073926">
                <text:p>40.407590739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.7676188182441">
                <text:p>83.76761881824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7496101259716">
                <text:p>27.74961012597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.12448527621">
                <text:p>28.124485276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4.106007958633">
                <text:p>-84.1060079586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0535909743594">
                <text:p>40.05359097435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5.8042535286152">
                <text:p>-15.8042535286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.7575480997241">
                <text:p>71.75754809972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4248208660399">
                <text:p>52.42482086603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1463678239894">
                <text:p>3.414636782398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.3715551827066">
                <text:p>59.3715551827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4.8606992111667">
                <text:p>-64.8606992111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.93860970975348">
                <text:p>-8.938609709753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.9119703764695">
                <text:p>46.91197037646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.3226251710365">
                <text:p>77.32262517103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3894814627073">
                <text:p>21.38948146270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.4903082149034">
                <text:p>34.49030821490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9.7486320643052">
                <text:p>-89.74863206430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.817025805342">
                <text:p>33.8170258053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1.968740710444">
                <text:p>-21.9687407104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.9136084345746">
                <text:p>77.91360843457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.3540913579437">
                <text:p>46.3540913579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9967869023884">
                <text:p>9.499678690238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5.3514011147139">
                <text:p>-65.35140111471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.8537798509638">
                <text:p>58.85377985096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97267027909552">
                <text:p>-2.972670279095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8298237288296">
                <text:p>52.82982372882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3819558459989">
                <text:p>71.38195584599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4975079362768">
                <text:p>15.49750793627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3208038401183">
                <text:p>40.32080384011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3.9376044946122">
                <text:p>-83.93760449461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8.1071208228363">
                <text:p>-28.10712082283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7.731073713224">
                <text:p>-27.7310737132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3.5872746676229">
                <text:p>83.58727466762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670299907136">
                <text:p>40.6702999071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1019174380118">
                <text:p>15.10191743801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0.9893642846955">
                <text:p>-70.98936428469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.295971641219">
                <text:p>53.2959716412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531772745432">
                <text:p>-2.5317727454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3765858271639">
                <text:p>58.37658582716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8441081217633">
                <text:p>65.84410812176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0389622723734">
                <text:p>10.03896227237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7252997917302">
                <text:p>45.72529979173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8.5935855976816">
                <text:p>-78.59358559768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2.7078068330658">
                <text:p>-22.70780683306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0593670067491">
                <text:p>33.05936700674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8.9022872106479">
                <text:p>88.90228721064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.3477121683243">
                <text:p>35.34771216832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409401640855">
                <text:p>20.4094016408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6.2433989768848">
                <text:p>-76.2433989768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.0482289788421">
                <text:p>48.04822897884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.73326120109355">
                <text:p>-7.733261201093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3.5338842157189">
                <text:p>63.53388421571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.7299072055496">
                <text:p>60.72990720554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98520111036644">
                <text:p>4.985201110366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.8692533836428">
                <text:p>50.86925338364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3.4427944639181">
                <text:p>-73.44279446391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7.5793810551412">
                <text:p>-17.57938105514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.1514502609904">
                <text:p>38.15145026099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6.1634755423574">
                <text:p>86.16347554235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.3649248093791">
                <text:p>30.36492480937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4655615151999">
                <text:p>25.4655615151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81.2572351552168">
                <text:p>-81.25723515521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.1220833183538">
                <text:p>43.1220833183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6916693985509">
                <text:p>-12.69166939855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8.5010529668882">
                <text:p>68.50105296688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.8274182889271">
                <text:p>55.82741828892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97611339981405">
                <text:p>0.04976113399814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.7582186646923">
                <text:p>55.75821866469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8.5754432304436">
                <text:p>-68.57544323044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7997285053405">
                <text:p>-12.79972850534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.9788937231422">
                <text:p>42.97889372314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1.3972813167656">
                <text:p>81.3972813167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5319176862243">
                <text:p>25.53191768622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928337679508">
                <text:p>30.19283376795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86.0076443613127">
                <text:p>-86.00764436131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.3137009084858">
                <text:p>38.31370090848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7.4669077346205">
                <text:p>-17.46690773462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3.2423618031134">
                <text:p>73.24236180311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.1013463009699">
                <text:p>51.10134630096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6956139146314">
                <text:p>4.69561391463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4962282163863">
                <text:p>60.49622821638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3.8464575695843">
                <text:p>-63.84645756958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.05663619136041">
                <text:p>-8.056636191360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.6363257129397">
                <text:p>47.63632571293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.6556016440343">
                <text:p>76.65560164403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8583767549426">
                <text:p>20.85837675494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8830976797589">
                <text:p>34.88309767975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89.4968642894079">
                <text:p>-89.49686428940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.6241363549761">
                <text:p>33.62413635497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2.0253979160626">
                <text:p>-22.02539791606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7.8403091681739">
                <text:p>77.84030916817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.4344811234092">
                <text:p>46.43448112340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21303836007671">
                <text:p>9.213038360076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65.0733163904458">
                <text:p>-65.07331639044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.2714068247323">
                <text:p>59.27140682473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.4941308867428">
                <text:p>-3.49413088674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2784248722689">
                <text:p>52.27842487226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.1058460346621">
                <text:p>72.1058460346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3302997996915">
                <text:p>16.33029979969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9.4041215526595">
                <text:p>39.40412155265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84.8982880100306">
                <text:p>-84.89828801003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9.122639390452">
                <text:p>-29.1226393904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6.6008481129128">
                <text:p>-26.60084811291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.3416865198064">
                <text:p>82.34168651980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.9491166007752">
                <text:p>41.94911660077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677457267034">
                <text:p>13.66774572670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69.4850218690314">
                <text:p>-69.48502186903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4.8390579332865">
                <text:p>54.83905793328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899531334473638">
                <text:p>-0.8995313344736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7264731510554">
                <text:p>56.72647315105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.6296870132096">
                <text:p>67.6296870132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8457123893607">
                <text:p>11.84571238936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.8906293594111">
                <text:p>43.89062935941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80.4962826192115">
                <text:p>-80.49628261921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4.6758604938424">
                <text:p>-24.6758604938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.0395777147934">
                <text:p>31.0395777147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6.839207613228">
                <text:p>86.8392076132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.5203898355989">
                <text:p>37.52038983559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1751705661294">
                <text:p>18.17517056612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3.9475975052013">
                <text:p>-73.94759750520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.3482751375654">
                <text:p>50.34827513756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.41933970101619">
                <text:p>-5.419339701016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.1565285404359">
                <text:p>61.15652854043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1979952194864">
                <text:p>63.19799521948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43949945164855">
                <text:p>7.439499451648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.2534734890418">
                <text:p>48.25347348904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6.0631149956532">
                <text:p>-76.06311499565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0.2846638638283">
                <text:p>-20.28466386382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4740769778165">
                <text:p>35.47407697781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8.941454455795">
                <text:p>88.9414544557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.1226545552062">
                <text:p>33.12265455520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.6236139137156">
                <text:p>22.62361391371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8.4046665239125">
                <text:p>-78.4046665239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.0172078920213">
                <text:p>46.01720789202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.75659680082435">
                <text:p>-9.756596800824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5601486816753">
                <text:p>65.56014868167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8.8244576843321">
                <text:p>58.82445768433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222542628021">
                <text:p>3.02225426280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.7037002644871">
                <text:p>52.70370026448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1.6332325656269">
                <text:p>-71.63323256562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5.8288345061039">
                <text:p>-15.8288345061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.8063792779131">
                <text:p>39.80637927791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4.4828819574272">
                <text:p>84.48288195742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.7015333286404">
                <text:p>28.70153332864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.9627949530183">
                <text:p>26.96279495301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82.7915133007597">
                <text:p>-82.79151330075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.5495890664573">
                <text:p>41.54958906645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4.1170451284361">
                <text:p>-14.11704512843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9.9529749351983">
                <text:p>69.95297493519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4.4428719072487">
                <text:p>54.44287190724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31758036288579">
                <text:p>1.317580362885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7.0836605844694">
                <text:p>57.08366058446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7.3012292521798">
                <text:p>-67.30122925217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1.4847097069822">
                <text:p>-11.48470970698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.2326826555313">
                <text:p>44.23268265553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.1356477717685">
                <text:p>80.13564777176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.3512317556526">
                <text:p>24.35123175565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.3804501910157">
                <text:p>31.38045019101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7.2478141629203">
                <text:p>-87.24781416292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.1937856341144">
                <text:p>37.19378563411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8.4925931695819">
                <text:p>-18.49259316958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.3719332909448">
                <text:p>74.37193329094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.0372217994179">
                <text:p>50.03722179941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72364281075131">
                <text:p>5.72364281075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1.4817528127754">
                <text:p>61.48175281277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.8728685791513">
                <text:p>62.87286857915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.06528792093649">
                <text:p>-7.065287920936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.6415777098552">
                <text:p>48.64157770985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.7293721548407">
                <text:p>75.72937215484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9669865932409">
                <text:p>19.96698659324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.8535226617719">
                <text:p>35.85352266177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8.5590234708758">
                <text:p>-88.55902347087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.7117858408995">
                <text:p>32.71178584089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2.9473701028411">
                <text:p>-22.94737010284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8.7803270352029">
                <text:p>78.78032703520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.5320420781378">
                <text:p>45.53204207813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1442884908436">
                <text:p>10.14428849084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5.8878603768397">
                <text:p>-65.88786037683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.4559013518123">
                <text:p>58.45590135181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.62962729743872">
                <text:p>-2.629627297438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3.115757840535">
                <text:p>53.1157578405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.2424626965168">
                <text:p>71.24246269651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4711776248341">
                <text:p>15.47117762483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.2628412515183">
                <text:p>40.26284125151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84.0796743670594">
                <text:p>-84.07967436705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.3151103202308">
                <text:p>28.3151103202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.4129566190791">
                <text:p>27.41295661907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3.2385234752031">
                <text:p>83.23852347520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.1286761539975">
                <text:p>41.12867615399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5976956837982">
                <text:p>14.59769568379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70.3853517477368">
                <text:p>-70.38535174773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3.9273036503079">
                <text:p>53.92730365030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82170207541835">
                <text:p>-1.821702075418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5659733413066">
                <text:p>57.56597334130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6.7532236964898">
                <text:p>66.75322369648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9678780524023">
                <text:p>10.96787805240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.7644401280104">
                <text:p>44.76444012801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79.5488508649154">
                <text:p>-79.5488508649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3.7940930143443">
                <text:p>-23.79409301434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.9938753995872">
                <text:p>31.99387539958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7.7413217993571">
                <text:p>87.74132179935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5317660387941">
                <text:p>36.53176603879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.141324385516">
                <text:p>19.1413243855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4.9578160600615">
                <text:p>-74.95781606006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.4522809144962">
                <text:p>49.45228091449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.33177746757933">
                <text:p>-6.331777467579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.0767035862127">
                <text:p>62.07670358621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2165127787722">
                <text:p>62.21651277877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40760110707203">
                <text:p>6.40760110707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.3262699637754">
                <text:p>49.32626996377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75.0383945544901">
                <text:p>-75.03839455449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9.2322776006401">
                <text:p>-19.23227760064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.4747463258252">
                <text:p>36.47474632582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7.8133430145268">
                <text:p>87.81334301452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.9821795724664">
                <text:p>31.98217957246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.6718548278188">
                <text:p>23.67185482781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9.482835293706">
                <text:p>-79.4828352937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.9096091835119">
                <text:p>44.90960918351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.9071853981594">
                <text:p>-10.90718539815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6.6737745703665">
                <text:p>66.67377457036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.6154679966622">
                <text:p>57.61546799666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87619547999917">
                <text:p>1.876195479999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.8657893258519">
                <text:p>53.86578932585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0.4614693008925">
                <text:p>-70.46146930089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4.6305532967075">
                <text:p>-14.63055329670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.1307271217165">
                <text:p>41.13072712171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3.2315463025947">
                <text:p>83.23154630259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.4001573628515">
                <text:p>27.40015736285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3481463392974">
                <text:p>28.34814633929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84.2350630189988">
                <text:p>-84.23506301899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.215294082548">
                <text:p>40.2152940825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5.5348978988443">
                <text:p>-15.53489789884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1.394402025505">
                <text:p>71.3944020255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.9605466014571">
                <text:p>52.96054660145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79012215286878">
                <text:p>2.790122152868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8.5585685359254">
                <text:p>58.55856853592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.7530030559618">
                <text:p>65.75300305596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9.9556737902813">
                <text:p>-9.95567379028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.8027063412549">
                <text:p>45.80270634125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.5781554704692">
                <text:p>78.57815547046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.7378105363838">
                <text:p>22.73781053638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.0289691917665">
                <text:p>33.02896919176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88.8190403402873">
                <text:p>-88.81904034028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.4844598903687">
                <text:p>35.48445989036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.2848597169603">
                <text:p>20.28485971696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.111113736403">
                <text:p>76.1111137364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.3256015347003">
                <text:p>48.32560153470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52025416463952">
                <text:p>7.520254164639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3.2650098795403">
                <text:p>63.26500987954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.0588692139658">
                <text:p>61.05886921396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.23824522889066">
                <text:p>-5.238245228890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.5557578854117">
                <text:p>50.55575788541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.7703398747374">
                <text:p>73.77033987473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.9546653007208">
                <text:p>17.95466530072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7.7630164963643">
                <text:p>37.76301649636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6.5250668416082">
                <text:p>86.52506684160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.7510771875324">
                <text:p>30.75107718753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.0190505632633">
                <text:p>25.01905056326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.8563828216309">
                <text:p>80.85638282163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.5320522374337">
                <text:p>43.53205223743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2610050827437">
                <text:p>12.26100508274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8.013883584407">
                <text:p>68.0138835844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.3220635261976">
                <text:p>56.32206352619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16684130963449">
                <text:p>0.4166841309634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.3102069658268">
                <text:p>55.31020696582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.9802246042077">
                <text:p>68.98022460420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1367700461193">
                <text:p>13.13677004611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.5840312633927">
                <text:p>42.58403126339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1.8684188730012">
                <text:p>81.86841887300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8944905122792">
                <text:p>25.89449051227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.798108606925">
                <text:p>29.7981086069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.6494571201153">
                <text:p>85.64945712011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.6406119714714">
                <text:p>38.64061197147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0608648832355">
                <text:p>17.06086488323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2.9711668204358">
                <text:p>72.97116682043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1.464830076676">
                <text:p>51.4648300766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32778696159112">
                <text:p>4.32778696159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.1191086387139">
                <text:p>60.11910863871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.2152972587113">
                <text:p>64.21529725871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30802032171788">
                <text:p>8.308020321717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.4656061022717">
                <text:p>47.46560610227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6.8922041665083">
                <text:p>76.89220416650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.1144639658612">
                <text:p>21.11446396586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.7757688052726">
                <text:p>34.77576880527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9.7112024552056">
                <text:p>89.71120245520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.8006097908026">
                <text:p>33.80060979080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.9889674194276">
                <text:p>21.98896741942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.7920698484761">
                <text:p>77.79206984847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484875941933">
                <text:p>46.4848759419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20458437530159">
                <text:p>9.204584375301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5.0329868613355">
                <text:p>65.03298686133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9.2962120333807">
                <text:p>59.29621203338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8936216711043">
                <text:p>3.489362167110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.3529473733569">
                <text:p>52.35294737335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2.0134224385698">
                <text:p>72.01342243856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1138043960053">
                <text:p>16.11380439600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.5994799649648">
                <text:p>39.59947996496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4.6871077116354">
                <text:p>84.68710771163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.8649231941764">
                <text:p>28.86492319417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850044182459">
                <text:p>26.8500441824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2.745928999649">
                <text:p>82.7459289996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.6289560297334">
                <text:p>41.62895602973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.1191141691038">
                <text:p>14.11911416910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9.9782045570223">
                <text:p>69.97820455702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.4342731036684">
                <text:p>54.4342731036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5095186169194">
                <text:p>1.450951861691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7.2203447468237">
                <text:p>57.22034474682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7.1165060752745">
                <text:p>67.11650607527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2339865025412">
                <text:p>11.23398650254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.5461217895978">
                <text:p>44.54612178959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9.8499206807158">
                <text:p>79.84992068071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.9921655908551">
                <text:p>23.99216559085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.7437477202711">
                <text:p>31.74374772027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7.6511131012443">
                <text:p>87.65111310124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.7450175766171">
                <text:p>36.74501757661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0767442954864">
                <text:p>19.07674429548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4.9043295687294">
                <text:p>74.90432956872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.4034187114862">
                <text:p>49.4034187114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29088346307537">
                <text:p>6.290883463075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.0839875106272">
                <text:p>62.08398751062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.2776169932138">
                <text:p>62.27761699321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52026730980549">
                <text:p>6.520267309805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213375334637">
                <text:p>49.2133753346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5.2205179108604">
                <text:p>75.22051791086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5852754109496">
                <text:p>19.58527541094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.0855390111121">
                <text:p>36.08553901111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8.4937118007894">
                <text:p>88.49371180078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.8267555400565">
                <text:p>32.82675554005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.4797561740504">
                <text:p>22.47975617405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8.0775305829012">
                <text:p>78.07753058290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.6553246821854">
                <text:p>46.65532468218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62748233794642">
                <text:p>8.627482337946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3.866792658665">
                <text:p>63.8667926586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0143473299758">
                <text:p>61.01434732997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88623434215176">
                <text:p>5.886234342151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.082986785257">
                <text:p>49.0829867852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.2391646113463">
                <text:p>76.23916461134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.283411518506">
                <text:p>21.2834115185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3.3448545657754">
                <text:p>33.34485456577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8.2732810515076">
                <text:p>88.27328105150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7.487269681271">
                <text:p>37.4872696812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557485537794">
                <text:p>17.05574855377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1.601350010091">
                <text:p>71.601350010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4.0450247604385">
                <text:p>54.0450247604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483cm" svg:height="9.006cm" xlink:href=".." xlink:type="simple" chart:class="chart:line" chart:style-name="ch1">
        <chart:legend chart:legend-position="end" svg:x="36.213cm" svg:y="4.23cm" style:legend-expansion="high" chart:style-name="ch2"/>
        <chart:plot-area chart:style-name="ch3" table:cell-range-address="Arkusz2.G1:Arkusz2.G513" chart:data-source-has-labels="row" svg:x="0.769cm" svg:y="0.18cm" svg:width="34.675cm" svg:height="8.646cm">
          <chartooo:coordinate-region svg:x="1.496cm" svg:y="0.302cm" svg:width="33.948cm" svg:height="7.5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G2:Arkusz2.G513" chart:label-cell-address="Arkusz2.G1:Arkusz2.G1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uł</text:p>
                <draw:g>
                  <svg:desc>Arkusz2.G1:Arkusz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0121933088198">
                <text:p>0.0410121933088198</text:p>
                <draw:g>
                  <svg:desc>Arkusz2.G2:Arkusz2.G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3606797749979">
                <text:p>0.0022360679774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0880074906351">
                <text:p>0.0170880074906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770277810091">
                <text:p>0.084770277810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831182706179">
                <text:p>0.25831182706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3541498218042">
                <text:p>0.623541498218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104435015549">
                <text:p>1.07104435015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768293508083">
                <text:p>1.29768293508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28893148451">
                <text:p>1.328893148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682322018217">
                <text:p>1.28682322018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700040749789">
                <text:p>1.22700040749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471571028909">
                <text:p>1.17471571028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3456247073486">
                <text:p>1.13456247073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902911699372">
                <text:p>1.09902911699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674270562306">
                <text:p>1.06674270562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098511036422">
                <text:p>1.04098511036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832460443613">
                <text:p>1.01832460443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976999735494">
                <text:p>0.999976999735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689112141482">
                <text:p>0.977689112141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2502493435057">
                <text:p>0.9525024934350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1855737086883">
                <text:p>0.921855737086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6381407747252">
                <text:p>0.886381407747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8603558795272">
                <text:p>0.848603558795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848129230057">
                <text:p>0.80848129230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71425304225885">
                <text:p>0.771425304225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6513407888818">
                <text:p>0.736513407888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9186345810319">
                <text:p>0.719186345810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9660482202581">
                <text:p>0.709660482202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9713708722684">
                <text:p>0.689713708722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7621954081341">
                <text:p>0.597621954081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8178825737054">
                <text:p>0.218178825737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3318939040765">
                <text:p>0.293318939040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1844209069615">
                <text:p>0.381844209069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935477467112">
                <text:p>0.47935477467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6459018491341">
                <text:p>0.576459018491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4198765430951">
                <text:p>0.664198765430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9067655901677">
                <text:p>0.739067655901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8874833750569">
                <text:p>0.7988748337505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4304447459564">
                <text:p>0.844304447459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0567998510053">
                <text:p>0.880567998510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8115631403843">
                <text:p>0.908115631403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1133717572294">
                <text:p>0.9311337175722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056667309558">
                <text:p>0.95056667309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6196667350907">
                <text:p>0.966196667350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0387678421144">
                <text:p>0.980387678421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3458605076226">
                <text:p>0.993458605076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582155475015">
                <text:p>1.00582155475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1647725011433">
                <text:p>1.01647725011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642145340011">
                <text:p>1.026421453400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3650808004569">
                <text:p>1.036508080045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430646842773">
                <text:p>1.04430646842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5333850209702">
                <text:p>1.05333850209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6073653656316">
                <text:p>1.06073653656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817086648158">
                <text:p>1.06817086648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46538977736">
                <text:p>1.0746538977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048322522842">
                <text:p>1.080483225228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612936614383">
                <text:p>1.086129366143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9184705888691">
                <text:p>1.09184705888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9612499287262">
                <text:p>1.09612499287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87090151526">
                <text:p>1.09987090151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0493529222303">
                <text:p>1.10493529222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0905410147567">
                <text:p>1.10905410147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1238887085407">
                <text:p>1.112388870854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1599014332565">
                <text:p>1.11599014332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872248569518">
                <text:p>1.118722485695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2189126032784">
                <text:p>1.121891260327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2514621272082">
                <text:p>1.12514621272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2660774007638">
                <text:p>1.126607740076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2912089698136">
                <text:p>1.12912089698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3059718733066">
                <text:p>1.130597187330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351885736409">
                <text:p>1.133518857364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499471364408">
                <text:p>1.13499471364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3646205391997">
                <text:p>1.13646205391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3803558819573">
                <text:p>1.138035588195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3971619274274">
                <text:p>1.13971619274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4112663626786">
                <text:p>1.14112663626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4147492307102">
                <text:p>1.14147492307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4295975432208">
                <text:p>1.142959754322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4515763107094">
                <text:p>1.14515763107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4522705172381">
                <text:p>1.14522705172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4560769899648">
                <text:p>1.145607698996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4698299900217">
                <text:p>1.14698299900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483226898394">
                <text:p>1.1483226898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4853384799927">
                <text:p>1.14853384799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5016737912358">
                <text:p>1.15016737912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5049293783143">
                <text:p>1.15049293783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5254197320531">
                <text:p>1.15254197320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5261528707544">
                <text:p>1.15261528707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5350682702791">
                <text:p>1.15350682702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5369363350935">
                <text:p>1.153693633509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5389514254979">
                <text:p>1.15389514254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5466531947573">
                <text:p>1.154665319475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495324580695">
                <text:p>1.15495324580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5541248045882">
                <text:p>1.155412480458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5711451464408">
                <text:p>1.15711451464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566996152848">
                <text:p>1.1566996152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5741090369842">
                <text:p>1.15741090369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844205724758">
                <text:p>1.15844205724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5773744864714">
                <text:p>1.157737448647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5750853128606">
                <text:p>1.157508531286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5913415962088">
                <text:p>1.15913415962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5894995577894">
                <text:p>1.158949955778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5909361140505">
                <text:p>1.159093611405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906212085462">
                <text:p>1.159062120854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6023187337704">
                <text:p>1.16023187337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5949342387096">
                <text:p>1.159493423870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6059381352823">
                <text:p>1.16059381352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600728425405">
                <text:p>1.16007284254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5948307447759">
                <text:p>1.159483074477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6025255871297">
                <text:p>1.16025255871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6029522105368">
                <text:p>1.160295221053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6093109183965">
                <text:p>1.160931091839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6084667376876">
                <text:p>1.16084667376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097588260911">
                <text:p>1.160975882609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05933827142">
                <text:p>1.16059338271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6151323711786">
                <text:p>1.161513237117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6118775398296">
                <text:p>1.16118775398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6117612789792">
                <text:p>1.16117612789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6180247890939">
                <text:p>1.161802478909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6196557608218">
                <text:p>1.16196557608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6115201416524">
                <text:p>1.161152014165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13940643969">
                <text:p>1.162139406439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6195223653987">
                <text:p>1.161952236539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6240182381137">
                <text:p>1.162401823811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6240526495711">
                <text:p>1.162405264957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6275749836327">
                <text:p>1.16275749836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6303482321038">
                <text:p>1.163034823210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6311478367356">
                <text:p>1.16311478367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624603219035">
                <text:p>1.1624603219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631100549819">
                <text:p>1.16311005498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630760938133">
                <text:p>1.1630760938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6230847884716">
                <text:p>1.162308478847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6258763110572">
                <text:p>1.162587631105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6282629829223">
                <text:p>1.162826298292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6257687917832">
                <text:p>1.162576879178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6284177771527">
                <text:p>1.16284177771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6260139342769">
                <text:p>1.162601393427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6260139342769">
                <text:p>1.162601393427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6293293013828">
                <text:p>1.162932930138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311865258881">
                <text:p>1.163118652588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6270589574492">
                <text:p>1.162705895744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6263020776169">
                <text:p>1.162630207761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6185928580014">
                <text:p>1.16185928580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6210584715851">
                <text:p>1.162105847158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6201893272012">
                <text:p>1.162018932720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6131391105075">
                <text:p>1.161313911050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6118904576301">
                <text:p>1.161189045763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6193330273299">
                <text:p>1.16193330273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618777904754">
                <text:p>1.16187779047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6179387156242">
                <text:p>1.16179387156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614000172206">
                <text:p>1.1614000172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6131046667117">
                <text:p>1.161310466671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6213295280704">
                <text:p>1.162132952807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6109689518145">
                <text:p>1.16109689518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6093841352589">
                <text:p>1.160938413525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6216048805662">
                <text:p>1.162160488056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6125148008517">
                <text:p>1.161251480085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6174437807979">
                <text:p>1.161744378079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6218113906568">
                <text:p>1.16218113906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6136471446312">
                <text:p>1.161364714463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6104866392413">
                <text:p>1.161048663924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6181969341202">
                <text:p>1.161819693412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6102756211901">
                <text:p>1.161027562119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6056020955399">
                <text:p>1.160560209553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6114641626282">
                <text:p>1.161146416262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605860588513">
                <text:p>1.16058605885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6196127302075">
                <text:p>1.16196127302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6031418159049">
                <text:p>1.160314181590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6094142832444">
                <text:p>1.16094142832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6022239247482">
                <text:p>1.160222392474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976721802265">
                <text:p>1.15976721802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6083805933472">
                <text:p>1.160838059334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6056020955399">
                <text:p>1.160560209553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5869452402262">
                <text:p>1.158694524022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590556500876">
                <text:p>1.1590556500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5900388265096">
                <text:p>1.159003882650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5907290538602">
                <text:p>1.159072905386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5906212085462">
                <text:p>1.159062120854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5887013940303">
                <text:p>1.158870139403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5841486523611">
                <text:p>1.158414865236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5765625295249">
                <text:p>1.157656252952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5721259930922">
                <text:p>1.157212599309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5801554393713">
                <text:p>1.158015543937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5766143582655">
                <text:p>1.157661435826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5800043177885">
                <text:p>1.158000431778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5681026966396">
                <text:p>1.156810269663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5713871251462">
                <text:p>1.157138712514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5786225432907">
                <text:p>1.157862254329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5667195003596">
                <text:p>1.156671950035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571088972089">
                <text:p>1.15710889720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755604615932">
                <text:p>1.157556046159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62188374179">
                <text:p>1.15621883741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5676963998888">
                <text:p>1.156769639988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5702463240849">
                <text:p>1.157024632408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5647222188862">
                <text:p>1.156472221888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5655912084078">
                <text:p>1.15655912084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5735301442559">
                <text:p>1.157353014425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5672814437966">
                <text:p>1.156728144379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5633083501219">
                <text:p>1.156330835012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5591435668911">
                <text:p>1.155914356689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5587931896025">
                <text:p>1.155879318960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5524586127802">
                <text:p>1.155245861278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5540339275943">
                <text:p>1.155403392759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512640000997">
                <text:p>1.155126400009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5478352949806">
                <text:p>1.154783529498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435609757128">
                <text:p>1.15435609757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5364509273866">
                <text:p>1.153645092738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5408491888595">
                <text:p>1.154084918885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5395060552868">
                <text:p>1.153950605528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5330871842712">
                <text:p>1.153308718427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5357271118903">
                <text:p>1.153572711189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5322937874475">
                <text:p>1.153229378744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5341666365629">
                <text:p>1.153416663656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5332779382099">
                <text:p>1.15332779382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5326709829076">
                <text:p>1.153267098290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5277491298171">
                <text:p>1.152774912981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5247082392571">
                <text:p>1.152470823925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5202300324256">
                <text:p>1.152023003242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5244132171664">
                <text:p>1.152441321716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5135094562866">
                <text:p>1.15135094562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5291803698268">
                <text:p>1.152918036982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5197960051383">
                <text:p>1.151979600513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5278141900362">
                <text:p>1.152781419003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530797890866">
                <text:p>1.15307978908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5264218211898">
                <text:p>1.152642182118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5185068476778">
                <text:p>1.151850684767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5179208193146">
                <text:p>1.151792081931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5251767882319">
                <text:p>1.152517678823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5180293453351">
                <text:p>1.151802934533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5212195535021">
                <text:p>1.15212195535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5243785081886">
                <text:p>1.152437850818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104865231666">
                <text:p>1.151048652316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520004340277">
                <text:p>1.15200043402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5078451501573">
                <text:p>1.150784515015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5077452178956">
                <text:p>1.15077452178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515875997943">
                <text:p>1.15158759979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048685346683">
                <text:p>1.150486853466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5107471521183">
                <text:p>1.151074715211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5131967758742">
                <text:p>1.151319677587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4983477073882">
                <text:p>1.149834770738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5085403070937">
                <text:p>1.150854030709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5055551799989">
                <text:p>1.150555517999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499713039898">
                <text:p>1.14997130398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4901000865963">
                <text:p>1.14901000865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4913880797752">
                <text:p>1.149138807977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4885203572958">
                <text:p>1.148852035729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4819728270015">
                <text:p>1.148197282700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4891688124076">
                <text:p>1.148916881240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4933241492616">
                <text:p>1.149332414926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4812020276624">
                <text:p>1.148120202766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4920842322009">
                <text:p>1.149208423220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4924192405255">
                <text:p>1.149241924052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4930326720148">
                <text:p>1.14930326720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14905265327573">
                <text:p>1.149052653275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4906266147674">
                <text:p>1.149062661476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4983346620282">
                <text:p>1.149833466202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4996739084202">
                <text:p>1.149967390842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4868968829706">
                <text:p>1.148689688297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4981781165539">
                <text:p>1.14981781165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4934285572235">
                <text:p>1.149342855722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4973388225276">
                <text:p>1.149733882252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4913402177466">
                <text:p>1.149134021774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14833488146969">
                <text:p>1.148334881469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4984868569738">
                <text:p>1.14984868569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4932066891708">
                <text:p>1.149320668917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4890600137696">
                <text:p>1.148906001376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14862744177562">
                <text:p>1.148627441775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4912880043971">
                <text:p>1.149128800439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14844460031819">
                <text:p>1.148444600318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4936373703019">
                <text:p>1.149363737030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14786976613203">
                <text:p>1.147869766132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14746067470742">
                <text:p>1.147460674707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4805661881285">
                <text:p>1.148056618812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4529297561803">
                <text:p>1.145292975618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4714122931747">
                <text:p>1.147141229317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4742363580327">
                <text:p>1.147423635803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4654655378663">
                <text:p>1.146546553786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4536719003121">
                <text:p>1.145367190031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457364443885">
                <text:p>1.14573644438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458621208505">
                <text:p>1.14586212085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4549770842198">
                <text:p>1.145497708421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4475368529654">
                <text:p>1.144753685296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4479037382396">
                <text:p>1.144790373823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4326943456038">
                <text:p>1.143269434560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4507336009533">
                <text:p>1.145073360095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4380505331984">
                <text:p>1.143805053319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4337220536446">
                <text:p>1.143372205364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4410882349539">
                <text:p>1.144108823495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4311198051634">
                <text:p>1.143111980516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4309054759455">
                <text:p>1.14309054759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4361706877783">
                <text:p>1.143617068777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4237690802992">
                <text:p>1.142376908029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4282850856986">
                <text:p>1.142828508569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4280357017293">
                <text:p>1.142803570172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4294794282154">
                <text:p>1.142947942821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4221188927449">
                <text:p>1.142211889274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4246444145978">
                <text:p>1.142464441459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4176924113413">
                <text:p>1.14176924113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4043368943573">
                <text:p>1.140433689435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4144207036538">
                <text:p>1.141442070365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13946390903793">
                <text:p>1.139463909037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1393651741211">
                <text:p>1.1393651741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13876072991652">
                <text:p>1.138760729916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3858201285634">
                <text:p>1.138582012856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3803558819573">
                <text:p>1.138035588195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3715522247405">
                <text:p>1.137155222474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3707343650267">
                <text:p>1.137073436502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3607130057933">
                <text:p>1.136071300579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353413583588">
                <text:p>1.13534135835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353594144587">
                <text:p>1.13535941445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3415915990658">
                <text:p>1.134159159906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330600160627">
                <text:p>1.13306001606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3274224782163">
                <text:p>1.132742247821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3215723289656">
                <text:p>1.132157232896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3287995833628">
                <text:p>1.132879958336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3248487848624">
                <text:p>1.132484878486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3129881110165">
                <text:p>1.131298811101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3085189127489">
                <text:p>1.130851891274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3084835411296">
                <text:p>1.13084835411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3061443472123">
                <text:p>1.130614434721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2864963562658">
                <text:p>1.12864963562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2781071106813">
                <text:p>1.127810711068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2827700499478">
                <text:p>1.128277004994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2780228763733">
                <text:p>1.127802287637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2734245018983">
                <text:p>1.12734245018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2701597149286">
                <text:p>1.127015971492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2608747439975">
                <text:p>1.126087474399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2582058961453">
                <text:p>1.125820589614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2506577585491">
                <text:p>1.125065775854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2359601280887">
                <text:p>1.123596012808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2362716236303">
                <text:p>1.123627162363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2167196630744">
                <text:p>1.121671966307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225150333069">
                <text:p>1.12251503330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2087555062995">
                <text:p>1.120875550629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2076982471871">
                <text:p>1.120769824718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1920864900161">
                <text:p>1.119208649001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1878237383327">
                <text:p>1.118782373833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1837605482235">
                <text:p>1.118376054822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1816680329904">
                <text:p>1.118166803299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1624773236052">
                <text:p>1.116247732360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11648958794966">
                <text:p>1.11648958794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1444425612051">
                <text:p>1.114444256120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1338762342681">
                <text:p>1.113387623426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1231740074495">
                <text:p>1.112317400744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11154532071347">
                <text:p>1.111545320713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1216995104166">
                <text:p>1.112169951041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106002881325">
                <text:p>1.11060028813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112461473499">
                <text:p>1.11124614734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1018737157293">
                <text:p>1.110187371572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0831944853458">
                <text:p>1.108319448534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0698961151404">
                <text:p>1.106989611514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073617295175">
                <text:p>1.10736172951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10607639880797">
                <text:p>1.106076398807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0578705002365">
                <text:p>1.105787050023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10421918114114">
                <text:p>1.104219181141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0358869149697">
                <text:p>1.103588691496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0325065148406">
                <text:p>1.103250651484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10149943259177">
                <text:p>1.101499432591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0155617196764">
                <text:p>1.101556171967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0105494867423">
                <text:p>1.101054948674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0061164813026">
                <text:p>1.100611648130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9905504866681">
                <text:p>1.099055048666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9814798638435">
                <text:p>1.098147986384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9836241741968">
                <text:p>1.098362417419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9607162174741">
                <text:p>1.096071621747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09518993786466">
                <text:p>1.095189937864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9488446879111">
                <text:p>1.094884468791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09242116420362">
                <text:p>1.092421164203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9233145152925">
                <text:p>1.092331451529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09159149868438">
                <text:p>1.091591498684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9007568544574">
                <text:p>1.090075685445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8863400645029">
                <text:p>1.088634006450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8794347279627">
                <text:p>1.087943472796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8654038121001">
                <text:p>1.08654038121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8476956078238">
                <text:p>1.084769560782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8421999612625">
                <text:p>1.08421999612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8186182112135">
                <text:p>1.081861821121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08128488383034">
                <text:p>1.081284883830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8042815587155">
                <text:p>1.080428155871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07881787156128">
                <text:p>1.078817871561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7854809813935">
                <text:p>1.078548098139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7648502079685">
                <text:p>1.076485020796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07520137648721">
                <text:p>1.075201376487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7409729540671">
                <text:p>1.074097295406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07337085855728">
                <text:p>1.073370858557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718586660563">
                <text:p>1.07185866605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7083705576526">
                <text:p>1.070837055765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6957281192072">
                <text:p>1.069572811920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6768160047834">
                <text:p>1.067681600478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6558200059873">
                <text:p>1.065582000598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6551489900423">
                <text:p>1.065514899004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631095898354">
                <text:p>1.06310958983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6249752940889">
                <text:p>1.062497529408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06089961824859">
                <text:p>1.060899618248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05771688083343">
                <text:p>1.05771688083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574275388886">
                <text:p>1.05742753888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5517628858878">
                <text:p>1.055176288588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05344624922205">
                <text:p>1.053446249222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05114794391655">
                <text:p>1.051147943916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5020617023516">
                <text:p>1.050206170235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4824138441487">
                <text:p>1.048241384414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4583937581256">
                <text:p>1.045839375812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432842373965">
                <text:p>1.04328423739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4166981332858">
                <text:p>1.041669813328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395431688968">
                <text:p>1.03954316889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3667352623668">
                <text:p>1.036673526236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3538640130147">
                <text:p>1.035386401301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315372024314">
                <text:p>1.03153720243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282353816126">
                <text:p>1.02823538161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289086451187">
                <text:p>1.02890864511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2447352332796">
                <text:p>1.024473523327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2204696565275">
                <text:p>1.022046965652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1921783736353">
                <text:p>1.019217837363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1673644569279">
                <text:p>1.016736445692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1473395528089">
                <text:p>1.014733955280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1159527480114">
                <text:p>1.011595274801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0820632808964">
                <text:p>1.008206328089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0523479844263">
                <text:p>1.005234798442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0316000717732">
                <text:p>1.003160007177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9632432447047">
                <text:p>0.9996324324470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6515930630314">
                <text:p>0.9965159306303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3873734435114">
                <text:p>0.9938737344351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0069189501421">
                <text:p>0.9900691895014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86470982847443">
                <text:p>0.9864709828474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83610695346487">
                <text:p>0.9836106953464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78966802297197">
                <text:p>0.978966802297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75222026002284">
                <text:p>0.9752220260022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70822331840384">
                <text:p>0.9708223318403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67674532061271">
                <text:p>0.9676745320612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63025440993123">
                <text:p>0.9630254409931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58676170560216">
                <text:p>0.9586761705602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54740802521815">
                <text:p>0.9547408025218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50858559408286">
                <text:p>0.9508585594082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47673466970559">
                <text:p>0.9476734669705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42573604552981">
                <text:p>0.9425736045529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36979188669631">
                <text:p>0.9369791886696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32121236749813">
                <text:p>0.9321212367498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26723799198014">
                <text:p>0.9267237991980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22830970438249">
                <text:p>0.9228309704382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17327640486211">
                <text:p>0.9173276404862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13210271514726">
                <text:p>0.9132102715147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0799559470297">
                <text:p>0.907995594702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01568078405619">
                <text:p>0.9015680784056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96402811240572">
                <text:p>0.8964028112405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09253616325">
                <text:p>0.89092536163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86291712699605">
                <text:p>0.8862917126996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79732345659747">
                <text:p>0.8797323456597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74931425884337">
                <text:p>0.8749314258843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69304319556736">
                <text:p>0.8693043195567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62986094905358">
                <text:p>0.8629860949053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57014585640174">
                <text:p>0.857014585640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50633881290888">
                <text:p>0.8506338812908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44360704912302">
                <text:p>0.8443607049123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39097133828975">
                <text:p>0.8390971338289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31828107243318">
                <text:p>0.8318281072433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25620372810652">
                <text:p>0.8256203728106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18706296543516">
                <text:p>0.8187062965435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12052338214724">
                <text:p>0.8120523382147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05491775252858">
                <text:p>0.8054917752528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98478553249867">
                <text:p>0.798478553249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91854784666987">
                <text:p>0.7918547846669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85842859609986">
                <text:p>0.7858428596099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78470294873221">
                <text:p>0.7784702948732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1367616639433">
                <text:p>0.7713676166394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62658508114871">
                <text:p>0.7626585081148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55352235715233">
                <text:p>0.7553522357152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48056816024024">
                <text:p>0.7480568160240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40931845718619">
                <text:p>0.7409318457186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34155977977432">
                <text:p>0.7341559779774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26033745772192">
                <text:p>0.7260337457721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18178250854201">
                <text:p>0.7181782508542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11227811604693">
                <text:p>0.7112278116046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0316569882212">
                <text:p>0.70316569882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95932467988094">
                <text:p>0.6959324679880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88172216817854">
                <text:p>0.6881722168178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80260244318305">
                <text:p>0.6802602443183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72610585703199">
                <text:p>0.6726105857031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64341026883031">
                <text:p>0.6643410268830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56040395097741">
                <text:p>0.6560403950977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4656399528585">
                <text:p>0.646563995285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38802003753902">
                <text:p>0.6388020037539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30596542965469">
                <text:p>0.6305965429654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20519943273381">
                <text:p>0.6205199432733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11310068623117">
                <text:p>0.6113100686231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026250907488">
                <text:p>0.60262509074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93177882257928">
                <text:p>0.5931778822579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81950169688093">
                <text:p>0.5819501696880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72700619870452">
                <text:p>0.5727006198704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61528271772669">
                <text:p>0.5615282717726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51334744053012">
                <text:p>0.5513347440530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40224027603364">
                <text:p>0.5402240276033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28251833882288">
                <text:p>0.5282518338822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17189520388803">
                <text:p>0.5171895203888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05668863981163">
                <text:p>0.5056688639811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4540190480005">
                <text:p>0.4945401904800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82476942454248">
                <text:p>0.4824769424542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71831537733543">
                <text:p>0.4718315377335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60202129503982">
                <text:p>0.4602021295039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49013362830106">
                <text:p>0.4490133628301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39118435049133">
                <text:p>0.4391184350491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29260992870305">
                <text:p>0.4292609928703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19659385692731">
                <text:p>0.4196593856927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10858856543217">
                <text:p>0.4108588565432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2418935936171">
                <text:p>0.4024189359361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94954427750848">
                <text:p>0.3949544277508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88185522656371">
                <text:p>0.3881855226563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83020887158912">
                <text:p>0.3830208871589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7863570882842">
                <text:p>0.37863570882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76311041560037">
                <text:p>0.3763110415600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74444922518653">
                <text:p>0.3744449225186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.319cm" svg:height="14.991cm" xlink:href=".." xlink:type="simple" chart:class="chart:scatter" chart:style-name="ch1">
        <chart:plot-area chart:style-name="ch2" table:cell-range-address="Arkusz2.B1:Arkusz2.C513" chart:data-source-has-labels="row" svg:x="0.426cm" svg:y="0.299cm" svg:width="20.467cm" svg:height="14.393cm">
          <chartooo:coordinate-region svg:x="0.717cm" svg:y="0.472cm" svg:width="19.936cm" svg:height="14.0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2.C2:Arkusz2.C513" chart:label-cell-address="Arkusz2.C1:Arkusz2.C1" chart:class="chart:scatter">
            <chart:domain table:cell-range-address="Arkusz2.B2:Arkusz2.B513"/>
            <chart:data-point chart:repeated="5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Transmitancja uroj.</text:p>
                <draw:g>
                  <svg:desc>Arkusz2.C1:Arkusz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">
                <text:p>0.029</text:p>
                <draw:g>
                  <svg:desc>Arkusz2.B2:Arkusz2.B513</svg:desc>
                </draw:g>
              </table:table-cell>
              <table:table-cell office:value-type="float" office:value="0.029">
                <text:p>0.029</text:p>
                <draw:g>
                  <svg:desc>Arkusz2.C2:Arkusz2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2">
                <text:p>0.55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6">
                <text:p>0.2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">
                <text:p>1.2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">
                <text:p>0.826</text:p>
              </table:table-cell>
              <table:table-cell office:value-type="float" office:value="-1.041">
                <text:p>-1.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5">
                <text:p>0.225</text:p>
              </table:table-cell>
              <table:table-cell office:value-type="float" office:value="-1.267">
                <text:p>-1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1">
                <text:p>0.981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74">
                <text:p>-1.17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6">
                <text:p>0.896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1">
                <text:p>0.331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2">
                <text:p>0.292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5">
                <text:p>0.775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3">
                <text:p>1.00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7">
                <text:p>0.92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6">
                <text:p>0.57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9">
                <text:p>0.06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7">
                <text:p>0.427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6">
                <text:p>0.766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8">
                <text:p>0.84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1">
                <text:p>0.671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4">
                <text:p>0.304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4">
                <text:p>0.124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2">
                <text:p>0.502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3">
                <text:p>0.70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4">
                <text:p>0.564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4">
                <text:p>0.044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9">
                <text:p>0.10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">
                <text:p>0.2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7">
                <text:p>0.077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9">
                <text:p>0.4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7">
                <text:p>0.447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9">
                <text:p>0.7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1">
                <text:p>0.30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1">
                <text:p>0.601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8">
                <text:p>0.818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5">
                <text:p>0.045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19">
                <text:p>0.819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76">
                <text:p>0.776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">
                <text:p>0.14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6">
                <text:p>0.926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">
                <text:p>0.728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1">
                <text:p>0.251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5">
                <text:p>0.985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5">
                <text:p>0.705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7">
                <text:p>0.3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02">
                <text:p>-1.02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9">
                <text:p>0.709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1">
                <text:p>0.321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42">
                <text:p>1.042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5">
                <text:p>0.73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-1.038">
                <text:p>-1.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051">
                <text:p>-1.051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1">
                <text:p>0.781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1">
                <text:p>0.251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46">
                <text:p>1.0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9">
                <text:p>0.839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6">
                <text:p>0.176</text:p>
              </table:table-cell>
              <table:table-cell office:value-type="float" office:value="-1.095">
                <text:p>-1.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028">
                <text:p>-1.028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5">
                <text:p>0.905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8">
                <text:p>0.078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2">
                <text:p>0.992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3">
                <text:p>0.97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7">
                <text:p>0.037</text:p>
              </table:table-cell>
              <table:table-cell office:value-type="float" office:value="-1.126">
                <text:p>-1.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5">
                <text:p>0.935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035">
                <text:p>-1.035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8">
                <text:p>0.168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8">
                <text:p>0.858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9">
                <text:p>1.089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">
                <text:p>0.31</text:p>
              </table:table-cell>
              <table:table-cell office:value-type="float" office:value="-1.095">
                <text:p>-1.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7">
                <text:p>0.757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27">
                <text:p>-1.12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">
                <text:p>0.457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34">
                <text:p>0.634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45">
                <text:p>1.1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4">
                <text:p>0.604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9">
                <text:p>0.489</text:p>
              </table:table-cell>
              <table:table-cell office:value-type="float" office:value="-1.036">
                <text:p>-1.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37">
                <text:p>-1.13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46">
                <text:p>0.746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7">
                <text:p>0.327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03">
                <text:p>1.103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5">
                <text:p>0.875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8">
                <text:p>0.148</text:p>
              </table:table-cell>
              <table:table-cell office:value-type="float" office:value="-1.143">
                <text:p>-1.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039">
                <text:p>-1.039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7">
                <text:p>0.987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">
                <text:p>0.04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3">
                <text:p>0.943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74">
                <text:p>1.074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4">
                <text:p>0.234</text:p>
              </table:table-cell>
              <table:table-cell office:value-type="float" office:value="-1.131">
                <text:p>-1.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7">
                <text:p>0.817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133">
                <text:p>-1.133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7">
                <text:p>0.427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4">
                <text:p>0.664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8">
                <text:p>1.15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">
                <text:p>0.61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85">
                <text:p>0.485</text:p>
              </table:table-cell>
              <table:table-cell office:value-type="float" office:value="-1.051">
                <text:p>-1.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146">
                <text:p>-1.14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8">
                <text:p>0.778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87">
                <text:p>0.287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95">
                <text:p>1.0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23">
                <text:p>0.923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6">
                <text:p>0.076</text:p>
              </table:table-cell>
              <table:table-cell office:value-type="float" office:value="-1.157">
                <text:p>-1.1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07">
                <text:p>-1.00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037">
                <text:p>-1.03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">
                <text:p>0.14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1">
                <text:p>0.881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7">
                <text:p>1.11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6">
                <text:p>0.356</text:p>
              </table:table-cell>
              <table:table-cell office:value-type="float" office:value="-1.105">
                <text:p>-1.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2">
                <text:p>0.722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57">
                <text:p>-1.15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1">
                <text:p>0.561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3">
                <text:p>0.533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54">
                <text:p>1.15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47">
                <text:p>0.747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3">
                <text:p>0.323</text:p>
              </table:table-cell>
              <table:table-cell office:value-type="float" office:value="-1.116">
                <text:p>-1.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08">
                <text:p>-1.10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07">
                <text:p>0.90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8">
                <text:p>0.098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7">
                <text:p>1.017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3">
                <text:p>1.033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1">
                <text:p>0.131</text:p>
              </table:table-cell>
              <table:table-cell office:value-type="float" office:value="-1.155">
                <text:p>-1.1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86">
                <text:p>0.886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119">
                <text:p>-1.119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">
                <text:p>0.36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17">
                <text:p>0.717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6">
                <text:p>1.1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75">
                <text:p>0.575</text:p>
              </table:table-cell>
              <table:table-cell office:value-type="float" office:value="-1.011">
                <text:p>-1.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9">
                <text:p>0.51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153">
                <text:p>-1.153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7">
                <text:p>0.767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7">
                <text:p>0.297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99">
                <text:p>1.0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29">
                <text:p>0.929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">
                <text:p>0.061</text:p>
              </table:table-cell>
              <table:table-cell office:value-type="float" office:value="-1.161">
                <text:p>-1.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8">
                <text:p>0.998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053">
                <text:p>-1.053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8">
                <text:p>0.178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3">
                <text:p>0.85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31">
                <text:p>1.13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1">
                <text:p>0.411</text:p>
              </table:table-cell>
              <table:table-cell office:value-type="float" office:value="-1.087">
                <text:p>-1.0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2">
                <text:p>0.672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161">
                <text:p>-1.16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6">
                <text:p>0.62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6">
                <text:p>0.46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42">
                <text:p>1.14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17">
                <text:p>0.817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7">
                <text:p>0.227</text:p>
              </table:table-cell>
              <table:table-cell office:value-type="float" office:value="-1.139">
                <text:p>-1.1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071">
                <text:p>-1.071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2">
                <text:p>0.97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">
                <text:p>0.01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53">
                <text:p>0.953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84">
                <text:p>1.08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9">
                <text:p>0.259</text:p>
              </table:table-cell>
              <table:table-cell office:value-type="float" office:value="-1.132">
                <text:p>-1.1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3">
                <text:p>0.79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148">
                <text:p>-1.148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92">
                <text:p>0.492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5">
                <text:p>0.59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6">
                <text:p>1.1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03">
                <text:p>0.703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">
                <text:p>0.3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119">
                <text:p>-1.11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4">
                <text:p>0.884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27">
                <text:p>0.127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27">
                <text:p>1.02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4">
                <text:p>1.024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2">
                <text:p>0.12</text:p>
              </table:table-cell>
              <table:table-cell office:value-type="float" office:value="-1.154">
                <text:p>-1.1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88">
                <text:p>0.888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117">
                <text:p>-1.11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4">
                <text:p>0.364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07">
                <text:p>0.707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57">
                <text:p>1.157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1">
                <text:p>0.591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3">
                <text:p>0.493</text:p>
              </table:table-cell>
              <table:table-cell office:value-type="float" office:value="-1.049">
                <text:p>-1.0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145">
                <text:p>-1.14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2">
                <text:p>0.792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55">
                <text:p>0.25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78">
                <text:p>1.078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54">
                <text:p>0.954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">
                <text:p>0.006</text:p>
              </table:table-cell>
              <table:table-cell office:value-type="float" office:value="-1.158">
                <text:p>-1.1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62">
                <text:p>0.962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074">
                <text:p>-1.074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3">
                <text:p>0.243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99">
                <text:p>0.799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42">
                <text:p>1.142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83">
                <text:p>0.483</text:p>
              </table:table-cell>
              <table:table-cell office:value-type="float" office:value="-1.051">
                <text:p>-1.0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9">
                <text:p>0.5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156">
                <text:p>-1.1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99">
                <text:p>0.699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7">
                <text:p>0.37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15">
                <text:p>1.115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82">
                <text:p>0.882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3">
                <text:p>0.123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021">
                <text:p>-1.021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024">
                <text:p>-1.024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">
                <text:p>0.13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77">
                <text:p>0.877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16">
                <text:p>1.11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77">
                <text:p>0.377</text:p>
              </table:table-cell>
              <table:table-cell office:value-type="float" office:value="-1.092">
                <text:p>-1.0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91">
                <text:p>0.691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154">
                <text:p>-1.15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06">
                <text:p>0.606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73">
                <text:p>0.473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36">
                <text:p>1.136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06">
                <text:p>0.806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9">
                <text:p>0.229</text:p>
              </table:table-cell>
              <table:table-cell office:value-type="float" office:value="-1.131">
                <text:p>-1.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064">
                <text:p>-1.064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67">
                <text:p>0.967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3">
                <text:p>0.023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41">
                <text:p>0.941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81">
                <text:p>1.081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75">
                <text:p>0.27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71">
                <text:p>0.771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142">
                <text:p>-1.142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14">
                <text:p>0.514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64">
                <text:p>0.564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47">
                <text:p>1.1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28">
                <text:p>0.728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9">
                <text:p>0.329</text:p>
              </table:table-cell>
              <table:table-cell office:value-type="float" office:value="-1.104">
                <text:p>-1.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099">
                <text:p>-1.099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07">
                <text:p>0.907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8">
                <text:p>0.0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4">
                <text:p>0.994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4">
                <text:p>1.04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76">
                <text:p>0.176</text:p>
              </table:table-cell>
              <table:table-cell office:value-type="float" office:value="-1.139">
                <text:p>-1.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1">
                <text:p>0.841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124">
                <text:p>-1.12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23">
                <text:p>0.423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47">
                <text:p>0.647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52">
                <text:p>1.15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48">
                <text:p>0.648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21">
                <text:p>0.421</text:p>
              </table:table-cell>
              <table:table-cell office:value-type="float" office:value="-1.071">
                <text:p>-1.0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123">
                <text:p>-1.12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42">
                <text:p>0.842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73">
                <text:p>0.173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39">
                <text:p>1.039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4">
                <text:p>0.994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1">
                <text:p>0.081</text:p>
              </table:table-cell>
              <table:table-cell office:value-type="float" office:value="-1.148">
                <text:p>-1.1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03">
                <text:p>0.903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097">
                <text:p>-1.097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2">
                <text:p>0.3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22">
                <text:p>0.72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45">
                <text:p>1.14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66">
                <text:p>0.566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07">
                <text:p>0.507</text:p>
              </table:table-cell>
              <table:table-cell office:value-type="float" office:value="-1.031">
                <text:p>-1.0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138">
                <text:p>-1.138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74">
                <text:p>0.774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6">
                <text:p>0.266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74">
                <text:p>1.074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43">
                <text:p>0.943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1">
                <text:p>0.011</text:p>
              </table:table-cell>
              <table:table-cell office:value-type="float" office:value="-1.149">
                <text:p>-1.1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57">
                <text:p>0.957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066">
                <text:p>-1.066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3">
                <text:p>0.243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92">
                <text:p>0.792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35">
                <text:p>1.135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85">
                <text:p>0.485</text:p>
              </table:table-cell>
              <table:table-cell office:value-type="float" office:value="-1.042">
                <text:p>-1.0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8">
                <text:p>0.58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147">
                <text:p>-1.1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03">
                <text:p>0.703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54">
                <text:p>0.354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03">
                <text:p>1.103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88">
                <text:p>0.888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3">
                <text:p>0.103</text:p>
              </table:table-cell>
              <table:table-cell office:value-type="float" office:value="-1.144">
                <text:p>-1.1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004">
                <text:p>-1.004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027">
                <text:p>-1.027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4">
                <text:p>0.154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54">
                <text:p>0.854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115">
                <text:p>1.115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3">
                <text:p>0.403</text:p>
              </table:table-cell>
              <table:table-cell office:value-type="float" office:value="-1.075">
                <text:p>-1.0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6">
                <text:p>0.6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147">
                <text:p>-1.14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3">
                <text:p>0.63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7">
                <text:p>0.4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21">
                <text:p>1.121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26">
                <text:p>0.826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">
                <text:p>0.19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041">
                <text:p>-1.041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81">
                <text:p>0.98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64">
                <text:p>0.064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07">
                <text:p>0.907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88">
                <text:p>1.08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17">
                <text:p>0.317</text:p>
              </table:table-cell>
              <table:table-cell office:value-type="float" office:value="-1.099">
                <text:p>-1.0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3">
                <text:p>0.7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139">
                <text:p>-1.13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2">
                <text:p>0.55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6">
                <text:p>0.51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34">
                <text:p>1.134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61">
                <text:p>0.761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76">
                <text:p>0.276</text:p>
              </table:table-cell>
              <table:table-cell office:value-type="float" office:value="-1.109">
                <text:p>-1.1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072">
                <text:p>-1.072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31">
                <text:p>0.931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2">
                <text:p>0.022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57">
                <text:p>0.957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54">
                <text:p>1.054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3">
                <text:p>0.23</text:p>
              </table:table-cell>
              <table:table-cell office:value-type="float" office:value="-1.117">
                <text:p>-1.1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93">
                <text:p>0.793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123">
                <text:p>-1.12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2">
                <text:p>0.472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9">
                <text:p>0.59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37">
                <text:p>1.13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9">
                <text:p>0.69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59">
                <text:p>0.359</text:p>
              </table:table-cell>
              <table:table-cell office:value-type="float" office:value="-1.079">
                <text:p>-1.0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094">
                <text:p>-1.09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73">
                <text:p>0.873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1">
                <text:p>0.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6">
                <text:p>0.996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11">
                <text:p>1.011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43">
                <text:p>0.143</text:p>
              </table:table-cell>
              <table:table-cell office:value-type="float" office:value="-1.124">
                <text:p>-1.1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48">
                <text:p>0.84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098">
                <text:p>-1.098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9">
                <text:p>0.389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59">
                <text:p>0.659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31">
                <text:p>1.13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15">
                <text:p>0.61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37">
                <text:p>0.437</text:p>
              </table:table-cell>
              <table:table-cell office:value-type="float" office:value="-1.043">
                <text:p>-1.0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108">
                <text:p>-1.10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09">
                <text:p>0.809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4">
                <text:p>0.194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28">
                <text:p>1.028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63">
                <text:p>0.963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5">
                <text:p>0.055</text:p>
              </table:table-cell>
              <table:table-cell office:value-type="float" office:value="-1.126">
                <text:p>-1.1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98">
                <text:p>0.898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068">
                <text:p>-1.06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04">
                <text:p>0.304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23">
                <text:p>0.723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8">
                <text:p>1.11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37">
                <text:p>0.53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12">
                <text:p>0.51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114">
                <text:p>-1.114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41">
                <text:p>0.741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77">
                <text:p>0.277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52">
                <text:p>1.052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7">
                <text:p>0.907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9">
                <text:p>0.029</text:p>
              </table:table-cell>
              <table:table-cell office:value-type="float" office:value="-1.118">
                <text:p>-1.1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41">
                <text:p>0.941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028">
                <text:p>-1.028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18">
                <text:p>0.218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81">
                <text:p>0.78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96">
                <text:p>1.09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55">
                <text:p>0.455</text:p>
              </table:table-cell>
              <table:table-cell office:value-type="float" office:value="-1.015">
                <text:p>-1.0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2">
                <text:p>0.582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111">
                <text:p>-1.11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67">
                <text:p>0.667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8">
                <text:p>0.358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7">
                <text:p>1.07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46">
                <text:p>0.846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15">
                <text:p>0.115</text:p>
              </table:table-cell>
              <table:table-cell office:value-type="float" office:value="-1.101">
                <text:p>-1.1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5">
                <text:p>0.97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82">
                <text:p>0.982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1">
                <text:p>0.131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32">
                <text:p>0.832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68">
                <text:p>1.06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71">
                <text:p>0.371</text:p>
              </table:table-cell>
              <table:table-cell office:value-type="float" office:value="-1.039">
                <text:p>-1.0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49">
                <text:p>0.64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01">
                <text:p>-1.10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91">
                <text:p>0.591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35">
                <text:p>0.435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79">
                <text:p>1.079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8">
                <text:p>0.78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">
                <text:p>0.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003">
                <text:p>-1.003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29">
                <text:p>0.92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4">
                <text:p>0.044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78">
                <text:p>0.87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32">
                <text:p>1.032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84">
                <text:p>0.284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09">
                <text:p>0.709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082">
                <text:p>-1.08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1">
                <text:p>0.51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07">
                <text:p>0.507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78">
                <text:p>1.07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07">
                <text:p>0.707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8">
                <text:p>0.28</text:p>
              </table:table-cell>
              <table:table-cell office:value-type="float" office:value="-1.045">
                <text:p>-1.0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021">
                <text:p>-1.021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69">
                <text:p>0.869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42">
                <text:p>0.042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15">
                <text:p>0.915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86">
                <text:p>0.986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97">
                <text:p>0.197</text:p>
              </table:table-cell>
              <table:table-cell office:value-type="float" office:value="-1.057">
                <text:p>-1.0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61">
                <text:p>0.761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054">
                <text:p>-1.054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25">
                <text:p>0.42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74">
                <text:p>0.57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69">
                <text:p>1.06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3">
                <text:p>0.63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57">
                <text:p>0.357</text:p>
              </table:table-cell>
              <table:table-cell office:value-type="float" office:value="-1.004">
                <text:p>-1.0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031">
                <text:p>-1.031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01">
                <text:p>0.801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6">
                <text:p>0.126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42">
                <text:p>0.942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31">
                <text:p>0.931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07">
                <text:p>0.107</text:p>
              </table:table-cell>
              <table:table-cell office:value-type="float" office:value="-1.052">
                <text:p>-1.0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06">
                <text:p>0.806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015">
                <text:p>-1.01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36">
                <text:p>0.33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33">
                <text:p>0.633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47">
                <text:p>1.04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46">
                <text:p>0.54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29">
                <text:p>0.429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026">
                <text:p>-1.0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25">
                <text:p>0.72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06">
                <text:p>0.206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55">
                <text:p>0.9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65">
                <text:p>0.865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2">
                <text:p>0.022</text:p>
              </table:table-cell>
              <table:table-cell office:value-type="float" office:value="-1.028">
                <text:p>-1.0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38">
                <text:p>0.838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61">
                <text:p>0.961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46">
                <text:p>0.246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78">
                <text:p>0.678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08">
                <text:p>1.008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57">
                <text:p>0.45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9">
                <text:p>0.49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004">
                <text:p>-1.00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39">
                <text:p>0.639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81">
                <text:p>0.281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51">
                <text:p>0.951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88">
                <text:p>0.7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1">
                <text:p>0.061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51">
                <text:p>0.851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94">
                <text:p>0.894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57">
                <text:p>0.157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1">
                <text:p>0.71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53">
                <text:p>0.953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64">
                <text:p>0.3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37">
                <text:p>0.53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63">
                <text:p>0.96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46">
                <text:p>0.546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43">
                <text:p>0.343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26">
                <text:p>0.926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98">
                <text:p>0.698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34">
                <text:p>0.134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43">
                <text:p>0.843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09">
                <text:p>0.809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71">
                <text:p>0.071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21">
                <text:p>0.721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77">
                <text:p>0.87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68">
                <text:p>0.268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66">
                <text:p>0.56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99">
                <text:p>0.899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7">
                <text:p>0.447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88">
                <text:p>0.388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77">
                <text:p>0.877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95">
                <text:p>0.595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99">
                <text:p>0.199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11">
                <text:p>0.811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09">
                <text:p>0.709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5">
                <text:p>0.005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07">
                <text:p>0.707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83">
                <text:p>0.78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78">
                <text:p>0.17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3">
                <text:p>0.573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15">
                <text:p>0.81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46">
                <text:p>0.346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15">
                <text:p>0.415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04">
                <text:p>0.80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88">
                <text:p>0.488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45">
                <text:p>0.245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55">
                <text:p>0.755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">
                <text:p>0.6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2">
                <text:p>0.072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68">
                <text:p>0.668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74">
                <text:p>0.674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5">
                <text:p>0.095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54">
                <text:p>0.554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12">
                <text:p>0.712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49">
                <text:p>0.249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18">
                <text:p>0.418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11">
                <text:p>0.71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81">
                <text:p>0.381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71">
                <text:p>0.27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75">
                <text:p>0.675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5">
                <text:p>0.485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19">
                <text:p>0.119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07">
                <text:p>0.60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58">
                <text:p>0.558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7">
                <text:p>0.027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12">
                <text:p>0.512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96">
                <text:p>0.59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62">
                <text:p>0.162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98">
                <text:p>0.398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99">
                <text:p>0.59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78">
                <text:p>0.27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71">
                <text:p>0.271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69">
                <text:p>0.56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67">
                <text:p>0.367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41">
                <text:p>0.141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09">
                <text:p>0.509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27">
                <text:p>0.427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4">
                <text:p>0.014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25">
                <text:p>0.425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57">
                <text:p>0.457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">
                <text:p>0.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24">
                <text:p>0.324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55">
                <text:p>0.45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8">
                <text:p>0.198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13">
                <text:p>0.213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27">
                <text:p>0.42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75">
                <text:p>0.275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98">
                <text:p>0.098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75">
                <text:p>0.37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3">
                <text:p>0.3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2">
                <text:p>0.012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04">
                <text:p>0.304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62">
                <text:p>0.36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9">
                <text:p>0.119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2">
                <text:p>0.22</text:p>
              </table:table-cell>
              <table:table-cell office:value-type="float" office:value="0.303">
                <text:p>0.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